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shapes>
          <draw:frame draw:z-index="0" draw:style-name="gr1" draw:text-style-name="P1" svg:width="29.737cm" svg:height="16.813cm" svg:x="0cm" svg:y="0.107cm">
            <draw:object draw:notify-on-update-of-ranges="Лист1.A1:Лист1.A1000 Лист1.B1:Лист1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.98191418832719" calcext:value-type="float">
            <text:p>3,98191418832719</text:p>
          </table:table-cell>
          <table:table-cell office:value-type="float" office:value="3.3535388254487" calcext:value-type="float">
            <text:p>3,3535388254487</text:p>
          </table:table-cell>
        </table:table-row>
        <table:table-row table:style-name="ro1">
          <table:table-cell office:value-type="float" office:value="4.27175631171391" calcext:value-type="float">
            <text:p>4,27175631171391</text:p>
          </table:table-cell>
          <table:table-cell office:value-type="float" office:value="3.30733114788836" calcext:value-type="float">
            <text:p>3,30733114788836</text:p>
          </table:table-cell>
        </table:table-row>
        <table:table-row table:style-name="ro1">
          <table:table-cell office:value-type="float" office:value="2.74662492416632" calcext:value-type="float">
            <text:p>2,74662492416632</text:p>
          </table:table-cell>
          <table:table-cell office:value-type="float" office:value="3.44149400896255" calcext:value-type="float">
            <text:p>3,44149400896255</text:p>
          </table:table-cell>
        </table:table-row>
        <table:table-row table:style-name="ro1">
          <table:table-cell office:value-type="float" office:value="3.4929500514736" calcext:value-type="float">
            <text:p>3,4929500514736</text:p>
          </table:table-cell>
          <table:table-cell office:value-type="float" office:value="3.09902485865796" calcext:value-type="float">
            <text:p>3,09902485865796</text:p>
          </table:table-cell>
        </table:table-row>
        <table:table-row table:style-name="ro1">
          <table:table-cell office:value-type="float" office:value="4.02123712144033" calcext:value-type="float">
            <text:p>4,02123712144033</text:p>
          </table:table-cell>
          <table:table-cell office:value-type="float" office:value="3.68756718967004" calcext:value-type="float">
            <text:p>3,68756718967004</text:p>
          </table:table-cell>
        </table:table-row>
        <table:table-row table:style-name="ro1">
          <table:table-cell office:value-type="float" office:value="3.8915665518915" calcext:value-type="float">
            <text:p>3,8915665518915</text:p>
          </table:table-cell>
          <table:table-cell office:value-type="float" office:value="4.45504356620653" calcext:value-type="float">
            <text:p>4,45504356620653</text:p>
          </table:table-cell>
        </table:table-row>
        <table:table-row table:style-name="ro1">
          <table:table-cell office:value-type="float" office:value="3.93963599626565" calcext:value-type="float">
            <text:p>3,93963599626565</text:p>
          </table:table-cell>
          <table:table-cell office:value-type="float" office:value="3.28351809205487" calcext:value-type="float">
            <text:p>3,28351809205487</text:p>
          </table:table-cell>
        </table:table-row>
        <table:table-row table:style-name="ro1">
          <table:table-cell office:value-type="float" office:value="2.73123682149859" calcext:value-type="float">
            <text:p>2,73123682149859</text:p>
          </table:table-cell>
          <table:table-cell office:value-type="float" office:value="3.66478076342851" calcext:value-type="float">
            <text:p>3,66478076342851</text:p>
          </table:table-cell>
        </table:table-row>
        <table:table-row table:style-name="ro1">
          <table:table-cell office:value-type="float" office:value="4.00064655739982" calcext:value-type="float">
            <text:p>4,00064655739982</text:p>
          </table:table-cell>
          <table:table-cell office:value-type="float" office:value="3.16088278704671" calcext:value-type="float">
            <text:p>3,16088278704671</text:p>
          </table:table-cell>
        </table:table-row>
        <table:table-row table:style-name="ro1">
          <table:table-cell office:value-type="float" office:value="2.61120264919689" calcext:value-type="float">
            <text:p>2,61120264919689</text:p>
          </table:table-cell>
          <table:table-cell office:value-type="float" office:value="3.0389626122069" calcext:value-type="float">
            <text:p>3,0389626122069</text:p>
          </table:table-cell>
        </table:table-row>
        <table:table-row table:style-name="ro1">
          <table:table-cell office:value-type="float" office:value="2.54360289740471" calcext:value-type="float">
            <text:p>2,54360289740471</text:p>
          </table:table-cell>
          <table:table-cell office:value-type="float" office:value="4.16002945770947" calcext:value-type="float">
            <text:p>4,16002945770947</text:p>
          </table:table-cell>
        </table:table-row>
        <table:table-row table:style-name="ro1">
          <table:table-cell office:value-type="float" office:value="3.43516615484884" calcext:value-type="float">
            <text:p>3,43516615484884</text:p>
          </table:table-cell>
          <table:table-cell office:value-type="float" office:value="4.18539085170277" calcext:value-type="float">
            <text:p>4,18539085170277</text:p>
          </table:table-cell>
        </table:table-row>
        <table:table-row table:style-name="ro1">
          <table:table-cell office:value-type="float" office:value="3.38708645627636" calcext:value-type="float">
            <text:p>3,38708645627636</text:p>
          </table:table-cell>
          <table:table-cell office:value-type="float" office:value="2.51603664644761" calcext:value-type="float">
            <text:p>2,51603664644761</text:p>
          </table:table-cell>
        </table:table-row>
        <table:table-row table:style-name="ro1">
          <table:table-cell office:value-type="float" office:value="3.83920163039023" calcext:value-type="float">
            <text:p>3,83920163039023</text:p>
          </table:table-cell>
          <table:table-cell office:value-type="float" office:value="4.3005389342499" calcext:value-type="float">
            <text:p>4,3005389342499</text:p>
          </table:table-cell>
        </table:table-row>
        <table:table-row table:style-name="ro1">
          <table:table-cell office:value-type="float" office:value="4.29053821750342" calcext:value-type="float">
            <text:p>4,29053821750342</text:p>
          </table:table-cell>
          <table:table-cell office:value-type="float" office:value="2.51171324375989" calcext:value-type="float">
            <text:p>2,51171324375989</text:p>
          </table:table-cell>
        </table:table-row>
        <table:table-row table:style-name="ro1">
          <table:table-cell office:value-type="float" office:value="2.75920215223755" calcext:value-type="float">
            <text:p>2,75920215223755</text:p>
          </table:table-cell>
          <table:table-cell office:value-type="float" office:value="2.93588390764979" calcext:value-type="float">
            <text:p>2,93588390764979</text:p>
          </table:table-cell>
        </table:table-row>
        <table:table-row table:style-name="ro1">
          <table:table-cell office:value-type="float" office:value="3.1396929744648" calcext:value-type="float">
            <text:p>3,1396929744648</text:p>
          </table:table-cell>
          <table:table-cell office:value-type="float" office:value="4.30986271052924" calcext:value-type="float">
            <text:p>4,30986271052924</text:p>
          </table:table-cell>
        </table:table-row>
        <table:table-row table:style-name="ro1">
          <table:table-cell office:value-type="float" office:value="4.28336408063216" calcext:value-type="float">
            <text:p>4,28336408063216</text:p>
          </table:table-cell>
          <table:table-cell office:value-type="float" office:value="2.8758532841798" calcext:value-type="float">
            <text:p>2,8758532841798</text:p>
          </table:table-cell>
        </table:table-row>
        <table:table-row table:style-name="ro1">
          <table:table-cell office:value-type="float" office:value="3.80691516367134" calcext:value-type="float">
            <text:p>3,80691516367134</text:p>
          </table:table-cell>
          <table:table-cell office:value-type="float" office:value="2.64353137698803" calcext:value-type="float">
            <text:p>2,64353137698803</text:p>
          </table:table-cell>
        </table:table-row>
        <table:table-row table:style-name="ro1">
          <table:table-cell office:value-type="float" office:value="2.63289787640869" calcext:value-type="float">
            <text:p>2,63289787640869</text:p>
          </table:table-cell>
          <table:table-cell office:value-type="float" office:value="2.8465004692557" calcext:value-type="float">
            <text:p>2,8465004692557</text:p>
          </table:table-cell>
        </table:table-row>
        <table:table-row table:style-name="ro1">
          <table:table-cell office:value-type="float" office:value="3.46115674311095" calcext:value-type="float">
            <text:p>3,46115674311095</text:p>
          </table:table-cell>
          <table:table-cell office:value-type="float" office:value="3.49712045371601" calcext:value-type="float">
            <text:p>3,49712045371601</text:p>
          </table:table-cell>
        </table:table-row>
        <table:table-row table:style-name="ro1">
          <table:table-cell office:value-type="float" office:value="4.31039755845948" calcext:value-type="float">
            <text:p>4,31039755845948</text:p>
          </table:table-cell>
          <table:table-cell office:value-type="float" office:value="3.31288974562187" calcext:value-type="float">
            <text:p>3,31288974562187</text:p>
          </table:table-cell>
        </table:table-row>
        <table:table-row table:style-name="ro1">
          <table:table-cell office:value-type="float" office:value="4.23657024394573" calcext:value-type="float">
            <text:p>4,23657024394573</text:p>
          </table:table-cell>
          <table:table-cell office:value-type="float" office:value="3.09294496360887" calcext:value-type="float">
            <text:p>3,09294496360887</text:p>
          </table:table-cell>
        </table:table-row>
        <table:table-row table:style-name="ro1">
          <table:table-cell office:value-type="float" office:value="2.69457476102226" calcext:value-type="float">
            <text:p>2,69457476102226</text:p>
          </table:table-cell>
          <table:table-cell office:value-type="float" office:value="4.36407180823716" calcext:value-type="float">
            <text:p>4,36407180823716</text:p>
          </table:table-cell>
        </table:table-row>
        <table:table-row table:style-name="ro1">
          <table:table-cell office:value-type="float" office:value="2.59397111329923" calcext:value-type="float">
            <text:p>2,59397111329923</text:p>
          </table:table-cell>
          <table:table-cell office:value-type="float" office:value="3.64967649546767" calcext:value-type="float">
            <text:p>3,64967649546767</text:p>
          </table:table-cell>
        </table:table-row>
        <table:table-row table:style-name="ro1">
          <table:table-cell office:value-type="float" office:value="4.26631092703896" calcext:value-type="float">
            <text:p>4,26631092703896</text:p>
          </table:table-cell>
          <table:table-cell office:value-type="float" office:value="3.76077651084772" calcext:value-type="float">
            <text:p>3,76077651084772</text:p>
          </table:table-cell>
        </table:table-row>
        <table:table-row table:style-name="ro1">
          <table:table-cell office:value-type="float" office:value="3.27749466100112" calcext:value-type="float">
            <text:p>3,27749466100112</text:p>
          </table:table-cell>
          <table:table-cell office:value-type="float" office:value="2.97391308953348" calcext:value-type="float">
            <text:p>2,97391308953348</text:p>
          </table:table-cell>
        </table:table-row>
        <table:table-row table:style-name="ro1">
          <table:table-cell office:value-type="float" office:value="3.1419614652745" calcext:value-type="float">
            <text:p>3,1419614652745</text:p>
          </table:table-cell>
          <table:table-cell office:value-type="float" office:value="4.15813746454545" calcext:value-type="float">
            <text:p>4,15813746454545</text:p>
          </table:table-cell>
        </table:table-row>
        <table:table-row table:style-name="ro1">
          <table:table-cell office:value-type="float" office:value="3.57145598586478" calcext:value-type="float">
            <text:p>3,57145598586478</text:p>
          </table:table-cell>
          <table:table-cell office:value-type="float" office:value="3.85680745462447" calcext:value-type="float">
            <text:p>3,85680745462447</text:p>
          </table:table-cell>
        </table:table-row>
        <table:table-row table:style-name="ro1">
          <table:table-cell office:value-type="float" office:value="4.28571789381963" calcext:value-type="float">
            <text:p>4,28571789381963</text:p>
          </table:table-cell>
          <table:table-cell office:value-type="float" office:value="2.99793367410614" calcext:value-type="float">
            <text:p>2,99793367410614</text:p>
          </table:table-cell>
        </table:table-row>
        <table:table-row table:style-name="ro1">
          <table:table-cell office:value-type="float" office:value="3.71557724251484" calcext:value-type="float">
            <text:p>3,71557724251484</text:p>
          </table:table-cell>
          <table:table-cell office:value-type="float" office:value="4.094470437023" calcext:value-type="float">
            <text:p>4,094470437023</text:p>
          </table:table-cell>
        </table:table-row>
        <table:table-row table:style-name="ro1">
          <table:table-cell office:value-type="float" office:value="3.88687460164798" calcext:value-type="float">
            <text:p>3,88687460164798</text:p>
          </table:table-cell>
          <table:table-cell office:value-type="float" office:value="2.83440908469355" calcext:value-type="float">
            <text:p>2,83440908469355</text:p>
          </table:table-cell>
        </table:table-row>
        <table:table-row table:style-name="ro1">
          <table:table-cell office:value-type="float" office:value="2.80675957563152" calcext:value-type="float">
            <text:p>2,80675957563152</text:p>
          </table:table-cell>
          <table:table-cell office:value-type="float" office:value="3.25701532744352" calcext:value-type="float">
            <text:p>3,25701532744352</text:p>
          </table:table-cell>
        </table:table-row>
        <table:table-row table:style-name="ro1">
          <table:table-cell office:value-type="float" office:value="4.12158952879703" calcext:value-type="float">
            <text:p>4,12158952879703</text:p>
          </table:table-cell>
          <table:table-cell office:value-type="float" office:value="3.87435796846651" calcext:value-type="float">
            <text:p>3,87435796846651</text:p>
          </table:table-cell>
        </table:table-row>
        <table:table-row table:style-name="ro1">
          <table:table-cell office:value-type="float" office:value="3.90370391292486" calcext:value-type="float">
            <text:p>3,90370391292486</text:p>
          </table:table-cell>
          <table:table-cell office:value-type="float" office:value="3.63239503539275" calcext:value-type="float">
            <text:p>3,63239503539275</text:p>
          </table:table-cell>
        </table:table-row>
        <table:table-row table:style-name="ro1">
          <table:table-cell office:value-type="float" office:value="3.58937921827957" calcext:value-type="float">
            <text:p>3,58937921827957</text:p>
          </table:table-cell>
          <table:table-cell office:value-type="float" office:value="4.06030983599801" calcext:value-type="float">
            <text:p>4,06030983599801</text:p>
          </table:table-cell>
        </table:table-row>
        <table:table-row table:style-name="ro1">
          <table:table-cell office:value-type="float" office:value="3.11545062739703" calcext:value-type="float">
            <text:p>3,11545062739703</text:p>
          </table:table-cell>
          <table:table-cell office:value-type="float" office:value="4.34025976744833" calcext:value-type="float">
            <text:p>4,34025976744833</text:p>
          </table:table-cell>
        </table:table-row>
        <table:table-row table:style-name="ro1">
          <table:table-cell office:value-type="float" office:value="3.8175771986419" calcext:value-type="float">
            <text:p>3,8175771986419</text:p>
          </table:table-cell>
          <table:table-cell office:value-type="float" office:value="3.09207800209773" calcext:value-type="float">
            <text:p>3,09207800209773</text:p>
          </table:table-cell>
        </table:table-row>
        <table:table-row table:style-name="ro1">
          <table:table-cell office:value-type="float" office:value="3.37091243989582" calcext:value-type="float">
            <text:p>3,37091243989582</text:p>
          </table:table-cell>
          <table:table-cell office:value-type="float" office:value="3.5124926524425" calcext:value-type="float">
            <text:p>3,5124926524425</text:p>
          </table:table-cell>
        </table:table-row>
        <table:table-row table:style-name="ro1">
          <table:table-cell office:value-type="float" office:value="2.91399941951001" calcext:value-type="float">
            <text:p>2,91399941951001</text:p>
          </table:table-cell>
          <table:table-cell office:value-type="float" office:value="4.17724243948335" calcext:value-type="float">
            <text:p>4,17724243948335</text:p>
          </table:table-cell>
        </table:table-row>
        <table:table-row table:style-name="ro1">
          <table:table-cell office:value-type="float" office:value="3.33823633413877" calcext:value-type="float">
            <text:p>3,33823633413877</text:p>
          </table:table-cell>
          <table:table-cell office:value-type="float" office:value="4.44908656486564" calcext:value-type="float">
            <text:p>4,44908656486564</text:p>
          </table:table-cell>
        </table:table-row>
        <table:table-row table:style-name="ro1">
          <table:table-cell office:value-type="float" office:value="3.80734364061641" calcext:value-type="float">
            <text:p>3,80734364061641</text:p>
          </table:table-cell>
          <table:table-cell office:value-type="float" office:value="3.29634333685797" calcext:value-type="float">
            <text:p>3,29634333685797</text:p>
          </table:table-cell>
        </table:table-row>
        <table:table-row table:style-name="ro1">
          <table:table-cell office:value-type="float" office:value="4.31634013789869" calcext:value-type="float">
            <text:p>4,31634013789869</text:p>
          </table:table-cell>
          <table:table-cell office:value-type="float" office:value="3.94890005021481" calcext:value-type="float">
            <text:p>3,94890005021481</text:p>
          </table:table-cell>
        </table:table-row>
        <table:table-row table:style-name="ro1">
          <table:table-cell office:value-type="float" office:value="2.85647897411621" calcext:value-type="float">
            <text:p>2,85647897411621</text:p>
          </table:table-cell>
          <table:table-cell office:value-type="float" office:value="2.60321683636254" calcext:value-type="float">
            <text:p>2,60321683636254</text:p>
          </table:table-cell>
        </table:table-row>
        <table:table-row table:style-name="ro1">
          <table:table-cell office:value-type="float" office:value="4.03100874823767" calcext:value-type="float">
            <text:p>4,03100874823767</text:p>
          </table:table-cell>
          <table:table-cell office:value-type="float" office:value="3.57134557736065" calcext:value-type="float">
            <text:p>3,57134557736065</text:p>
          </table:table-cell>
        </table:table-row>
        <table:table-row table:style-name="ro1">
          <table:table-cell office:value-type="float" office:value="3.24362862272807" calcext:value-type="float">
            <text:p>3,24362862272807</text:p>
          </table:table-cell>
          <table:table-cell office:value-type="float" office:value="3.84073928099565" calcext:value-type="float">
            <text:p>3,84073928099565</text:p>
          </table:table-cell>
        </table:table-row>
        <table:table-row table:style-name="ro1">
          <table:table-cell office:value-type="float" office:value="2.9427244421459" calcext:value-type="float">
            <text:p>2,9427244421459</text:p>
          </table:table-cell>
          <table:table-cell office:value-type="float" office:value="3.18914798552037" calcext:value-type="float">
            <text:p>3,18914798552037</text:p>
          </table:table-cell>
        </table:table-row>
        <table:table-row table:style-name="ro1">
          <table:table-cell office:value-type="float" office:value="3.5442420621326" calcext:value-type="float">
            <text:p>3,5442420621326</text:p>
          </table:table-cell>
          <table:table-cell office:value-type="float" office:value="2.76543645771317" calcext:value-type="float">
            <text:p>2,76543645771317</text:p>
          </table:table-cell>
        </table:table-row>
        <table:table-row table:style-name="ro1">
          <table:table-cell office:value-type="float" office:value="4.42728638991586" calcext:value-type="float">
            <text:p>4,42728638991586</text:p>
          </table:table-cell>
          <table:table-cell office:value-type="float" office:value="2.6997002243648" calcext:value-type="float">
            <text:p>2,6997002243648</text:p>
          </table:table-cell>
        </table:table-row>
        <table:table-row table:style-name="ro1">
          <table:table-cell office:value-type="float" office:value="2.92259747141413" calcext:value-type="float">
            <text:p>2,92259747141413</text:p>
          </table:table-cell>
          <table:table-cell office:value-type="float" office:value="3.48180228341098" calcext:value-type="float">
            <text:p>3,48180228341098</text:p>
          </table:table-cell>
        </table:table-row>
        <table:table-row table:style-name="ro1">
          <table:table-cell office:value-type="float" office:value="2.75850107184489" calcext:value-type="float">
            <text:p>2,75850107184489</text:p>
          </table:table-cell>
          <table:table-cell office:value-type="float" office:value="2.52469641735018" calcext:value-type="float">
            <text:p>2,52469641735018</text:p>
          </table:table-cell>
        </table:table-row>
        <table:table-row table:style-name="ro1">
          <table:table-cell office:value-type="float" office:value="4.11222604097569" calcext:value-type="float">
            <text:p>4,11222604097569</text:p>
          </table:table-cell>
          <table:table-cell office:value-type="float" office:value="4.24557294150207" calcext:value-type="float">
            <text:p>4,24557294150207</text:p>
          </table:table-cell>
        </table:table-row>
        <table:table-row table:style-name="ro1">
          <table:table-cell office:value-type="float" office:value="2.92642830151368" calcext:value-type="float">
            <text:p>2,92642830151368</text:p>
          </table:table-cell>
          <table:table-cell office:value-type="float" office:value="4.21194744175308" calcext:value-type="float">
            <text:p>4,21194744175308</text:p>
          </table:table-cell>
        </table:table-row>
        <table:table-row table:style-name="ro1">
          <table:table-cell office:value-type="float" office:value="3.40527506191938" calcext:value-type="float">
            <text:p>3,40527506191938</text:p>
          </table:table-cell>
          <table:table-cell office:value-type="float" office:value="3.61165480849164" calcext:value-type="float">
            <text:p>3,61165480849164</text:p>
          </table:table-cell>
        </table:table-row>
        <table:table-row table:style-name="ro1">
          <table:table-cell office:value-type="float" office:value="4.4125128509143" calcext:value-type="float">
            <text:p>4,4125128509143</text:p>
          </table:table-cell>
          <table:table-cell office:value-type="float" office:value="3.20126037382647" calcext:value-type="float">
            <text:p>3,20126037382647</text:p>
          </table:table-cell>
        </table:table-row>
        <table:table-row table:style-name="ro1">
          <table:table-cell office:value-type="float" office:value="3.18232009760627" calcext:value-type="float">
            <text:p>3,18232009760627</text:p>
          </table:table-cell>
          <table:table-cell office:value-type="float" office:value="3.59777626299078" calcext:value-type="float">
            <text:p>3,59777626299078</text:p>
          </table:table-cell>
        </table:table-row>
        <table:table-row table:style-name="ro1">
          <table:table-cell office:value-type="float" office:value="2.65575590567473" calcext:value-type="float">
            <text:p>2,65575590567473</text:p>
          </table:table-cell>
          <table:table-cell office:value-type="float" office:value="2.8166033102196" calcext:value-type="float">
            <text:p>2,8166033102196</text:p>
          </table:table-cell>
        </table:table-row>
        <table:table-row table:style-name="ro1">
          <table:table-cell office:value-type="float" office:value="3.63986188886447" calcext:value-type="float">
            <text:p>3,63986188886447</text:p>
          </table:table-cell>
          <table:table-cell office:value-type="float" office:value="3.11945168856261" calcext:value-type="float">
            <text:p>3,11945168856261</text:p>
          </table:table-cell>
        </table:table-row>
        <table:table-row table:style-name="ro1">
          <table:table-cell office:value-type="float" office:value="3.63522088001458" calcext:value-type="float">
            <text:p>3,63522088001458</text:p>
          </table:table-cell>
          <table:table-cell office:value-type="float" office:value="3.92955446212906" calcext:value-type="float">
            <text:p>3,92955446212906</text:p>
          </table:table-cell>
        </table:table-row>
        <table:table-row table:style-name="ro1">
          <table:table-cell office:value-type="float" office:value="4.23964043312233" calcext:value-type="float">
            <text:p>4,23964043312233</text:p>
          </table:table-cell>
          <table:table-cell office:value-type="float" office:value="3.65406169249816" calcext:value-type="float">
            <text:p>3,65406169249816</text:p>
          </table:table-cell>
        </table:table-row>
        <table:table-row table:style-name="ro1">
          <table:table-cell office:value-type="float" office:value="2.82061124192313" calcext:value-type="float">
            <text:p>2,82061124192313</text:p>
          </table:table-cell>
          <table:table-cell office:value-type="float" office:value="4.28913107781021" calcext:value-type="float">
            <text:p>4,28913107781021</text:p>
          </table:table-cell>
        </table:table-row>
        <table:table-row table:style-name="ro1">
          <table:table-cell office:value-type="float" office:value="3.72202662615949" calcext:value-type="float">
            <text:p>3,72202662615949</text:p>
          </table:table-cell>
          <table:table-cell office:value-type="float" office:value="2.66480300871895" calcext:value-type="float">
            <text:p>2,66480300871895</text:p>
          </table:table-cell>
        </table:table-row>
        <table:table-row table:style-name="ro1">
          <table:table-cell office:value-type="float" office:value="2.94304547615343" calcext:value-type="float">
            <text:p>2,94304547615343</text:p>
          </table:table-cell>
          <table:table-cell office:value-type="float" office:value="3.44618855594875" calcext:value-type="float">
            <text:p>3,44618855594875</text:p>
          </table:table-cell>
        </table:table-row>
        <table:table-row table:style-name="ro1">
          <table:table-cell office:value-type="float" office:value="3.82255046762382" calcext:value-type="float">
            <text:p>3,82255046762382</text:p>
          </table:table-cell>
          <table:table-cell office:value-type="float" office:value="2.54658909767555" calcext:value-type="float">
            <text:p>2,54658909767555</text:p>
          </table:table-cell>
        </table:table-row>
        <table:table-row table:style-name="ro1">
          <table:table-cell office:value-type="float" office:value="4.08481609909346" calcext:value-type="float">
            <text:p>4,08481609909346</text:p>
          </table:table-cell>
          <table:table-cell office:value-type="float" office:value="3.32175844898645" calcext:value-type="float">
            <text:p>3,32175844898645</text:p>
          </table:table-cell>
        </table:table-row>
        <table:table-row table:style-name="ro1">
          <table:table-cell office:value-type="float" office:value="3.19327818768215" calcext:value-type="float">
            <text:p>3,19327818768215</text:p>
          </table:table-cell>
          <table:table-cell office:value-type="float" office:value="3.50483221423385" calcext:value-type="float">
            <text:p>3,50483221423385</text:p>
          </table:table-cell>
        </table:table-row>
        <table:table-row table:style-name="ro1">
          <table:table-cell office:value-type="float" office:value="3.52908596127688" calcext:value-type="float">
            <text:p>3,52908596127688</text:p>
          </table:table-cell>
          <table:table-cell office:value-type="float" office:value="3.05083458692721" calcext:value-type="float">
            <text:p>3,05083458692721</text:p>
          </table:table-cell>
        </table:table-row>
        <table:table-row table:style-name="ro1">
          <table:table-cell office:value-type="float" office:value="2.87580282224845" calcext:value-type="float">
            <text:p>2,87580282224845</text:p>
          </table:table-cell>
          <table:table-cell office:value-type="float" office:value="2.62846630039369" calcext:value-type="float">
            <text:p>2,62846630039369</text:p>
          </table:table-cell>
        </table:table-row>
        <table:table-row table:style-name="ro1">
          <table:table-cell office:value-type="float" office:value="2.82041455184137" calcext:value-type="float">
            <text:p>2,82041455184137</text:p>
          </table:table-cell>
          <table:table-cell office:value-type="float" office:value="3.80264502309136" calcext:value-type="float">
            <text:p>3,80264502309136</text:p>
          </table:table-cell>
        </table:table-row>
        <table:table-row table:style-name="ro1">
          <table:table-cell office:value-type="float" office:value="3.61332618653989" calcext:value-type="float">
            <text:p>3,61332618653989</text:p>
          </table:table-cell>
          <table:table-cell office:value-type="float" office:value="4.39941146089024" calcext:value-type="float">
            <text:p>4,39941146089024</text:p>
          </table:table-cell>
        </table:table-row>
        <table:table-row table:style-name="ro1">
          <table:table-cell office:value-type="float" office:value="3.73572445502683" calcext:value-type="float">
            <text:p>3,73572445502683</text:p>
          </table:table-cell>
          <table:table-cell office:value-type="float" office:value="3.66199527432717" calcext:value-type="float">
            <text:p>3,66199527432717</text:p>
          </table:table-cell>
        </table:table-row>
        <table:table-row table:style-name="ro1">
          <table:table-cell office:value-type="float" office:value="2.84463283553159" calcext:value-type="float">
            <text:p>2,84463283553159</text:p>
          </table:table-cell>
          <table:table-cell office:value-type="float" office:value="4.02369996774838" calcext:value-type="float">
            <text:p>4,02369996774838</text:p>
          </table:table-cell>
        </table:table-row>
        <table:table-row table:style-name="ro1">
          <table:table-cell office:value-type="float" office:value="3.53247822318297" calcext:value-type="float">
            <text:p>3,53247822318297</text:p>
          </table:table-cell>
          <table:table-cell office:value-type="float" office:value="2.8243738500764" calcext:value-type="float">
            <text:p>2,8243738500764</text:p>
          </table:table-cell>
        </table:table-row>
        <table:table-row table:style-name="ro1">
          <table:table-cell office:value-type="float" office:value="3.50900972629077" calcext:value-type="float">
            <text:p>3,50900972629077</text:p>
          </table:table-cell>
          <table:table-cell office:value-type="float" office:value="4.07737135417787" calcext:value-type="float">
            <text:p>4,07737135417787</text:p>
          </table:table-cell>
        </table:table-row>
        <table:table-row table:style-name="ro1">
          <table:table-cell office:value-type="float" office:value="4.44714958078162" calcext:value-type="float">
            <text:p>4,44714958078162</text:p>
          </table:table-cell>
          <table:table-cell office:value-type="float" office:value="2.64673120904841" calcext:value-type="float">
            <text:p>2,64673120904841</text:p>
          </table:table-cell>
        </table:table-row>
        <table:table-row table:style-name="ro1">
          <table:table-cell office:value-type="float" office:value="4.12070537375021" calcext:value-type="float">
            <text:p>4,12070537375021</text:p>
          </table:table-cell>
          <table:table-cell office:value-type="float" office:value="3.11790954872465" calcext:value-type="float">
            <text:p>3,11790954872465</text:p>
          </table:table-cell>
        </table:table-row>
        <table:table-row table:style-name="ro1">
          <table:table-cell office:value-type="float" office:value="3.59911584668909" calcext:value-type="float">
            <text:p>3,59911584668909</text:p>
          </table:table-cell>
          <table:table-cell office:value-type="float" office:value="3.54347697867017" calcext:value-type="float">
            <text:p>3,54347697867017</text:p>
          </table:table-cell>
        </table:table-row>
        <table:table-row table:style-name="ro1">
          <table:table-cell office:value-type="float" office:value="3.71660706932745" calcext:value-type="float">
            <text:p>3,71660706932745</text:p>
          </table:table-cell>
          <table:table-cell office:value-type="float" office:value="3.10939907271471" calcext:value-type="float">
            <text:p>3,10939907271471</text:p>
          </table:table-cell>
        </table:table-row>
        <table:table-row table:style-name="ro1">
          <table:table-cell office:value-type="float" office:value="4.0182117481814" calcext:value-type="float">
            <text:p>4,0182117481814</text:p>
          </table:table-cell>
          <table:table-cell office:value-type="float" office:value="2.57732660357963" calcext:value-type="float">
            <text:p>2,57732660357963</text:p>
          </table:table-cell>
        </table:table-row>
        <table:table-row table:style-name="ro1">
          <table:table-cell office:value-type="float" office:value="2.55098978873929" calcext:value-type="float">
            <text:p>2,55098978873929</text:p>
          </table:table-cell>
          <table:table-cell office:value-type="float" office:value="3.93849706407621" calcext:value-type="float">
            <text:p>3,93849706407621</text:p>
          </table:table-cell>
        </table:table-row>
        <table:table-row table:style-name="ro1">
          <table:table-cell office:value-type="float" office:value="3.05822207020761" calcext:value-type="float">
            <text:p>3,05822207020761</text:p>
          </table:table-cell>
          <table:table-cell office:value-type="float" office:value="4.21269698528023" calcext:value-type="float">
            <text:p>4,21269698528023</text:p>
          </table:table-cell>
        </table:table-row>
        <table:table-row table:style-name="ro1">
          <table:table-cell office:value-type="float" office:value="3.29359113181831" calcext:value-type="float">
            <text:p>3,29359113181831</text:p>
          </table:table-cell>
          <table:table-cell office:value-type="float" office:value="4.42677269600721" calcext:value-type="float">
            <text:p>4,42677269600721</text:p>
          </table:table-cell>
        </table:table-row>
        <table:table-row table:style-name="ro1">
          <table:table-cell office:value-type="float" office:value="3.43378359054743" calcext:value-type="float">
            <text:p>3,43378359054743</text:p>
          </table:table-cell>
          <table:table-cell office:value-type="float" office:value="3.63518947793117" calcext:value-type="float">
            <text:p>3,63518947793117</text:p>
          </table:table-cell>
        </table:table-row>
        <table:table-row table:style-name="ro1">
          <table:table-cell office:value-type="float" office:value="3.9406687636962" calcext:value-type="float">
            <text:p>3,9406687636962</text:p>
          </table:table-cell>
          <table:table-cell office:value-type="float" office:value="3.19363064793682" calcext:value-type="float">
            <text:p>3,19363064793682</text:p>
          </table:table-cell>
        </table:table-row>
        <table:table-row table:style-name="ro1">
          <table:table-cell office:value-type="float" office:value="4.3881778975541" calcext:value-type="float">
            <text:p>4,3881778975541</text:p>
          </table:table-cell>
          <table:table-cell office:value-type="float" office:value="3.0228220130384" calcext:value-type="float">
            <text:p>3,0228220130384</text:p>
          </table:table-cell>
        </table:table-row>
        <table:table-row table:style-name="ro1">
          <table:table-cell office:value-type="float" office:value="3.74559375095564" calcext:value-type="float">
            <text:p>3,74559375095564</text:p>
          </table:table-cell>
          <table:table-cell office:value-type="float" office:value="3.56885316472537" calcext:value-type="float">
            <text:p>3,56885316472537</text:p>
          </table:table-cell>
        </table:table-row>
        <table:table-row table:style-name="ro1">
          <table:table-cell office:value-type="float" office:value="4.02841002568432" calcext:value-type="float">
            <text:p>4,02841002568432</text:p>
          </table:table-cell>
          <table:table-cell office:value-type="float" office:value="4.40922475676491" calcext:value-type="float">
            <text:p>4,40922475676491</text:p>
          </table:table-cell>
        </table:table-row>
        <table:table-row table:style-name="ro1">
          <table:table-cell office:value-type="float" office:value="4.16513797184841" calcext:value-type="float">
            <text:p>4,16513797184841</text:p>
          </table:table-cell>
          <table:table-cell office:value-type="float" office:value="3.40698686620868" calcext:value-type="float">
            <text:p>3,40698686620868</text:p>
          </table:table-cell>
        </table:table-row>
        <table:table-row table:style-name="ro1">
          <table:table-cell office:value-type="float" office:value="3.5528840461593" calcext:value-type="float">
            <text:p>3,5528840461593</text:p>
          </table:table-cell>
          <table:table-cell office:value-type="float" office:value="2.61295292100246" calcext:value-type="float">
            <text:p>2,61295292100246</text:p>
          </table:table-cell>
        </table:table-row>
        <table:table-row table:style-name="ro1">
          <table:table-cell office:value-type="float" office:value="4.45588318721151" calcext:value-type="float">
            <text:p>4,45588318721151</text:p>
          </table:table-cell>
          <table:table-cell office:value-type="float" office:value="3.26302943656153" calcext:value-type="float">
            <text:p>3,26302943656153</text:p>
          </table:table-cell>
        </table:table-row>
        <table:table-row table:style-name="ro1">
          <table:table-cell office:value-type="float" office:value="3.12890898909745" calcext:value-type="float">
            <text:p>3,12890898909745</text:p>
          </table:table-cell>
          <table:table-cell office:value-type="float" office:value="3.72600521542328" calcext:value-type="float">
            <text:p>3,72600521542328</text:p>
          </table:table-cell>
        </table:table-row>
        <table:table-row table:style-name="ro1">
          <table:table-cell office:value-type="float" office:value="2.95036809498876" calcext:value-type="float">
            <text:p>2,95036809498876</text:p>
          </table:table-cell>
          <table:table-cell office:value-type="float" office:value="3.46770911120781" calcext:value-type="float">
            <text:p>3,46770911120781</text:p>
          </table:table-cell>
        </table:table-row>
        <table:table-row table:style-name="ro1">
          <table:table-cell office:value-type="float" office:value="4.27076890071763" calcext:value-type="float">
            <text:p>4,27076890071763</text:p>
          </table:table-cell>
          <table:table-cell office:value-type="float" office:value="2.91624464650623" calcext:value-type="float">
            <text:p>2,91624464650623</text:p>
          </table:table-cell>
        </table:table-row>
        <table:table-row table:style-name="ro1">
          <table:table-cell office:value-type="float" office:value="3.79192763836879" calcext:value-type="float">
            <text:p>3,79192763836879</text:p>
          </table:table-cell>
          <table:table-cell office:value-type="float" office:value="2.88528722944738" calcext:value-type="float">
            <text:p>2,88528722944738</text:p>
          </table:table-cell>
        </table:table-row>
        <table:table-row table:style-name="ro1">
          <table:table-cell office:value-type="float" office:value="3.60440984285027" calcext:value-type="float">
            <text:p>3,60440984285027</text:p>
          </table:table-cell>
          <table:table-cell office:value-type="float" office:value="4.09665393970673" calcext:value-type="float">
            <text:p>4,09665393970673</text:p>
          </table:table-cell>
        </table:table-row>
        <table:table-row table:style-name="ro1">
          <table:table-cell office:value-type="float" office:value="2.52353451552128" calcext:value-type="float">
            <text:p>2,52353451552128</text:p>
          </table:table-cell>
          <table:table-cell office:value-type="float" office:value="2.60137192369019" calcext:value-type="float">
            <text:p>2,60137192369019</text:p>
          </table:table-cell>
        </table:table-row>
        <table:table-row table:style-name="ro1">
          <table:table-cell office:value-type="float" office:value="3.60468783801454" calcext:value-type="float">
            <text:p>3,60468783801454</text:p>
          </table:table-cell>
          <table:table-cell office:value-type="float" office:value="2.52995447388552" calcext:value-type="float">
            <text:p>2,52995447388552</text:p>
          </table:table-cell>
        </table:table-row>
        <table:table-row table:style-name="ro1">
          <table:table-cell office:value-type="float" office:value="3.53191198955115" calcext:value-type="float">
            <text:p>3,53191198955115</text:p>
          </table:table-cell>
          <table:table-cell office:value-type="float" office:value="3.51417363250579" calcext:value-type="float">
            <text:p>3,51417363250579</text:p>
          </table:table-cell>
        </table:table-row>
        <table:table-row table:style-name="ro1">
          <table:table-cell office:value-type="float" office:value="3.48561270390769" calcext:value-type="float">
            <text:p>3,48561270390769</text:p>
          </table:table-cell>
          <table:table-cell office:value-type="float" office:value="2.75584935169012" calcext:value-type="float">
            <text:p>2,75584935169012</text:p>
          </table:table-cell>
        </table:table-row>
        <table:table-row table:style-name="ro1">
          <table:table-cell office:value-type="float" office:value="4.36560037595455" calcext:value-type="float">
            <text:p>4,36560037595455</text:p>
          </table:table-cell>
          <table:table-cell office:value-type="float" office:value="3.52879878786507" calcext:value-type="float">
            <text:p>3,52879878786507</text:p>
          </table:table-cell>
        </table:table-row>
        <table:table-row table:style-name="ro1">
          <table:table-cell office:value-type="float" office:value="5.0442813942579" calcext:value-type="float">
            <text:p>5,0442813942579</text:p>
          </table:table-cell>
          <table:table-cell office:value-type="float" office:value="-0.515575579386443" calcext:value-type="float">
            <text:p>-0,515575579386443</text:p>
          </table:table-cell>
        </table:table-row>
        <table:table-row table:style-name="ro1">
          <table:table-cell office:value-type="float" office:value="5.66139665574866" calcext:value-type="float">
            <text:p>5,66139665574866</text:p>
          </table:table-cell>
          <table:table-cell office:value-type="float" office:value="-1.52024980462291" calcext:value-type="float">
            <text:p>-1,52024980462291</text:p>
          </table:table-cell>
        </table:table-row>
        <table:table-row table:style-name="ro1">
          <table:table-cell office:value-type="float" office:value="5.1458265357098" calcext:value-type="float">
            <text:p>5,1458265357098</text:p>
          </table:table-cell>
          <table:table-cell office:value-type="float" office:value="0.201193681190925" calcext:value-type="float">
            <text:p>0,201193681190925</text:p>
          </table:table-cell>
        </table:table-row>
        <table:table-row table:style-name="ro1">
          <table:table-cell office:value-type="float" office:value="5.78963460179325" calcext:value-type="float">
            <text:p>5,78963460179325</text:p>
          </table:table-cell>
          <table:table-cell office:value-type="float" office:value="0.405502368765515" calcext:value-type="float">
            <text:p>0,405502368765515</text:p>
          </table:table-cell>
        </table:table-row>
        <table:table-row table:style-name="ro1">
          <table:table-cell office:value-type="float" office:value="4.6429532868087" calcext:value-type="float">
            <text:p>4,6429532868087</text:p>
          </table:table-cell>
          <table:table-cell office:value-type="float" office:value="-1.5800888895364" calcext:value-type="float">
            <text:p>-1,5800888895364</text:p>
          </table:table-cell>
        </table:table-row>
        <table:table-row table:style-name="ro1">
          <table:table-cell office:value-type="float" office:value="5.83069526729838" calcext:value-type="float">
            <text:p>5,83069526729838</text:p>
          </table:table-cell>
          <table:table-cell office:value-type="float" office:value="-1.59044879291708" calcext:value-type="float">
            <text:p>-1,59044879291708</text:p>
          </table:table-cell>
        </table:table-row>
        <table:table-row table:style-name="ro1">
          <table:table-cell office:value-type="float" office:value="4.58396649700581" calcext:value-type="float">
            <text:p>4,58396649700581</text:p>
          </table:table-cell>
          <table:table-cell office:value-type="float" office:value="0.701110688292427" calcext:value-type="float">
            <text:p>0,701110688292427</text:p>
          </table:table-cell>
        </table:table-row>
        <table:table-row table:style-name="ro1">
          <table:table-cell office:value-type="float" office:value="4.09475786248074" calcext:value-type="float">
            <text:p>4,09475786248074</text:p>
          </table:table-cell>
          <table:table-cell office:value-type="float" office:value="0.279872726252933" calcext:value-type="float">
            <text:p>0,279872726252933</text:p>
          </table:table-cell>
        </table:table-row>
        <table:table-row table:style-name="ro1">
          <table:table-cell office:value-type="float" office:value="5.28425152596363" calcext:value-type="float">
            <text:p>5,28425152596363</text:p>
          </table:table-cell>
          <table:table-cell office:value-type="float" office:value="-1.60124009774123" calcext:value-type="float">
            <text:p>-1,60124009774123</text:p>
          </table:table-cell>
        </table:table-row>
        <table:table-row table:style-name="ro1">
          <table:table-cell office:value-type="float" office:value="5.79730045797341" calcext:value-type="float">
            <text:p>5,79730045797341</text:p>
          </table:table-cell>
          <table:table-cell office:value-type="float" office:value="-0.534983575478665" calcext:value-type="float">
            <text:p>-0,534983575478665</text:p>
          </table:table-cell>
        </table:table-row>
        <table:table-row table:style-name="ro1">
          <table:table-cell office:value-type="float" office:value="6.12285516349367" calcext:value-type="float">
            <text:p>6,12285516349367</text:p>
          </table:table-cell>
          <table:table-cell office:value-type="float" office:value="0.13920013779853" calcext:value-type="float">
            <text:p>0,13920013779853</text:p>
          </table:table-cell>
        </table:table-row>
        <table:table-row table:style-name="ro1">
          <table:table-cell office:value-type="float" office:value="4.51653037957697" calcext:value-type="float">
            <text:p>4,51653037957697</text:p>
          </table:table-cell>
          <table:table-cell office:value-type="float" office:value="-1.16317884224994" calcext:value-type="float">
            <text:p>-1,16317884224994</text:p>
          </table:table-cell>
        </table:table-row>
        <table:table-row table:style-name="ro1">
          <table:table-cell office:value-type="float" office:value="5.73875238965311" calcext:value-type="float">
            <text:p>5,73875238965311</text:p>
          </table:table-cell>
          <table:table-cell office:value-type="float" office:value="-0.752154037776705" calcext:value-type="float">
            <text:p>-0,752154037776705</text:p>
          </table:table-cell>
        </table:table-row>
        <table:table-row table:style-name="ro1">
          <table:table-cell office:value-type="float" office:value="4.66109273001133" calcext:value-type="float">
            <text:p>4,66109273001133</text:p>
          </table:table-cell>
          <table:table-cell office:value-type="float" office:value="-1.33445144496128" calcext:value-type="float">
            <text:p>-1,33445144496128</text:p>
          </table:table-cell>
        </table:table-row>
        <table:table-row table:style-name="ro1">
          <table:table-cell office:value-type="float" office:value="6.25239697592415" calcext:value-type="float">
            <text:p>6,25239697592415</text:p>
          </table:table-cell>
          <table:table-cell office:value-type="float" office:value="-1.88618352628822" calcext:value-type="float">
            <text:p>-1,88618352628822</text:p>
          </table:table-cell>
        </table:table-row>
        <table:table-row table:style-name="ro1">
          <table:table-cell office:value-type="float" office:value="4.86017094978152" calcext:value-type="float">
            <text:p>4,86017094978152</text:p>
          </table:table-cell>
          <table:table-cell office:value-type="float" office:value="-1.54520270151795" calcext:value-type="float">
            <text:p>-1,54520270151795</text:p>
          </table:table-cell>
        </table:table-row>
        <table:table-row table:style-name="ro1">
          <table:table-cell office:value-type="float" office:value="6.09944656906464" calcext:value-type="float">
            <text:p>6,09944656906464</text:p>
          </table:table-cell>
          <table:table-cell office:value-type="float" office:value="0.760643303255836" calcext:value-type="float">
            <text:p>0,760643303255836</text:p>
          </table:table-cell>
        </table:table-row>
        <table:table-row table:style-name="ro1">
          <table:table-cell office:value-type="float" office:value="5.33733490000592" calcext:value-type="float">
            <text:p>5,33733490000592</text:p>
          </table:table-cell>
          <table:table-cell office:value-type="float" office:value="0.228514406133129" calcext:value-type="float">
            <text:p>0,228514406133129</text:p>
          </table:table-cell>
        </table:table-row>
        <table:table-row table:style-name="ro1">
          <table:table-cell office:value-type="float" office:value="5.7629040033399" calcext:value-type="float">
            <text:p>5,7629040033399</text:p>
          </table:table-cell>
          <table:table-cell office:value-type="float" office:value="-1.77323941787295" calcext:value-type="float">
            <text:p>-1,77323941787295</text:p>
          </table:table-cell>
        </table:table-row>
        <table:table-row table:style-name="ro1">
          <table:table-cell office:value-type="float" office:value="6.10981082063337" calcext:value-type="float">
            <text:p>6,10981082063337</text:p>
          </table:table-cell>
          <table:table-cell office:value-type="float" office:value="-1.37366508214019" calcext:value-type="float">
            <text:p>-1,37366508214019</text:p>
          </table:table-cell>
        </table:table-row>
        <table:table-row table:style-name="ro1">
          <table:table-cell office:value-type="float" office:value="6.51631091151785" calcext:value-type="float">
            <text:p>6,51631091151785</text:p>
          </table:table-cell>
          <table:table-cell office:value-type="float" office:value="-0.816090117015028" calcext:value-type="float">
            <text:p>-0,816090117015028</text:p>
          </table:table-cell>
        </table:table-row>
        <table:table-row table:style-name="ro1">
          <table:table-cell office:value-type="float" office:value="6.33609554842963" calcext:value-type="float">
            <text:p>6,33609554842963</text:p>
          </table:table-cell>
          <table:table-cell office:value-type="float" office:value="-0.17084823934711" calcext:value-type="float">
            <text:p>-0,17084823934711</text:p>
          </table:table-cell>
        </table:table-row>
        <table:table-row table:style-name="ro1">
          <table:table-cell office:value-type="float" office:value="5.51730318953263" calcext:value-type="float">
            <text:p>5,51730318953263</text:p>
          </table:table-cell>
          <table:table-cell office:value-type="float" office:value="-0.520330350817221" calcext:value-type="float">
            <text:p>-0,520330350817221</text:p>
          </table:table-cell>
        </table:table-row>
        <table:table-row table:style-name="ro1">
          <table:table-cell office:value-type="float" office:value="5.74933470854109" calcext:value-type="float">
            <text:p>5,74933470854109</text:p>
          </table:table-cell>
          <table:table-cell office:value-type="float" office:value="-1.81789477720346" calcext:value-type="float">
            <text:p>-1,81789477720346</text:p>
          </table:table-cell>
        </table:table-row>
        <table:table-row table:style-name="ro1">
          <table:table-cell office:value-type="float" office:value="4.52052603651054" calcext:value-type="float">
            <text:p>4,52052603651054</text:p>
          </table:table-cell>
          <table:table-cell office:value-type="float" office:value="0.313574229546235" calcext:value-type="float">
            <text:p>0,313574229546235</text:p>
          </table:table-cell>
        </table:table-row>
        <table:table-row table:style-name="ro1">
          <table:table-cell office:value-type="float" office:value="4.46793350814191" calcext:value-type="float">
            <text:p>4,46793350814191</text:p>
          </table:table-cell>
          <table:table-cell office:value-type="float" office:value="0.385192141197621" calcext:value-type="float">
            <text:p>0,385192141197621</text:p>
          </table:table-cell>
        </table:table-row>
        <table:table-row table:style-name="ro1">
          <table:table-cell office:value-type="float" office:value="5.13165735185065" calcext:value-type="float">
            <text:p>5,13165735185065</text:p>
          </table:table-cell>
          <table:table-cell office:value-type="float" office:value="-1.548922788789" calcext:value-type="float">
            <text:p>-1,548922788789</text:p>
          </table:table-cell>
        </table:table-row>
        <table:table-row table:style-name="ro1">
          <table:table-cell office:value-type="float" office:value="6.97171044112098" calcext:value-type="float">
            <text:p>6,97171044112098</text:p>
          </table:table-cell>
          <table:table-cell office:value-type="float" office:value="-0.672216647178654" calcext:value-type="float">
            <text:p>-0,672216647178654</text:p>
          </table:table-cell>
        </table:table-row>
        <table:table-row table:style-name="ro1">
          <table:table-cell office:value-type="float" office:value="6.98391503844536" calcext:value-type="float">
            <text:p>6,98391503844536</text:p>
          </table:table-cell>
          <table:table-cell office:value-type="float" office:value="-1.239652663321" calcext:value-type="float">
            <text:p>-1,239652663321</text:p>
          </table:table-cell>
        </table:table-row>
        <table:table-row table:style-name="ro1">
          <table:table-cell office:value-type="float" office:value="5.89336170257046" calcext:value-type="float">
            <text:p>5,89336170257046</text:p>
          </table:table-cell>
          <table:table-cell office:value-type="float" office:value="-1.3661761781252" calcext:value-type="float">
            <text:p>-1,3661761781252</text:p>
          </table:table-cell>
        </table:table-row>
        <table:table-row table:style-name="ro1">
          <table:table-cell office:value-type="float" office:value="6.80698955888018" calcext:value-type="float">
            <text:p>6,80698955888018</text:p>
          </table:table-cell>
          <table:table-cell office:value-type="float" office:value="-1.63335993504051" calcext:value-type="float">
            <text:p>-1,63335993504051</text:p>
          </table:table-cell>
        </table:table-row>
        <table:table-row table:style-name="ro1">
          <table:table-cell office:value-type="float" office:value="5.15993957540233" calcext:value-type="float">
            <text:p>5,15993957540233</text:p>
          </table:table-cell>
          <table:table-cell office:value-type="float" office:value="-0.288130766575444" calcext:value-type="float">
            <text:p>-0,288130766575444</text:p>
          </table:table-cell>
        </table:table-row>
        <table:table-row table:style-name="ro1">
          <table:table-cell office:value-type="float" office:value="6.65916078131562" calcext:value-type="float">
            <text:p>6,65916078131562</text:p>
          </table:table-cell>
          <table:table-cell office:value-type="float" office:value="0.932426966942461" calcext:value-type="float">
            <text:p>0,932426966942461</text:p>
          </table:table-cell>
        </table:table-row>
        <table:table-row table:style-name="ro1">
          <table:table-cell office:value-type="float" office:value="5.62376494648519" calcext:value-type="float">
            <text:p>5,62376494648519</text:p>
          </table:table-cell>
          <table:table-cell office:value-type="float" office:value="0.584751424060549" calcext:value-type="float">
            <text:p>0,584751424060549</text:p>
          </table:table-cell>
        </table:table-row>
        <table:table-row table:style-name="ro1">
          <table:table-cell office:value-type="float" office:value="4.10778384596289" calcext:value-type="float">
            <text:p>4,10778384596289</text:p>
          </table:table-cell>
          <table:table-cell office:value-type="float" office:value="-0.391141956740995" calcext:value-type="float">
            <text:p>-0,391141956740995</text:p>
          </table:table-cell>
        </table:table-row>
        <table:table-row table:style-name="ro1">
          <table:table-cell office:value-type="float" office:value="6.0096092541446" calcext:value-type="float">
            <text:p>6,0096092541446</text:p>
          </table:table-cell>
          <table:table-cell office:value-type="float" office:value="-1.37668153740586" calcext:value-type="float">
            <text:p>-1,37668153740586</text:p>
          </table:table-cell>
        </table:table-row>
        <table:table-row table:style-name="ro1">
          <table:table-cell office:value-type="float" office:value="5.98303309107588" calcext:value-type="float">
            <text:p>5,98303309107588</text:p>
          </table:table-cell>
          <table:table-cell office:value-type="float" office:value="0.256950856664252" calcext:value-type="float">
            <text:p>0,256950856664252</text:p>
          </table:table-cell>
        </table:table-row>
        <table:table-row table:style-name="ro1">
          <table:table-cell office:value-type="float" office:value="4.58219683463724" calcext:value-type="float">
            <text:p>4,58219683463724</text:p>
          </table:table-cell>
          <table:table-cell office:value-type="float" office:value="0.0602323819815886" calcext:value-type="float">
            <text:p>0,0602323819815886</text:p>
          </table:table-cell>
        </table:table-row>
        <table:table-row table:style-name="ro1">
          <table:table-cell office:value-type="float" office:value="5.3633222628783" calcext:value-type="float">
            <text:p>5,3633222628783</text:p>
          </table:table-cell>
          <table:table-cell office:value-type="float" office:value="-0.403212469334482" calcext:value-type="float">
            <text:p>-0,403212469334482</text:p>
          </table:table-cell>
        </table:table-row>
        <table:table-row table:style-name="ro1">
          <table:table-cell office:value-type="float" office:value="5.70026506305241" calcext:value-type="float">
            <text:p>5,70026506305241</text:p>
          </table:table-cell>
          <table:table-cell office:value-type="float" office:value="0.502607535198993" calcext:value-type="float">
            <text:p>0,502607535198993</text:p>
          </table:table-cell>
        </table:table-row>
        <table:table-row table:style-name="ro1">
          <table:table-cell office:value-type="float" office:value="4.32174516358126" calcext:value-type="float">
            <text:p>4,32174516358126</text:p>
          </table:table-cell>
          <table:table-cell office:value-type="float" office:value="-0.92676757864645" calcext:value-type="float">
            <text:p>-0,92676757864645</text:p>
          </table:table-cell>
        </table:table-row>
        <table:table-row table:style-name="ro1">
          <table:table-cell office:value-type="float" office:value="4.60123073672313" calcext:value-type="float">
            <text:p>4,60123073672313</text:p>
          </table:table-cell>
          <table:table-cell office:value-type="float" office:value="0.186730089517221" calcext:value-type="float">
            <text:p>0,186730089517221</text:p>
          </table:table-cell>
        </table:table-row>
        <table:table-row table:style-name="ro1">
          <table:table-cell office:value-type="float" office:value="5.48076610631727" calcext:value-type="float">
            <text:p>5,48076610631727</text:p>
          </table:table-cell>
          <table:table-cell office:value-type="float" office:value="0.384521960080735" calcext:value-type="float">
            <text:p>0,384521960080735</text:p>
          </table:table-cell>
        </table:table-row>
        <table:table-row table:style-name="ro1">
          <table:table-cell office:value-type="float" office:value="5.10649817208651" calcext:value-type="float">
            <text:p>5,10649817208651</text:p>
          </table:table-cell>
          <table:table-cell office:value-type="float" office:value="-0.214893062660886" calcext:value-type="float">
            <text:p>-0,214893062660886</text:p>
          </table:table-cell>
        </table:table-row>
        <table:table-row table:style-name="ro1">
          <table:table-cell office:value-type="float" office:value="6.43699025733366" calcext:value-type="float">
            <text:p>6,43699025733366</text:p>
          </table:table-cell>
          <table:table-cell office:value-type="float" office:value="0.108563808421333" calcext:value-type="float">
            <text:p>0,108563808421333</text:p>
          </table:table-cell>
        </table:table-row>
        <table:table-row table:style-name="ro1">
          <table:table-cell office:value-type="float" office:value="5.97458746171637" calcext:value-type="float">
            <text:p>5,97458746171637</text:p>
          </table:table-cell>
          <table:table-cell office:value-type="float" office:value="-1.27165358005937" calcext:value-type="float">
            <text:p>-1,27165358005937</text:p>
          </table:table-cell>
        </table:table-row>
        <table:table-row table:style-name="ro1">
          <table:table-cell office:value-type="float" office:value="6.00256634673542" calcext:value-type="float">
            <text:p>6,00256634673542</text:p>
          </table:table-cell>
          <table:table-cell office:value-type="float" office:value="-1.55299584717838" calcext:value-type="float">
            <text:p>-1,55299584717838</text:p>
          </table:table-cell>
        </table:table-row>
        <table:table-row table:style-name="ro1">
          <table:table-cell office:value-type="float" office:value="5.19694514365927" calcext:value-type="float">
            <text:p>5,19694514365927</text:p>
          </table:table-cell>
          <table:table-cell office:value-type="float" office:value="-0.704951074472586" calcext:value-type="float">
            <text:p>-0,704951074472586</text:p>
          </table:table-cell>
        </table:table-row>
        <table:table-row table:style-name="ro1">
          <table:table-cell office:value-type="float" office:value="4.11754315014449" calcext:value-type="float">
            <text:p>4,11754315014449</text:p>
          </table:table-cell>
          <table:table-cell office:value-type="float" office:value="0.374961442246108" calcext:value-type="float">
            <text:p>0,374961442246108</text:p>
          </table:table-cell>
        </table:table-row>
        <table:table-row table:style-name="ro1">
          <table:table-cell office:value-type="float" office:value="4.55124753441292" calcext:value-type="float">
            <text:p>4,55124753441292</text:p>
          </table:table-cell>
          <table:table-cell office:value-type="float" office:value="-1.31650087835944" calcext:value-type="float">
            <text:p>-1,31650087835944</text:p>
          </table:table-cell>
        </table:table-row>
        <table:table-row table:style-name="ro1">
          <table:table-cell office:value-type="float" office:value="6.76790808979903" calcext:value-type="float">
            <text:p>6,76790808979903</text:p>
          </table:table-cell>
          <table:table-cell office:value-type="float" office:value="-0.428394089638935" calcext:value-type="float">
            <text:p>-0,428394089638935</text:p>
          </table:table-cell>
        </table:table-row>
        <table:table-row table:style-name="ro1">
          <table:table-cell office:value-type="float" office:value="4.14955913143293" calcext:value-type="float">
            <text:p>4,14955913143293</text:p>
          </table:table-cell>
          <table:table-cell office:value-type="float" office:value="0.963326695810449" calcext:value-type="float">
            <text:p>0,963326695810449</text:p>
          </table:table-cell>
        </table:table-row>
        <table:table-row table:style-name="ro1">
          <table:table-cell office:value-type="float" office:value="6.55807078732417" calcext:value-type="float">
            <text:p>6,55807078732417</text:p>
          </table:table-cell>
          <table:table-cell office:value-type="float" office:value="0.264597224972809" calcext:value-type="float">
            <text:p>0,264597224972809</text:p>
          </table:table-cell>
        </table:table-row>
        <table:table-row table:style-name="ro1">
          <table:table-cell office:value-type="float" office:value="5.58646020080087" calcext:value-type="float">
            <text:p>5,58646020080087</text:p>
          </table:table-cell>
          <table:table-cell office:value-type="float" office:value="-1.21445726969957" calcext:value-type="float">
            <text:p>-1,21445726969957</text:p>
          </table:table-cell>
        </table:table-row>
        <table:table-row table:style-name="ro1">
          <table:table-cell office:value-type="float" office:value="4.76068583477714" calcext:value-type="float">
            <text:p>4,76068583477714</text:p>
          </table:table-cell>
          <table:table-cell office:value-type="float" office:value="-1.25822792833231" calcext:value-type="float">
            <text:p>-1,25822792833231</text:p>
          </table:table-cell>
        </table:table-row>
        <table:table-row table:style-name="ro1">
          <table:table-cell office:value-type="float" office:value="5.52899568222194" calcext:value-type="float">
            <text:p>5,52899568222194</text:p>
          </table:table-cell>
          <table:table-cell office:value-type="float" office:value="-0.252842008200823" calcext:value-type="float">
            <text:p>-0,252842008200823</text:p>
          </table:table-cell>
        </table:table-row>
        <table:table-row table:style-name="ro1">
          <table:table-cell office:value-type="float" office:value="4.89392751349424" calcext:value-type="float">
            <text:p>4,89392751349424</text:p>
          </table:table-cell>
          <table:table-cell office:value-type="float" office:value="-0.302871632241541" calcext:value-type="float">
            <text:p>-0,302871632241541</text:p>
          </table:table-cell>
        </table:table-row>
        <table:table-row table:style-name="ro1">
          <table:table-cell office:value-type="float" office:value="6.71853612206825" calcext:value-type="float">
            <text:p>6,71853612206825</text:p>
          </table:table-cell>
          <table:table-cell office:value-type="float" office:value="-1.97698380561496" calcext:value-type="float">
            <text:p>-1,97698380561496</text:p>
          </table:table-cell>
        </table:table-row>
        <table:table-row table:style-name="ro1">
          <table:table-cell office:value-type="float" office:value="6.770092033976" calcext:value-type="float">
            <text:p>6,770092033976</text:p>
          </table:table-cell>
          <table:table-cell office:value-type="float" office:value="0.180873021255525" calcext:value-type="float">
            <text:p>0,180873021255525</text:p>
          </table:table-cell>
        </table:table-row>
        <table:table-row table:style-name="ro1">
          <table:table-cell office:value-type="float" office:value="4.59538187614985" calcext:value-type="float">
            <text:p>4,59538187614985</text:p>
          </table:table-cell>
          <table:table-cell office:value-type="float" office:value="-1.16220889033587" calcext:value-type="float">
            <text:p>-1,16220889033587</text:p>
          </table:table-cell>
        </table:table-row>
        <table:table-row table:style-name="ro1">
          <table:table-cell office:value-type="float" office:value="6.85293763059972" calcext:value-type="float">
            <text:p>6,85293763059972</text:p>
          </table:table-cell>
          <table:table-cell office:value-type="float" office:value="-1.12615014626994" calcext:value-type="float">
            <text:p>-1,12615014626994</text:p>
          </table:table-cell>
        </table:table-row>
        <table:table-row table:style-name="ro1">
          <table:table-cell office:value-type="float" office:value="5.71091073218231" calcext:value-type="float">
            <text:p>5,71091073218231</text:p>
          </table:table-cell>
          <table:table-cell office:value-type="float" office:value="-1.68461296094443" calcext:value-type="float">
            <text:p>-1,68461296094443</text:p>
          </table:table-cell>
        </table:table-row>
        <table:table-row table:style-name="ro1">
          <table:table-cell office:value-type="float" office:value="6.28701878246726" calcext:value-type="float">
            <text:p>6,28701878246726</text:p>
          </table:table-cell>
          <table:table-cell office:value-type="float" office:value="0.304748735625621" calcext:value-type="float">
            <text:p>0,304748735625621</text:p>
          </table:table-cell>
        </table:table-row>
        <table:table-row table:style-name="ro1">
          <table:table-cell office:value-type="float" office:value="4.98219977146911" calcext:value-type="float">
            <text:p>4,98219977146911</text:p>
          </table:table-cell>
          <table:table-cell office:value-type="float" office:value="-0.0466124001204118" calcext:value-type="float">
            <text:p>-0,0466124001204118</text:p>
          </table:table-cell>
        </table:table-row>
        <table:table-row table:style-name="ro1">
          <table:table-cell office:value-type="float" office:value="6.58959827686577" calcext:value-type="float">
            <text:p>6,58959827686577</text:p>
          </table:table-cell>
          <table:table-cell office:value-type="float" office:value="-1.85888825547337" calcext:value-type="float">
            <text:p>-1,85888825547337</text:p>
          </table:table-cell>
        </table:table-row>
        <table:table-row table:style-name="ro1">
          <table:table-cell office:value-type="float" office:value="4.76457129020776" calcext:value-type="float">
            <text:p>4,76457129020776</text:p>
          </table:table-cell>
          <table:table-cell office:value-type="float" office:value="-1.11969007353284" calcext:value-type="float">
            <text:p>-1,11969007353284</text:p>
          </table:table-cell>
        </table:table-row>
        <table:table-row table:style-name="ro1">
          <table:table-cell office:value-type="float" office:value="5.78391093112209" calcext:value-type="float">
            <text:p>5,78391093112209</text:p>
          </table:table-cell>
          <table:table-cell office:value-type="float" office:value="-0.800217028542483" calcext:value-type="float">
            <text:p>-0,800217028542483</text:p>
          </table:table-cell>
        </table:table-row>
        <table:table-row table:style-name="ro1">
          <table:table-cell office:value-type="float" office:value="4.20659510004547" calcext:value-type="float">
            <text:p>4,20659510004547</text:p>
          </table:table-cell>
          <table:table-cell office:value-type="float" office:value="-1.32890759517679" calcext:value-type="float">
            <text:p>-1,32890759517679</text:p>
          </table:table-cell>
        </table:table-row>
        <table:table-row table:style-name="ro1">
          <table:table-cell office:value-type="float" office:value="6.48125821541196" calcext:value-type="float">
            <text:p>6,48125821541196</text:p>
          </table:table-cell>
          <table:table-cell office:value-type="float" office:value="-0.176334554290342" calcext:value-type="float">
            <text:p>-0,176334554290342</text:p>
          </table:table-cell>
        </table:table-row>
        <table:table-row table:style-name="ro1">
          <table:table-cell office:value-type="float" office:value="6.10433536048358" calcext:value-type="float">
            <text:p>6,10433536048358</text:p>
          </table:table-cell>
          <table:table-cell office:value-type="float" office:value="-0.811887664234541" calcext:value-type="float">
            <text:p>-0,811887664234541</text:p>
          </table:table-cell>
        </table:table-row>
        <table:table-row table:style-name="ro1">
          <table:table-cell office:value-type="float" office:value="4.73111600905594" calcext:value-type="float">
            <text:p>4,73111600905594</text:p>
          </table:table-cell>
          <table:table-cell office:value-type="float" office:value="0.734470779515575" calcext:value-type="float">
            <text:p>0,734470779515575</text:p>
          </table:table-cell>
        </table:table-row>
        <table:table-row table:style-name="ro1">
          <table:table-cell office:value-type="float" office:value="4.67051046462485" calcext:value-type="float">
            <text:p>4,67051046462485</text:p>
          </table:table-cell>
          <table:table-cell office:value-type="float" office:value="-0.145980589298758" calcext:value-type="float">
            <text:p>-0,145980589298758</text:p>
          </table:table-cell>
        </table:table-row>
        <table:table-row table:style-name="ro1">
          <table:table-cell office:value-type="float" office:value="4.9994529205585" calcext:value-type="float">
            <text:p>4,9994529205585</text:p>
          </table:table-cell>
          <table:table-cell office:value-type="float" office:value="-0.126174850714097" calcext:value-type="float">
            <text:p>-0,126174850714097</text:p>
          </table:table-cell>
        </table:table-row>
        <table:table-row table:style-name="ro1">
          <table:table-cell office:value-type="float" office:value="5.99863526075273" calcext:value-type="float">
            <text:p>5,99863526075273</text:p>
          </table:table-cell>
          <table:table-cell office:value-type="float" office:value="-0.245171104998117" calcext:value-type="float">
            <text:p>-0,245171104998117</text:p>
          </table:table-cell>
        </table:table-row>
        <table:table-row table:style-name="ro1">
          <table:table-cell office:value-type="float" office:value="5.70563767742733" calcext:value-type="float">
            <text:p>5,70563767742733</text:p>
          </table:table-cell>
          <table:table-cell office:value-type="float" office:value="-1.88814722943423" calcext:value-type="float">
            <text:p>-1,88814722943423</text:p>
          </table:table-cell>
        </table:table-row>
        <table:table-row table:style-name="ro1">
          <table:table-cell office:value-type="float" office:value="4.23159623856319" calcext:value-type="float">
            <text:p>4,23159623856319</text:p>
          </table:table-cell>
          <table:table-cell office:value-type="float" office:value="-0.184996924602179" calcext:value-type="float">
            <text:p>-0,184996924602179</text:p>
          </table:table-cell>
        </table:table-row>
        <table:table-row table:style-name="ro1">
          <table:table-cell office:value-type="float" office:value="5.34392102099207" calcext:value-type="float">
            <text:p>5,34392102099207</text:p>
          </table:table-cell>
          <table:table-cell office:value-type="float" office:value="-0.314979585014141" calcext:value-type="float">
            <text:p>-0,314979585014141</text:p>
          </table:table-cell>
        </table:table-row>
        <table:table-row table:style-name="ro1">
          <table:table-cell office:value-type="float" office:value="4.19095785736141" calcext:value-type="float">
            <text:p>4,19095785736141</text:p>
          </table:table-cell>
          <table:table-cell office:value-type="float" office:value="-1.29527580563766" calcext:value-type="float">
            <text:p>-1,29527580563766</text:p>
          </table:table-cell>
        </table:table-row>
        <table:table-row table:style-name="ro1">
          <table:table-cell office:value-type="float" office:value="5.85279544283641" calcext:value-type="float">
            <text:p>5,85279544283641</text:p>
          </table:table-cell>
          <table:table-cell office:value-type="float" office:value="0.285437275254655" calcext:value-type="float">
            <text:p>0,285437275254655</text:p>
          </table:table-cell>
        </table:table-row>
        <table:table-row table:style-name="ro1">
          <table:table-cell office:value-type="float" office:value="6.07605409844196" calcext:value-type="float">
            <text:p>6,07605409844196</text:p>
          </table:table-cell>
          <table:table-cell office:value-type="float" office:value="0.0492147028759633" calcext:value-type="float">
            <text:p>0,0492147028759633</text:p>
          </table:table-cell>
        </table:table-row>
        <table:table-row table:style-name="ro1">
          <table:table-cell office:value-type="float" office:value="5.606784205821" calcext:value-type="float">
            <text:p>5,606784205821</text:p>
          </table:table-cell>
          <table:table-cell office:value-type="float" office:value="-1.25522446480574" calcext:value-type="float">
            <text:p>-1,25522446480574</text:p>
          </table:table-cell>
        </table:table-row>
        <table:table-row table:style-name="ro1">
          <table:table-cell office:value-type="float" office:value="4.59076398974051" calcext:value-type="float">
            <text:p>4,59076398974051</text:p>
          </table:table-cell>
          <table:table-cell office:value-type="float" office:value="-1.22367098523435" calcext:value-type="float">
            <text:p>-1,22367098523435</text:p>
          </table:table-cell>
        </table:table-row>
        <table:table-row table:style-name="ro1">
          <table:table-cell office:value-type="float" office:value="4.54474346032535" calcext:value-type="float">
            <text:p>4,54474346032535</text:p>
          </table:table-cell>
          <table:table-cell office:value-type="float" office:value="0.359842088175431" calcext:value-type="float">
            <text:p>0,359842088175431</text:p>
          </table:table-cell>
        </table:table-row>
        <table:table-row table:style-name="ro1">
          <table:table-cell office:value-type="float" office:value="6.26063906393525" calcext:value-type="float">
            <text:p>6,26063906393525</text:p>
          </table:table-cell>
          <table:table-cell office:value-type="float" office:value="-1.47982476264915" calcext:value-type="float">
            <text:p>-1,47982476264915</text:p>
          </table:table-cell>
        </table:table-row>
        <table:table-row table:style-name="ro1">
          <table:table-cell office:value-type="float" office:value="5.14191919967251" calcext:value-type="float">
            <text:p>5,14191919967251</text:p>
          </table:table-cell>
          <table:table-cell office:value-type="float" office:value="0.166763534864324" calcext:value-type="float">
            <text:p>0,166763534864324</text:p>
          </table:table-cell>
        </table:table-row>
        <table:table-row table:style-name="ro1">
          <table:table-cell office:value-type="float" office:value="6.22607540556455" calcext:value-type="float">
            <text:p>6,22607540556455</text:p>
          </table:table-cell>
          <table:table-cell office:value-type="float" office:value="0.911184378618902" calcext:value-type="float">
            <text:p>0,911184378618902</text:p>
          </table:table-cell>
        </table:table-row>
        <table:table-row table:style-name="ro1">
          <table:table-cell office:value-type="float" office:value="5.56575939055355" calcext:value-type="float">
            <text:p>5,56575939055355</text:p>
          </table:table-cell>
          <table:table-cell office:value-type="float" office:value="-0.851653558153136" calcext:value-type="float">
            <text:p>-0,851653558153136</text:p>
          </table:table-cell>
        </table:table-row>
        <table:table-row table:style-name="ro1">
          <table:table-cell office:value-type="float" office:value="6.51744631314329" calcext:value-type="float">
            <text:p>6,51744631314329</text:p>
          </table:table-cell>
          <table:table-cell office:value-type="float" office:value="0.85335977142505" calcext:value-type="float">
            <text:p>0,85335977142505</text:p>
          </table:table-cell>
        </table:table-row>
        <table:table-row table:style-name="ro1">
          <table:table-cell office:value-type="float" office:value="4.38801625278557" calcext:value-type="float">
            <text:p>4,38801625278557</text:p>
          </table:table-cell>
          <table:table-cell office:value-type="float" office:value="-1.79501436993899" calcext:value-type="float">
            <text:p>-1,79501436993899</text:p>
          </table:table-cell>
        </table:table-row>
        <table:table-row table:style-name="ro1">
          <table:table-cell office:value-type="float" office:value="5.3086879140058" calcext:value-type="float">
            <text:p>5,3086879140058</text:p>
          </table:table-cell>
          <table:table-cell office:value-type="float" office:value="-1.85272715002834" calcext:value-type="float">
            <text:p>-1,85272715002834</text:p>
          </table:table-cell>
        </table:table-row>
        <table:table-row table:style-name="ro1">
          <table:table-cell office:value-type="float" office:value="5.1925648528671" calcext:value-type="float">
            <text:p>5,1925648528671</text:p>
          </table:table-cell>
          <table:table-cell office:value-type="float" office:value="0.531448919134563" calcext:value-type="float">
            <text:p>0,531448919134563</text:p>
          </table:table-cell>
        </table:table-row>
        <table:table-row table:style-name="ro1">
          <table:table-cell office:value-type="float" office:value="5.34568559978189" calcext:value-type="float">
            <text:p>5,34568559978189</text:p>
          </table:table-cell>
          <table:table-cell office:value-type="float" office:value="0.190013866593027" calcext:value-type="float">
            <text:p>0,190013866593027</text:p>
          </table:table-cell>
        </table:table-row>
        <table:table-row table:style-name="ro1">
          <table:table-cell office:value-type="float" office:value="6.69943098512296" calcext:value-type="float">
            <text:p>6,69943098512296</text:p>
          </table:table-cell>
          <table:table-cell office:value-type="float" office:value="-1.04837210779643" calcext:value-type="float">
            <text:p>-1,04837210779643</text:p>
          </table:table-cell>
        </table:table-row>
        <table:table-row table:style-name="ro1">
          <table:table-cell office:value-type="float" office:value="6.58656497133896" calcext:value-type="float">
            <text:p>6,58656497133896</text:p>
          </table:table-cell>
          <table:table-cell office:value-type="float" office:value="-0.042383196691671" calcext:value-type="float">
            <text:p>-0,042383196691671</text:p>
          </table:table-cell>
        </table:table-row>
        <table:table-row table:style-name="ro1">
          <table:table-cell office:value-type="float" office:value="5.95746723739002" calcext:value-type="float">
            <text:p>5,95746723739002</text:p>
          </table:table-cell>
          <table:table-cell office:value-type="float" office:value="-0.0153111540214292" calcext:value-type="float">
            <text:p>-0,0153111540214292</text:p>
          </table:table-cell>
        </table:table-row>
        <table:table-row table:style-name="ro1">
          <table:table-cell office:value-type="float" office:value="6.8274443562919" calcext:value-type="float">
            <text:p>6,8274443562919</text:p>
          </table:table-cell>
          <table:table-cell office:value-type="float" office:value="-1.26710909096121" calcext:value-type="float">
            <text:p>-1,26710909096121</text:p>
          </table:table-cell>
        </table:table-row>
        <table:table-row table:style-name="ro1">
          <table:table-cell office:value-type="float" office:value="6.68456378929522" calcext:value-type="float">
            <text:p>6,68456378929522</text:p>
          </table:table-cell>
          <table:table-cell office:value-type="float" office:value="-0.445817466922795" calcext:value-type="float">
            <text:p>-0,445817466922795</text:p>
          </table:table-cell>
        </table:table-row>
        <table:table-row table:style-name="ro1">
          <table:table-cell office:value-type="float" office:value="4.76609645973314" calcext:value-type="float">
            <text:p>4,76609645973314</text:p>
          </table:table-cell>
          <table:table-cell office:value-type="float" office:value="-0.546720753050564" calcext:value-type="float">
            <text:p>-0,546720753050564</text:p>
          </table:table-cell>
        </table:table-row>
        <table:table-row table:style-name="ro1">
          <table:table-cell office:value-type="float" office:value="4.80745656344042" calcext:value-type="float">
            <text:p>4,80745656344042</text:p>
          </table:table-cell>
          <table:table-cell office:value-type="float" office:value="0.316387242284046" calcext:value-type="float">
            <text:p>0,316387242284046</text:p>
          </table:table-cell>
        </table:table-row>
        <table:table-row table:style-name="ro1">
          <table:table-cell office:value-type="float" office:value="4.82749772187156" calcext:value-type="float">
            <text:p>4,82749772187156</text:p>
          </table:table-cell>
          <table:table-cell office:value-type="float" office:value="-0.525945164046946" calcext:value-type="float">
            <text:p>-0,525945164046946</text:p>
          </table:table-cell>
        </table:table-row>
        <table:table-row table:style-name="ro1">
          <table:table-cell office:value-type="float" office:value="4.96966920868488" calcext:value-type="float">
            <text:p>4,96966920868488</text:p>
          </table:table-cell>
          <table:table-cell office:value-type="float" office:value="-1.56195663379186" calcext:value-type="float">
            <text:p>-1,56195663379186</text:p>
          </table:table-cell>
        </table:table-row>
        <table:table-row table:style-name="ro1">
          <table:table-cell office:value-type="float" office:value="4.29674001228231" calcext:value-type="float">
            <text:p>4,29674001228231</text:p>
          </table:table-cell>
          <table:table-cell office:value-type="float" office:value="-1.72723560430962" calcext:value-type="float">
            <text:p>-1,72723560430962</text:p>
          </table:table-cell>
        </table:table-row>
        <table:table-row table:style-name="ro1">
          <table:table-cell office:value-type="float" office:value="5.97164579891871" calcext:value-type="float">
            <text:p>5,97164579891871</text:p>
          </table:table-cell>
          <table:table-cell office:value-type="float" office:value="0.0305140892546518" calcext:value-type="float">
            <text:p>0,0305140892546518</text:p>
          </table:table-cell>
        </table:table-row>
        <table:table-row table:style-name="ro1">
          <table:table-cell office:value-type="float" office:value="5.04194143495007" calcext:value-type="float">
            <text:p>5,04194143495007</text:p>
          </table:table-cell>
          <table:table-cell office:value-type="float" office:value="0.949499496082441" calcext:value-type="float">
            <text:p>0,949499496082441</text:p>
          </table:table-cell>
        </table:table-row>
        <table:table-row table:style-name="ro1">
          <table:table-cell office:value-type="float" office:value="6.57215299750494" calcext:value-type="float">
            <text:p>6,57215299750494</text:p>
          </table:table-cell>
          <table:table-cell office:value-type="float" office:value="-1.92425399887902" calcext:value-type="float">
            <text:p>-1,92425399887902</text:p>
          </table:table-cell>
        </table:table-row>
        <table:table-row table:style-name="ro1">
          <table:table-cell office:value-type="float" office:value="6.21386763581872" calcext:value-type="float">
            <text:p>6,21386763581872</text:p>
          </table:table-cell>
          <table:table-cell office:value-type="float" office:value="-0.894639697742978" calcext:value-type="float">
            <text:p>-0,894639697742978</text:p>
          </table:table-cell>
        </table:table-row>
        <table:table-row table:style-name="ro1">
          <table:table-cell office:value-type="float" office:value="4.67694664906056" calcext:value-type="float">
            <text:p>4,67694664906056</text:p>
          </table:table-cell>
          <table:table-cell office:value-type="float" office:value="-0.775586265415283" calcext:value-type="float">
            <text:p>-0,775586265415283</text:p>
          </table:table-cell>
        </table:table-row>
        <table:table-row table:style-name="ro1">
          <table:table-cell office:value-type="float" office:value="4.2107618552763" calcext:value-type="float">
            <text:p>4,2107618552763</text:p>
          </table:table-cell>
          <table:table-cell office:value-type="float" office:value="-0.791503014092905" calcext:value-type="float">
            <text:p>-0,791503014092905</text:p>
          </table:table-cell>
        </table:table-row>
        <table:table-row table:style-name="ro1">
          <table:table-cell office:value-type="float" office:value="4.95374723012962" calcext:value-type="float">
            <text:p>4,95374723012962</text:p>
          </table:table-cell>
          <table:table-cell office:value-type="float" office:value="0.0299605779377146" calcext:value-type="float">
            <text:p>0,0299605779377146</text:p>
          </table:table-cell>
        </table:table-row>
        <table:table-row table:style-name="ro1">
          <table:table-cell office:value-type="float" office:value="5.17853517441514" calcext:value-type="float">
            <text:p>5,17853517441514</text:p>
          </table:table-cell>
          <table:table-cell office:value-type="float" office:value="-0.821456908667835" calcext:value-type="float">
            <text:p>-0,821456908667835</text:p>
          </table:table-cell>
        </table:table-row>
        <table:table-row table:style-name="ro1">
          <table:table-cell office:value-type="float" office:value="5.3662432006759" calcext:value-type="float">
            <text:p>5,3662432006759</text:p>
          </table:table-cell>
          <table:table-cell office:value-type="float" office:value="0.611766697376483" calcext:value-type="float">
            <text:p>0,611766697376483</text:p>
          </table:table-cell>
        </table:table-row>
        <table:table-row table:style-name="ro1">
          <table:table-cell office:value-type="float" office:value="4.47983712599043" calcext:value-type="float">
            <text:p>4,47983712599043</text:p>
          </table:table-cell>
          <table:table-cell office:value-type="float" office:value="-0.856314853663969" calcext:value-type="float">
            <text:p>-0,856314853663969</text:p>
          </table:table-cell>
        </table:table-row>
        <table:table-row table:style-name="ro1">
          <table:table-cell office:value-type="float" office:value="4.87650976365708" calcext:value-type="float">
            <text:p>4,87650976365708</text:p>
          </table:table-cell>
          <table:table-cell office:value-type="float" office:value="-1.54410969805072" calcext:value-type="float">
            <text:p>-1,54410969805072</text:p>
          </table:table-cell>
        </table:table-row>
        <table:table-row table:style-name="ro1">
          <table:table-cell office:value-type="float" office:value="4.36409060700978" calcext:value-type="float">
            <text:p>4,36409060700978</text:p>
          </table:table-cell>
          <table:table-cell office:value-type="float" office:value="0.194307377825871" calcext:value-type="float">
            <text:p>0,194307377825871</text:p>
          </table:table-cell>
        </table:table-row>
        <table:table-row table:style-name="ro1">
          <table:table-cell office:value-type="float" office:value="4.93622379332975" calcext:value-type="float">
            <text:p>4,93622379332975</text:p>
          </table:table-cell>
          <table:table-cell office:value-type="float" office:value="-1.70376796194313" calcext:value-type="float">
            <text:p>-1,70376796194313</text:p>
          </table:table-cell>
        </table:table-row>
        <table:table-row table:style-name="ro1">
          <table:table-cell office:value-type="float" office:value="4.86090262957259" calcext:value-type="float">
            <text:p>4,86090262957259</text:p>
          </table:table-cell>
          <table:table-cell office:value-type="float" office:value="-0.957119818713582" calcext:value-type="float">
            <text:p>-0,957119818713582</text:p>
          </table:table-cell>
        </table:table-row>
        <table:table-row table:style-name="ro1">
          <table:table-cell office:value-type="float" office:value="4.761003439147" calcext:value-type="float">
            <text:p>4,761003439147</text:p>
          </table:table-cell>
          <table:table-cell office:value-type="float" office:value="0.0707506513069616" calcext:value-type="float">
            <text:p>0,0707506513069616</text:p>
          </table:table-cell>
        </table:table-row>
        <table:table-row table:style-name="ro1">
          <table:table-cell office:value-type="float" office:value="5.81175469001644" calcext:value-type="float">
            <text:p>5,81175469001644</text:p>
          </table:table-cell>
          <table:table-cell office:value-type="float" office:value="-0.544654474114355" calcext:value-type="float">
            <text:p>-0,544654474114355</text:p>
          </table:table-cell>
        </table:table-row>
        <table:table-row table:style-name="ro1">
          <table:table-cell office:value-type="float" office:value="6.5440207074637" calcext:value-type="float">
            <text:p>6,5440207074637</text:p>
          </table:table-cell>
          <table:table-cell office:value-type="float" office:value="-0.534975496434856" calcext:value-type="float">
            <text:p>-0,534975496434856</text:p>
          </table:table-cell>
        </table:table-row>
        <table:table-row table:style-name="ro1">
          <table:table-cell office:value-type="float" office:value="5.82560216508657" calcext:value-type="float">
            <text:p>5,82560216508657</text:p>
          </table:table-cell>
          <table:table-cell office:value-type="float" office:value="-1.947961648297" calcext:value-type="float">
            <text:p>-1,947961648297</text:p>
          </table:table-cell>
        </table:table-row>
        <table:table-row table:style-name="ro1">
          <table:table-cell office:value-type="float" office:value="4.78967527345891" calcext:value-type="float">
            <text:p>4,78967527345891</text:p>
          </table:table-cell>
          <table:table-cell office:value-type="float" office:value="-1.06684705101367" calcext:value-type="float">
            <text:p>-1,06684705101367</text:p>
          </table:table-cell>
        </table:table-row>
        <table:table-row table:style-name="ro1">
          <table:table-cell office:value-type="float" office:value="6.31136253071254" calcext:value-type="float">
            <text:p>6,31136253071254</text:p>
          </table:table-cell>
          <table:table-cell office:value-type="float" office:value="0.597696101066574" calcext:value-type="float">
            <text:p>0,597696101066574</text:p>
          </table:table-cell>
        </table:table-row>
        <table:table-row table:style-name="ro1">
          <table:table-cell office:value-type="float" office:value="6.74505736282717" calcext:value-type="float">
            <text:p>6,74505736282717</text:p>
          </table:table-cell>
          <table:table-cell office:value-type="float" office:value="-1.60459669882931" calcext:value-type="float">
            <text:p>-1,60459669882931</text:p>
          </table:table-cell>
        </table:table-row>
        <table:table-row table:style-name="ro1">
          <table:table-cell office:value-type="float" office:value="5.20697693325069" calcext:value-type="float">
            <text:p>5,20697693325069</text:p>
          </table:table-cell>
          <table:table-cell office:value-type="float" office:value="-0.267696416456791" calcext:value-type="float">
            <text:p>-0,267696416456791</text:p>
          </table:table-cell>
        </table:table-row>
        <table:table-row table:style-name="ro1">
          <table:table-cell office:value-type="float" office:value="6.28729538177157" calcext:value-type="float">
            <text:p>6,28729538177157</text:p>
          </table:table-cell>
          <table:table-cell office:value-type="float" office:value="-0.699273066679241" calcext:value-type="float">
            <text:p>-0,699273066679241</text:p>
          </table:table-cell>
        </table:table-row>
        <table:table-row table:style-name="ro1">
          <table:table-cell office:value-type="float" office:value="6.25714215637405" calcext:value-type="float">
            <text:p>6,25714215637405</text:p>
          </table:table-cell>
          <table:table-cell office:value-type="float" office:value="-1.55971015533634" calcext:value-type="float">
            <text:p>-1,55971015533634</text:p>
          </table:table-cell>
        </table:table-row>
        <table:table-row table:style-name="ro1">
          <table:table-cell office:value-type="float" office:value="5.74450142964075" calcext:value-type="float">
            <text:p>5,74450142964075</text:p>
          </table:table-cell>
          <table:table-cell office:value-type="float" office:value="-0.374443558922315" calcext:value-type="float">
            <text:p>-0,374443558922315</text:p>
          </table:table-cell>
        </table:table-row>
        <table:table-row table:style-name="ro1">
          <table:table-cell office:value-type="float" office:value="6.73233108993656" calcext:value-type="float">
            <text:p>6,73233108993656</text:p>
          </table:table-cell>
          <table:table-cell office:value-type="float" office:value="0.0520259398492913" calcext:value-type="float">
            <text:p>0,0520259398492913</text:p>
          </table:table-cell>
        </table:table-row>
        <table:table-row table:style-name="ro1">
          <table:table-cell office:value-type="float" office:value="6.65145005952138" calcext:value-type="float">
            <text:p>6,65145005952138</text:p>
          </table:table-cell>
          <table:table-cell office:value-type="float" office:value="0.467902375867912" calcext:value-type="float">
            <text:p>0,467902375867912</text:p>
          </table:table-cell>
        </table:table-row>
        <table:table-row table:style-name="ro1">
          <table:table-cell office:value-type="float" office:value="6.37683011998194" calcext:value-type="float">
            <text:p>6,37683011998194</text:p>
          </table:table-cell>
          <table:table-cell office:value-type="float" office:value="0.870146571424491" calcext:value-type="float">
            <text:p>0,870146571424491</text:p>
          </table:table-cell>
        </table:table-row>
        <table:table-row table:style-name="ro1">
          <table:table-cell office:value-type="float" office:value="4.353161561748" calcext:value-type="float">
            <text:p>4,353161561748</text:p>
          </table:table-cell>
          <table:table-cell office:value-type="float" office:value="0.403023974390873" calcext:value-type="float">
            <text:p>0,403023974390873</text:p>
          </table:table-cell>
        </table:table-row>
        <table:table-row table:style-name="ro1">
          <table:table-cell office:value-type="float" office:value="5.9910869111032" calcext:value-type="float">
            <text:p>5,9910869111032</text:p>
          </table:table-cell>
          <table:table-cell office:value-type="float" office:value="-1.21348681654967" calcext:value-type="float">
            <text:p>-1,21348681654967</text:p>
          </table:table-cell>
        </table:table-row>
        <table:table-row table:style-name="ro1">
          <table:table-cell office:value-type="float" office:value="6.09733787408227" calcext:value-type="float">
            <text:p>6,09733787408227</text:p>
          </table:table-cell>
          <table:table-cell office:value-type="float" office:value="0.439503486546468" calcext:value-type="float">
            <text:p>0,439503486546468</text:p>
          </table:table-cell>
        </table:table-row>
        <table:table-row table:style-name="ro1">
          <table:table-cell office:value-type="float" office:value="6.34425250139535" calcext:value-type="float">
            <text:p>6,34425250139535</text:p>
          </table:table-cell>
          <table:table-cell office:value-type="float" office:value="-0.66176319938063" calcext:value-type="float">
            <text:p>-0,66176319938063</text:p>
          </table:table-cell>
        </table:table-row>
        <table:table-row table:style-name="ro1">
          <table:table-cell office:value-type="float" office:value="6.73643932269581" calcext:value-type="float">
            <text:p>6,73643932269581</text:p>
          </table:table-cell>
          <table:table-cell office:value-type="float" office:value="0.892057237990892" calcext:value-type="float">
            <text:p>0,892057237990892</text:p>
          </table:table-cell>
        </table:table-row>
        <table:table-row table:style-name="ro1">
          <table:table-cell office:value-type="float" office:value="4.64161243329258" calcext:value-type="float">
            <text:p>4,64161243329258</text:p>
          </table:table-cell>
          <table:table-cell office:value-type="float" office:value="0.949180351891555" calcext:value-type="float">
            <text:p>0,949180351891555</text:p>
          </table:table-cell>
        </table:table-row>
        <table:table-row table:style-name="ro1">
          <table:table-cell office:value-type="float" office:value="5.70904876288146" calcext:value-type="float">
            <text:p>5,70904876288146</text:p>
          </table:table-cell>
          <table:table-cell office:value-type="float" office:value="-1.95988834298229" calcext:value-type="float">
            <text:p>-1,95988834298229</text:p>
          </table:table-cell>
        </table:table-row>
        <table:table-row table:style-name="ro1">
          <table:table-cell office:value-type="float" office:value="5.02440234234846" calcext:value-type="float">
            <text:p>5,02440234234846</text:p>
          </table:table-cell>
          <table:table-cell office:value-type="float" office:value="-1.47291927835414" calcext:value-type="float">
            <text:p>-1,47291927835414</text:p>
          </table:table-cell>
        </table:table-row>
        <table:table-row table:style-name="ro1">
          <table:table-cell office:value-type="float" office:value="4.35612227094231" calcext:value-type="float">
            <text:p>4,35612227094231</text:p>
          </table:table-cell>
          <table:table-cell office:value-type="float" office:value="-0.157223275957442" calcext:value-type="float">
            <text:p>-0,157223275957442</text:p>
          </table:table-cell>
        </table:table-row>
        <table:table-row table:style-name="ro1">
          <table:table-cell office:value-type="float" office:value="6.49898828617316" calcext:value-type="float">
            <text:p>6,49898828617316</text:p>
          </table:table-cell>
          <table:table-cell office:value-type="float" office:value="-0.665754673900943" calcext:value-type="float">
            <text:p>-0,665754673900943</text:p>
          </table:table-cell>
        </table:table-row>
        <table:table-row table:style-name="ro1">
          <table:table-cell office:value-type="float" office:value="5.53048973151362" calcext:value-type="float">
            <text:p>5,53048973151362</text:p>
          </table:table-cell>
          <table:table-cell office:value-type="float" office:value="-0.856864086944359" calcext:value-type="float">
            <text:p>-0,856864086944359</text:p>
          </table:table-cell>
        </table:table-row>
        <table:table-row table:style-name="ro1">
          <table:table-cell office:value-type="float" office:value="6.62626964419999" calcext:value-type="float">
            <text:p>6,62626964419999</text:p>
          </table:table-cell>
          <table:table-cell office:value-type="float" office:value="0.333195278016827" calcext:value-type="float">
            <text:p>0,333195278016827</text:p>
          </table:table-cell>
        </table:table-row>
        <table:table-row table:style-name="ro1">
          <table:table-cell office:value-type="float" office:value="6.9585228752329" calcext:value-type="float">
            <text:p>6,9585228752329</text:p>
          </table:table-cell>
          <table:table-cell office:value-type="float" office:value="-0.351411648693346" calcext:value-type="float">
            <text:p>-0,351411648693346</text:p>
          </table:table-cell>
        </table:table-row>
        <table:table-row table:style-name="ro1">
          <table:table-cell office:value-type="float" office:value="5.1299197157778" calcext:value-type="float">
            <text:p>5,1299197157778</text:p>
          </table:table-cell>
          <table:table-cell office:value-type="float" office:value="-1.33271879105538" calcext:value-type="float">
            <text:p>-1,33271879105538</text:p>
          </table:table-cell>
        </table:table-row>
        <table:table-row table:style-name="ro1">
          <table:table-cell office:value-type="float" office:value="6.33371067344153" calcext:value-type="float">
            <text:p>6,33371067344153</text:p>
          </table:table-cell>
          <table:table-cell office:value-type="float" office:value="0.979252534220284" calcext:value-type="float">
            <text:p>0,979252534220284</text:p>
          </table:table-cell>
        </table:table-row>
        <table:table-row table:style-name="ro1">
          <table:table-cell office:value-type="float" office:value="6.40687388179636" calcext:value-type="float">
            <text:p>6,40687388179636</text:p>
          </table:table-cell>
          <table:table-cell office:value-type="float" office:value="-1.07786409268386" calcext:value-type="float">
            <text:p>-1,07786409268386</text:p>
          </table:table-cell>
        </table:table-row>
        <table:table-row table:style-name="ro1">
          <table:table-cell office:value-type="float" office:value="4.33518929971403" calcext:value-type="float">
            <text:p>4,33518929971403</text:p>
          </table:table-cell>
          <table:table-cell office:value-type="float" office:value="0.555203823838297" calcext:value-type="float">
            <text:p>0,555203823838297</text:p>
          </table:table-cell>
        </table:table-row>
        <table:table-row table:style-name="ro1">
          <table:table-cell office:value-type="float" office:value="5.56143896980859" calcext:value-type="float">
            <text:p>5,56143896980859</text:p>
          </table:table-cell>
          <table:table-cell office:value-type="float" office:value="0.623157962689017" calcext:value-type="float">
            <text:p>0,623157962689017</text:p>
          </table:table-cell>
        </table:table-row>
        <table:table-row table:style-name="ro1">
          <table:table-cell office:value-type="float" office:value="6.97958527728177" calcext:value-type="float">
            <text:p>6,97958527728177</text:p>
          </table:table-cell>
          <table:table-cell office:value-type="float" office:value="-0.178492882214508" calcext:value-type="float">
            <text:p>-0,178492882214508</text:p>
          </table:table-cell>
        </table:table-row>
        <table:table-row table:style-name="ro1">
          <table:table-cell office:value-type="float" office:value="6.99491263411959" calcext:value-type="float">
            <text:p>6,99491263411959</text:p>
          </table:table-cell>
          <table:table-cell office:value-type="float" office:value="-1.49892359490683" calcext:value-type="float">
            <text:p>-1,49892359490683</text:p>
          </table:table-cell>
        </table:table-row>
        <table:table-row table:style-name="ro1">
          <table:table-cell office:value-type="float" office:value="5.53738090660586" calcext:value-type="float">
            <text:p>5,53738090660586</text:p>
          </table:table-cell>
          <table:table-cell office:value-type="float" office:value="0.869549748548074" calcext:value-type="float">
            <text:p>0,869549748548074</text:p>
          </table:table-cell>
        </table:table-row>
        <table:table-row table:style-name="ro1">
          <table:table-cell office:value-type="float" office:value="6.65130500761843" calcext:value-type="float">
            <text:p>6,65130500761843</text:p>
          </table:table-cell>
          <table:table-cell office:value-type="float" office:value="-0.524578718980697" calcext:value-type="float">
            <text:p>-0,524578718980697</text:p>
          </table:table-cell>
        </table:table-row>
        <table:table-row table:style-name="ro1">
          <table:table-cell office:value-type="float" office:value="4.72354773569435" calcext:value-type="float">
            <text:p>4,72354773569435</text:p>
          </table:table-cell>
          <table:table-cell office:value-type="float" office:value="-0.835702142942807" calcext:value-type="float">
            <text:p>-0,835702142942807</text:p>
          </table:table-cell>
        </table:table-row>
        <table:table-row table:style-name="ro1">
          <table:table-cell office:value-type="float" office:value="6.10457782285809" calcext:value-type="float">
            <text:p>6,10457782285809</text:p>
          </table:table-cell>
          <table:table-cell office:value-type="float" office:value="-0.783314012494865" calcext:value-type="float">
            <text:p>-0,783314012494865</text:p>
          </table:table-cell>
        </table:table-row>
        <table:table-row table:style-name="ro1">
          <table:table-cell office:value-type="float" office:value="4.82769528313585" calcext:value-type="float">
            <text:p>4,82769528313585</text:p>
          </table:table-cell>
          <table:table-cell office:value-type="float" office:value="-0.549621096356857" calcext:value-type="float">
            <text:p>-0,549621096356857</text:p>
          </table:table-cell>
        </table:table-row>
        <table:table-row table:style-name="ro1">
          <table:table-cell office:value-type="float" office:value="4.48821683415276" calcext:value-type="float">
            <text:p>4,48821683415276</text:p>
          </table:table-cell>
          <table:table-cell office:value-type="float" office:value="-0.286902974085263" calcext:value-type="float">
            <text:p>-0,286902974085263</text:p>
          </table:table-cell>
        </table:table-row>
        <table:table-row table:style-name="ro1">
          <table:table-cell office:value-type="float" office:value="5.98310872870404" calcext:value-type="float">
            <text:p>5,98310872870404</text:p>
          </table:table-cell>
          <table:table-cell office:value-type="float" office:value="-1.81515128537423" calcext:value-type="float">
            <text:p>-1,81515128537423</text:p>
          </table:table-cell>
        </table:table-row>
        <table:table-row table:style-name="ro1">
          <table:table-cell office:value-type="float" office:value="6.64227647710868" calcext:value-type="float">
            <text:p>6,64227647710868</text:p>
          </table:table-cell>
          <table:table-cell office:value-type="float" office:value="0.979111210622839" calcext:value-type="float">
            <text:p>0,979111210622839</text:p>
          </table:table-cell>
        </table:table-row>
        <table:table-row table:style-name="ro1">
          <table:table-cell office:value-type="float" office:value="6.98326333913831" calcext:value-type="float">
            <text:p>6,98326333913831</text:p>
          </table:table-cell>
          <table:table-cell office:value-type="float" office:value="-1.17254656339587" calcext:value-type="float">
            <text:p>-1,17254656339587</text:p>
          </table:table-cell>
        </table:table-row>
        <table:table-row table:style-name="ro1">
          <table:table-cell office:value-type="float" office:value="6.87523004528648" calcext:value-type="float">
            <text:p>6,87523004528648</text:p>
          </table:table-cell>
          <table:table-cell office:value-type="float" office:value="0.242573182545634" calcext:value-type="float">
            <text:p>0,242573182545634</text:p>
          </table:table-cell>
        </table:table-row>
        <table:table-row table:style-name="ro1">
          <table:table-cell office:value-type="float" office:value="6.41729583033904" calcext:value-type="float">
            <text:p>6,41729583033904</text:p>
          </table:table-cell>
          <table:table-cell office:value-type="float" office:value="-1.02028644341447" calcext:value-type="float">
            <text:p>-1,02028644341447</text:p>
          </table:table-cell>
        </table:table-row>
        <table:table-row table:style-name="ro1">
          <table:table-cell office:value-type="float" office:value="5.4862201129913" calcext:value-type="float">
            <text:p>5,4862201129913</text:p>
          </table:table-cell>
          <table:table-cell office:value-type="float" office:value="-0.000961256091035256" calcext:value-type="float">
            <text:p>-0,000961256091035256</text:p>
          </table:table-cell>
        </table:table-row>
        <table:table-row table:style-name="ro1">
          <table:table-cell office:value-type="float" office:value="5.12521833607761" calcext:value-type="float">
            <text:p>5,12521833607761</text:p>
          </table:table-cell>
          <table:table-cell office:value-type="float" office:value="-0.103737698037835" calcext:value-type="float">
            <text:p>-0,103737698037835</text:p>
          </table:table-cell>
        </table:table-row>
        <table:table-row table:style-name="ro1">
          <table:table-cell office:value-type="float" office:value="5.34349854416327" calcext:value-type="float">
            <text:p>5,34349854416327</text:p>
          </table:table-cell>
          <table:table-cell office:value-type="float" office:value="-1.16358445160447" calcext:value-type="float">
            <text:p>-1,16358445160447</text:p>
          </table:table-cell>
        </table:table-row>
        <table:table-row table:style-name="ro1">
          <table:table-cell office:value-type="float" office:value="6.88756296043534" calcext:value-type="float">
            <text:p>6,88756296043534</text:p>
          </table:table-cell>
          <table:table-cell office:value-type="float" office:value="-0.654284536558972" calcext:value-type="float">
            <text:p>-0,654284536558972</text:p>
          </table:table-cell>
        </table:table-row>
        <table:table-row table:style-name="ro1">
          <table:table-cell office:value-type="float" office:value="4.90559958031971" calcext:value-type="float">
            <text:p>4,90559958031971</text:p>
          </table:table-cell>
          <table:table-cell office:value-type="float" office:value="-1.83263652012441" calcext:value-type="float">
            <text:p>-1,83263652012441</text:p>
          </table:table-cell>
        </table:table-row>
        <table:table-row table:style-name="ro1">
          <table:table-cell office:value-type="float" office:value="5.15265522780156" calcext:value-type="float">
            <text:p>5,15265522780156</text:p>
          </table:table-cell>
          <table:table-cell office:value-type="float" office:value="-1.01852150193521" calcext:value-type="float">
            <text:p>-1,01852150193521</text:p>
          </table:table-cell>
        </table:table-row>
        <table:table-row table:style-name="ro1">
          <table:table-cell office:value-type="float" office:value="4.92205078832042" calcext:value-type="float">
            <text:p>4,92205078832042</text:p>
          </table:table-cell>
          <table:table-cell office:value-type="float" office:value="0.0984494202573343" calcext:value-type="float">
            <text:p>0,0984494202573343</text:p>
          </table:table-cell>
        </table:table-row>
        <table:table-row table:style-name="ro1">
          <table:table-cell office:value-type="float" office:value="6.23510267923377" calcext:value-type="float">
            <text:p>6,23510267923377</text:p>
          </table:table-cell>
          <table:table-cell office:value-type="float" office:value="0.63021213611448" calcext:value-type="float">
            <text:p>0,63021213611448</text:p>
          </table:table-cell>
        </table:table-row>
        <table:table-row table:style-name="ro1">
          <table:table-cell office:value-type="float" office:value="4.57346480453708" calcext:value-type="float">
            <text:p>4,57346480453708</text:p>
          </table:table-cell>
          <table:table-cell office:value-type="float" office:value="0.25740594832478" calcext:value-type="float">
            <text:p>0,25740594832478</text:p>
          </table:table-cell>
        </table:table-row>
        <table:table-row table:style-name="ro1">
          <table:table-cell office:value-type="float" office:value="6.92613181539108" calcext:value-type="float">
            <text:p>6,92613181539108</text:p>
          </table:table-cell>
          <table:table-cell office:value-type="float" office:value="-0.466031078708215" calcext:value-type="float">
            <text:p>-0,466031078708215</text:p>
          </table:table-cell>
        </table:table-row>
        <table:table-row table:style-name="ro1">
          <table:table-cell office:value-type="float" office:value="6.59597313385929" calcext:value-type="float">
            <text:p>6,59597313385929</text:p>
          </table:table-cell>
          <table:table-cell office:value-type="float" office:value="-0.89447965979068" calcext:value-type="float">
            <text:p>-0,89447965979068</text:p>
          </table:table-cell>
        </table:table-row>
        <table:table-row table:style-name="ro1">
          <table:table-cell office:value-type="float" office:value="6.00906690901402" calcext:value-type="float">
            <text:p>6,00906690901402</text:p>
          </table:table-cell>
          <table:table-cell office:value-type="float" office:value="-1.54814915602393" calcext:value-type="float">
            <text:p>-1,54814915602393</text:p>
          </table:table-cell>
        </table:table-row>
        <table:table-row table:style-name="ro1">
          <table:table-cell office:value-type="float" office:value="6.16738758461596" calcext:value-type="float">
            <text:p>6,16738758461596</text:p>
          </table:table-cell>
          <table:table-cell office:value-type="float" office:value="-1.81158044258435" calcext:value-type="float">
            <text:p>-1,81158044258435</text:p>
          </table:table-cell>
        </table:table-row>
        <table:table-row table:style-name="ro1">
          <table:table-cell office:value-type="float" office:value="4.70993070503782" calcext:value-type="float">
            <text:p>4,70993070503782</text:p>
          </table:table-cell>
          <table:table-cell office:value-type="float" office:value="0.536081910493917" calcext:value-type="float">
            <text:p>0,536081910493917</text:p>
          </table:table-cell>
        </table:table-row>
        <table:table-row table:style-name="ro1">
          <table:table-cell office:value-type="float" office:value="5.79544877232492" calcext:value-type="float">
            <text:p>5,79544877232492</text:p>
          </table:table-cell>
          <table:table-cell office:value-type="float" office:value="0.423471726635718" calcext:value-type="float">
            <text:p>0,423471726635718</text:p>
          </table:table-cell>
        </table:table-row>
        <table:table-row table:style-name="ro1">
          <table:table-cell office:value-type="float" office:value="5.94395700714659" calcext:value-type="float">
            <text:p>5,94395700714659</text:p>
          </table:table-cell>
          <table:table-cell office:value-type="float" office:value="-1.27925266990239" calcext:value-type="float">
            <text:p>-1,27925266990239</text:p>
          </table:table-cell>
        </table:table-row>
        <table:table-row table:style-name="ro1">
          <table:table-cell office:value-type="float" office:value="4.34615293006859" calcext:value-type="float">
            <text:p>4,34615293006859</text:p>
          </table:table-cell>
          <table:table-cell office:value-type="float" office:value="-1.93178511106217" calcext:value-type="float">
            <text:p>-1,93178511106217</text:p>
          </table:table-cell>
        </table:table-row>
        <table:table-row table:style-name="ro1">
          <table:table-cell office:value-type="float" office:value="6.94980813164279" calcext:value-type="float">
            <text:p>6,94980813164279</text:p>
          </table:table-cell>
          <table:table-cell office:value-type="float" office:value="-1.06494830135402" calcext:value-type="float">
            <text:p>-1,06494830135402</text:p>
          </table:table-cell>
        </table:table-row>
        <table:table-row table:style-name="ro1">
          <table:table-cell office:value-type="float" office:value="6.43672977197122" calcext:value-type="float">
            <text:p>6,43672977197122</text:p>
          </table:table-cell>
          <table:table-cell office:value-type="float" office:value="-0.95252686935744" calcext:value-type="float">
            <text:p>-0,95252686935744</text:p>
          </table:table-cell>
        </table:table-row>
        <table:table-row table:style-name="ro1">
          <table:table-cell office:value-type="float" office:value="6.44098764736787" calcext:value-type="float">
            <text:p>6,44098764736787</text:p>
          </table:table-cell>
          <table:table-cell office:value-type="float" office:value="-0.878736396104266" calcext:value-type="float">
            <text:p>-0,878736396104266</text:p>
          </table:table-cell>
        </table:table-row>
        <table:table-row table:style-name="ro1">
          <table:table-cell office:value-type="float" office:value="6.71081349195656" calcext:value-type="float">
            <text:p>6,71081349195656</text:p>
          </table:table-cell>
          <table:table-cell office:value-type="float" office:value="-1.61923881090415" calcext:value-type="float">
            <text:p>-1,61923881090415</text:p>
          </table:table-cell>
        </table:table-row>
        <table:table-row table:style-name="ro1">
          <table:table-cell office:value-type="float" office:value="5.96495592825825" calcext:value-type="float">
            <text:p>5,96495592825825</text:p>
          </table:table-cell>
          <table:table-cell office:value-type="float" office:value="0.304834067373132" calcext:value-type="float">
            <text:p>0,304834067373132</text:p>
          </table:table-cell>
        </table:table-row>
        <table:table-row table:style-name="ro1">
          <table:table-cell office:value-type="float" office:value="6.69343231239654" calcext:value-type="float">
            <text:p>6,69343231239654</text:p>
          </table:table-cell>
          <table:table-cell office:value-type="float" office:value="0.804862495807131" calcext:value-type="float">
            <text:p>0,804862495807131</text:p>
          </table:table-cell>
        </table:table-row>
        <table:table-row table:style-name="ro1">
          <table:table-cell office:value-type="float" office:value="6.54083149786851" calcext:value-type="float">
            <text:p>6,54083149786851</text:p>
          </table:table-cell>
          <table:table-cell office:value-type="float" office:value="-0.0438173610068477" calcext:value-type="float">
            <text:p>-0,0438173610068477</text:p>
          </table:table-cell>
        </table:table-row>
        <table:table-row table:style-name="ro1">
          <table:table-cell office:value-type="float" office:value="5.70421730442186" calcext:value-type="float">
            <text:p>5,70421730442186</text:p>
          </table:table-cell>
          <table:table-cell office:value-type="float" office:value="-0.119553458366239" calcext:value-type="float">
            <text:p>-0,119553458366239</text:p>
          </table:table-cell>
        </table:table-row>
        <table:table-row table:style-name="ro1">
          <table:table-cell office:value-type="float" office:value="5.28394898078312" calcext:value-type="float">
            <text:p>5,28394898078312</text:p>
          </table:table-cell>
          <table:table-cell office:value-type="float" office:value="-1.58625569841566" calcext:value-type="float">
            <text:p>-1,58625569841566</text:p>
          </table:table-cell>
        </table:table-row>
        <table:table-row table:style-name="ro1">
          <table:table-cell office:value-type="float" office:value="6.90792215934641" calcext:value-type="float">
            <text:p>6,90792215934641</text:p>
          </table:table-cell>
          <table:table-cell office:value-type="float" office:value="-1.6230728748176" calcext:value-type="float">
            <text:p>-1,6230728748176</text:p>
          </table:table-cell>
        </table:table-row>
        <table:table-row table:style-name="ro1">
          <table:table-cell office:value-type="float" office:value="4.46428070687396" calcext:value-type="float">
            <text:p>4,46428070687396</text:p>
          </table:table-cell>
          <table:table-cell office:value-type="float" office:value="-1.3101106528941" calcext:value-type="float">
            <text:p>-1,3101106528941</text:p>
          </table:table-cell>
        </table:table-row>
        <table:table-row table:style-name="ro1">
          <table:table-cell office:value-type="float" office:value="4.37668149267665" calcext:value-type="float">
            <text:p>4,37668149267665</text:p>
          </table:table-cell>
          <table:table-cell office:value-type="float" office:value="0.806451515978573" calcext:value-type="float">
            <text:p>0,806451515978573</text:p>
          </table:table-cell>
        </table:table-row>
        <table:table-row table:style-name="ro1">
          <table:table-cell office:value-type="float" office:value="6.09072128306524" calcext:value-type="float">
            <text:p>6,09072128306524</text:p>
          </table:table-cell>
          <table:table-cell office:value-type="float" office:value="-0.68523551602199" calcext:value-type="float">
            <text:p>-0,68523551602199</text:p>
          </table:table-cell>
        </table:table-row>
        <table:table-row table:style-name="ro1">
          <table:table-cell office:value-type="float" office:value="5.14583841335377" calcext:value-type="float">
            <text:p>5,14583841335377</text:p>
          </table:table-cell>
          <table:table-cell office:value-type="float" office:value="0.764974116615424" calcext:value-type="float">
            <text:p>0,764974116615424</text:p>
          </table:table-cell>
        </table:table-row>
        <table:table-row table:style-name="ro1">
          <table:table-cell office:value-type="float" office:value="6.20878832248298" calcext:value-type="float">
            <text:p>6,20878832248298</text:p>
          </table:table-cell>
          <table:table-cell office:value-type="float" office:value="-0.765597929676817" calcext:value-type="float">
            <text:p>-0,765597929676817</text:p>
          </table:table-cell>
        </table:table-row>
        <table:table-row table:style-name="ro1">
          <table:table-cell office:value-type="float" office:value="4.06190496004459" calcext:value-type="float">
            <text:p>4,06190496004459</text:p>
          </table:table-cell>
          <table:table-cell office:value-type="float" office:value="-0.0182093343768885" calcext:value-type="float">
            <text:p>-0,0182093343768885</text:p>
          </table:table-cell>
        </table:table-row>
        <table:table-row table:style-name="ro1">
          <table:table-cell office:value-type="float" office:value="6.40266964342077" calcext:value-type="float">
            <text:p>6,40266964342077</text:p>
          </table:table-cell>
          <table:table-cell office:value-type="float" office:value="0.49909520695918" calcext:value-type="float">
            <text:p>0,49909520695918</text:p>
          </table:table-cell>
        </table:table-row>
        <table:table-row table:style-name="ro1">
          <table:table-cell office:value-type="float" office:value="5.83462818441509" calcext:value-type="float">
            <text:p>5,83462818441509</text:p>
          </table:table-cell>
          <table:table-cell office:value-type="float" office:value="-0.894235103090934" calcext:value-type="float">
            <text:p>-0,894235103090934</text:p>
          </table:table-cell>
        </table:table-row>
        <table:table-row table:style-name="ro1">
          <table:table-cell office:value-type="float" office:value="4.91615778401466" calcext:value-type="float">
            <text:p>4,91615778401466</text:p>
          </table:table-cell>
          <table:table-cell office:value-type="float" office:value="0.967256685635896" calcext:value-type="float">
            <text:p>0,967256685635896</text:p>
          </table:table-cell>
        </table:table-row>
        <table:table-row table:style-name="ro1">
          <table:table-cell office:value-type="float" office:value="6.65372211860826" calcext:value-type="float">
            <text:p>6,65372211860826</text:p>
          </table:table-cell>
          <table:table-cell office:value-type="float" office:value="-0.0606999980596445" calcext:value-type="float">
            <text:p>-0,0606999980596445</text:p>
          </table:table-cell>
        </table:table-row>
        <table:table-row table:style-name="ro1">
          <table:table-cell office:value-type="float" office:value="4.88526696943179" calcext:value-type="float">
            <text:p>4,88526696943179</text:p>
          </table:table-cell>
          <table:table-cell office:value-type="float" office:value="0.770431218492237" calcext:value-type="float">
            <text:p>0,770431218492237</text:p>
          </table:table-cell>
        </table:table-row>
        <table:table-row table:style-name="ro1">
          <table:table-cell office:value-type="float" office:value="6.209955893909" calcext:value-type="float">
            <text:p>6,209955893909</text:p>
          </table:table-cell>
          <table:table-cell office:value-type="float" office:value="-1.26082207927298" calcext:value-type="float">
            <text:p>-1,26082207927298</text:p>
          </table:table-cell>
        </table:table-row>
        <table:table-row table:style-name="ro1">
          <table:table-cell office:value-type="float" office:value="5.38925781754632" calcext:value-type="float">
            <text:p>5,38925781754632</text:p>
          </table:table-cell>
          <table:table-cell office:value-type="float" office:value="0.591345040640083" calcext:value-type="float">
            <text:p>0,591345040640083</text:p>
          </table:table-cell>
        </table:table-row>
        <table:table-row table:style-name="ro1">
          <table:table-cell office:value-type="float" office:value="5.33233544942575" calcext:value-type="float">
            <text:p>5,33233544942575</text:p>
          </table:table-cell>
          <table:table-cell office:value-type="float" office:value="-1.81241993683533" calcext:value-type="float">
            <text:p>-1,81241993683533</text:p>
          </table:table-cell>
        </table:table-row>
        <table:table-row table:style-name="ro1">
          <table:table-cell office:value-type="float" office:value="4.29395118159809" calcext:value-type="float">
            <text:p>4,29395118159809</text:p>
          </table:table-cell>
          <table:table-cell office:value-type="float" office:value="-1.89804469582037" calcext:value-type="float">
            <text:p>-1,89804469582037</text:p>
          </table:table-cell>
        </table:table-row>
        <table:table-row table:style-name="ro1">
          <table:table-cell office:value-type="float" office:value="5.64408014083754" calcext:value-type="float">
            <text:p>5,64408014083754</text:p>
          </table:table-cell>
          <table:table-cell office:value-type="float" office:value="0.94534152261235" calcext:value-type="float">
            <text:p>0,94534152261235</text:p>
          </table:table-cell>
        </table:table-row>
        <table:table-row table:style-name="ro1">
          <table:table-cell office:value-type="float" office:value="5.5793206224761" calcext:value-type="float">
            <text:p>5,5793206224761</text:p>
          </table:table-cell>
          <table:table-cell office:value-type="float" office:value="0.972312094768017" calcext:value-type="float">
            <text:p>0,972312094768017</text:p>
          </table:table-cell>
        </table:table-row>
        <table:table-row table:style-name="ro1">
          <table:table-cell office:value-type="float" office:value="6.4340331651721" calcext:value-type="float">
            <text:p>6,4340331651721</text:p>
          </table:table-cell>
          <table:table-cell office:value-type="float" office:value="0.0689072788663601" calcext:value-type="float">
            <text:p>0,0689072788663601</text:p>
          </table:table-cell>
        </table:table-row>
        <table:table-row table:style-name="ro1">
          <table:table-cell office:value-type="float" office:value="5.57461941626015" calcext:value-type="float">
            <text:p>5,57461941626015</text:p>
          </table:table-cell>
          <table:table-cell office:value-type="float" office:value="-1.41914785851271" calcext:value-type="float">
            <text:p>-1,41914785851271</text:p>
          </table:table-cell>
        </table:table-row>
        <table:table-row table:style-name="ro1">
          <table:table-cell office:value-type="float" office:value="4.85553231500261" calcext:value-type="float">
            <text:p>4,85553231500261</text:p>
          </table:table-cell>
          <table:table-cell office:value-type="float" office:value="-1.01276655759636" calcext:value-type="float">
            <text:p>-1,01276655759636</text:p>
          </table:table-cell>
        </table:table-row>
        <table:table-row table:style-name="ro1">
          <table:table-cell office:value-type="float" office:value="6.4154901607248" calcext:value-type="float">
            <text:p>6,4154901607248</text:p>
          </table:table-cell>
          <table:table-cell office:value-type="float" office:value="-1.63867013526553" calcext:value-type="float">
            <text:p>-1,63867013526553</text:p>
          </table:table-cell>
        </table:table-row>
        <table:table-row table:style-name="ro1">
          <table:table-cell office:value-type="float" office:value="4.0978620291714" calcext:value-type="float">
            <text:p>4,0978620291714</text:p>
          </table:table-cell>
          <table:table-cell office:value-type="float" office:value="-1.16775595442401" calcext:value-type="float">
            <text:p>-1,16775595442401</text:p>
          </table:table-cell>
        </table:table-row>
        <table:table-row table:style-name="ro1">
          <table:table-cell office:value-type="float" office:value="6.28260891685357" calcext:value-type="float">
            <text:p>6,28260891685357</text:p>
          </table:table-cell>
          <table:table-cell office:value-type="float" office:value="0.816147666749246" calcext:value-type="float">
            <text:p>0,816147666749246</text:p>
          </table:table-cell>
        </table:table-row>
        <table:table-row table:style-name="ro1">
          <table:table-cell office:value-type="float" office:value="4.25142133999439" calcext:value-type="float">
            <text:p>4,25142133999439</text:p>
          </table:table-cell>
          <table:table-cell office:value-type="float" office:value="0.229941467025649" calcext:value-type="float">
            <text:p>0,229941467025649</text:p>
          </table:table-cell>
        </table:table-row>
        <table:table-row table:style-name="ro1">
          <table:table-cell office:value-type="float" office:value="6.18999576831924" calcext:value-type="float">
            <text:p>6,18999576831924</text:p>
          </table:table-cell>
          <table:table-cell office:value-type="float" office:value="0.867037320874892" calcext:value-type="float">
            <text:p>0,867037320874892</text:p>
          </table:table-cell>
        </table:table-row>
        <table:table-row table:style-name="ro1">
          <table:table-cell office:value-type="float" office:value="4.50220597538945" calcext:value-type="float">
            <text:p>4,50220597538945</text:p>
          </table:table-cell>
          <table:table-cell office:value-type="float" office:value="-0.418343319839684" calcext:value-type="float">
            <text:p>-0,418343319839684</text:p>
          </table:table-cell>
        </table:table-row>
        <table:table-row table:style-name="ro1">
          <table:table-cell office:value-type="float" office:value="5.5643011578053" calcext:value-type="float">
            <text:p>5,5643011578053</text:p>
          </table:table-cell>
          <table:table-cell office:value-type="float" office:value="-1.24617405415767" calcext:value-type="float">
            <text:p>-1,24617405415767</text:p>
          </table:table-cell>
        </table:table-row>
        <table:table-row table:style-name="ro1">
          <table:table-cell office:value-type="float" office:value="5.09712261064069" calcext:value-type="float">
            <text:p>5,09712261064069</text:p>
          </table:table-cell>
          <table:table-cell office:value-type="float" office:value="-1.81178824039985" calcext:value-type="float">
            <text:p>-1,81178824039985</text:p>
          </table:table-cell>
        </table:table-row>
        <table:table-row table:style-name="ro1">
          <table:table-cell office:value-type="float" office:value="4.85163117156418" calcext:value-type="float">
            <text:p>4,85163117156418</text:p>
          </table:table-cell>
          <table:table-cell office:value-type="float" office:value="-1.48733105184846" calcext:value-type="float">
            <text:p>-1,48733105184846</text:p>
          </table:table-cell>
        </table:table-row>
        <table:table-row table:style-name="ro1">
          <table:table-cell office:value-type="float" office:value="4.32583983406689" calcext:value-type="float">
            <text:p>4,32583983406689</text:p>
          </table:table-cell>
          <table:table-cell office:value-type="float" office:value="0.14548993284112" calcext:value-type="float">
            <text:p>0,14548993284112</text:p>
          </table:table-cell>
        </table:table-row>
        <table:table-row table:style-name="ro1">
          <table:table-cell office:value-type="float" office:value="5.04252131222621" calcext:value-type="float">
            <text:p>5,04252131222621</text:p>
          </table:table-cell>
          <table:table-cell office:value-type="float" office:value="-1.85141992550678" calcext:value-type="float">
            <text:p>-1,85141992550678</text:p>
          </table:table-cell>
        </table:table-row>
        <table:table-row table:style-name="ro1">
          <table:table-cell office:value-type="float" office:value="5.34645489335276" calcext:value-type="float">
            <text:p>5,34645489335276</text:p>
          </table:table-cell>
          <table:table-cell office:value-type="float" office:value="0.892795714251422" calcext:value-type="float">
            <text:p>0,892795714251422</text:p>
          </table:table-cell>
        </table:table-row>
        <table:table-row table:style-name="ro1">
          <table:table-cell office:value-type="float" office:value="6.33705467402472" calcext:value-type="float">
            <text:p>6,33705467402472</text:p>
          </table:table-cell>
          <table:table-cell office:value-type="float" office:value="0.852812977849954" calcext:value-type="float">
            <text:p>0,852812977849954</text:p>
          </table:table-cell>
        </table:table-row>
        <table:table-row table:style-name="ro1">
          <table:table-cell office:value-type="float" office:value="6.72741547412543" calcext:value-type="float">
            <text:p>6,72741547412543</text:p>
          </table:table-cell>
          <table:table-cell office:value-type="float" office:value="-0.076514895391409" calcext:value-type="float">
            <text:p>-0,076514895391409</text:p>
          </table:table-cell>
        </table:table-row>
        <table:table-row table:style-name="ro1">
          <table:table-cell office:value-type="float" office:value="5.97860853189982" calcext:value-type="float">
            <text:p>5,97860853189982</text:p>
          </table:table-cell>
          <table:table-cell office:value-type="float" office:value="0.954243880685941" calcext:value-type="float">
            <text:p>0,954243880685941</text:p>
          </table:table-cell>
        </table:table-row>
        <table:table-row table:style-name="ro1">
          <table:table-cell office:value-type="float" office:value="5.51426828927892" calcext:value-type="float">
            <text:p>5,51426828927892</text:p>
          </table:table-cell>
          <table:table-cell office:value-type="float" office:value="0.859956712557123" calcext:value-type="float">
            <text:p>0,859956712557123</text:p>
          </table:table-cell>
        </table:table-row>
        <table:table-row table:style-name="ro1">
          <table:table-cell office:value-type="float" office:value="4.79465792857971" calcext:value-type="float">
            <text:p>4,79465792857971</text:p>
          </table:table-cell>
          <table:table-cell office:value-type="float" office:value="-0.627451897695486" calcext:value-type="float">
            <text:p>-0,627451897695486</text:p>
          </table:table-cell>
        </table:table-row>
        <table:table-row table:style-name="ro1">
          <table:table-cell office:value-type="float" office:value="4.31171356031061" calcext:value-type="float">
            <text:p>4,31171356031061</text:p>
          </table:table-cell>
          <table:table-cell office:value-type="float" office:value="-0.381892322099055" calcext:value-type="float">
            <text:p>-0,381892322099055</text:p>
          </table:table-cell>
        </table:table-row>
        <table:table-row table:style-name="ro1">
          <table:table-cell office:value-type="float" office:value="6.69425213083137" calcext:value-type="float">
            <text:p>6,69425213083137</text:p>
          </table:table-cell>
          <table:table-cell office:value-type="float" office:value="0.735526690015688" calcext:value-type="float">
            <text:p>0,735526690015688</text:p>
          </table:table-cell>
        </table:table-row>
        <table:table-row table:style-name="ro1">
          <table:table-cell office:value-type="float" office:value="5.42147634736461" calcext:value-type="float">
            <text:p>5,42147634736461</text:p>
          </table:table-cell>
          <table:table-cell office:value-type="float" office:value="-0.886203113713255" calcext:value-type="float">
            <text:p>-0,886203113713255</text:p>
          </table:table-cell>
        </table:table-row>
        <table:table-row table:style-name="ro1">
          <table:table-cell office:value-type="float" office:value="5.64053633410125" calcext:value-type="float">
            <text:p>5,64053633410125</text:p>
          </table:table-cell>
          <table:table-cell office:value-type="float" office:value="0.774773483585342" calcext:value-type="float">
            <text:p>0,774773483585342</text:p>
          </table:table-cell>
        </table:table-row>
        <table:table-row table:style-name="ro1">
          <table:table-cell office:value-type="float" office:value="6.93327498980015" calcext:value-type="float">
            <text:p>6,93327498980015</text:p>
          </table:table-cell>
          <table:table-cell office:value-type="float" office:value="0.18971315265405" calcext:value-type="float">
            <text:p>0,18971315265405</text:p>
          </table:table-cell>
        </table:table-row>
        <table:table-row table:style-name="ro1">
          <table:table-cell office:value-type="float" office:value="5.77360409516008" calcext:value-type="float">
            <text:p>5,77360409516008</text:p>
          </table:table-cell>
          <table:table-cell office:value-type="float" office:value="-1.86268535045008" calcext:value-type="float">
            <text:p>-1,86268535045008</text:p>
          </table:table-cell>
        </table:table-row>
        <table:table-row table:style-name="ro1">
          <table:table-cell office:value-type="float" office:value="4.04952091343315" calcext:value-type="float">
            <text:p>4,04952091343315</text:p>
          </table:table-cell>
          <table:table-cell office:value-type="float" office:value="0.255790429942192" calcext:value-type="float">
            <text:p>0,255790429942192</text:p>
          </table:table-cell>
        </table:table-row>
        <table:table-row table:style-name="ro1">
          <table:table-cell office:value-type="float" office:value="5.98029656107699" calcext:value-type="float">
            <text:p>5,98029656107699</text:p>
          </table:table-cell>
          <table:table-cell office:value-type="float" office:value="-1.29012243954884" calcext:value-type="float">
            <text:p>-1,29012243954884</text:p>
          </table:table-cell>
        </table:table-row>
        <table:table-row table:style-name="ro1">
          <table:table-cell office:value-type="float" office:value="4.73034815185312" calcext:value-type="float">
            <text:p>4,73034815185312</text:p>
          </table:table-cell>
          <table:table-cell office:value-type="float" office:value="0.631427073775448" calcext:value-type="float">
            <text:p>0,631427073775448</text:p>
          </table:table-cell>
        </table:table-row>
        <table:table-row table:style-name="ro1">
          <table:table-cell office:value-type="float" office:value="4.56787720201011" calcext:value-type="float">
            <text:p>4,56787720201011</text:p>
          </table:table-cell>
          <table:table-cell office:value-type="float" office:value="-1.18041314061669" calcext:value-type="float">
            <text:p>-1,18041314061669</text:p>
          </table:table-cell>
        </table:table-row>
        <table:table-row table:style-name="ro1">
          <table:table-cell office:value-type="float" office:value="5.10376157607164" calcext:value-type="float">
            <text:p>5,10376157607164</text:p>
          </table:table-cell>
          <table:table-cell office:value-type="float" office:value="-1.7622328342079" calcext:value-type="float">
            <text:p>-1,7622328342079</text:p>
          </table:table-cell>
        </table:table-row>
        <table:table-row table:style-name="ro1">
          <table:table-cell office:value-type="float" office:value="6.39394978256968" calcext:value-type="float">
            <text:p>6,39394978256968</text:p>
          </table:table-cell>
          <table:table-cell office:value-type="float" office:value="0.842469257953967" calcext:value-type="float">
            <text:p>0,842469257953967</text:p>
          </table:table-cell>
        </table:table-row>
        <table:table-row table:style-name="ro1">
          <table:table-cell office:value-type="float" office:value="6.44383800868816" calcext:value-type="float">
            <text:p>6,44383800868816</text:p>
          </table:table-cell>
          <table:table-cell office:value-type="float" office:value="-0.251457162287519" calcext:value-type="float">
            <text:p>-0,251457162287519</text:p>
          </table:table-cell>
        </table:table-row>
        <table:table-row table:style-name="ro1">
          <table:table-cell office:value-type="float" office:value="4.12764015788905" calcext:value-type="float">
            <text:p>4,12764015788905</text:p>
          </table:table-cell>
          <table:table-cell office:value-type="float" office:value="-0.412421885255207" calcext:value-type="float">
            <text:p>-0,412421885255207</text:p>
          </table:table-cell>
        </table:table-row>
        <table:table-row table:style-name="ro1">
          <table:table-cell office:value-type="float" office:value="5.15514166151956" calcext:value-type="float">
            <text:p>5,15514166151956</text:p>
          </table:table-cell>
          <table:table-cell office:value-type="float" office:value="-0.600302763348678" calcext:value-type="float">
            <text:p>-0,600302763348678</text:p>
          </table:table-cell>
        </table:table-row>
        <table:table-row table:style-name="ro1">
          <table:table-cell office:value-type="float" office:value="6.09457623851899" calcext:value-type="float">
            <text:p>6,09457623851899</text:p>
          </table:table-cell>
          <table:table-cell office:value-type="float" office:value="-1.59211920533057" calcext:value-type="float">
            <text:p>-1,59211920533057</text:p>
          </table:table-cell>
        </table:table-row>
        <table:table-row table:style-name="ro1">
          <table:table-cell office:value-type="float" office:value="6.12335567242039" calcext:value-type="float">
            <text:p>6,12335567242039</text:p>
          </table:table-cell>
          <table:table-cell office:value-type="float" office:value="-0.971121348227485" calcext:value-type="float">
            <text:p>-0,971121348227485</text:p>
          </table:table-cell>
        </table:table-row>
        <table:table-row table:style-name="ro1">
          <table:table-cell office:value-type="float" office:value="5.0164269269117" calcext:value-type="float">
            <text:p>5,0164269269117</text:p>
          </table:table-cell>
          <table:table-cell office:value-type="float" office:value="0.912620364705144" calcext:value-type="float">
            <text:p>0,912620364705144</text:p>
          </table:table-cell>
        </table:table-row>
        <table:table-row table:style-name="ro1">
          <table:table-cell office:value-type="float" office:value="4.15142207216643" calcext:value-type="float">
            <text:p>4,15142207216643</text:p>
          </table:table-cell>
          <table:table-cell office:value-type="float" office:value="-0.63759942228848" calcext:value-type="float">
            <text:p>-0,63759942228848</text:p>
          </table:table-cell>
        </table:table-row>
        <table:table-row table:style-name="ro1">
          <table:table-cell office:value-type="float" office:value="4.5094376854422" calcext:value-type="float">
            <text:p>4,5094376854422</text:p>
          </table:table-cell>
          <table:table-cell office:value-type="float" office:value="-1.17876052775373" calcext:value-type="float">
            <text:p>-1,17876052775373</text:p>
          </table:table-cell>
        </table:table-row>
        <table:table-row table:style-name="ro1">
          <table:table-cell office:value-type="float" office:value="5.45592965240436" calcext:value-type="float">
            <text:p>5,45592965240436</text:p>
          </table:table-cell>
          <table:table-cell office:value-type="float" office:value="0.859453833670055" calcext:value-type="float">
            <text:p>0,859453833670055</text:p>
          </table:table-cell>
        </table:table-row>
        <table:table-row table:style-name="ro1">
          <table:table-cell office:value-type="float" office:value="4.17133796793955" calcext:value-type="float">
            <text:p>4,17133796793955</text:p>
          </table:table-cell>
          <table:table-cell office:value-type="float" office:value="-0.968924008059004" calcext:value-type="float">
            <text:p>-0,968924008059004</text:p>
          </table:table-cell>
        </table:table-row>
        <table:table-row table:style-name="ro1">
          <table:table-cell office:value-type="float" office:value="4.92780612223085" calcext:value-type="float">
            <text:p>4,92780612223085</text:p>
          </table:table-cell>
          <table:table-cell office:value-type="float" office:value="-0.570263574752205" calcext:value-type="float">
            <text:p>-0,570263574752205</text:p>
          </table:table-cell>
        </table:table-row>
        <table:table-row table:style-name="ro1">
          <table:table-cell office:value-type="float" office:value="4.66388896693521" calcext:value-type="float">
            <text:p>4,66388896693521</text:p>
          </table:table-cell>
          <table:table-cell office:value-type="float" office:value="0.18429226367993" calcext:value-type="float">
            <text:p>0,18429226367993</text:p>
          </table:table-cell>
        </table:table-row>
        <table:table-row table:style-name="ro1">
          <table:table-cell office:value-type="float" office:value="4.84312640178622" calcext:value-type="float">
            <text:p>4,84312640178622</text:p>
          </table:table-cell>
          <table:table-cell office:value-type="float" office:value="0.774036366050597" calcext:value-type="float">
            <text:p>0,774036366050597</text:p>
          </table:table-cell>
        </table:table-row>
        <table:table-row table:style-name="ro1">
          <table:table-cell office:value-type="float" office:value="4.27135494725032" calcext:value-type="float">
            <text:p>4,27135494725032</text:p>
          </table:table-cell>
          <table:table-cell office:value-type="float" office:value="-1.35276680207347" calcext:value-type="float">
            <text:p>-1,35276680207347</text:p>
          </table:table-cell>
        </table:table-row>
        <table:table-row table:style-name="ro1">
          <table:table-cell office:value-type="float" office:value="6.81430838263614" calcext:value-type="float">
            <text:p>6,81430838263614</text:p>
          </table:table-cell>
          <table:table-cell office:value-type="float" office:value="0.611583928075502" calcext:value-type="float">
            <text:p>0,611583928075502</text:p>
          </table:table-cell>
        </table:table-row>
        <table:table-row table:style-name="ro1">
          <table:table-cell office:value-type="float" office:value="5.66222896602483" calcext:value-type="float">
            <text:p>5,66222896602483</text:p>
          </table:table-cell>
          <table:table-cell office:value-type="float" office:value="-1.18942181217144" calcext:value-type="float">
            <text:p>-1,18942181217144</text:p>
          </table:table-cell>
        </table:table-row>
        <table:table-row table:style-name="ro1">
          <table:table-cell office:value-type="float" office:value="4.14040665910945" calcext:value-type="float">
            <text:p>4,14040665910945</text:p>
          </table:table-cell>
          <table:table-cell office:value-type="float" office:value="0.473074377531593" calcext:value-type="float">
            <text:p>0,473074377531593</text:p>
          </table:table-cell>
        </table:table-row>
        <table:table-row table:style-name="ro1">
          <table:table-cell office:value-type="float" office:value="6.7154288163941" calcext:value-type="float">
            <text:p>6,7154288163941</text:p>
          </table:table-cell>
          <table:table-cell office:value-type="float" office:value="-1.87002461236731" calcext:value-type="float">
            <text:p>-1,87002461236731</text:p>
          </table:table-cell>
        </table:table-row>
        <table:table-row table:style-name="ro1">
          <table:table-cell office:value-type="float" office:value="4.61472251189107" calcext:value-type="float">
            <text:p>4,61472251189107</text:p>
          </table:table-cell>
          <table:table-cell office:value-type="float" office:value="-1.97790970420836" calcext:value-type="float">
            <text:p>-1,97790970420836</text:p>
          </table:table-cell>
        </table:table-row>
        <table:table-row table:style-name="ro1">
          <table:table-cell office:value-type="float" office:value="6.23888914138483" calcext:value-type="float">
            <text:p>6,23888914138483</text:p>
          </table:table-cell>
          <table:table-cell office:value-type="float" office:value="0.68089399062298" calcext:value-type="float">
            <text:p>0,68089399062298</text:p>
          </table:table-cell>
        </table:table-row>
        <table:table-row table:style-name="ro1">
          <table:table-cell office:value-type="float" office:value="5.77805046409642" calcext:value-type="float">
            <text:p>5,77805046409642</text:p>
          </table:table-cell>
          <table:table-cell office:value-type="float" office:value="0.680512043842365" calcext:value-type="float">
            <text:p>0,680512043842365</text:p>
          </table:table-cell>
        </table:table-row>
        <table:table-row table:style-name="ro1">
          <table:table-cell office:value-type="float" office:value="5.32029068550893" calcext:value-type="float">
            <text:p>5,32029068550893</text:p>
          </table:table-cell>
          <table:table-cell office:value-type="float" office:value="0.883685692459479" calcext:value-type="float">
            <text:p>0,883685692459479</text:p>
          </table:table-cell>
        </table:table-row>
        <table:table-row table:style-name="ro1">
          <table:table-cell office:value-type="float" office:value="4.85115053074731" calcext:value-type="float">
            <text:p>4,85115053074731</text:p>
          </table:table-cell>
          <table:table-cell office:value-type="float" office:value="-0.998261510788619" calcext:value-type="float">
            <text:p>-0,998261510788619</text:p>
          </table:table-cell>
        </table:table-row>
        <table:table-row table:style-name="ro1">
          <table:table-cell office:value-type="float" office:value="6.48842423318009" calcext:value-type="float">
            <text:p>6,48842423318009</text:p>
          </table:table-cell>
          <table:table-cell office:value-type="float" office:value="0.445273204758089" calcext:value-type="float">
            <text:p>0,445273204758089</text:p>
          </table:table-cell>
        </table:table-row>
        <table:table-row table:style-name="ro1">
          <table:table-cell office:value-type="float" office:value="6.08111554886663" calcext:value-type="float">
            <text:p>6,08111554886663</text:p>
          </table:table-cell>
          <table:table-cell office:value-type="float" office:value="-0.442509023943453" calcext:value-type="float">
            <text:p>-0,442509023943453</text:p>
          </table:table-cell>
        </table:table-row>
        <table:table-row table:style-name="ro1">
          <table:table-cell office:value-type="float" office:value="6.62922136454767" calcext:value-type="float">
            <text:p>6,62922136454767</text:p>
          </table:table-cell>
          <table:table-cell office:value-type="float" office:value="-0.935189684771387" calcext:value-type="float">
            <text:p>-0,935189684771387</text:p>
          </table:table-cell>
        </table:table-row>
        <table:table-row table:style-name="ro1">
          <table:table-cell office:value-type="float" office:value="6.09143960206339" calcext:value-type="float">
            <text:p>6,09143960206339</text:p>
          </table:table-cell>
          <table:table-cell office:value-type="float" office:value="0.213012829230793" calcext:value-type="float">
            <text:p>0,213012829230793</text:p>
          </table:table-cell>
        </table:table-row>
        <table:table-row table:style-name="ro1">
          <table:table-cell office:value-type="float" office:value="4.9216787975952" calcext:value-type="float">
            <text:p>4,9216787975952</text:p>
          </table:table-cell>
          <table:table-cell office:value-type="float" office:value="0.0285334674958579" calcext:value-type="float">
            <text:p>0,0285334674958579</text:p>
          </table:table-cell>
        </table:table-row>
        <table:table-row table:style-name="ro1">
          <table:table-cell office:value-type="float" office:value="4.72664919826762" calcext:value-type="float">
            <text:p>4,72664919826762</text:p>
          </table:table-cell>
          <table:table-cell office:value-type="float" office:value="-1.30238200343831" calcext:value-type="float">
            <text:p>-1,30238200343831</text:p>
          </table:table-cell>
        </table:table-row>
        <table:table-row table:style-name="ro1">
          <table:table-cell office:value-type="float" office:value="4.79190845074089" calcext:value-type="float">
            <text:p>4,79190845074089</text:p>
          </table:table-cell>
          <table:table-cell office:value-type="float" office:value="-0.658816031861389" calcext:value-type="float">
            <text:p>-0,658816031861389</text:p>
          </table:table-cell>
        </table:table-row>
        <table:table-row table:style-name="ro1">
          <table:table-cell office:value-type="float" office:value="4.4153797929192" calcext:value-type="float">
            <text:p>4,4153797929192</text:p>
          </table:table-cell>
          <table:table-cell office:value-type="float" office:value="0.858471409175576" calcext:value-type="float">
            <text:p>0,858471409175576</text:p>
          </table:table-cell>
        </table:table-row>
        <table:table-row table:style-name="ro1">
          <table:table-cell office:value-type="float" office:value="6.88136607629654" calcext:value-type="float">
            <text:p>6,88136607629654</text:p>
          </table:table-cell>
          <table:table-cell office:value-type="float" office:value="0.10439792206616" calcext:value-type="float">
            <text:p>0,10439792206616</text:p>
          </table:table-cell>
        </table:table-row>
        <table:table-row table:style-name="ro1">
          <table:table-cell office:value-type="float" office:value="4.73624437657274" calcext:value-type="float">
            <text:p>4,73624437657274</text:p>
          </table:table-cell>
          <table:table-cell office:value-type="float" office:value="-1.21121895068973" calcext:value-type="float">
            <text:p>-1,21121895068973</text:p>
          </table:table-cell>
        </table:table-row>
        <table:table-row table:style-name="ro1">
          <table:table-cell office:value-type="float" office:value="6.53018854823327" calcext:value-type="float">
            <text:p>6,53018854823327</text:p>
          </table:table-cell>
          <table:table-cell office:value-type="float" office:value="-1.51915860180459" calcext:value-type="float">
            <text:p>-1,51915860180459</text:p>
          </table:table-cell>
        </table:table-row>
        <table:table-row table:style-name="ro1">
          <table:table-cell office:value-type="float" office:value="5.69050797614527" calcext:value-type="float">
            <text:p>5,69050797614527</text:p>
          </table:table-cell>
          <table:table-cell office:value-type="float" office:value="-0.452319679047852" calcext:value-type="float">
            <text:p>-0,452319679047852</text:p>
          </table:table-cell>
        </table:table-row>
        <table:table-row table:style-name="ro1">
          <table:table-cell office:value-type="float" office:value="6.20255709973186" calcext:value-type="float">
            <text:p>6,20255709973186</text:p>
          </table:table-cell>
          <table:table-cell office:value-type="float" office:value="-0.372100351525555" calcext:value-type="float">
            <text:p>-0,372100351525555</text:p>
          </table:table-cell>
        </table:table-row>
        <table:table-row table:style-name="ro1">
          <table:table-cell office:value-type="float" office:value="6.41667219554287" calcext:value-type="float">
            <text:p>6,41667219554287</text:p>
          </table:table-cell>
          <table:table-cell office:value-type="float" office:value="-0.636027487733145" calcext:value-type="float">
            <text:p>-0,636027487733145</text:p>
          </table:table-cell>
        </table:table-row>
        <table:table-row table:style-name="ro1">
          <table:table-cell office:value-type="float" office:value="4.10771675751207" calcext:value-type="float">
            <text:p>4,10771675751207</text:p>
          </table:table-cell>
          <table:table-cell office:value-type="float" office:value="-0.00912703668269677" calcext:value-type="float">
            <text:p>-0,00912703668269677</text:p>
          </table:table-cell>
        </table:table-row>
        <table:table-row table:style-name="ro1">
          <table:table-cell office:value-type="float" office:value="5.73047699900961" calcext:value-type="float">
            <text:p>5,73047699900961</text:p>
          </table:table-cell>
          <table:table-cell office:value-type="float" office:value="-0.25655036406357" calcext:value-type="float">
            <text:p>-0,25655036406357</text:p>
          </table:table-cell>
        </table:table-row>
        <table:table-row table:style-name="ro1">
          <table:table-cell office:value-type="float" office:value="4.54020787845475" calcext:value-type="float">
            <text:p>4,54020787845475</text:p>
          </table:table-cell>
          <table:table-cell office:value-type="float" office:value="0.232218438458147" calcext:value-type="float">
            <text:p>0,232218438458147</text:p>
          </table:table-cell>
        </table:table-row>
        <table:table-row table:style-name="ro1">
          <table:table-cell office:value-type="float" office:value="5.98692924265493" calcext:value-type="float">
            <text:p>5,98692924265493</text:p>
          </table:table-cell>
          <table:table-cell office:value-type="float" office:value="-1.64731641785749" calcext:value-type="float">
            <text:p>-1,64731641785749</text:p>
          </table:table-cell>
        </table:table-row>
        <table:table-row table:style-name="ro1">
          <table:table-cell office:value-type="float" office:value="4.58389837839605" calcext:value-type="float">
            <text:p>4,58389837839605</text:p>
          </table:table-cell>
          <table:table-cell office:value-type="float" office:value="-0.298608679536978" calcext:value-type="float">
            <text:p>-0,298608679536978</text:p>
          </table:table-cell>
        </table:table-row>
        <table:table-row table:style-name="ro1">
          <table:table-cell office:value-type="float" office:value="6.64513466089805" calcext:value-type="float">
            <text:p>6,64513466089805</text:p>
          </table:table-cell>
          <table:table-cell office:value-type="float" office:value="0.847970317325216" calcext:value-type="float">
            <text:p>0,847970317325216</text:p>
          </table:table-cell>
        </table:table-row>
        <table:table-row table:style-name="ro1">
          <table:table-cell office:value-type="float" office:value="5.74156734230755" calcext:value-type="float">
            <text:p>5,74156734230755</text:p>
          </table:table-cell>
          <table:table-cell office:value-type="float" office:value="-1.85592927369877" calcext:value-type="float">
            <text:p>-1,85592927369877</text:p>
          </table:table-cell>
        </table:table-row>
        <table:table-row table:style-name="ro1">
          <table:table-cell office:value-type="float" office:value="6.37830795973307" calcext:value-type="float">
            <text:p>6,37830795973307</text:p>
          </table:table-cell>
          <table:table-cell office:value-type="float" office:value="-0.131565656191364" calcext:value-type="float">
            <text:p>-0,131565656191364</text:p>
          </table:table-cell>
        </table:table-row>
        <table:table-row table:style-name="ro1">
          <table:table-cell office:value-type="float" office:value="6.82945256869958" calcext:value-type="float">
            <text:p>6,82945256869958</text:p>
          </table:table-cell>
          <table:table-cell office:value-type="float" office:value="0.607446579807202" calcext:value-type="float">
            <text:p>0,607446579807202</text:p>
          </table:table-cell>
        </table:table-row>
        <table:table-row table:style-name="ro1">
          <table:table-cell office:value-type="float" office:value="4.54637772557752" calcext:value-type="float">
            <text:p>4,54637772557752</text:p>
          </table:table-cell>
          <table:table-cell office:value-type="float" office:value="-1.59107005546538" calcext:value-type="float">
            <text:p>-1,59107005546538</text:p>
          </table:table-cell>
        </table:table-row>
        <table:table-row table:style-name="ro1">
          <table:table-cell office:value-type="float" office:value="5.35764158177186" calcext:value-type="float">
            <text:p>5,35764158177186</text:p>
          </table:table-cell>
          <table:table-cell office:value-type="float" office:value="-1.90181887300909" calcext:value-type="float">
            <text:p>-1,90181887300909</text:p>
          </table:table-cell>
        </table:table-row>
        <table:table-row table:style-name="ro1">
          <table:table-cell office:value-type="float" office:value="5.28260317974687" calcext:value-type="float">
            <text:p>5,28260317974687</text:p>
          </table:table-cell>
          <table:table-cell office:value-type="float" office:value="0.30067068822787" calcext:value-type="float">
            <text:p>0,30067068822787</text:p>
          </table:table-cell>
        </table:table-row>
        <table:table-row table:style-name="ro1">
          <table:table-cell office:value-type="float" office:value="6.62951832787291" calcext:value-type="float">
            <text:p>6,62951832787291</text:p>
          </table:table-cell>
          <table:table-cell office:value-type="float" office:value="0.5437500254802" calcext:value-type="float">
            <text:p>0,5437500254802</text:p>
          </table:table-cell>
        </table:table-row>
        <table:table-row table:style-name="ro1">
          <table:table-cell office:value-type="float" office:value="4.68720578963304" calcext:value-type="float">
            <text:p>4,68720578963304</text:p>
          </table:table-cell>
          <table:table-cell office:value-type="float" office:value="-0.275288918593488" calcext:value-type="float">
            <text:p>-0,275288918593488</text:p>
          </table:table-cell>
        </table:table-row>
        <table:table-row table:style-name="ro1">
          <table:table-cell office:value-type="float" office:value="4.06555420585907" calcext:value-type="float">
            <text:p>4,06555420585907</text:p>
          </table:table-cell>
          <table:table-cell office:value-type="float" office:value="-1.03745293703269" calcext:value-type="float">
            <text:p>-1,03745293703269</text:p>
          </table:table-cell>
        </table:table-row>
        <table:table-row table:style-name="ro1">
          <table:table-cell office:value-type="float" office:value="4.15418976481563" calcext:value-type="float">
            <text:p>4,15418976481563</text:p>
          </table:table-cell>
          <table:table-cell office:value-type="float" office:value="-1.40960480099199" calcext:value-type="float">
            <text:p>-1,40960480099199</text:p>
          </table:table-cell>
        </table:table-row>
        <table:table-row table:style-name="ro1">
          <table:table-cell office:value-type="float" office:value="5.05791919591587" calcext:value-type="float">
            <text:p>5,05791919591587</text:p>
          </table:table-cell>
          <table:table-cell office:value-type="float" office:value="0.832624158956985" calcext:value-type="float">
            <text:p>0,832624158956985</text:p>
          </table:table-cell>
        </table:table-row>
        <table:table-row table:style-name="ro1">
          <table:table-cell office:value-type="float" office:value="4.83501894597068" calcext:value-type="float">
            <text:p>4,83501894597068</text:p>
          </table:table-cell>
          <table:table-cell office:value-type="float" office:value="-1.85389190321583" calcext:value-type="float">
            <text:p>-1,85389190321583</text:p>
          </table:table-cell>
        </table:table-row>
        <table:table-row table:style-name="ro1">
          <table:table-cell office:value-type="float" office:value="6.94308078945012" calcext:value-type="float">
            <text:p>6,94308078945012</text:p>
          </table:table-cell>
          <table:table-cell office:value-type="float" office:value="0.648744356651293" calcext:value-type="float">
            <text:p>0,648744356651293</text:p>
          </table:table-cell>
        </table:table-row>
        <table:table-row table:style-name="ro1">
          <table:table-cell office:value-type="float" office:value="6.67688042427401" calcext:value-type="float">
            <text:p>6,67688042427401</text:p>
          </table:table-cell>
          <table:table-cell office:value-type="float" office:value="-1.27138685645579" calcext:value-type="float">
            <text:p>-1,27138685645579</text:p>
          </table:table-cell>
        </table:table-row>
        <table:table-row table:style-name="ro1">
          <table:table-cell office:value-type="float" office:value="6.55974347811604" calcext:value-type="float">
            <text:p>6,55974347811604</text:p>
          </table:table-cell>
          <table:table-cell office:value-type="float" office:value="0.522562741073503" calcext:value-type="float">
            <text:p>0,522562741073503</text:p>
          </table:table-cell>
        </table:table-row>
        <table:table-row table:style-name="ro1">
          <table:table-cell office:value-type="float" office:value="6.70079817192293" calcext:value-type="float">
            <text:p>6,70079817192293</text:p>
          </table:table-cell>
          <table:table-cell office:value-type="float" office:value="-0.928736606995201" calcext:value-type="float">
            <text:p>-0,928736606995201</text:p>
          </table:table-cell>
        </table:table-row>
        <table:table-row table:style-name="ro1">
          <table:table-cell office:value-type="float" office:value="6.58484012644887" calcext:value-type="float">
            <text:p>6,58484012644887</text:p>
          </table:table-cell>
          <table:table-cell office:value-type="float" office:value="0.271870403586616" calcext:value-type="float">
            <text:p>0,271870403586616</text:p>
          </table:table-cell>
        </table:table-row>
        <table:table-row table:style-name="ro1">
          <table:table-cell office:value-type="float" office:value="4.85240644054032" calcext:value-type="float">
            <text:p>4,85240644054032</text:p>
          </table:table-cell>
          <table:table-cell office:value-type="float" office:value="-1.10555204872426" calcext:value-type="float">
            <text:p>-1,10555204872426</text:p>
          </table:table-cell>
        </table:table-row>
        <table:table-row table:style-name="ro1">
          <table:table-cell office:value-type="float" office:value="6.53180914415864" calcext:value-type="float">
            <text:p>6,53180914415864</text:p>
          </table:table-cell>
          <table:table-cell office:value-type="float" office:value="0.524586296658693" calcext:value-type="float">
            <text:p>0,524586296658693</text:p>
          </table:table-cell>
        </table:table-row>
        <table:table-row table:style-name="ro1">
          <table:table-cell office:value-type="float" office:value="6.99994914323854" calcext:value-type="float">
            <text:p>6,99994914323854</text:p>
          </table:table-cell>
          <table:table-cell office:value-type="float" office:value="-1.31369140940003" calcext:value-type="float">
            <text:p>-1,31369140940003</text:p>
          </table:table-cell>
        </table:table-row>
        <table:table-row table:style-name="ro1">
          <table:table-cell office:value-type="float" office:value="5.62563399736548" calcext:value-type="float">
            <text:p>5,62563399736548</text:p>
          </table:table-cell>
          <table:table-cell office:value-type="float" office:value="-1.08309048428626" calcext:value-type="float">
            <text:p>-1,08309048428626</text:p>
          </table:table-cell>
        </table:table-row>
        <table:table-row table:style-name="ro1">
          <table:table-cell office:value-type="float" office:value="6.80709968522867" calcext:value-type="float">
            <text:p>6,80709968522867</text:p>
          </table:table-cell>
          <table:table-cell office:value-type="float" office:value="-1.00855001865505" calcext:value-type="float">
            <text:p>-1,00855001865505</text:p>
          </table:table-cell>
        </table:table-row>
        <table:table-row table:style-name="ro1">
          <table:table-cell office:value-type="float" office:value="5.68151968567992" calcext:value-type="float">
            <text:p>5,68151968567992</text:p>
          </table:table-cell>
          <table:table-cell office:value-type="float" office:value="0.617857162044218" calcext:value-type="float">
            <text:p>0,617857162044218</text:p>
          </table:table-cell>
        </table:table-row>
        <table:table-row table:style-name="ro1">
          <table:table-cell office:value-type="float" office:value="4.85454738027312" calcext:value-type="float">
            <text:p>4,85454738027312</text:p>
          </table:table-cell>
          <table:table-cell office:value-type="float" office:value="-1.96194341668085" calcext:value-type="float">
            <text:p>-1,96194341668085</text:p>
          </table:table-cell>
        </table:table-row>
        <table:table-row table:style-name="ro1">
          <table:table-cell office:value-type="float" office:value="6.22945373323254" calcext:value-type="float">
            <text:p>6,22945373323254</text:p>
          </table:table-cell>
          <table:table-cell office:value-type="float" office:value="0.821089468037672" calcext:value-type="float">
            <text:p>0,821089468037672</text:p>
          </table:table-cell>
        </table:table-row>
        <table:table-row table:style-name="ro1">
          <table:table-cell office:value-type="float" office:value="6.07548032870843" calcext:value-type="float">
            <text:p>6,07548032870843</text:p>
          </table:table-cell>
          <table:table-cell office:value-type="float" office:value="-1.1216947168773" calcext:value-type="float">
            <text:p>-1,1216947168773</text:p>
          </table:table-cell>
        </table:table-row>
        <table:table-row table:style-name="ro1">
          <table:table-cell office:value-type="float" office:value="5.18411649372423" calcext:value-type="float">
            <text:p>5,18411649372423</text:p>
          </table:table-cell>
          <table:table-cell office:value-type="float" office:value="-1.41949488453487" calcext:value-type="float">
            <text:p>-1,41949488453487</text:p>
          </table:table-cell>
        </table:table-row>
        <table:table-row table:style-name="ro1">
          <table:table-cell office:value-type="float" office:value="6.56620033332789" calcext:value-type="float">
            <text:p>6,56620033332789</text:p>
          </table:table-cell>
          <table:table-cell office:value-type="float" office:value="-0.0802270035584116" calcext:value-type="float">
            <text:p>-0,0802270035584116</text:p>
          </table:table-cell>
        </table:table-row>
        <table:table-row table:style-name="ro1">
          <table:table-cell office:value-type="float" office:value="5.33923778572758" calcext:value-type="float">
            <text:p>5,33923778572758</text:p>
          </table:table-cell>
          <table:table-cell office:value-type="float" office:value="-0.707420943776207" calcext:value-type="float">
            <text:p>-0,707420943776207</text:p>
          </table:table-cell>
        </table:table-row>
        <table:table-row table:style-name="ro1">
          <table:table-cell office:value-type="float" office:value="6.86591857524371" calcext:value-type="float">
            <text:p>6,86591857524371</text:p>
          </table:table-cell>
          <table:table-cell office:value-type="float" office:value="0.37585342611691" calcext:value-type="float">
            <text:p>0,37585342611691</text:p>
          </table:table-cell>
        </table:table-row>
        <table:table-row table:style-name="ro1">
          <table:table-cell office:value-type="float" office:value="4.61790696618794" calcext:value-type="float">
            <text:p>4,61790696618794</text:p>
          </table:table-cell>
          <table:table-cell office:value-type="float" office:value="-1.41222102613456" calcext:value-type="float">
            <text:p>-1,41222102613456</text:p>
          </table:table-cell>
        </table:table-row>
        <table:table-row table:style-name="ro1">
          <table:table-cell office:value-type="float" office:value="6.08420979846409" calcext:value-type="float">
            <text:p>6,08420979846409</text:p>
          </table:table-cell>
          <table:table-cell office:value-type="float" office:value="-0.919685168411423" calcext:value-type="float">
            <text:p>-0,919685168411423</text:p>
          </table:table-cell>
        </table:table-row>
        <table:table-row table:style-name="ro1">
          <table:table-cell office:value-type="float" office:value="5.4863888853654" calcext:value-type="float">
            <text:p>5,4863888853654</text:p>
          </table:table-cell>
          <table:table-cell office:value-type="float" office:value="-1.94715238200093" calcext:value-type="float">
            <text:p>-1,94715238200093</text:p>
          </table:table-cell>
        </table:table-row>
        <table:table-row table:style-name="ro1">
          <table:table-cell office:value-type="float" office:value="4.96784385274628" calcext:value-type="float">
            <text:p>4,96784385274628</text:p>
          </table:table-cell>
          <table:table-cell office:value-type="float" office:value="0.597753725128248" calcext:value-type="float">
            <text:p>0,597753725128248</text:p>
          </table:table-cell>
        </table:table-row>
        <table:table-row table:style-name="ro1">
          <table:table-cell office:value-type="float" office:value="5.55298182678501" calcext:value-type="float">
            <text:p>5,55298182678501</text:p>
          </table:table-cell>
          <table:table-cell office:value-type="float" office:value="-1.3139120914496" calcext:value-type="float">
            <text:p>-1,3139120914496</text:p>
          </table:table-cell>
        </table:table-row>
        <table:table-row table:style-name="ro1">
          <table:table-cell office:value-type="float" office:value="5.43965154003705" calcext:value-type="float">
            <text:p>5,43965154003705</text:p>
          </table:table-cell>
          <table:table-cell office:value-type="float" office:value="0.854862456167357" calcext:value-type="float">
            <text:p>0,854862456167357</text:p>
          </table:table-cell>
        </table:table-row>
        <table:table-row table:style-name="ro1">
          <table:table-cell office:value-type="float" office:value="5.9525254120976" calcext:value-type="float">
            <text:p>5,9525254120976</text:p>
          </table:table-cell>
          <table:table-cell office:value-type="float" office:value="0.997113892609426" calcext:value-type="float">
            <text:p>0,997113892609426</text:p>
          </table:table-cell>
        </table:table-row>
        <table:table-row table:style-name="ro1">
          <table:table-cell office:value-type="float" office:value="6.48676954871709" calcext:value-type="float">
            <text:p>6,48676954871709</text:p>
          </table:table-cell>
          <table:table-cell office:value-type="float" office:value="-1.81632883747956" calcext:value-type="float">
            <text:p>-1,81632883747956</text:p>
          </table:table-cell>
        </table:table-row>
        <table:table-row table:style-name="ro1">
          <table:table-cell office:value-type="float" office:value="4.43237517086652" calcext:value-type="float">
            <text:p>4,43237517086652</text:p>
          </table:table-cell>
          <table:table-cell office:value-type="float" office:value="-1.3870448054011" calcext:value-type="float">
            <text:p>-1,3870448054011</text:p>
          </table:table-cell>
        </table:table-row>
        <table:table-row table:style-name="ro1">
          <table:table-cell office:value-type="float" office:value="6.71951084543948" calcext:value-type="float">
            <text:p>6,71951084543948</text:p>
          </table:table-cell>
          <table:table-cell office:value-type="float" office:value="-0.073068144386891" calcext:value-type="float">
            <text:p>-0,073068144386891</text:p>
          </table:table-cell>
        </table:table-row>
        <table:table-row table:style-name="ro1">
          <table:table-cell office:value-type="float" office:value="6.55878537222362" calcext:value-type="float">
            <text:p>6,55878537222362</text:p>
          </table:table-cell>
          <table:table-cell office:value-type="float" office:value="0.969247944285978" calcext:value-type="float">
            <text:p>0,969247944285978</text:p>
          </table:table-cell>
        </table:table-row>
        <table:table-row table:style-name="ro1">
          <table:table-cell office:value-type="float" office:value="6.50935680472498" calcext:value-type="float">
            <text:p>6,50935680472498</text:p>
          </table:table-cell>
          <table:table-cell office:value-type="float" office:value="-1.200924679932" calcext:value-type="float">
            <text:p>-1,200924679932</text:p>
          </table:table-cell>
        </table:table-row>
        <table:table-row table:style-name="ro1">
          <table:table-cell office:value-type="float" office:value="5.00334511648246" calcext:value-type="float">
            <text:p>5,00334511648246</text:p>
          </table:table-cell>
          <table:table-cell office:value-type="float" office:value="-0.30088385891137" calcext:value-type="float">
            <text:p>-0,30088385891137</text:p>
          </table:table-cell>
        </table:table-row>
        <table:table-row table:style-name="ro1">
          <table:table-cell office:value-type="float" office:value="4.82054351985276" calcext:value-type="float">
            <text:p>4,82054351985276</text:p>
          </table:table-cell>
          <table:table-cell office:value-type="float" office:value="0.107163988659585" calcext:value-type="float">
            <text:p>0,107163988659585</text:p>
          </table:table-cell>
        </table:table-row>
        <table:table-row table:style-name="ro1">
          <table:table-cell office:value-type="float" office:value="5.04611552352638" calcext:value-type="float">
            <text:p>5,04611552352638</text:p>
          </table:table-cell>
          <table:table-cell office:value-type="float" office:value="0.82422992489754" calcext:value-type="float">
            <text:p>0,82422992489754</text:p>
          </table:table-cell>
        </table:table-row>
        <table:table-row table:style-name="ro1">
          <table:table-cell office:value-type="float" office:value="5.21461768446743" calcext:value-type="float">
            <text:p>5,21461768446743</text:p>
          </table:table-cell>
          <table:table-cell office:value-type="float" office:value="-1.55618251957892" calcext:value-type="float">
            <text:p>-1,55618251957892</text:p>
          </table:table-cell>
        </table:table-row>
        <table:table-row table:style-name="ro1">
          <table:table-cell office:value-type="float" office:value="6.66226876464871" calcext:value-type="float">
            <text:p>6,66226876464871</text:p>
          </table:table-cell>
          <table:table-cell office:value-type="float" office:value="-0.383166736386702" calcext:value-type="float">
            <text:p>-0,383166736386702</text:p>
          </table:table-cell>
        </table:table-row>
        <table:table-row table:style-name="ro1">
          <table:table-cell office:value-type="float" office:value="5.09366557899726" calcext:value-type="float">
            <text:p>5,09366557899726</text:p>
          </table:table-cell>
          <table:table-cell office:value-type="float" office:value="-1.64141894667303" calcext:value-type="float">
            <text:p>-1,64141894667303</text:p>
          </table:table-cell>
        </table:table-row>
        <table:table-row table:style-name="ro1">
          <table:table-cell office:value-type="float" office:value="5.18117199293946" calcext:value-type="float">
            <text:p>5,18117199293946</text:p>
          </table:table-cell>
          <table:table-cell office:value-type="float" office:value="0.135068032636101" calcext:value-type="float">
            <text:p>0,135068032636101</text:p>
          </table:table-cell>
        </table:table-row>
        <table:table-row table:style-name="ro1">
          <table:table-cell office:value-type="float" office:value="4.13972957453821" calcext:value-type="float">
            <text:p>4,13972957453821</text:p>
          </table:table-cell>
          <table:table-cell office:value-type="float" office:value="-0.859211488177337" calcext:value-type="float">
            <text:p>-0,859211488177337</text:p>
          </table:table-cell>
        </table:table-row>
        <table:table-row table:style-name="ro1">
          <table:table-cell office:value-type="float" office:value="6.40766497823874" calcext:value-type="float">
            <text:p>6,40766497823874</text:p>
          </table:table-cell>
          <table:table-cell office:value-type="float" office:value="-1.21861313889756" calcext:value-type="float">
            <text:p>-1,21861313889756</text:p>
          </table:table-cell>
        </table:table-row>
        <table:table-row table:style-name="ro1">
          <table:table-cell office:value-type="float" office:value="4.96597303203718" calcext:value-type="float">
            <text:p>4,96597303203718</text:p>
          </table:table-cell>
          <table:table-cell office:value-type="float" office:value="0.56291136844656" calcext:value-type="float">
            <text:p>0,56291136844656</text:p>
          </table:table-cell>
        </table:table-row>
        <table:table-row table:style-name="ro1">
          <table:table-cell office:value-type="float" office:value="6.35676731586059" calcext:value-type="float">
            <text:p>6,35676731586059</text:p>
          </table:table-cell>
          <table:table-cell office:value-type="float" office:value="-1.79863416268947" calcext:value-type="float">
            <text:p>-1,79863416268947</text:p>
          </table:table-cell>
        </table:table-row>
        <table:table-row table:style-name="ro1">
          <table:table-cell office:value-type="float" office:value="5.80030653408012" calcext:value-type="float">
            <text:p>5,80030653408012</text:p>
          </table:table-cell>
          <table:table-cell office:value-type="float" office:value="-1.17757511142653" calcext:value-type="float">
            <text:p>-1,17757511142653</text:p>
          </table:table-cell>
        </table:table-row>
        <table:table-row table:style-name="ro1">
          <table:table-cell office:value-type="float" office:value="6.72409986005263" calcext:value-type="float">
            <text:p>6,72409986005263</text:p>
          </table:table-cell>
          <table:table-cell office:value-type="float" office:value="-0.660914051819089" calcext:value-type="float">
            <text:p>-0,660914051819089</text:p>
          </table:table-cell>
        </table:table-row>
        <table:table-row table:style-name="ro1">
          <table:table-cell office:value-type="float" office:value="6.7622244907471" calcext:value-type="float">
            <text:p>6,7622244907471</text:p>
          </table:table-cell>
          <table:table-cell office:value-type="float" office:value="-1.84124054773814" calcext:value-type="float">
            <text:p>-1,84124054773814</text:p>
          </table:table-cell>
        </table:table-row>
        <table:table-row table:style-name="ro1">
          <table:table-cell office:value-type="float" office:value="4.10052089776205" calcext:value-type="float">
            <text:p>4,10052089776205</text:p>
          </table:table-cell>
          <table:table-cell office:value-type="float" office:value="-0.312936647320361" calcext:value-type="float">
            <text:p>-0,312936647320361</text:p>
          </table:table-cell>
        </table:table-row>
        <table:table-row table:style-name="ro1">
          <table:table-cell office:value-type="float" office:value="6.45949319230316" calcext:value-type="float">
            <text:p>6,45949319230316</text:p>
          </table:table-cell>
          <table:table-cell office:value-type="float" office:value="-1.97859450629262" calcext:value-type="float">
            <text:p>-1,97859450629262</text:p>
          </table:table-cell>
        </table:table-row>
        <table:table-row table:style-name="ro1">
          <table:table-cell office:value-type="float" office:value="6.73761232860994" calcext:value-type="float">
            <text:p>6,73761232860994</text:p>
          </table:table-cell>
          <table:table-cell office:value-type="float" office:value="-1.85162145528014" calcext:value-type="float">
            <text:p>-1,85162145528014</text:p>
          </table:table-cell>
        </table:table-row>
        <table:table-row table:style-name="ro1">
          <table:table-cell office:value-type="float" office:value="4.08602848440223" calcext:value-type="float">
            <text:p>4,08602848440223</text:p>
          </table:table-cell>
          <table:table-cell office:value-type="float" office:value="-0.411033647130863" calcext:value-type="float">
            <text:p>-0,411033647130863</text:p>
          </table:table-cell>
        </table:table-row>
        <table:table-row table:style-name="ro1">
          <table:table-cell office:value-type="float" office:value="6.34819800713032" calcext:value-type="float">
            <text:p>6,34819800713032</text:p>
          </table:table-cell>
          <table:table-cell office:value-type="float" office:value="-0.160618744377027" calcext:value-type="float">
            <text:p>-0,160618744377027</text:p>
          </table:table-cell>
        </table:table-row>
        <table:table-row table:style-name="ro1">
          <table:table-cell office:value-type="float" office:value="6.49923597905442" calcext:value-type="float">
            <text:p>6,49923597905442</text:p>
          </table:table-cell>
          <table:table-cell office:value-type="float" office:value="-0.536127935689852" calcext:value-type="float">
            <text:p>-0,536127935689852</text:p>
          </table:table-cell>
        </table:table-row>
        <table:table-row table:style-name="ro1">
          <table:table-cell office:value-type="float" office:value="4.07163669474996" calcext:value-type="float">
            <text:p>4,07163669474996</text:p>
          </table:table-cell>
          <table:table-cell office:value-type="float" office:value="-1.87551657320603" calcext:value-type="float">
            <text:p>-1,87551657320603</text:p>
          </table:table-cell>
        </table:table-row>
        <table:table-row table:style-name="ro1">
          <table:table-cell office:value-type="float" office:value="5.14995518573637" calcext:value-type="float">
            <text:p>5,14995518573637</text:p>
          </table:table-cell>
          <table:table-cell office:value-type="float" office:value="0.893603809281867" calcext:value-type="float">
            <text:p>0,893603809281867</text:p>
          </table:table-cell>
        </table:table-row>
        <table:table-row table:style-name="ro1">
          <table:table-cell office:value-type="float" office:value="5.99864159920152" calcext:value-type="float">
            <text:p>5,99864159920152</text:p>
          </table:table-cell>
          <table:table-cell office:value-type="float" office:value="-0.23950633433528" calcext:value-type="float">
            <text:p>-0,23950633433528</text:p>
          </table:table-cell>
        </table:table-row>
        <table:table-row table:style-name="ro1">
          <table:table-cell office:value-type="float" office:value="5.47097448960238" calcext:value-type="float">
            <text:p>5,47097448960238</text:p>
          </table:table-cell>
          <table:table-cell office:value-type="float" office:value="0.833320485448146" calcext:value-type="float">
            <text:p>0,833320485448146</text:p>
          </table:table-cell>
        </table:table-row>
        <table:table-row table:style-name="ro1">
          <table:table-cell office:value-type="float" office:value="6.14052336124132" calcext:value-type="float">
            <text:p>6,14052336124132</text:p>
          </table:table-cell>
          <table:table-cell office:value-type="float" office:value="-1.94736739015749" calcext:value-type="float">
            <text:p>-1,94736739015749</text:p>
          </table:table-cell>
        </table:table-row>
        <table:table-row table:style-name="ro1">
          <table:table-cell office:value-type="float" office:value="4.44211943452588" calcext:value-type="float">
            <text:p>4,44211943452588</text:p>
          </table:table-cell>
          <table:table-cell office:value-type="float" office:value="-1.38260323143231" calcext:value-type="float">
            <text:p>-1,38260323143231</text:p>
          </table:table-cell>
        </table:table-row>
        <table:table-row table:style-name="ro1">
          <table:table-cell office:value-type="float" office:value="6.84111902896842" calcext:value-type="float">
            <text:p>6,84111902896842</text:p>
          </table:table-cell>
          <table:table-cell office:value-type="float" office:value="-1.79989459899811" calcext:value-type="float">
            <text:p>-1,79989459899811</text:p>
          </table:table-cell>
        </table:table-row>
        <table:table-row table:style-name="ro1">
          <table:table-cell office:value-type="float" office:value="4.15398164630728" calcext:value-type="float">
            <text:p>4,15398164630728</text:p>
          </table:table-cell>
          <table:table-cell office:value-type="float" office:value="-0.799674815936435" calcext:value-type="float">
            <text:p>-0,799674815936435</text:p>
          </table:table-cell>
        </table:table-row>
        <table:table-row table:style-name="ro1">
          <table:table-cell office:value-type="float" office:value="6.40375052850861" calcext:value-type="float">
            <text:p>6,40375052850861</text:p>
          </table:table-cell>
          <table:table-cell office:value-type="float" office:value="-1.1334198760487" calcext:value-type="float">
            <text:p>-1,1334198760487</text:p>
          </table:table-cell>
        </table:table-row>
        <table:table-row table:style-name="ro1">
          <table:table-cell office:value-type="float" office:value="5.52599376282774" calcext:value-type="float">
            <text:p>5,52599376282774</text:p>
          </table:table-cell>
          <table:table-cell office:value-type="float" office:value="0.0555212737026647" calcext:value-type="float">
            <text:p>0,0555212737026647</text:p>
          </table:table-cell>
        </table:table-row>
        <table:table-row table:style-name="ro1">
          <table:table-cell office:value-type="float" office:value="5.1586822427815" calcext:value-type="float">
            <text:p>5,1586822427815</text:p>
          </table:table-cell>
          <table:table-cell office:value-type="float" office:value="0.727128141265791" calcext:value-type="float">
            <text:p>0,727128141265791</text:p>
          </table:table-cell>
        </table:table-row>
        <table:table-row table:style-name="ro1">
          <table:table-cell office:value-type="float" office:value="5.83539400683887" calcext:value-type="float">
            <text:p>5,83539400683887</text:p>
          </table:table-cell>
          <table:table-cell office:value-type="float" office:value="-1.45229121217554" calcext:value-type="float">
            <text:p>-1,45229121217554</text:p>
          </table:table-cell>
        </table:table-row>
        <table:table-row table:style-name="ro1">
          <table:table-cell office:value-type="float" office:value="5.39661301690831" calcext:value-type="float">
            <text:p>5,39661301690831</text:p>
          </table:table-cell>
          <table:table-cell office:value-type="float" office:value="-0.792043449005654" calcext:value-type="float">
            <text:p>-0,792043449005654</text:p>
          </table:table-cell>
        </table:table-row>
        <table:table-row table:style-name="ro1">
          <table:table-cell office:value-type="float" office:value="4.41327735529212" calcext:value-type="float">
            <text:p>4,41327735529212</text:p>
          </table:table-cell>
          <table:table-cell office:value-type="float" office:value="-1.54455736090796" calcext:value-type="float">
            <text:p>-1,54455736090796</text:p>
          </table:table-cell>
        </table:table-row>
        <table:table-row table:style-name="ro1">
          <table:table-cell office:value-type="float" office:value="4.89046785861643" calcext:value-type="float">
            <text:p>4,89046785861643</text:p>
          </table:table-cell>
          <table:table-cell office:value-type="float" office:value="0.138755792570803" calcext:value-type="float">
            <text:p>0,138755792570803</text:p>
          </table:table-cell>
        </table:table-row>
        <table:table-row table:style-name="ro1">
          <table:table-cell office:value-type="float" office:value="6.89885095254088" calcext:value-type="float">
            <text:p>6,89885095254088</text:p>
          </table:table-cell>
          <table:table-cell office:value-type="float" office:value="-1.72799939550097" calcext:value-type="float">
            <text:p>-1,72799939550097</text:p>
          </table:table-cell>
        </table:table-row>
        <table:table-row table:style-name="ro1">
          <table:table-cell office:value-type="float" office:value="6.65042115431703" calcext:value-type="float">
            <text:p>6,65042115431703</text:p>
          </table:table-cell>
          <table:table-cell office:value-type="float" office:value="-1.90153681728409" calcext:value-type="float">
            <text:p>-1,90153681728409</text:p>
          </table:table-cell>
        </table:table-row>
        <table:table-row table:style-name="ro1">
          <table:table-cell office:value-type="float" office:value="4.05844427137125" calcext:value-type="float">
            <text:p>4,05844427137125</text:p>
          </table:table-cell>
          <table:table-cell office:value-type="float" office:value="-1.32675245214374" calcext:value-type="float">
            <text:p>-1,32675245214374</text:p>
          </table:table-cell>
        </table:table-row>
        <table:table-row table:style-name="ro1">
          <table:table-cell office:value-type="float" office:value="6.5961453618244" calcext:value-type="float">
            <text:p>6,5961453618244</text:p>
          </table:table-cell>
          <table:table-cell office:value-type="float" office:value="0.68957964747905" calcext:value-type="float">
            <text:p>0,68957964747905</text:p>
          </table:table-cell>
        </table:table-row>
        <table:table-row table:style-name="ro1">
          <table:table-cell office:value-type="float" office:value="4.2230688633095" calcext:value-type="float">
            <text:p>4,2230688633095</text:p>
          </table:table-cell>
          <table:table-cell office:value-type="float" office:value="-0.911883908059599" calcext:value-type="float">
            <text:p>-0,911883908059599</text:p>
          </table:table-cell>
        </table:table-row>
        <table:table-row table:style-name="ro1">
          <table:table-cell office:value-type="float" office:value="6.49858094425236" calcext:value-type="float">
            <text:p>6,49858094425236</text:p>
          </table:table-cell>
          <table:table-cell office:value-type="float" office:value="-0.0392672630896376" calcext:value-type="float">
            <text:p>-0,0392672630896376</text:p>
          </table:table-cell>
        </table:table-row>
        <table:table-row table:style-name="ro1">
          <table:table-cell office:value-type="float" office:value="4.46920433428771" calcext:value-type="float">
            <text:p>4,46920433428771</text:p>
          </table:table-cell>
          <table:table-cell office:value-type="float" office:value="-0.792824250848666" calcext:value-type="float">
            <text:p>-0,792824250848666</text:p>
          </table:table-cell>
        </table:table-row>
        <table:table-row table:style-name="ro1">
          <table:table-cell office:value-type="float" office:value="6.1485836158363" calcext:value-type="float">
            <text:p>6,1485836158363</text:p>
          </table:table-cell>
          <table:table-cell office:value-type="float" office:value="-1.86695905853105" calcext:value-type="float">
            <text:p>-1,86695905853105</text:p>
          </table:table-cell>
        </table:table-row>
        <table:table-row table:style-name="ro1">
          <table:table-cell office:value-type="float" office:value="5.28158107027449" calcext:value-type="float">
            <text:p>5,28158107027449</text:p>
          </table:table-cell>
          <table:table-cell office:value-type="float" office:value="0.593763535416006" calcext:value-type="float">
            <text:p>0,593763535416006</text:p>
          </table:table-cell>
        </table:table-row>
        <table:table-row table:style-name="ro1">
          <table:table-cell office:value-type="float" office:value="6.26134796207821" calcext:value-type="float">
            <text:p>6,26134796207821</text:p>
          </table:table-cell>
          <table:table-cell office:value-type="float" office:value="0.874586759830456" calcext:value-type="float">
            <text:p>0,874586759830456</text:p>
          </table:table-cell>
        </table:table-row>
        <table:table-row table:style-name="ro1">
          <table:table-cell office:value-type="float" office:value="6.71004792486701" calcext:value-type="float">
            <text:p>6,71004792486701</text:p>
          </table:table-cell>
          <table:table-cell office:value-type="float" office:value="-1.19905831673882" calcext:value-type="float">
            <text:p>-1,19905831673882</text:p>
          </table:table-cell>
        </table:table-row>
        <table:table-row table:style-name="ro1">
          <table:table-cell office:value-type="float" office:value="6.13727134699581" calcext:value-type="float">
            <text:p>6,13727134699581</text:p>
          </table:table-cell>
          <table:table-cell office:value-type="float" office:value="-1.78256912723331" calcext:value-type="float">
            <text:p>-1,78256912723331</text:p>
          </table:table-cell>
        </table:table-row>
        <table:table-row table:style-name="ro1">
          <table:table-cell office:value-type="float" office:value="6.51389166360307" calcext:value-type="float">
            <text:p>6,51389166360307</text:p>
          </table:table-cell>
          <table:table-cell office:value-type="float" office:value="0.333800123932107" calcext:value-type="float">
            <text:p>0,333800123932107</text:p>
          </table:table-cell>
        </table:table-row>
        <table:table-row table:style-name="ro1">
          <table:table-cell office:value-type="float" office:value="4.97118280257526" calcext:value-type="float">
            <text:p>4,97118280257526</text:p>
          </table:table-cell>
          <table:table-cell office:value-type="float" office:value="-0.91484109023212" calcext:value-type="float">
            <text:p>-0,91484109023212</text:p>
          </table:table-cell>
        </table:table-row>
        <table:table-row table:style-name="ro1">
          <table:table-cell office:value-type="float" office:value="6.69914051560987" calcext:value-type="float">
            <text:p>6,69914051560987</text:p>
          </table:table-cell>
          <table:table-cell office:value-type="float" office:value="-1.41301514743211" calcext:value-type="float">
            <text:p>-1,41301514743211</text:p>
          </table:table-cell>
        </table:table-row>
        <table:table-row table:style-name="ro1">
          <table:table-cell office:value-type="float" office:value="4.79091309313932" calcext:value-type="float">
            <text:p>4,79091309313932</text:p>
          </table:table-cell>
          <table:table-cell office:value-type="float" office:value="-0.0219436547166669" calcext:value-type="float">
            <text:p>-0,0219436547166669</text:p>
          </table:table-cell>
        </table:table-row>
        <table:table-row table:style-name="ro1">
          <table:table-cell office:value-type="float" office:value="4.26462926480306" calcext:value-type="float">
            <text:p>4,26462926480306</text:p>
          </table:table-cell>
          <table:table-cell office:value-type="float" office:value="-1.32414836767834" calcext:value-type="float">
            <text:p>-1,32414836767834</text:p>
          </table:table-cell>
        </table:table-row>
        <table:table-row table:style-name="ro1">
          <table:table-cell office:value-type="float" office:value="4.92277913723524" calcext:value-type="float">
            <text:p>4,92277913723524</text:p>
          </table:table-cell>
          <table:table-cell office:value-type="float" office:value="-0.793306808620591" calcext:value-type="float">
            <text:p>-0,793306808620591</text:p>
          </table:table-cell>
        </table:table-row>
        <table:table-row table:style-name="ro1">
          <table:table-cell office:value-type="float" office:value="5.27737045760307" calcext:value-type="float">
            <text:p>5,27737045760307</text:p>
          </table:table-cell>
          <table:table-cell office:value-type="float" office:value="-0.410688905706136" calcext:value-type="float">
            <text:p>-0,410688905706136</text:p>
          </table:table-cell>
        </table:table-row>
        <table:table-row table:style-name="ro1">
          <table:table-cell office:value-type="float" office:value="4.30429168926362" calcext:value-type="float">
            <text:p>4,30429168926362</text:p>
          </table:table-cell>
          <table:table-cell office:value-type="float" office:value="-0.354445733146493" calcext:value-type="float">
            <text:p>-0,354445733146493</text:p>
          </table:table-cell>
        </table:table-row>
        <table:table-row table:style-name="ro1">
          <table:table-cell office:value-type="float" office:value="5.40257856420624" calcext:value-type="float">
            <text:p>5,40257856420624</text:p>
          </table:table-cell>
          <table:table-cell office:value-type="float" office:value="0.574193637868877" calcext:value-type="float">
            <text:p>0,574193637868877</text:p>
          </table:table-cell>
        </table:table-row>
        <table:table-row table:style-name="ro1">
          <table:table-cell office:value-type="float" office:value="4.08018583630093" calcext:value-type="float">
            <text:p>4,08018583630093</text:p>
          </table:table-cell>
          <table:table-cell office:value-type="float" office:value="-1.01631353737979" calcext:value-type="float">
            <text:p>-1,01631353737979</text:p>
          </table:table-cell>
        </table:table-row>
        <table:table-row table:style-name="ro1">
          <table:table-cell office:value-type="float" office:value="6.80015269809285" calcext:value-type="float">
            <text:p>6,80015269809285</text:p>
          </table:table-cell>
          <table:table-cell office:value-type="float" office:value="-0.1860172608526" calcext:value-type="float">
            <text:p>-0,1860172608526</text:p>
          </table:table-cell>
        </table:table-row>
        <table:table-row table:style-name="ro1">
          <table:table-cell office:value-type="float" office:value="6.31246372231506" calcext:value-type="float">
            <text:p>6,31246372231506</text:p>
          </table:table-cell>
          <table:table-cell office:value-type="float" office:value="-1.64706761070213" calcext:value-type="float">
            <text:p>-1,64706761070213</text:p>
          </table:table-cell>
        </table:table-row>
        <table:table-row table:style-name="ro1">
          <table:table-cell office:value-type="float" office:value="4.43336635276233" calcext:value-type="float">
            <text:p>4,43336635276233</text:p>
          </table:table-cell>
          <table:table-cell office:value-type="float" office:value="-1.29827905342937" calcext:value-type="float">
            <text:p>-1,29827905342937</text:p>
          </table:table-cell>
        </table:table-row>
        <table:table-row table:style-name="ro1">
          <table:table-cell office:value-type="float" office:value="4.61698033410841" calcext:value-type="float">
            <text:p>4,61698033410841</text:p>
          </table:table-cell>
          <table:table-cell office:value-type="float" office:value="-1.65527008139776" calcext:value-type="float">
            <text:p>-1,65527008139776</text:p>
          </table:table-cell>
        </table:table-row>
        <table:table-row table:style-name="ro1">
          <table:table-cell office:value-type="float" office:value="6.49970998837787" calcext:value-type="float">
            <text:p>6,49970998837787</text:p>
          </table:table-cell>
          <table:table-cell office:value-type="float" office:value="-1.58367863350499" calcext:value-type="float">
            <text:p>-1,58367863350499</text:p>
          </table:table-cell>
        </table:table-row>
        <table:table-row table:style-name="ro1">
          <table:table-cell office:value-type="float" office:value="4.65183887204324" calcext:value-type="float">
            <text:p>4,65183887204324</text:p>
          </table:table-cell>
          <table:table-cell office:value-type="float" office:value="-0.236990226861468" calcext:value-type="float">
            <text:p>-0,236990226861468</text:p>
          </table:table-cell>
        </table:table-row>
        <table:table-row table:style-name="ro1">
          <table:table-cell office:value-type="float" office:value="5.76214640979817" calcext:value-type="float">
            <text:p>5,76214640979817</text:p>
          </table:table-cell>
          <table:table-cell office:value-type="float" office:value="0.228787847739382" calcext:value-type="float">
            <text:p>0,228787847739382</text:p>
          </table:table-cell>
        </table:table-row>
        <table:table-row table:style-name="ro1">
          <table:table-cell office:value-type="float" office:value="4.29154881267563" calcext:value-type="float">
            <text:p>4,29154881267563</text:p>
          </table:table-cell>
          <table:table-cell office:value-type="float" office:value="-1.18343457639557" calcext:value-type="float">
            <text:p>-1,18343457639557</text:p>
          </table:table-cell>
        </table:table-row>
        <table:table-row table:style-name="ro1">
          <table:table-cell office:value-type="float" office:value="5.6828232183374" calcext:value-type="float">
            <text:p>5,6828232183374</text:p>
          </table:table-cell>
          <table:table-cell office:value-type="float" office:value="-0.463897612990392" calcext:value-type="float">
            <text:p>-0,463897612990392</text:p>
          </table:table-cell>
        </table:table-row>
        <table:table-row table:style-name="ro1">
          <table:table-cell office:value-type="float" office:value="6.00165984387954" calcext:value-type="float">
            <text:p>6,00165984387954</text:p>
          </table:table-cell>
          <table:table-cell office:value-type="float" office:value="0.0341861691707415" calcext:value-type="float">
            <text:p>0,0341861691707415</text:p>
          </table:table-cell>
        </table:table-row>
        <table:table-row table:style-name="ro1">
          <table:table-cell office:value-type="float" office:value="4.25582999198412" calcext:value-type="float">
            <text:p>4,25582999198412</text:p>
          </table:table-cell>
          <table:table-cell office:value-type="float" office:value="0.477591667843043" calcext:value-type="float">
            <text:p>0,477591667843043</text:p>
          </table:table-cell>
        </table:table-row>
        <table:table-row table:style-name="ro1">
          <table:table-cell office:value-type="float" office:value="5.86002458252654" calcext:value-type="float">
            <text:p>5,86002458252654</text:p>
          </table:table-cell>
          <table:table-cell office:value-type="float" office:value="-0.104438073071786" calcext:value-type="float">
            <text:p>-0,104438073071786</text:p>
          </table:table-cell>
        </table:table-row>
        <table:table-row table:style-name="ro1">
          <table:table-cell office:value-type="float" office:value="4.8601092958388" calcext:value-type="float">
            <text:p>4,8601092958388</text:p>
          </table:table-cell>
          <table:table-cell office:value-type="float" office:value="-0.231042822004598" calcext:value-type="float">
            <text:p>-0,231042822004598</text:p>
          </table:table-cell>
        </table:table-row>
        <table:table-row table:style-name="ro1">
          <table:table-cell office:value-type="float" office:value="5.30287067732082" calcext:value-type="float">
            <text:p>5,30287067732082</text:p>
          </table:table-cell>
          <table:table-cell office:value-type="float" office:value="0.863999611403447" calcext:value-type="float">
            <text:p>0,863999611403447</text:p>
          </table:table-cell>
        </table:table-row>
        <table:table-row table:style-name="ro1">
          <table:table-cell office:value-type="float" office:value="6.29896283896715" calcext:value-type="float">
            <text:p>6,29896283896715</text:p>
          </table:table-cell>
          <table:table-cell office:value-type="float" office:value="-0.662462133648067" calcext:value-type="float">
            <text:p>-0,662462133648067</text:p>
          </table:table-cell>
        </table:table-row>
        <table:table-row table:style-name="ro1">
          <table:table-cell office:value-type="float" office:value="5.24544458145228" calcext:value-type="float">
            <text:p>5,24544458145228</text:p>
          </table:table-cell>
          <table:table-cell office:value-type="float" office:value="-0.872053417881258" calcext:value-type="float">
            <text:p>-0,872053417881258</text:p>
          </table:table-cell>
        </table:table-row>
        <table:table-row table:style-name="ro1">
          <table:table-cell office:value-type="float" office:value="5.48018967421969" calcext:value-type="float">
            <text:p>5,48018967421969</text:p>
          </table:table-cell>
          <table:table-cell office:value-type="float" office:value="-0.900036295506459" calcext:value-type="float">
            <text:p>-0,900036295506459</text:p>
          </table:table-cell>
        </table:table-row>
        <table:table-row table:style-name="ro1">
          <table:table-cell office:value-type="float" office:value="6.98219124051292" calcext:value-type="float">
            <text:p>6,98219124051292</text:p>
          </table:table-cell>
          <table:table-cell office:value-type="float" office:value="-1.78780996771352" calcext:value-type="float">
            <text:p>-1,78780996771352</text:p>
          </table:table-cell>
        </table:table-row>
        <table:table-row table:style-name="ro1">
          <table:table-cell office:value-type="float" office:value="5.66617769855577" calcext:value-type="float">
            <text:p>5,66617769855577</text:p>
          </table:table-cell>
          <table:table-cell office:value-type="float" office:value="-1.4367103538991" calcext:value-type="float">
            <text:p>-1,4367103538991</text:p>
          </table:table-cell>
        </table:table-row>
        <table:table-row table:style-name="ro1">
          <table:table-cell office:value-type="float" office:value="4.40057065659795" calcext:value-type="float">
            <text:p>4,40057065659795</text:p>
          </table:table-cell>
          <table:table-cell office:value-type="float" office:value="-0.493739666560197" calcext:value-type="float">
            <text:p>-0,493739666560197</text:p>
          </table:table-cell>
        </table:table-row>
        <table:table-row table:style-name="ro1">
          <table:table-cell office:value-type="float" office:value="5.33355588162917" calcext:value-type="float">
            <text:p>5,33355588162917</text:p>
          </table:table-cell>
          <table:table-cell office:value-type="float" office:value="-1.80248338737064" calcext:value-type="float">
            <text:p>-1,80248338737064</text:p>
          </table:table-cell>
        </table:table-row>
        <table:table-row table:style-name="ro1">
          <table:table-cell office:value-type="float" office:value="-1.63545014449692" calcext:value-type="float">
            <text:p>-1,63545014449692</text:p>
          </table:table-cell>
          <table:table-cell office:value-type="float" office:value="-3.26872707914702" calcext:value-type="float">
            <text:p>-3,26872707914702</text:p>
          </table:table-cell>
        </table:table-row>
        <table:table-row table:style-name="ro1">
          <table:table-cell office:value-type="float" office:value="-0.128459011677838" calcext:value-type="float">
            <text:p>-0,128459011677838</text:p>
          </table:table-cell>
          <table:table-cell office:value-type="float" office:value="-3.01481153857167" calcext:value-type="float">
            <text:p>-3,01481153857167</text:p>
          </table:table-cell>
        </table:table-row>
        <table:table-row table:style-name="ro1">
          <table:table-cell office:value-type="float" office:value="-1.74732976048747" calcext:value-type="float">
            <text:p>-1,74732976048747</text:p>
          </table:table-cell>
          <table:table-cell office:value-type="float" office:value="-1.58957080888558" calcext:value-type="float">
            <text:p>-1,58957080888558</text:p>
          </table:table-cell>
        </table:table-row>
        <table:table-row table:style-name="ro1">
          <table:table-cell office:value-type="float" office:value="0.530606541675577" calcext:value-type="float">
            <text:p>0,530606541675577</text:p>
          </table:table-cell>
          <table:table-cell office:value-type="float" office:value="-1.49117441734926" calcext:value-type="float">
            <text:p>-1,49117441734926</text:p>
          </table:table-cell>
        </table:table-row>
        <table:table-row table:style-name="ro1">
          <table:table-cell office:value-type="float" office:value="-0.513262828525118" calcext:value-type="float">
            <text:p>-0,513262828525118</text:p>
          </table:table-cell>
          <table:table-cell office:value-type="float" office:value="-2.37584544633009" calcext:value-type="float">
            <text:p>-2,37584544633009</text:p>
          </table:table-cell>
        </table:table-row>
        <table:table-row table:style-name="ro1">
          <table:table-cell office:value-type="float" office:value="-1.07872911967657" calcext:value-type="float">
            <text:p>-1,07872911967657</text:p>
          </table:table-cell>
          <table:table-cell office:value-type="float" office:value="-1.85868097218463" calcext:value-type="float">
            <text:p>-1,85868097218463</text:p>
          </table:table-cell>
        </table:table-row>
        <table:table-row table:style-name="ro1">
          <table:table-cell office:value-type="float" office:value="-0.773760534710011" calcext:value-type="float">
            <text:p>-0,773760534710011</text:p>
          </table:table-cell>
          <table:table-cell office:value-type="float" office:value="-0.793586787291324" calcext:value-type="float">
            <text:p>-0,793586787291324</text:p>
          </table:table-cell>
        </table:table-row>
        <table:table-row table:style-name="ro1">
          <table:table-cell office:value-type="float" office:value="0.656157933392247" calcext:value-type="float">
            <text:p>0,656157933392247</text:p>
          </table:table-cell>
          <table:table-cell office:value-type="float" office:value="-3.70454078355761" calcext:value-type="float">
            <text:p>-3,70454078355761</text:p>
          </table:table-cell>
        </table:table-row>
        <table:table-row table:style-name="ro1">
          <table:table-cell office:value-type="float" office:value="0.357423428393838" calcext:value-type="float">
            <text:p>0,357423428393838</text:p>
          </table:table-cell>
          <table:table-cell office:value-type="float" office:value="-3.56811643905637" calcext:value-type="float">
            <text:p>-3,56811643905637</text:p>
          </table:table-cell>
        </table:table-row>
        <table:table-row table:style-name="ro1">
          <table:table-cell office:value-type="float" office:value="0.411729490640775" calcext:value-type="float">
            <text:p>0,411729490640775</text:p>
          </table:table-cell>
          <table:table-cell office:value-type="float" office:value="-3.01481703308237" calcext:value-type="float">
            <text:p>-3,01481703308237</text:p>
          </table:table-cell>
        </table:table-row>
        <table:table-row table:style-name="ro1">
          <table:table-cell office:value-type="float" office:value="-0.664251727412627" calcext:value-type="float">
            <text:p>-0,664251727412627</text:p>
          </table:table-cell>
          <table:table-cell office:value-type="float" office:value="-3.55590909436657" calcext:value-type="float">
            <text:p>-3,55590909436657</text:p>
          </table:table-cell>
        </table:table-row>
        <table:table-row table:style-name="ro1">
          <table:table-cell office:value-type="float" office:value="-1.69645884728133" calcext:value-type="float">
            <text:p>-1,69645884728133</text:p>
          </table:table-cell>
          <table:table-cell office:value-type="float" office:value="-1.72111991581446" calcext:value-type="float">
            <text:p>-1,72111991581446</text:p>
          </table:table-cell>
        </table:table-row>
        <table:table-row table:style-name="ro1">
          <table:table-cell office:value-type="float" office:value="-1.67438946698772" calcext:value-type="float">
            <text:p>-1,67438946698772</text:p>
          </table:table-cell>
          <table:table-cell office:value-type="float" office:value="-0.983588069236307" calcext:value-type="float">
            <text:p>-0,983588069236307</text:p>
          </table:table-cell>
        </table:table-row>
        <table:table-row table:style-name="ro1">
          <table:table-cell office:value-type="float" office:value="0.2391522055396" calcext:value-type="float">
            <text:p>0,2391522055396</text:p>
          </table:table-cell>
          <table:table-cell office:value-type="float" office:value="-0.79193988428269" calcext:value-type="float">
            <text:p>-0,79193988428269</text:p>
          </table:table-cell>
        </table:table-row>
        <table:table-row table:style-name="ro1">
          <table:table-cell office:value-type="float" office:value="-1.11179504789398" calcext:value-type="float">
            <text:p>-1,11179504789398</text:p>
          </table:table-cell>
          <table:table-cell office:value-type="float" office:value="-3.08461357074818" calcext:value-type="float">
            <text:p>-3,08461357074818</text:p>
          </table:table-cell>
        </table:table-row>
        <table:table-row table:style-name="ro1">
          <table:table-cell office:value-type="float" office:value="0.624450713682196" calcext:value-type="float">
            <text:p>0,624450713682196</text:p>
          </table:table-cell>
          <table:table-cell office:value-type="float" office:value="-0.868038723347411" calcext:value-type="float">
            <text:p>-0,868038723347411</text:p>
          </table:table-cell>
        </table:table-row>
        <table:table-row table:style-name="ro1">
          <table:table-cell office:value-type="float" office:value="-0.835449903895015" calcext:value-type="float">
            <text:p>-0,835449903895015</text:p>
          </table:table-cell>
          <table:table-cell office:value-type="float" office:value="-1.36998974783244" calcext:value-type="float">
            <text:p>-1,36998974783244</text:p>
          </table:table-cell>
        </table:table-row>
        <table:table-row table:style-name="ro1">
          <table:table-cell office:value-type="float" office:value="-0.451427008990555" calcext:value-type="float">
            <text:p>-0,451427008990555</text:p>
          </table:table-cell>
          <table:table-cell office:value-type="float" office:value="-2.14270207855465" calcext:value-type="float">
            <text:p>-2,14270207855465</text:p>
          </table:table-cell>
        </table:table-row>
        <table:table-row table:style-name="ro1">
          <table:table-cell office:value-type="float" office:value="-0.683680167509113" calcext:value-type="float">
            <text:p>-0,683680167509113</text:p>
          </table:table-cell>
          <table:table-cell office:value-type="float" office:value="-3.15275607155362" calcext:value-type="float">
            <text:p>-3,15275607155362</text:p>
          </table:table-cell>
        </table:table-row>
        <table:table-row table:style-name="ro1">
          <table:table-cell office:value-type="float" office:value="-1.19554038005084" calcext:value-type="float">
            <text:p>-1,19554038005084</text:p>
          </table:table-cell>
          <table:table-cell office:value-type="float" office:value="-0.842346365715938" calcext:value-type="float">
            <text:p>-0,842346365715938</text:p>
          </table:table-cell>
        </table:table-row>
        <table:table-row table:style-name="ro1">
          <table:table-cell office:value-type="float" office:value="-0.677725751838066" calcext:value-type="float">
            <text:p>-0,677725751838066</text:p>
          </table:table-cell>
          <table:table-cell office:value-type="float" office:value="-2.24631285381719" calcext:value-type="float">
            <text:p>-2,24631285381719</text:p>
          </table:table-cell>
        </table:table-row>
        <table:table-row table:style-name="ro1">
          <table:table-cell office:value-type="float" office:value="-1.17195758053154" calcext:value-type="float">
            <text:p>-1,17195758053154</text:p>
          </table:table-cell>
          <table:table-cell office:value-type="float" office:value="-3.17188659217711" calcext:value-type="float">
            <text:p>-3,17188659217711</text:p>
          </table:table-cell>
        </table:table-row>
        <table:table-row table:style-name="ro1">
          <table:table-cell office:value-type="float" office:value="0.230306870844472" calcext:value-type="float">
            <text:p>0,230306870844472</text:p>
          </table:table-cell>
          <table:table-cell office:value-type="float" office:value="-1.0377977383218" calcext:value-type="float">
            <text:p>-1,0377977383218</text:p>
          </table:table-cell>
        </table:table-row>
        <table:table-row table:style-name="ro1">
          <table:table-cell office:value-type="float" office:value="0.572350898804295" calcext:value-type="float">
            <text:p>0,572350898804295</text:p>
          </table:table-cell>
          <table:table-cell office:value-type="float" office:value="-0.755802493512917" calcext:value-type="float">
            <text:p>-0,755802493512917</text:p>
          </table:table-cell>
        </table:table-row>
        <table:table-row table:style-name="ro1">
          <table:table-cell office:value-type="float" office:value="-1.57791994469199" calcext:value-type="float">
            <text:p>-1,57791994469199</text:p>
          </table:table-cell>
          <table:table-cell office:value-type="float" office:value="-3.35056200433103" calcext:value-type="float">
            <text:p>-3,35056200433103</text:p>
          </table:table-cell>
        </table:table-row>
        <table:table-row table:style-name="ro1">
          <table:table-cell office:value-type="float" office:value="0.363837606723644" calcext:value-type="float">
            <text:p>0,363837606723644</text:p>
          </table:table-cell>
          <table:table-cell office:value-type="float" office:value="-1.18360270636899" calcext:value-type="float">
            <text:p>-1,18360270636899</text:p>
          </table:table-cell>
        </table:table-row>
        <table:table-row table:style-name="ro1">
          <table:table-cell office:value-type="float" office:value="-0.989924175974721" calcext:value-type="float">
            <text:p>-0,989924175974721</text:p>
          </table:table-cell>
          <table:table-cell office:value-type="float" office:value="-3.32116710277379" calcext:value-type="float">
            <text:p>-3,32116710277379</text:p>
          </table:table-cell>
        </table:table-row>
        <table:table-row table:style-name="ro1">
          <table:table-cell office:value-type="float" office:value="-0.567034424713569" calcext:value-type="float">
            <text:p>-0,567034424713569</text:p>
          </table:table-cell>
          <table:table-cell office:value-type="float" office:value="-1.21972362517837" calcext:value-type="float">
            <text:p>-1,21972362517837</text:p>
          </table:table-cell>
        </table:table-row>
        <table:table-row table:style-name="ro1">
          <table:table-cell office:value-type="float" office:value="0.246656822720663" calcext:value-type="float">
            <text:p>0,246656822720663</text:p>
          </table:table-cell>
          <table:table-cell office:value-type="float" office:value="-0.881729195355594" calcext:value-type="float">
            <text:p>-0,881729195355594</text:p>
          </table:table-cell>
        </table:table-row>
        <table:table-row table:style-name="ro1">
          <table:table-cell office:value-type="float" office:value="0.277134846118877" calcext:value-type="float">
            <text:p>0,277134846118877</text:p>
          </table:table-cell>
          <table:table-cell office:value-type="float" office:value="-0.989813103210245" calcext:value-type="float">
            <text:p>-0,989813103210245</text:p>
          </table:table-cell>
        </table:table-row>
        <table:table-row table:style-name="ro1">
          <table:table-cell office:value-type="float" office:value="0.252669498232748" calcext:value-type="float">
            <text:p>0,252669498232748</text:p>
          </table:table-cell>
          <table:table-cell office:value-type="float" office:value="-1.5756149009827" calcext:value-type="float">
            <text:p>-1,5756149009827</text:p>
          </table:table-cell>
        </table:table-row>
        <table:table-row table:style-name="ro1">
          <table:table-cell office:value-type="float" office:value="-1.47654503776863" calcext:value-type="float">
            <text:p>-1,47654503776863</text:p>
          </table:table-cell>
          <table:table-cell office:value-type="float" office:value="-2.67246942455845" calcext:value-type="float">
            <text:p>-2,67246942455845</text:p>
          </table:table-cell>
        </table:table-row>
        <table:table-row table:style-name="ro1">
          <table:table-cell office:value-type="float" office:value="-1.52530560400045" calcext:value-type="float">
            <text:p>-1,52530560400045</text:p>
          </table:table-cell>
          <table:table-cell office:value-type="float" office:value="-3.2012373869648" calcext:value-type="float">
            <text:p>-3,2012373869648</text:p>
          </table:table-cell>
        </table:table-row>
        <table:table-row table:style-name="ro1">
          <table:table-cell office:value-type="float" office:value="0.734886174183397" calcext:value-type="float">
            <text:p>0,734886174183397</text:p>
          </table:table-cell>
          <table:table-cell office:value-type="float" office:value="-2.42729166049681" calcext:value-type="float">
            <text:p>-2,42729166049681</text:p>
          </table:table-cell>
        </table:table-row>
        <table:table-row table:style-name="ro1">
          <table:table-cell office:value-type="float" office:value="0.604758885488549" calcext:value-type="float">
            <text:p>0,604758885488549</text:p>
          </table:table-cell>
          <table:table-cell office:value-type="float" office:value="-0.783015149307644" calcext:value-type="float">
            <text:p>-0,783015149307644</text:p>
          </table:table-cell>
        </table:table-row>
        <table:table-row table:style-name="ro1">
          <table:table-cell office:value-type="float" office:value="-1.38067529532582" calcext:value-type="float">
            <text:p>-1,38067529532582</text:p>
          </table:table-cell>
          <table:table-cell office:value-type="float" office:value="-2.05826687134173" calcext:value-type="float">
            <text:p>-2,05826687134173</text:p>
          </table:table-cell>
        </table:table-row>
        <table:table-row table:style-name="ro1">
          <table:table-cell office:value-type="float" office:value="-1.10364454029394" calcext:value-type="float">
            <text:p>-1,10364454029394</text:p>
          </table:table-cell>
          <table:table-cell office:value-type="float" office:value="-2.65445215131109" calcext:value-type="float">
            <text:p>-2,65445215131109</text:p>
          </table:table-cell>
        </table:table-row>
        <table:table-row table:style-name="ro1">
          <table:table-cell office:value-type="float" office:value="0.570812494253696" calcext:value-type="float">
            <text:p>0,570812494253696</text:p>
          </table:table-cell>
          <table:table-cell office:value-type="float" office:value="-2.17880390618226" calcext:value-type="float">
            <text:p>-2,17880390618226</text:p>
          </table:table-cell>
        </table:table-row>
        <table:table-row table:style-name="ro1">
          <table:table-cell office:value-type="float" office:value="-0.34243972056402" calcext:value-type="float">
            <text:p>-0,34243972056402</text:p>
          </table:table-cell>
          <table:table-cell office:value-type="float" office:value="-1.92272397056949" calcext:value-type="float">
            <text:p>-1,92272397056949</text:p>
          </table:table-cell>
        </table:table-row>
        <table:table-row table:style-name="ro1">
          <table:table-cell office:value-type="float" office:value="-1.05781281042098" calcext:value-type="float">
            <text:p>-1,05781281042098</text:p>
          </table:table-cell>
          <table:table-cell office:value-type="float" office:value="-2.9404107998777" calcext:value-type="float">
            <text:p>-2,9404107998777</text:p>
          </table:table-cell>
        </table:table-row>
        <table:table-row table:style-name="ro1">
          <table:table-cell office:value-type="float" office:value="-0.158020018256985" calcext:value-type="float">
            <text:p>-0,158020018256985</text:p>
          </table:table-cell>
          <table:table-cell office:value-type="float" office:value="-2.58974038950153" calcext:value-type="float">
            <text:p>-2,58974038950153</text:p>
          </table:table-cell>
        </table:table-row>
        <table:table-row table:style-name="ro1">
          <table:table-cell office:value-type="float" office:value="-1.09341072940577" calcext:value-type="float">
            <text:p>-1,09341072940577</text:p>
          </table:table-cell>
          <table:table-cell office:value-type="float" office:value="-1.84826507028843" calcext:value-type="float">
            <text:p>-1,84826507028843</text:p>
          </table:table-cell>
        </table:table-row>
        <table:table-row table:style-name="ro1">
          <table:table-cell office:value-type="float" office:value="0.697896538630323" calcext:value-type="float">
            <text:p>0,697896538630323</text:p>
          </table:table-cell>
          <table:table-cell office:value-type="float" office:value="-2.17070626363378" calcext:value-type="float">
            <text:p>-2,17070626363378</text:p>
          </table:table-cell>
        </table:table-row>
        <table:table-row table:style-name="ro1">
          <table:table-cell office:value-type="float" office:value="-1.10233700721026" calcext:value-type="float">
            <text:p>-1,10233700721026</text:p>
          </table:table-cell>
          <table:table-cell office:value-type="float" office:value="-3.57213024645134" calcext:value-type="float">
            <text:p>-3,57213024645134</text:p>
          </table:table-cell>
        </table:table-row>
        <table:table-row table:style-name="ro1">
          <table:table-cell office:value-type="float" office:value="-1.14739163746953" calcext:value-type="float">
            <text:p>-1,14739163746953</text:p>
          </table:table-cell>
          <table:table-cell office:value-type="float" office:value="-2.43387726003987" calcext:value-type="float">
            <text:p>-2,43387726003987</text:p>
          </table:table-cell>
        </table:table-row>
        <table:table-row table:style-name="ro1">
          <table:table-cell office:value-type="float" office:value="-1.38193619115411" calcext:value-type="float">
            <text:p>-1,38193619115411</text:p>
          </table:table-cell>
          <table:table-cell office:value-type="float" office:value="-0.760213927992291" calcext:value-type="float">
            <text:p>-0,760213927992291</text:p>
          </table:table-cell>
        </table:table-row>
        <table:table-row table:style-name="ro1">
          <table:table-cell office:value-type="float" office:value="0.416038167223717" calcext:value-type="float">
            <text:p>0,416038167223717</text:p>
          </table:table-cell>
          <table:table-cell office:value-type="float" office:value="-3.33925321237765" calcext:value-type="float">
            <text:p>-3,33925321237765</text:p>
          </table:table-cell>
        </table:table-row>
        <table:table-row table:style-name="ro1">
          <table:table-cell office:value-type="float" office:value="-0.584361248792977" calcext:value-type="float">
            <text:p>-0,584361248792977</text:p>
          </table:table-cell>
          <table:table-cell office:value-type="float" office:value="-3.48325543585683" calcext:value-type="float">
            <text:p>-3,48325543585683</text:p>
          </table:table-cell>
        </table:table-row>
        <table:table-row table:style-name="ro1">
          <table:table-cell office:value-type="float" office:value="-1.14252427419458" calcext:value-type="float">
            <text:p>-1,14252427419458</text:p>
          </table:table-cell>
          <table:table-cell office:value-type="float" office:value="-0.798535968683836" calcext:value-type="float">
            <text:p>-0,798535968683836</text:p>
          </table:table-cell>
        </table:table-row>
        <table:table-row table:style-name="ro1">
          <table:table-cell office:value-type="float" office:value="-0.122200251603141" calcext:value-type="float">
            <text:p>-0,122200251603141</text:p>
          </table:table-cell>
          <table:table-cell office:value-type="float" office:value="-0.98942353437587" calcext:value-type="float">
            <text:p>-0,98942353437587</text:p>
          </table:table-cell>
        </table:table-row>
        <table:table-row table:style-name="ro1">
          <table:table-cell office:value-type="float" office:value="-0.600077402885015" calcext:value-type="float">
            <text:p>-0,600077402885015</text:p>
          </table:table-cell>
          <table:table-cell office:value-type="float" office:value="-2.21903291681464" calcext:value-type="float">
            <text:p>-2,21903291681464</text:p>
          </table:table-cell>
        </table:table-row>
        <table:table-row table:style-name="ro1">
          <table:table-cell office:value-type="float" office:value="-0.330133669941548" calcext:value-type="float">
            <text:p>-0,330133669941548</text:p>
          </table:table-cell>
          <table:table-cell office:value-type="float" office:value="-1.81759600461744" calcext:value-type="float">
            <text:p>-1,81759600461744</text:p>
          </table:table-cell>
        </table:table-row>
        <table:table-row table:style-name="ro1">
          <table:table-cell office:value-type="float" office:value="-0.925978595917461" calcext:value-type="float">
            <text:p>-0,925978595917461</text:p>
          </table:table-cell>
          <table:table-cell office:value-type="float" office:value="-3.5982765905509" calcext:value-type="float">
            <text:p>-3,5982765905509</text:p>
          </table:table-cell>
        </table:table-row>
        <table:table-row table:style-name="ro1">
          <table:table-cell office:value-type="float" office:value="-0.971914179029308" calcext:value-type="float">
            <text:p>-0,971914179029308</text:p>
          </table:table-cell>
          <table:table-cell office:value-type="float" office:value="-0.894419370828879" calcext:value-type="float">
            <text:p>-0,894419370828879</text:p>
          </table:table-cell>
        </table:table-row>
        <table:table-row table:style-name="ro1">
          <table:table-cell office:value-type="float" office:value="0.548108956273496" calcext:value-type="float">
            <text:p>0,548108956273496</text:p>
          </table:table-cell>
          <table:table-cell office:value-type="float" office:value="-3.54793950726979" calcext:value-type="float">
            <text:p>-3,54793950726979</text:p>
          </table:table-cell>
        </table:table-row>
        <table:table-row table:style-name="ro1">
          <table:table-cell office:value-type="float" office:value="0.608783721080054" calcext:value-type="float">
            <text:p>0,608783721080054</text:p>
          </table:table-cell>
          <table:table-cell office:value-type="float" office:value="-3.38782719700934" calcext:value-type="float">
            <text:p>-3,38782719700934</text:p>
          </table:table-cell>
        </table:table-row>
        <table:table-row table:style-name="ro1">
          <table:table-cell office:value-type="float" office:value="-1.15538913069504" calcext:value-type="float">
            <text:p>-1,15538913069504</text:p>
          </table:table-cell>
          <table:table-cell office:value-type="float" office:value="-1.05261746323896" calcext:value-type="float">
            <text:p>-1,05261746323896</text:p>
          </table:table-cell>
        </table:table-row>
        <table:table-row table:style-name="ro1">
          <table:table-cell office:value-type="float" office:value="-0.998149574073157" calcext:value-type="float">
            <text:p>-0,998149574073157</text:p>
          </table:table-cell>
          <table:table-cell office:value-type="float" office:value="-3.23710853707068" calcext:value-type="float">
            <text:p>-3,23710853707068</text:p>
          </table:table-cell>
        </table:table-row>
        <table:table-row table:style-name="ro1">
          <table:table-cell office:value-type="float" office:value="-1.14884195387829" calcext:value-type="float">
            <text:p>-1,14884195387829</text:p>
          </table:table-cell>
          <table:table-cell office:value-type="float" office:value="-1.77190927553276" calcext:value-type="float">
            <text:p>-1,77190927553276</text:p>
          </table:table-cell>
        </table:table-row>
        <table:table-row table:style-name="ro1">
          <table:table-cell office:value-type="float" office:value="-0.261230415839103" calcext:value-type="float">
            <text:p>-0,261230415839103</text:p>
          </table:table-cell>
          <table:table-cell office:value-type="float" office:value="-1.6703382289391" calcext:value-type="float">
            <text:p>-1,6703382289391</text:p>
          </table:table-cell>
        </table:table-row>
        <table:table-row table:style-name="ro1">
          <table:table-cell office:value-type="float" office:value="0.185834390718765" calcext:value-type="float">
            <text:p>0,185834390718765</text:p>
          </table:table-cell>
          <table:table-cell office:value-type="float" office:value="-2.45428847845251" calcext:value-type="float">
            <text:p>-2,45428847845251</text:p>
          </table:table-cell>
        </table:table-row>
        <table:table-row table:style-name="ro1">
          <table:table-cell office:value-type="float" office:value="-0.696114651033916" calcext:value-type="float">
            <text:p>-0,696114651033916</text:p>
          </table:table-cell>
          <table:table-cell office:value-type="float" office:value="-1.46658197371959" calcext:value-type="float">
            <text:p>-1,46658197371959</text:p>
          </table:table-cell>
        </table:table-row>
        <table:table-row table:style-name="ro1">
          <table:table-cell office:value-type="float" office:value="0.206767339546487" calcext:value-type="float">
            <text:p>0,206767339546487</text:p>
          </table:table-cell>
          <table:table-cell office:value-type="float" office:value="-1.69063419041073" calcext:value-type="float">
            <text:p>-1,69063419041073</text:p>
          </table:table-cell>
        </table:table-row>
        <table:table-row table:style-name="ro1">
          <table:table-cell office:value-type="float" office:value="-1.35203975425371" calcext:value-type="float">
            <text:p>-1,35203975425371</text:p>
          </table:table-cell>
          <table:table-cell office:value-type="float" office:value="-0.751043639638644" calcext:value-type="float">
            <text:p>-0,751043639638644</text:p>
          </table:table-cell>
        </table:table-row>
        <table:table-row table:style-name="ro1">
          <table:table-cell office:value-type="float" office:value="-1.32466205142885" calcext:value-type="float">
            <text:p>-1,32466205142885</text:p>
          </table:table-cell>
          <table:table-cell office:value-type="float" office:value="-1.37150145533706" calcext:value-type="float">
            <text:p>-1,37150145533706</text:p>
          </table:table-cell>
        </table:table-row>
        <table:table-row table:style-name="ro1">
          <table:table-cell office:value-type="float" office:value="-1.65011844713265" calcext:value-type="float">
            <text:p>-1,65011844713265</text:p>
          </table:table-cell>
          <table:table-cell office:value-type="float" office:value="-2.27926042489373" calcext:value-type="float">
            <text:p>-2,27926042489373</text:p>
          </table:table-cell>
        </table:table-row>
        <table:table-row table:style-name="ro1">
          <table:table-cell office:value-type="float" office:value="-1.27320550630239" calcext:value-type="float">
            <text:p>-1,27320550630239</text:p>
          </table:table-cell>
          <table:table-cell office:value-type="float" office:value="-2.29029655746656" calcext:value-type="float">
            <text:p>-2,29029655746656</text:p>
          </table:table-cell>
        </table:table-row>
        <table:table-row table:style-name="ro1">
          <table:table-cell office:value-type="float" office:value="0.586217183451069" calcext:value-type="float">
            <text:p>0,586217183451069</text:p>
          </table:table-cell>
          <table:table-cell office:value-type="float" office:value="-1.77815399992976" calcext:value-type="float">
            <text:p>-1,77815399992976</text:p>
          </table:table-cell>
        </table:table-row>
        <table:table-row table:style-name="ro1">
          <table:table-cell office:value-type="float" office:value="0.573199832419577" calcext:value-type="float">
            <text:p>0,573199832419577</text:p>
          </table:table-cell>
          <table:table-cell office:value-type="float" office:value="-1.8772315207191" calcext:value-type="float">
            <text:p>-1,8772315207191</text:p>
          </table:table-cell>
        </table:table-row>
        <table:table-row table:style-name="ro1">
          <table:table-cell office:value-type="float" office:value="0.0916320262475945" calcext:value-type="float">
            <text:p>0,0916320262475945</text:p>
          </table:table-cell>
          <table:table-cell office:value-type="float" office:value="-3.65926849639988" calcext:value-type="float">
            <text:p>-3,65926849639988</text:p>
          </table:table-cell>
        </table:table-row>
        <table:table-row table:style-name="ro1">
          <table:table-cell office:value-type="float" office:value="-0.308980979665491" calcext:value-type="float">
            <text:p>-0,308980979665491</text:p>
          </table:table-cell>
          <table:table-cell office:value-type="float" office:value="-3.5859431754638" calcext:value-type="float">
            <text:p>-3,5859431754638</text:p>
          </table:table-cell>
        </table:table-row>
        <table:table-row table:style-name="ro1">
          <table:table-cell office:value-type="float" office:value="-1.10664042768957" calcext:value-type="float">
            <text:p>-1,10664042768957</text:p>
          </table:table-cell>
          <table:table-cell office:value-type="float" office:value="-2.04575924765601" calcext:value-type="float">
            <text:p>-2,04575924765601</text:p>
          </table:table-cell>
        </table:table-row>
        <table:table-row table:style-name="ro1">
          <table:table-cell office:value-type="float" office:value="0.256884673934063" calcext:value-type="float">
            <text:p>0,256884673934063</text:p>
          </table:table-cell>
          <table:table-cell office:value-type="float" office:value="-3.03101138482505" calcext:value-type="float">
            <text:p>-3,03101138482505</text:p>
          </table:table-cell>
        </table:table-row>
        <table:table-row table:style-name="ro1">
          <table:table-cell office:value-type="float" office:value="-0.393234443422108" calcext:value-type="float">
            <text:p>-0,393234443422108</text:p>
          </table:table-cell>
          <table:table-cell office:value-type="float" office:value="-3.39318574882209" calcext:value-type="float">
            <text:p>-3,39318574882209</text:p>
          </table:table-cell>
        </table:table-row>
        <table:table-row table:style-name="ro1">
          <table:table-cell office:value-type="float" office:value="0.186783286375065" calcext:value-type="float">
            <text:p>0,186783286375065</text:p>
          </table:table-cell>
          <table:table-cell office:value-type="float" office:value="-3.15600082543258" calcext:value-type="float">
            <text:p>-3,15600082543258</text:p>
          </table:table-cell>
        </table:table-row>
        <table:table-row table:style-name="ro1">
          <table:table-cell office:value-type="float" office:value="-0.43238039280266" calcext:value-type="float">
            <text:p>-0,43238039280266</text:p>
          </table:table-cell>
          <table:table-cell office:value-type="float" office:value="-3.69246487250874" calcext:value-type="float">
            <text:p>-3,69246487250874</text:p>
          </table:table-cell>
        </table:table-row>
        <table:table-row table:style-name="ro1">
          <table:table-cell office:value-type="float" office:value="-1.4042239100467" calcext:value-type="float">
            <text:p>-1,4042239100467</text:p>
          </table:table-cell>
          <table:table-cell office:value-type="float" office:value="-1.52319402869231" calcext:value-type="float">
            <text:p>-1,52319402869231</text:p>
          </table:table-cell>
        </table:table-row>
        <table:table-row table:style-name="ro1">
          <table:table-cell office:value-type="float" office:value="-1.00840576826839" calcext:value-type="float">
            <text:p>-1,00840576826839</text:p>
          </table:table-cell>
          <table:table-cell office:value-type="float" office:value="-1.16085142406416" calcext:value-type="float">
            <text:p>-1,16085142406416</text:p>
          </table:table-cell>
        </table:table-row>
        <table:table-row table:style-name="ro1">
          <table:table-cell office:value-type="float" office:value="-0.111756400081193" calcext:value-type="float">
            <text:p>-0,111756400081193</text:p>
          </table:table-cell>
          <table:table-cell office:value-type="float" office:value="-1.81600413344901" calcext:value-type="float">
            <text:p>-1,81600413344901</text:p>
          </table:table-cell>
        </table:table-row>
        <table:table-row table:style-name="ro1">
          <table:table-cell office:value-type="float" office:value="-0.877051324059129" calcext:value-type="float">
            <text:p>-0,877051324059129</text:p>
          </table:table-cell>
          <table:table-cell office:value-type="float" office:value="-1.30161406304137" calcext:value-type="float">
            <text:p>-1,30161406304137</text:p>
          </table:table-cell>
        </table:table-row>
        <table:table-row table:style-name="ro1">
          <table:table-cell office:value-type="float" office:value="-0.632290618747987" calcext:value-type="float">
            <text:p>-0,632290618747987</text:p>
          </table:table-cell>
          <table:table-cell office:value-type="float" office:value="-1.52024295215004" calcext:value-type="float">
            <text:p>-1,52024295215004</text:p>
          </table:table-cell>
        </table:table-row>
        <table:table-row table:style-name="ro1">
          <table:table-cell office:value-type="float" office:value="-1.73935186712102" calcext:value-type="float">
            <text:p>-1,73935186712102</text:p>
          </table:table-cell>
          <table:table-cell office:value-type="float" office:value="-1.29817426707567" calcext:value-type="float">
            <text:p>-1,29817426707567</text:p>
          </table:table-cell>
        </table:table-row>
        <table:table-row table:style-name="ro1">
          <table:table-cell office:value-type="float" office:value="0.439002544304249" calcext:value-type="float">
            <text:p>0,439002544304249</text:p>
          </table:table-cell>
          <table:table-cell office:value-type="float" office:value="-2.39314185395679" calcext:value-type="float">
            <text:p>-2,39314185395679</text:p>
          </table:table-cell>
        </table:table-row>
        <table:table-row table:style-name="ro1">
          <table:table-cell office:value-type="float" office:value="-0.763133810145204" calcext:value-type="float">
            <text:p>-0,763133810145204</text:p>
          </table:table-cell>
          <table:table-cell office:value-type="float" office:value="-2.42525679076217" calcext:value-type="float">
            <text:p>-2,42525679076217</text:p>
          </table:table-cell>
        </table:table-row>
        <table:table-row table:style-name="ro1">
          <table:table-cell office:value-type="float" office:value="0.68436573329716" calcext:value-type="float">
            <text:p>0,68436573329716</text:p>
          </table:table-cell>
          <table:table-cell office:value-type="float" office:value="-0.886180419696084" calcext:value-type="float">
            <text:p>-0,886180419696084</text:p>
          </table:table-cell>
        </table:table-row>
        <table:table-row table:style-name="ro1">
          <table:table-cell office:value-type="float" office:value="-0.150246123640411" calcext:value-type="float">
            <text:p>-0,150246123640411</text:p>
          </table:table-cell>
          <table:table-cell office:value-type="float" office:value="-2.26651418421636" calcext:value-type="float">
            <text:p>-2,26651418421636</text:p>
          </table:table-cell>
        </table:table-row>
        <table:table-row table:style-name="ro1">
          <table:table-cell office:value-type="float" office:value="-0.890116799277171" calcext:value-type="float">
            <text:p>-0,890116799277171</text:p>
          </table:table-cell>
          <table:table-cell office:value-type="float" office:value="-2.66678540709313" calcext:value-type="float">
            <text:p>-2,66678540709313</text:p>
          </table:table-cell>
        </table:table-row>
        <table:table-row table:style-name="ro1">
          <table:table-cell office:value-type="float" office:value="0.696486109173324" calcext:value-type="float">
            <text:p>0,696486109173324</text:p>
          </table:table-cell>
          <table:table-cell office:value-type="float" office:value="-0.979574497966034" calcext:value-type="float">
            <text:p>-0,979574497966034</text:p>
          </table:table-cell>
        </table:table-row>
        <table:table-row table:style-name="ro1">
          <table:table-cell office:value-type="float" office:value="-0.592642152221803" calcext:value-type="float">
            <text:p>-0,592642152221803</text:p>
          </table:table-cell>
          <table:table-cell office:value-type="float" office:value="-2.3705905259753" calcext:value-type="float">
            <text:p>-2,3705905259753</text:p>
          </table:table-cell>
        </table:table-row>
        <table:table-row table:style-name="ro1">
          <table:table-cell office:value-type="float" office:value="0.0922129824213758" calcext:value-type="float">
            <text:p>0,0922129824213758</text:p>
          </table:table-cell>
          <table:table-cell office:value-type="float" office:value="-3.36199369273196" calcext:value-type="float">
            <text:p>-3,36199369273196</text:p>
          </table:table-cell>
        </table:table-row>
        <table:table-row table:style-name="ro1">
          <table:table-cell office:value-type="float" office:value="-0.325448767250275" calcext:value-type="float">
            <text:p>-0,325448767250275</text:p>
          </table:table-cell>
          <table:table-cell office:value-type="float" office:value="-2.0243505160147" calcext:value-type="float">
            <text:p>-2,0243505160147</text:p>
          </table:table-cell>
        </table:table-row>
        <table:table-row table:style-name="ro1">
          <table:table-cell office:value-type="float" office:value="-1.69277293770688" calcext:value-type="float">
            <text:p>-1,69277293770688</text:p>
          </table:table-cell>
          <table:table-cell office:value-type="float" office:value="-1.11044992019717" calcext:value-type="float">
            <text:p>-1,11044992019717</text:p>
          </table:table-cell>
        </table:table-row>
        <table:table-row table:style-name="ro1">
          <table:table-cell office:value-type="float" office:value="-0.460192952584955" calcext:value-type="float">
            <text:p>-0,460192952584955</text:p>
          </table:table-cell>
          <table:table-cell office:value-type="float" office:value="-2.77475337292215" calcext:value-type="float">
            <text:p>-2,77475337292215</text:p>
          </table:table-cell>
        </table:table-row>
        <table:table-row table:style-name="ro1">
          <table:table-cell office:value-type="float" office:value="-1.38684693481225" calcext:value-type="float">
            <text:p>-1,38684693481225</text:p>
          </table:table-cell>
          <table:table-cell office:value-type="float" office:value="-3.69690261271698" calcext:value-type="float">
            <text:p>-3,69690261271698</text:p>
          </table:table-cell>
        </table:table-row>
        <table:table-row table:style-name="ro1">
          <table:table-cell office:value-type="float" office:value="-1.42593958856204" calcext:value-type="float">
            <text:p>-1,42593958856204</text:p>
          </table:table-cell>
          <table:table-cell office:value-type="float" office:value="-2.02849760081399" calcext:value-type="float">
            <text:p>-2,02849760081399</text:p>
          </table:table-cell>
        </table:table-row>
        <table:table-row table:style-name="ro1">
          <table:table-cell office:value-type="float" office:value="-1.54225023297345" calcext:value-type="float">
            <text:p>-1,54225023297345</text:p>
          </table:table-cell>
          <table:table-cell office:value-type="float" office:value="-3.68402806090715" calcext:value-type="float">
            <text:p>-3,68402806090715</text:p>
          </table:table-cell>
        </table:table-row>
        <table:table-row table:style-name="ro1">
          <table:table-cell office:value-type="float" office:value="-0.0461638290985662" calcext:value-type="float">
            <text:p>-0,0461638290985662</text:p>
          </table:table-cell>
          <table:table-cell office:value-type="float" office:value="-1.87173175387712" calcext:value-type="float">
            <text:p>-1,87173175387712</text:p>
          </table:table-cell>
        </table:table-row>
        <table:table-row table:style-name="ro1">
          <table:table-cell office:value-type="float" office:value="-1.43812905662131" calcext:value-type="float">
            <text:p>-1,43812905662131</text:p>
          </table:table-cell>
          <table:table-cell office:value-type="float" office:value="-0.770678708420267" calcext:value-type="float">
            <text:p>-0,770678708420267</text:p>
          </table:table-cell>
        </table:table-row>
        <table:table-row table:style-name="ro1">
          <table:table-cell office:value-type="float" office:value="0.413966853755701" calcext:value-type="float">
            <text:p>0,413966853755701</text:p>
          </table:table-cell>
          <table:table-cell office:value-type="float" office:value="-3.16238025466306" calcext:value-type="float">
            <text:p>-3,16238025466306</text:p>
          </table:table-cell>
        </table:table-row>
        <table:table-row table:style-name="ro1">
          <table:table-cell office:value-type="float" office:value="0.188185476983846" calcext:value-type="float">
            <text:p>0,188185476983846</text:p>
          </table:table-cell>
          <table:table-cell office:value-type="float" office:value="-3.3382885924971" calcext:value-type="float">
            <text:p>-3,3382885924971</text:p>
          </table:table-cell>
        </table:table-row>
        <table:table-row table:style-name="ro1">
          <table:table-cell office:value-type="float" office:value="0.484763373071326" calcext:value-type="float">
            <text:p>0,484763373071326</text:p>
          </table:table-cell>
          <table:table-cell office:value-type="float" office:value="-2.8234946156741" calcext:value-type="float">
            <text:p>-2,8234946156741</text:p>
          </table:table-cell>
        </table:table-row>
        <table:table-row table:style-name="ro1">
          <table:table-cell office:value-type="float" office:value="-1.07956961209534" calcext:value-type="float">
            <text:p>-1,07956961209534</text:p>
          </table:table-cell>
          <table:table-cell office:value-type="float" office:value="-1.50448600199579" calcext:value-type="float">
            <text:p>-1,50448600199579</text:p>
          </table:table-cell>
        </table:table-row>
        <table:table-row table:style-name="ro1">
          <table:table-cell office:value-type="float" office:value="-0.361557283267272" calcext:value-type="float">
            <text:p>-0,361557283267272</text:p>
          </table:table-cell>
          <table:table-cell office:value-type="float" office:value="-1.05312907373477" calcext:value-type="float">
            <text:p>-1,05312907373477</text:p>
          </table:table-cell>
        </table:table-row>
        <table:table-row table:style-name="ro1">
          <table:table-cell office:value-type="float" office:value="-1.24597959777912" calcext:value-type="float">
            <text:p>-1,24597959777912</text:p>
          </table:table-cell>
          <table:table-cell office:value-type="float" office:value="-2.16374694925537" calcext:value-type="float">
            <text:p>-2,16374694925537</text:p>
          </table:table-cell>
        </table:table-row>
        <table:table-row table:style-name="ro1">
          <table:table-cell office:value-type="float" office:value="-0.62996889056877" calcext:value-type="float">
            <text:p>-0,62996889056877</text:p>
          </table:table-cell>
          <table:table-cell office:value-type="float" office:value="-1.97355869241698" calcext:value-type="float">
            <text:p>-1,97355869241698</text:p>
          </table:table-cell>
        </table:table-row>
        <table:table-row table:style-name="ro1">
          <table:table-cell office:value-type="float" office:value="-1.4965820994142" calcext:value-type="float">
            <text:p>-1,4965820994142</text:p>
          </table:table-cell>
          <table:table-cell office:value-type="float" office:value="-1.55106103463051" calcext:value-type="float">
            <text:p>-1,55106103463051</text:p>
          </table:table-cell>
        </table:table-row>
        <table:table-row table:style-name="ro1">
          <table:table-cell office:value-type="float" office:value="-0.207453675452309" calcext:value-type="float">
            <text:p>-0,207453675452309</text:p>
          </table:table-cell>
          <table:table-cell office:value-type="float" office:value="-0.782670764981752" calcext:value-type="float">
            <text:p>-0,782670764981752</text:p>
          </table:table-cell>
        </table:table-row>
        <table:table-row table:style-name="ro1">
          <table:table-cell office:value-type="float" office:value="-1.18142717349133" calcext:value-type="float">
            <text:p>-1,18142717349133</text:p>
          </table:table-cell>
          <table:table-cell office:value-type="float" office:value="-3.15000620841212" calcext:value-type="float">
            <text:p>-3,15000620841212</text:p>
          </table:table-cell>
        </table:table-row>
        <table:table-row table:style-name="ro1">
          <table:table-cell office:value-type="float" office:value="-0.249707656463609" calcext:value-type="float">
            <text:p>-0,249707656463609</text:p>
          </table:table-cell>
          <table:table-cell office:value-type="float" office:value="-1.19848881152944" calcext:value-type="float">
            <text:p>-1,19848881152944</text:p>
          </table:table-cell>
        </table:table-row>
        <table:table-row table:style-name="ro1">
          <table:table-cell office:value-type="float" office:value="-1.14661037669539" calcext:value-type="float">
            <text:p>-1,14661037669539</text:p>
          </table:table-cell>
          <table:table-cell office:value-type="float" office:value="-2.91894363950688" calcext:value-type="float">
            <text:p>-2,91894363950688</text:p>
          </table:table-cell>
        </table:table-row>
        <table:table-row table:style-name="ro1">
          <table:table-cell office:value-type="float" office:value="-0.172847699661038" calcext:value-type="float">
            <text:p>-0,172847699661038</text:p>
          </table:table-cell>
          <table:table-cell office:value-type="float" office:value="-3.64197830785077" calcext:value-type="float">
            <text:p>-3,64197830785077</text:p>
          </table:table-cell>
        </table:table-row>
        <table:table-row table:style-name="ro1">
          <table:table-cell office:value-type="float" office:value="-0.4706506738169" calcext:value-type="float">
            <text:p>-0,4706506738169</text:p>
          </table:table-cell>
          <table:table-cell office:value-type="float" office:value="-2.12369786153424" calcext:value-type="float">
            <text:p>-2,12369786153424</text:p>
          </table:table-cell>
        </table:table-row>
        <table:table-row table:style-name="ro1">
          <table:table-cell office:value-type="float" office:value="-1.27842621158659" calcext:value-type="float">
            <text:p>-1,27842621158659</text:p>
          </table:table-cell>
          <table:table-cell office:value-type="float" office:value="-1.47251774056847" calcext:value-type="float">
            <text:p>-1,47251774056847</text:p>
          </table:table-cell>
        </table:table-row>
        <table:table-row table:style-name="ro1">
          <table:table-cell office:value-type="float" office:value="0.410675293129429" calcext:value-type="float">
            <text:p>0,410675293129429</text:p>
          </table:table-cell>
          <table:table-cell office:value-type="float" office:value="-2.88024658489181" calcext:value-type="float">
            <text:p>-2,88024658489181</text:p>
          </table:table-cell>
        </table:table-row>
        <table:table-row table:style-name="ro1">
          <table:table-cell office:value-type="float" office:value="-0.417585251418496" calcext:value-type="float">
            <text:p>-0,417585251418496</text:p>
          </table:table-cell>
          <table:table-cell office:value-type="float" office:value="-3.61685656908596" calcext:value-type="float">
            <text:p>-3,61685656908596</text:p>
          </table:table-cell>
        </table:table-row>
        <table:table-row table:style-name="ro1">
          <table:table-cell office:value-type="float" office:value="-0.926309907642569" calcext:value-type="float">
            <text:p>-0,926309907642569</text:p>
          </table:table-cell>
          <table:table-cell office:value-type="float" office:value="-1.93855252294348" calcext:value-type="float">
            <text:p>-1,93855252294348</text:p>
          </table:table-cell>
        </table:table-row>
        <table:table-row table:style-name="ro1">
          <table:table-cell office:value-type="float" office:value="-0.889151051333117" calcext:value-type="float">
            <text:p>-0,889151051333117</text:p>
          </table:table-cell>
          <table:table-cell office:value-type="float" office:value="-2.05693225038167" calcext:value-type="float">
            <text:p>-2,05693225038167</text:p>
          </table:table-cell>
        </table:table-row>
        <table:table-row table:style-name="ro1">
          <table:table-cell office:value-type="float" office:value="-1.65308512242455" calcext:value-type="float">
            <text:p>-1,65308512242455</text:p>
          </table:table-cell>
          <table:table-cell office:value-type="float" office:value="-3.10291659152415" calcext:value-type="float">
            <text:p>-3,10291659152415</text:p>
          </table:table-cell>
        </table:table-row>
        <table:table-row table:style-name="ro1">
          <table:table-cell office:value-type="float" office:value="0.616728537889733" calcext:value-type="float">
            <text:p>0,616728537889733</text:p>
          </table:table-cell>
          <table:table-cell office:value-type="float" office:value="-3.0861222366253" calcext:value-type="float">
            <text:p>-3,0861222366253</text:p>
          </table:table-cell>
        </table:table-row>
        <table:table-row table:style-name="ro1">
          <table:table-cell office:value-type="float" office:value="-0.169077258033821" calcext:value-type="float">
            <text:p>-0,169077258033821</text:p>
          </table:table-cell>
          <table:table-cell office:value-type="float" office:value="-3.16727629252843" calcext:value-type="float">
            <text:p>-3,16727629252843</text:p>
          </table:table-cell>
        </table:table-row>
        <table:table-row table:style-name="ro1">
          <table:table-cell office:value-type="float" office:value="-0.908214465967323" calcext:value-type="float">
            <text:p>-0,908214465967323</text:p>
          </table:table-cell>
          <table:table-cell office:value-type="float" office:value="-3.17279743841825" calcext:value-type="float">
            <text:p>-3,17279743841825</text:p>
          </table:table-cell>
        </table:table-row>
        <table:table-row table:style-name="ro1">
          <table:table-cell office:value-type="float" office:value="-1.16414188579666" calcext:value-type="float">
            <text:p>-1,16414188579666</text:p>
          </table:table-cell>
          <table:table-cell office:value-type="float" office:value="-1.28559082517876" calcext:value-type="float">
            <text:p>-1,28559082517876</text:p>
          </table:table-cell>
        </table:table-row>
        <table:table-row table:style-name="ro1">
          <table:table-cell office:value-type="float" office:value="-0.861913892999923" calcext:value-type="float">
            <text:p>-0,861913892999923</text:p>
          </table:table-cell>
          <table:table-cell office:value-type="float" office:value="-1.04117694919084" calcext:value-type="float">
            <text:p>-1,04117694919084</text:p>
          </table:table-cell>
        </table:table-row>
        <table:table-row table:style-name="ro1">
          <table:table-cell office:value-type="float" office:value="-1.05846238338394" calcext:value-type="float">
            <text:p>-1,05846238338394</text:p>
          </table:table-cell>
          <table:table-cell office:value-type="float" office:value="-0.945358102644141" calcext:value-type="float">
            <text:p>-0,945358102644141</text:p>
          </table:table-cell>
        </table:table-row>
        <table:table-row table:style-name="ro1">
          <table:table-cell office:value-type="float" office:value="0.479768488080294" calcext:value-type="float">
            <text:p>0,479768488080294</text:p>
          </table:table-cell>
          <table:table-cell office:value-type="float" office:value="-1.21358644117107" calcext:value-type="float">
            <text:p>-1,21358644117107</text:p>
          </table:table-cell>
        </table:table-row>
        <table:table-row table:style-name="ro1">
          <table:table-cell office:value-type="float" office:value="-1.28830574287289" calcext:value-type="float">
            <text:p>-1,28830574287289</text:p>
          </table:table-cell>
          <table:table-cell office:value-type="float" office:value="-2.73357300503826" calcext:value-type="float">
            <text:p>-2,73357300503826</text:p>
          </table:table-cell>
        </table:table-row>
        <table:table-row table:style-name="ro1">
          <table:table-cell office:value-type="float" office:value="-1.51495244913119" calcext:value-type="float">
            <text:p>-1,51495244913119</text:p>
          </table:table-cell>
          <table:table-cell office:value-type="float" office:value="-3.00487157466387" calcext:value-type="float">
            <text:p>-3,00487157466387</text:p>
          </table:table-cell>
        </table:table-row>
        <table:table-row table:style-name="ro1">
          <table:table-cell office:value-type="float" office:value="-0.897967053509045" calcext:value-type="float">
            <text:p>-0,897967053509045</text:p>
          </table:table-cell>
          <table:table-cell office:value-type="float" office:value="-0.994134612612341" calcext:value-type="float">
            <text:p>-0,994134612612341</text:p>
          </table:table-cell>
        </table:table-row>
        <table:table-row table:style-name="ro1">
          <table:table-cell office:value-type="float" office:value="0.391054925787421" calcext:value-type="float">
            <text:p>0,391054925787421</text:p>
          </table:table-cell>
          <table:table-cell office:value-type="float" office:value="-3.30883495120803" calcext:value-type="float">
            <text:p>-3,30883495120803</text:p>
          </table:table-cell>
        </table:table-row>
        <table:table-row table:style-name="ro1">
          <table:table-cell office:value-type="float" office:value="-0.112416153078035" calcext:value-type="float">
            <text:p>-0,112416153078035</text:p>
          </table:table-cell>
          <table:table-cell office:value-type="float" office:value="-3.53778228467278" calcext:value-type="float">
            <text:p>-3,53778228467278</text:p>
          </table:table-cell>
        </table:table-row>
        <table:table-row table:style-name="ro1">
          <table:table-cell office:value-type="float" office:value="0.413044719880746" calcext:value-type="float">
            <text:p>0,413044719880746</text:p>
          </table:table-cell>
          <table:table-cell office:value-type="float" office:value="-1.10583202486638" calcext:value-type="float">
            <text:p>-1,10583202486638</text:p>
          </table:table-cell>
        </table:table-row>
        <table:table-row table:style-name="ro1">
          <table:table-cell office:value-type="float" office:value="-1.66947015332741" calcext:value-type="float">
            <text:p>-1,66947015332741</text:p>
          </table:table-cell>
          <table:table-cell office:value-type="float" office:value="-1.34770239060625" calcext:value-type="float">
            <text:p>-1,34770239060625</text:p>
          </table:table-cell>
        </table:table-row>
        <table:table-row table:style-name="ro1">
          <table:table-cell office:value-type="float" office:value="0.26507241943333" calcext:value-type="float">
            <text:p>0,26507241943333</text:p>
          </table:table-cell>
          <table:table-cell office:value-type="float" office:value="-1.15895668114869" calcext:value-type="float">
            <text:p>-1,15895668114869</text:p>
          </table:table-cell>
        </table:table-row>
        <table:table-row table:style-name="ro1">
          <table:table-cell office:value-type="float" office:value="0.749004238826982" calcext:value-type="float">
            <text:p>0,749004238826982</text:p>
          </table:table-cell>
          <table:table-cell office:value-type="float" office:value="-2.74792866973632" calcext:value-type="float">
            <text:p>-2,74792866973632</text:p>
          </table:table-cell>
        </table:table-row>
        <table:table-row table:style-name="ro1">
          <table:table-cell office:value-type="float" office:value="-0.876064753433838" calcext:value-type="float">
            <text:p>-0,876064753433838</text:p>
          </table:table-cell>
          <table:table-cell office:value-type="float" office:value="-1.7594933109145" calcext:value-type="float">
            <text:p>-1,7594933109145</text:p>
          </table:table-cell>
        </table:table-row>
        <table:table-row table:style-name="ro1">
          <table:table-cell office:value-type="float" office:value="-0.248744027591388" calcext:value-type="float">
            <text:p>-0,248744027591388</text:p>
          </table:table-cell>
          <table:table-cell office:value-type="float" office:value="-1.00708009980969" calcext:value-type="float">
            <text:p>-1,00708009980969</text:p>
          </table:table-cell>
        </table:table-row>
        <table:table-row table:style-name="ro1">
          <table:table-cell office:value-type="float" office:value="-1.04009624891324" calcext:value-type="float">
            <text:p>-1,04009624891324</text:p>
          </table:table-cell>
          <table:table-cell office:value-type="float" office:value="-3.45391083824492" calcext:value-type="float">
            <text:p>-3,45391083824492</text:p>
          </table:table-cell>
        </table:table-row>
        <table:table-row table:style-name="ro1">
          <table:table-cell office:value-type="float" office:value="-1.20686293753908" calcext:value-type="float">
            <text:p>-1,20686293753908</text:p>
          </table:table-cell>
          <table:table-cell office:value-type="float" office:value="-3.48288077195875" calcext:value-type="float">
            <text:p>-3,48288077195875</text:p>
          </table:table-cell>
        </table:table-row>
        <table:table-row table:style-name="ro1">
          <table:table-cell office:value-type="float" office:value="0.271379121883772" calcext:value-type="float">
            <text:p>0,271379121883772</text:p>
          </table:table-cell>
          <table:table-cell office:value-type="float" office:value="-1.09167126617576" calcext:value-type="float">
            <text:p>-1,09167126617576</text:p>
          </table:table-cell>
        </table:table-row>
        <table:table-row table:style-name="ro1">
          <table:table-cell office:value-type="float" office:value="-0.991003106187142" calcext:value-type="float">
            <text:p>-0,991003106187142</text:p>
          </table:table-cell>
          <table:table-cell office:value-type="float" office:value="-3.66162941252778" calcext:value-type="float">
            <text:p>-3,66162941252778</text:p>
          </table:table-cell>
        </table:table-row>
        <table:table-row table:style-name="ro1">
          <table:table-cell office:value-type="float" office:value="-0.753312960669357" calcext:value-type="float">
            <text:p>-0,753312960669357</text:p>
          </table:table-cell>
          <table:table-cell office:value-type="float" office:value="-2.37446774848319" calcext:value-type="float">
            <text:p>-2,37446774848319</text:p>
          </table:table-cell>
        </table:table-row>
        <table:table-row table:style-name="ro1">
          <table:table-cell office:value-type="float" office:value="-1.5562705474346" calcext:value-type="float">
            <text:p>-1,5562705474346</text:p>
          </table:table-cell>
          <table:table-cell office:value-type="float" office:value="-2.20157516974479" calcext:value-type="float">
            <text:p>-2,20157516974479</text:p>
          </table:table-cell>
        </table:table-row>
        <table:table-row table:style-name="ro1">
          <table:table-cell office:value-type="float" office:value="-0.278530255612572" calcext:value-type="float">
            <text:p>-0,278530255612572</text:p>
          </table:table-cell>
          <table:table-cell office:value-type="float" office:value="-2.58627154618905" calcext:value-type="float">
            <text:p>-2,58627154618905</text:p>
          </table:table-cell>
        </table:table-row>
        <table:table-row table:style-name="ro1">
          <table:table-cell office:value-type="float" office:value="0.325146033708081" calcext:value-type="float">
            <text:p>0,325146033708081</text:p>
          </table:table-cell>
          <table:table-cell office:value-type="float" office:value="-2.88554144378733" calcext:value-type="float">
            <text:p>-2,88554144378733</text:p>
          </table:table-cell>
        </table:table-row>
        <table:table-row table:style-name="ro1">
          <table:table-cell office:value-type="float" office:value="0.552077245939709" calcext:value-type="float">
            <text:p>0,552077245939709</text:p>
          </table:table-cell>
          <table:table-cell office:value-type="float" office:value="-3.4079541155698" calcext:value-type="float">
            <text:p>-3,4079541155698</text:p>
          </table:table-cell>
        </table:table-row>
        <table:table-row table:style-name="ro1">
          <table:table-cell office:value-type="float" office:value="0.429295701254603" calcext:value-type="float">
            <text:p>0,429295701254603</text:p>
          </table:table-cell>
          <table:table-cell office:value-type="float" office:value="-1.52185792919449" calcext:value-type="float">
            <text:p>-1,52185792919449</text:p>
          </table:table-cell>
        </table:table-row>
        <table:table-row table:style-name="ro1">
          <table:table-cell office:value-type="float" office:value="0.520435304001683" calcext:value-type="float">
            <text:p>0,520435304001683</text:p>
          </table:table-cell>
          <table:table-cell office:value-type="float" office:value="-3.64216323318928" calcext:value-type="float">
            <text:p>-3,64216323318928</text:p>
          </table:table-cell>
        </table:table-row>
        <table:table-row table:style-name="ro1">
          <table:table-cell office:value-type="float" office:value="-1.2473082351689" calcext:value-type="float">
            <text:p>-1,2473082351689</text:p>
          </table:table-cell>
          <table:table-cell office:value-type="float" office:value="-2.36369493129746" calcext:value-type="float">
            <text:p>-2,36369493129746</text:p>
          </table:table-cell>
        </table:table-row>
        <table:table-row table:style-name="ro1">
          <table:table-cell office:value-type="float" office:value="0.305682457042817" calcext:value-type="float">
            <text:p>0,305682457042817</text:p>
          </table:table-cell>
          <table:table-cell office:value-type="float" office:value="-1.28176073800603" calcext:value-type="float">
            <text:p>-1,28176073800603</text:p>
          </table:table-cell>
        </table:table-row>
        <table:table-row table:style-name="ro1">
          <table:table-cell office:value-type="float" office:value="-1.65544394855089" calcext:value-type="float">
            <text:p>-1,65544394855089</text:p>
          </table:table-cell>
          <table:table-cell office:value-type="float" office:value="-1.55301217979821" calcext:value-type="float">
            <text:p>-1,55301217979821</text:p>
          </table:table-cell>
        </table:table-row>
        <table:table-row table:style-name="ro1">
          <table:table-cell office:value-type="float" office:value="-0.914606728125702" calcext:value-type="float">
            <text:p>-0,914606728125702</text:p>
          </table:table-cell>
          <table:table-cell office:value-type="float" office:value="-2.87600239118886" calcext:value-type="float">
            <text:p>-2,87600239118886</text:p>
          </table:table-cell>
        </table:table-row>
        <table:table-row table:style-name="ro1">
          <table:table-cell office:value-type="float" office:value="-0.467006353621238" calcext:value-type="float">
            <text:p>-0,467006353621238</text:p>
          </table:table-cell>
          <table:table-cell office:value-type="float" office:value="-3.09030079981675" calcext:value-type="float">
            <text:p>-3,09030079981675</text:p>
          </table:table-cell>
        </table:table-row>
        <table:table-row table:style-name="ro1">
          <table:table-cell office:value-type="float" office:value="0.281340628758342" calcext:value-type="float">
            <text:p>0,281340628758342</text:p>
          </table:table-cell>
          <table:table-cell office:value-type="float" office:value="-2.32027586538441" calcext:value-type="float">
            <text:p>-2,32027586538441</text:p>
          </table:table-cell>
        </table:table-row>
        <table:table-row table:style-name="ro1">
          <table:table-cell office:value-type="float" office:value="-1.02590485505356" calcext:value-type="float">
            <text:p>-1,02590485505356</text:p>
          </table:table-cell>
          <table:table-cell office:value-type="float" office:value="-2.7224848650402" calcext:value-type="float">
            <text:p>-2,7224848650402</text:p>
          </table:table-cell>
        </table:table-row>
        <table:table-row table:style-name="ro1">
          <table:table-cell office:value-type="float" office:value="-0.616563771570924" calcext:value-type="float">
            <text:p>-0,616563771570924</text:p>
          </table:table-cell>
          <table:table-cell office:value-type="float" office:value="-3.7002184966823" calcext:value-type="float">
            <text:p>-3,7002184966823</text:p>
          </table:table-cell>
        </table:table-row>
        <table:table-row table:style-name="ro1">
          <table:table-cell office:value-type="float" office:value="-0.162177103761919" calcext:value-type="float">
            <text:p>-0,162177103761919</text:p>
          </table:table-cell>
          <table:table-cell office:value-type="float" office:value="-2.53523525244541" calcext:value-type="float">
            <text:p>-2,53523525244541</text:p>
          </table:table-cell>
        </table:table-row>
        <table:table-row table:style-name="ro1">
          <table:table-cell office:value-type="float" office:value="-0.406206430816681" calcext:value-type="float">
            <text:p>-0,406206430816681</text:p>
          </table:table-cell>
          <table:table-cell office:value-type="float" office:value="-3.72344467024107" calcext:value-type="float">
            <text:p>-3,72344467024107</text:p>
          </table:table-cell>
        </table:table-row>
        <table:table-row table:style-name="ro1">
          <table:table-cell office:value-type="float" office:value="-0.862836844665802" calcext:value-type="float">
            <text:p>-0,862836844665802</text:p>
          </table:table-cell>
          <table:table-cell office:value-type="float" office:value="-0.92850259088016" calcext:value-type="float">
            <text:p>-0,92850259088016</text:p>
          </table:table-cell>
        </table:table-row>
        <table:table-row table:style-name="ro1">
          <table:table-cell office:value-type="float" office:value="-0.326115665831894" calcext:value-type="float">
            <text:p>-0,326115665831894</text:p>
          </table:table-cell>
          <table:table-cell office:value-type="float" office:value="-1.60887952307216" calcext:value-type="float">
            <text:p>-1,60887952307216</text:p>
          </table:table-cell>
        </table:table-row>
        <table:table-row table:style-name="ro1">
          <table:table-cell office:value-type="float" office:value="-1.23208954716632" calcext:value-type="float">
            <text:p>-1,23208954716632</text:p>
          </table:table-cell>
          <table:table-cell office:value-type="float" office:value="-2.84776252174898" calcext:value-type="float">
            <text:p>-2,84776252174898</text:p>
          </table:table-cell>
        </table:table-row>
        <table:table-row table:style-name="ro1">
          <table:table-cell office:value-type="float" office:value="-0.188455499756293" calcext:value-type="float">
            <text:p>-0,188455499756293</text:p>
          </table:table-cell>
          <table:table-cell office:value-type="float" office:value="-3.23247111810047" calcext:value-type="float">
            <text:p>-3,23247111810047</text:p>
          </table:table-cell>
        </table:table-row>
        <table:table-row table:style-name="ro1">
          <table:table-cell office:value-type="float" office:value="-0.423396862448306" calcext:value-type="float">
            <text:p>-0,423396862448306</text:p>
          </table:table-cell>
          <table:table-cell office:value-type="float" office:value="-3.43977886583237" calcext:value-type="float">
            <text:p>-3,43977886583237</text:p>
          </table:table-cell>
        </table:table-row>
        <table:table-row table:style-name="ro1">
          <table:table-cell office:value-type="float" office:value="-0.944771908900458" calcext:value-type="float">
            <text:p>-0,944771908900458</text:p>
          </table:table-cell>
          <table:table-cell office:value-type="float" office:value="-2.99334805996382" calcext:value-type="float">
            <text:p>-2,99334805996382</text:p>
          </table:table-cell>
        </table:table-row>
        <table:table-row table:style-name="ro1">
          <table:table-cell office:value-type="float" office:value="-0.092703836501588" calcext:value-type="float">
            <text:p>-0,092703836501588</text:p>
          </table:table-cell>
          <table:table-cell office:value-type="float" office:value="-1.23425404509861" calcext:value-type="float">
            <text:p>-1,23425404509861</text:p>
          </table:table-cell>
        </table:table-row>
        <table:table-row table:style-name="ro1">
          <table:table-cell office:value-type="float" office:value="-0.770595456477232" calcext:value-type="float">
            <text:p>-0,770595456477232</text:p>
          </table:table-cell>
          <table:table-cell office:value-type="float" office:value="-3.49198992201329" calcext:value-type="float">
            <text:p>-3,49198992201329</text:p>
          </table:table-cell>
        </table:table-row>
        <table:table-row table:style-name="ro1">
          <table:table-cell office:value-type="float" office:value="-0.569887340357459" calcext:value-type="float">
            <text:p>-0,569887340357459</text:p>
          </table:table-cell>
          <table:table-cell office:value-type="float" office:value="-2.82210322306194" calcext:value-type="float">
            <text:p>-2,82210322306194</text:p>
          </table:table-cell>
        </table:table-row>
        <table:table-row table:style-name="ro1">
          <table:table-cell office:value-type="float" office:value="-0.346283918194042" calcext:value-type="float">
            <text:p>-0,346283918194042</text:p>
          </table:table-cell>
          <table:table-cell office:value-type="float" office:value="-3.34079548070484" calcext:value-type="float">
            <text:p>-3,34079548070484</text:p>
          </table:table-cell>
        </table:table-row>
        <table:table-row table:style-name="ro1">
          <table:table-cell office:value-type="float" office:value="-0.533299257526718" calcext:value-type="float">
            <text:p>-0,533299257526718</text:p>
          </table:table-cell>
          <table:table-cell office:value-type="float" office:value="-3.4228827157647" calcext:value-type="float">
            <text:p>-3,4228827157647</text:p>
          </table:table-cell>
        </table:table-row>
        <table:table-row table:style-name="ro1">
          <table:table-cell office:value-type="float" office:value="-1.47433680648896" calcext:value-type="float">
            <text:p>-1,47433680648896</text:p>
          </table:table-cell>
          <table:table-cell office:value-type="float" office:value="-1.34097037085019" calcext:value-type="float">
            <text:p>-1,34097037085019</text:p>
          </table:table-cell>
        </table:table-row>
        <table:table-row table:style-name="ro1">
          <table:table-cell office:value-type="float" office:value="-0.997084558771657" calcext:value-type="float">
            <text:p>-0,997084558771657</text:p>
          </table:table-cell>
          <table:table-cell office:value-type="float" office:value="-1.8999830773201" calcext:value-type="float">
            <text:p>-1,8999830773201</text:p>
          </table:table-cell>
        </table:table-row>
        <table:table-row table:style-name="ro1">
          <table:table-cell office:value-type="float" office:value="0.33612429579057" calcext:value-type="float">
            <text:p>0,33612429579057</text:p>
          </table:table-cell>
          <table:table-cell office:value-type="float" office:value="-3.47101916367281" calcext:value-type="float">
            <text:p>-3,47101916367281</text:p>
          </table:table-cell>
        </table:table-row>
        <table:table-row table:style-name="ro1">
          <table:table-cell office:value-type="float" office:value="-1.67600992634155" calcext:value-type="float">
            <text:p>-1,67600992634155</text:p>
          </table:table-cell>
          <table:table-cell office:value-type="float" office:value="-2.98426464113071" calcext:value-type="float">
            <text:p>-2,98426464113071</text:p>
          </table:table-cell>
        </table:table-row>
        <table:table-row table:style-name="ro1">
          <table:table-cell office:value-type="float" office:value="-0.383662921954998" calcext:value-type="float">
            <text:p>-0,383662921954998</text:p>
          </table:table-cell>
          <table:table-cell office:value-type="float" office:value="-1.6319481165347" calcext:value-type="float">
            <text:p>-1,6319481165347</text:p>
          </table:table-cell>
        </table:table-row>
        <table:table-row table:style-name="ro1">
          <table:table-cell office:value-type="float" office:value="-0.770352277521807" calcext:value-type="float">
            <text:p>-0,770352277521807</text:p>
          </table:table-cell>
          <table:table-cell office:value-type="float" office:value="-2.72308346314348" calcext:value-type="float">
            <text:p>-2,72308346314348</text:p>
          </table:table-cell>
        </table:table-row>
        <table:table-row table:style-name="ro1">
          <table:table-cell office:value-type="float" office:value="-1.72385755752085" calcext:value-type="float">
            <text:p>-1,72385755752085</text:p>
          </table:table-cell>
          <table:table-cell office:value-type="float" office:value="-2.16597583734324" calcext:value-type="float">
            <text:p>-2,16597583734324</text:p>
          </table:table-cell>
        </table:table-row>
        <table:table-row table:style-name="ro1">
          <table:table-cell office:value-type="float" office:value="-0.700491208369831" calcext:value-type="float">
            <text:p>-0,700491208369831</text:p>
          </table:table-cell>
          <table:table-cell office:value-type="float" office:value="-2.90751954535091" calcext:value-type="float">
            <text:p>-2,90751954535091</text:p>
          </table:table-cell>
        </table:table-row>
        <table:table-row table:style-name="ro1">
          <table:table-cell office:value-type="float" office:value="-1.6700879580734" calcext:value-type="float">
            <text:p>-1,6700879580734</text:p>
          </table:table-cell>
          <table:table-cell office:value-type="float" office:value="-2.27385356756364" calcext:value-type="float">
            <text:p>-2,27385356756364</text:p>
          </table:table-cell>
        </table:table-row>
        <table:table-row table:style-name="ro1">
          <table:table-cell office:value-type="float" office:value="0.336642867034392" calcext:value-type="float">
            <text:p>0,336642867034392</text:p>
          </table:table-cell>
          <table:table-cell office:value-type="float" office:value="-3.02281592367765" calcext:value-type="float">
            <text:p>-3,02281592367765</text:p>
          </table:table-cell>
        </table:table-row>
        <table:table-row table:style-name="ro1">
          <table:table-cell office:value-type="float" office:value="-1.44722551607309" calcext:value-type="float">
            <text:p>-1,44722551607309</text:p>
          </table:table-cell>
          <table:table-cell office:value-type="float" office:value="-3.39256232753206" calcext:value-type="float">
            <text:p>-3,39256232753206</text:p>
          </table:table-cell>
        </table:table-row>
        <table:table-row table:style-name="ro1">
          <table:table-cell office:value-type="float" office:value="0.192422062168094" calcext:value-type="float">
            <text:p>0,192422062168094</text:p>
          </table:table-cell>
          <table:table-cell office:value-type="float" office:value="-0.987426696179258" calcext:value-type="float">
            <text:p>-0,987426696179258</text:p>
          </table:table-cell>
        </table:table-row>
        <table:table-row table:style-name="ro1">
          <table:table-cell office:value-type="float" office:value="0.279943487543788" calcext:value-type="float">
            <text:p>0,279943487543788</text:p>
          </table:table-cell>
          <table:table-cell office:value-type="float" office:value="-1.43560698557216" calcext:value-type="float">
            <text:p>-1,43560698557216</text:p>
          </table:table-cell>
        </table:table-row>
        <table:table-row table:style-name="ro1">
          <table:table-cell office:value-type="float" office:value="0.0284212652780842" calcext:value-type="float">
            <text:p>0,0284212652780842</text:p>
          </table:table-cell>
          <table:table-cell office:value-type="float" office:value="-2.05419388543189" calcext:value-type="float">
            <text:p>-2,05419388543189</text:p>
          </table:table-cell>
        </table:table-row>
        <table:table-row table:style-name="ro1">
          <table:table-cell office:value-type="float" office:value="0.211393963287877" calcext:value-type="float">
            <text:p>0,211393963287877</text:p>
          </table:table-cell>
          <table:table-cell office:value-type="float" office:value="-1.05318956602208" calcext:value-type="float">
            <text:p>-1,05318956602208</text:p>
          </table:table-cell>
        </table:table-row>
        <table:table-row table:style-name="ro1">
          <table:table-cell office:value-type="float" office:value="-0.161234904004089" calcext:value-type="float">
            <text:p>-0,161234904004089</text:p>
          </table:table-cell>
          <table:table-cell office:value-type="float" office:value="-2.93165595913812" calcext:value-type="float">
            <text:p>-2,93165595913812</text:p>
          </table:table-cell>
        </table:table-row>
        <table:table-row table:style-name="ro1">
          <table:table-cell office:value-type="float" office:value="0.342728110127576" calcext:value-type="float">
            <text:p>0,342728110127576</text:p>
          </table:table-cell>
          <table:table-cell office:value-type="float" office:value="-3.26417015640793" calcext:value-type="float">
            <text:p>-3,26417015640793</text:p>
          </table:table-cell>
        </table:table-row>
        <table:table-row table:style-name="ro1">
          <table:table-cell office:value-type="float" office:value="-0.864387318769188" calcext:value-type="float">
            <text:p>-0,864387318769188</text:p>
          </table:table-cell>
          <table:table-cell office:value-type="float" office:value="-1.32120526861269" calcext:value-type="float">
            <text:p>-1,32120526861269</text:p>
          </table:table-cell>
        </table:table-row>
        <table:table-row table:style-name="ro1">
          <table:table-cell office:value-type="float" office:value="-0.214243530453603" calcext:value-type="float">
            <text:p>-0,214243530453603</text:p>
          </table:table-cell>
          <table:table-cell office:value-type="float" office:value="-2.5046402299276" calcext:value-type="float">
            <text:p>-2,5046402299276</text:p>
          </table:table-cell>
        </table:table-row>
        <table:table-row table:style-name="ro1">
          <table:table-cell office:value-type="float" office:value="-0.848273344532276" calcext:value-type="float">
            <text:p>-0,848273344532276</text:p>
          </table:table-cell>
          <table:table-cell office:value-type="float" office:value="-0.84120800093766" calcext:value-type="float">
            <text:p>-0,84120800093766</text:p>
          </table:table-cell>
        </table:table-row>
        <table:table-row table:style-name="ro1">
          <table:table-cell office:value-type="float" office:value="-0.545366305499892" calcext:value-type="float">
            <text:p>-0,545366305499892</text:p>
          </table:table-cell>
          <table:table-cell office:value-type="float" office:value="-3.74599567585197" calcext:value-type="float">
            <text:p>-3,74599567585197</text:p>
          </table:table-cell>
        </table:table-row>
        <table:table-row table:style-name="ro1">
          <table:table-cell office:value-type="float" office:value="-0.504012117571279" calcext:value-type="float">
            <text:p>-0,504012117571279</text:p>
          </table:table-cell>
          <table:table-cell office:value-type="float" office:value="-1.25136788365175" calcext:value-type="float">
            <text:p>-1,25136788365175</text:p>
          </table:table-cell>
        </table:table-row>
        <table:table-row table:style-name="ro1">
          <table:table-cell office:value-type="float" office:value="-1.08861249866136" calcext:value-type="float">
            <text:p>-1,08861249866136</text:p>
          </table:table-cell>
          <table:table-cell office:value-type="float" office:value="-1.93735005472505" calcext:value-type="float">
            <text:p>-1,93735005472505</text:p>
          </table:table-cell>
        </table:table-row>
        <table:table-row table:style-name="ro1">
          <table:table-cell office:value-type="float" office:value="-1.08751090506861" calcext:value-type="float">
            <text:p>-1,08751090506861</text:p>
          </table:table-cell>
          <table:table-cell office:value-type="float" office:value="-0.810469396722915" calcext:value-type="float">
            <text:p>-0,810469396722915</text:p>
          </table:table-cell>
        </table:table-row>
        <table:table-row table:style-name="ro1">
          <table:table-cell office:value-type="float" office:value="-1.18875667537363" calcext:value-type="float">
            <text:p>-1,18875667537363</text:p>
          </table:table-cell>
          <table:table-cell office:value-type="float" office:value="-2.476858591124" calcext:value-type="float">
            <text:p>-2,476858591124</text:p>
          </table:table-cell>
        </table:table-row>
        <table:table-row table:style-name="ro1">
          <table:table-cell office:value-type="float" office:value="-0.702665247460261" calcext:value-type="float">
            <text:p>-0,702665247460261</text:p>
          </table:table-cell>
          <table:table-cell office:value-type="float" office:value="-2.16595527726634" calcext:value-type="float">
            <text:p>-2,16595527726634</text:p>
          </table:table-cell>
        </table:table-row>
        <table:table-row table:style-name="ro1">
          <table:table-cell office:value-type="float" office:value="0.240984487044627" calcext:value-type="float">
            <text:p>0,240984487044627</text:p>
          </table:table-cell>
          <table:table-cell office:value-type="float" office:value="-2.51570696915431" calcext:value-type="float">
            <text:p>-2,51570696915431</text:p>
          </table:table-cell>
        </table:table-row>
        <table:table-row table:style-name="ro1">
          <table:table-cell office:value-type="float" office:value="0.304516570373312" calcext:value-type="float">
            <text:p>0,304516570373312</text:p>
          </table:table-cell>
          <table:table-cell office:value-type="float" office:value="-3.57658351346385" calcext:value-type="float">
            <text:p>-3,57658351346385</text:p>
          </table:table-cell>
        </table:table-row>
        <table:table-row table:style-name="ro1">
          <table:table-cell office:value-type="float" office:value="-1.08556648459435" calcext:value-type="float">
            <text:p>-1,08556648459435</text:p>
          </table:table-cell>
          <table:table-cell office:value-type="float" office:value="-1.41136496423995" calcext:value-type="float">
            <text:p>-1,41136496423995</text:p>
          </table:table-cell>
        </table:table-row>
        <table:table-row table:style-name="ro1">
          <table:table-cell office:value-type="float" office:value="-1.42391581246431" calcext:value-type="float">
            <text:p>-1,42391581246431</text:p>
          </table:table-cell>
          <table:table-cell office:value-type="float" office:value="-1.57916930638585" calcext:value-type="float">
            <text:p>-1,57916930638585</text:p>
          </table:table-cell>
        </table:table-row>
        <table:table-row table:style-name="ro1">
          <table:table-cell office:value-type="float" office:value="0.612551145093997" calcext:value-type="float">
            <text:p>0,612551145093997</text:p>
          </table:table-cell>
          <table:table-cell office:value-type="float" office:value="-2.94983451225333" calcext:value-type="float">
            <text:p>-2,94983451225333</text:p>
          </table:table-cell>
        </table:table-row>
        <table:table-row table:style-name="ro1">
          <table:table-cell office:value-type="float" office:value="0.617341376659308" calcext:value-type="float">
            <text:p>0,617341376659308</text:p>
          </table:table-cell>
          <table:table-cell office:value-type="float" office:value="-2.16845405844119" calcext:value-type="float">
            <text:p>-2,16845405844119</text:p>
          </table:table-cell>
        </table:table-row>
        <table:table-row table:style-name="ro1">
          <table:table-cell office:value-type="float" office:value="-0.713500155401113" calcext:value-type="float">
            <text:p>-0,713500155401113</text:p>
          </table:table-cell>
          <table:table-cell office:value-type="float" office:value="-0.927372188473225" calcext:value-type="float">
            <text:p>-0,927372188473225</text:p>
          </table:table-cell>
        </table:table-row>
        <table:table-row table:style-name="ro1">
          <table:table-cell office:value-type="float" office:value="0.600359294365133" calcext:value-type="float">
            <text:p>0,600359294365133</text:p>
          </table:table-cell>
          <table:table-cell office:value-type="float" office:value="-1.94572670850601" calcext:value-type="float">
            <text:p>-1,94572670850601</text:p>
          </table:table-cell>
        </table:table-row>
        <table:table-row table:style-name="ro1">
          <table:table-cell office:value-type="float" office:value="-0.392921801363997" calcext:value-type="float">
            <text:p>-0,392921801363997</text:p>
          </table:table-cell>
          <table:table-cell office:value-type="float" office:value="-2.66013500225768" calcext:value-type="float">
            <text:p>-2,66013500225768</text:p>
          </table:table-cell>
        </table:table-row>
        <table:table-row table:style-name="ro1">
          <table:table-cell office:value-type="float" office:value="-1.54496510827858" calcext:value-type="float">
            <text:p>-1,54496510827858</text:p>
          </table:table-cell>
          <table:table-cell office:value-type="float" office:value="-3.7421262680423" calcext:value-type="float">
            <text:p>-3,7421262680423</text:p>
          </table:table-cell>
        </table:table-row>
        <table:table-row table:style-name="ro1">
          <table:table-cell office:value-type="float" office:value="-1.25351086623872" calcext:value-type="float">
            <text:p>-1,25351086623872</text:p>
          </table:table-cell>
          <table:table-cell office:value-type="float" office:value="-0.80003281956501" calcext:value-type="float">
            <text:p>-0,80003281956501</text:p>
          </table:table-cell>
        </table:table-row>
        <table:table-row table:style-name="ro1">
          <table:table-cell office:value-type="float" office:value="-1.09775325126526" calcext:value-type="float">
            <text:p>-1,09775325126526</text:p>
          </table:table-cell>
          <table:table-cell office:value-type="float" office:value="-2.15834163002387" calcext:value-type="float">
            <text:p>-2,15834163002387</text:p>
          </table:table-cell>
        </table:table-row>
        <table:table-row table:style-name="ro1">
          <table:table-cell office:value-type="float" office:value="-0.158740599732303" calcext:value-type="float">
            <text:p>-0,158740599732303</text:p>
          </table:table-cell>
          <table:table-cell office:value-type="float" office:value="-1.19228944126689" calcext:value-type="float">
            <text:p>-1,19228944126689</text:p>
          </table:table-cell>
        </table:table-row>
        <table:table-row table:style-name="ro1">
          <table:table-cell office:value-type="float" office:value="0.715602046296925" calcext:value-type="float">
            <text:p>0,715602046296925</text:p>
          </table:table-cell>
          <table:table-cell office:value-type="float" office:value="-1.03989979263207" calcext:value-type="float">
            <text:p>-1,03989979263207</text:p>
          </table:table-cell>
        </table:table-row>
        <table:table-row table:style-name="ro1">
          <table:table-cell office:value-type="float" office:value="-0.321587395064697" calcext:value-type="float">
            <text:p>-0,321587395064697</text:p>
          </table:table-cell>
          <table:table-cell office:value-type="float" office:value="-3.16828056939853" calcext:value-type="float">
            <text:p>-3,16828056939853</text:p>
          </table:table-cell>
        </table:table-row>
        <table:table-row table:style-name="ro1">
          <table:table-cell office:value-type="float" office:value="0.218964475232539" calcext:value-type="float">
            <text:p>0,218964475232539</text:p>
          </table:table-cell>
          <table:table-cell office:value-type="float" office:value="-2.10984049164619" calcext:value-type="float">
            <text:p>-2,10984049164619</text:p>
          </table:table-cell>
        </table:table-row>
        <table:table-row table:style-name="ro1">
          <table:table-cell office:value-type="float" office:value="0.0647261691036891" calcext:value-type="float">
            <text:p>0,0647261691036891</text:p>
          </table:table-cell>
          <table:table-cell office:value-type="float" office:value="-2.13054482047713" calcext:value-type="float">
            <text:p>-2,13054482047713</text:p>
          </table:table-cell>
        </table:table-row>
        <table:table-row table:style-name="ro1">
          <table:table-cell office:value-type="float" office:value="0.720813018413376" calcext:value-type="float">
            <text:p>0,720813018413376</text:p>
          </table:table-cell>
          <table:table-cell office:value-type="float" office:value="-2.44339248602252" calcext:value-type="float">
            <text:p>-2,44339248602252</text:p>
          </table:table-cell>
        </table:table-row>
        <table:table-row table:style-name="ro1">
          <table:table-cell office:value-type="float" office:value="-1.68485563130034" calcext:value-type="float">
            <text:p>-1,68485563130034</text:p>
          </table:table-cell>
          <table:table-cell office:value-type="float" office:value="-2.57515056596447" calcext:value-type="float">
            <text:p>-2,57515056596447</text:p>
          </table:table-cell>
        </table:table-row>
        <table:table-row table:style-name="ro1">
          <table:table-cell office:value-type="float" office:value="-0.459527518246268" calcext:value-type="float">
            <text:p>-0,459527518246268</text:p>
          </table:table-cell>
          <table:table-cell office:value-type="float" office:value="-2.35131234600725" calcext:value-type="float">
            <text:p>-2,35131234600725</text:p>
          </table:table-cell>
        </table:table-row>
        <table:table-row table:style-name="ro1">
          <table:table-cell office:value-type="float" office:value="-1.47249302283895" calcext:value-type="float">
            <text:p>-1,47249302283895</text:p>
          </table:table-cell>
          <table:table-cell office:value-type="float" office:value="-0.889137653981958" calcext:value-type="float">
            <text:p>-0,889137653981958</text:p>
          </table:table-cell>
        </table:table-row>
        <table:table-row table:style-name="ro1">
          <table:table-cell office:value-type="float" office:value="0.631659907701911" calcext:value-type="float">
            <text:p>0,631659907701911</text:p>
          </table:table-cell>
          <table:table-cell office:value-type="float" office:value="-3.15229670959118" calcext:value-type="float">
            <text:p>-3,15229670959118</text:p>
          </table:table-cell>
        </table:table-row>
        <table:table-row table:style-name="ro1">
          <table:table-cell office:value-type="float" office:value="-0.869575291582764" calcext:value-type="float">
            <text:p>-0,869575291582764</text:p>
          </table:table-cell>
          <table:table-cell office:value-type="float" office:value="-1.82957430691278" calcext:value-type="float">
            <text:p>-1,82957430691278</text:p>
          </table:table-cell>
        </table:table-row>
        <table:table-row table:style-name="ro1">
          <table:table-cell office:value-type="float" office:value="-1.19205607524423" calcext:value-type="float">
            <text:p>-1,19205607524423</text:p>
          </table:table-cell>
          <table:table-cell office:value-type="float" office:value="-3.17860009982872" calcext:value-type="float">
            <text:p>-3,17860009982872</text:p>
          </table:table-cell>
        </table:table-row>
        <table:table-row table:style-name="ro1">
          <table:table-cell office:value-type="float" office:value="0.532636152495913" calcext:value-type="float">
            <text:p>0,532636152495913</text:p>
          </table:table-cell>
          <table:table-cell office:value-type="float" office:value="-2.90506827990773" calcext:value-type="float">
            <text:p>-2,90506827990773</text:p>
          </table:table-cell>
        </table:table-row>
        <table:table-row table:style-name="ro1">
          <table:table-cell office:value-type="float" office:value="-1.66953048675635" calcext:value-type="float">
            <text:p>-1,66953048675635</text:p>
          </table:table-cell>
          <table:table-cell office:value-type="float" office:value="-1.02387100084161" calcext:value-type="float">
            <text:p>-1,02387100084161</text:p>
          </table:table-cell>
        </table:table-row>
        <table:table-row table:style-name="ro1">
          <table:table-cell office:value-type="float" office:value="-0.427215897095132" calcext:value-type="float">
            <text:p>-0,427215897095132</text:p>
          </table:table-cell>
          <table:table-cell office:value-type="float" office:value="-1.65275119132" calcext:value-type="float">
            <text:p>-1,65275119132</text:p>
          </table:table-cell>
        </table:table-row>
        <table:table-row table:style-name="ro1">
          <table:table-cell office:value-type="float" office:value="-1.53913978990936" calcext:value-type="float">
            <text:p>-1,53913978990936</text:p>
          </table:table-cell>
          <table:table-cell office:value-type="float" office:value="-2.09930129001004" calcext:value-type="float">
            <text:p>-2,09930129001004</text:p>
          </table:table-cell>
        </table:table-row>
        <table:table-row table:style-name="ro1">
          <table:table-cell office:value-type="float" office:value="-0.776139587343477" calcext:value-type="float">
            <text:p>-0,776139587343477</text:p>
          </table:table-cell>
          <table:table-cell office:value-type="float" office:value="-3.10477498649539" calcext:value-type="float">
            <text:p>-3,10477498649539</text:p>
          </table:table-cell>
        </table:table-row>
        <table:table-row table:style-name="ro1">
          <table:table-cell office:value-type="float" office:value="-0.982643569890562" calcext:value-type="float">
            <text:p>-0,982643569890562</text:p>
          </table:table-cell>
          <table:table-cell office:value-type="float" office:value="-2.58402681699393" calcext:value-type="float">
            <text:p>-2,58402681699393</text:p>
          </table:table-cell>
        </table:table-row>
        <table:table-row table:style-name="ro1">
          <table:table-cell office:value-type="float" office:value="0.0516884790012027" calcext:value-type="float">
            <text:p>0,0516884790012027</text:p>
          </table:table-cell>
          <table:table-cell office:value-type="float" office:value="-2.14462491122059" calcext:value-type="float">
            <text:p>-2,14462491122059</text:p>
          </table:table-cell>
        </table:table-row>
        <table:table-row table:style-name="ro1">
          <table:table-cell office:value-type="float" office:value="0.548667251430688" calcext:value-type="float">
            <text:p>0,548667251430688</text:p>
          </table:table-cell>
          <table:table-cell office:value-type="float" office:value="-2.52416562264113" calcext:value-type="float">
            <text:p>-2,52416562264113</text:p>
          </table:table-cell>
        </table:table-row>
        <table:table-row table:style-name="ro1">
          <table:table-cell office:value-type="float" office:value="0.056075972676128" calcext:value-type="float">
            <text:p>0,056075972676128</text:p>
          </table:table-cell>
          <table:table-cell office:value-type="float" office:value="-3.52280682486278" calcext:value-type="float">
            <text:p>-3,52280682486278</text:p>
          </table:table-cell>
        </table:table-row>
        <table:table-row table:style-name="ro1">
          <table:table-cell office:value-type="float" office:value="-0.718293170673299" calcext:value-type="float">
            <text:p>-0,718293170673299</text:p>
          </table:table-cell>
          <table:table-cell office:value-type="float" office:value="-2.22539477144453" calcext:value-type="float">
            <text:p>-2,22539477144453</text:p>
          </table:table-cell>
        </table:table-row>
        <table:table-row table:style-name="ro1">
          <table:table-cell office:value-type="float" office:value="-1.15266884580405" calcext:value-type="float">
            <text:p>-1,15266884580405</text:p>
          </table:table-cell>
          <table:table-cell office:value-type="float" office:value="-3.70460112318212" calcext:value-type="float">
            <text:p>-3,70460112318212</text:p>
          </table:table-cell>
        </table:table-row>
        <table:table-row table:style-name="ro1">
          <table:table-cell office:value-type="float" office:value="-0.10087106714838" calcext:value-type="float">
            <text:p>-0,10087106714838</text:p>
          </table:table-cell>
          <table:table-cell office:value-type="float" office:value="-2.88930169184876" calcext:value-type="float">
            <text:p>-2,88930169184876</text:p>
          </table:table-cell>
        </table:table-row>
        <table:table-row table:style-name="ro1">
          <table:table-cell office:value-type="float" office:value="0.50381793669621" calcext:value-type="float">
            <text:p>0,50381793669621</text:p>
          </table:table-cell>
          <table:table-cell office:value-type="float" office:value="-2.35538102766721" calcext:value-type="float">
            <text:p>-2,35538102766721</text:p>
          </table:table-cell>
        </table:table-row>
        <table:table-row table:style-name="ro1">
          <table:table-cell office:value-type="float" office:value="-1.47815411914525" calcext:value-type="float">
            <text:p>-1,47815411914525</text:p>
          </table:table-cell>
          <table:table-cell office:value-type="float" office:value="-2.26608721582747" calcext:value-type="float">
            <text:p>-2,26608721582747</text:p>
          </table:table-cell>
        </table:table-row>
        <table:table-row table:style-name="ro1">
          <table:table-cell office:value-type="float" office:value="0.423818391175413" calcext:value-type="float">
            <text:p>0,423818391175413</text:p>
          </table:table-cell>
          <table:table-cell office:value-type="float" office:value="-3.41030558961884" calcext:value-type="float">
            <text:p>-3,41030558961884</text:p>
          </table:table-cell>
        </table:table-row>
        <table:table-row table:style-name="ro1">
          <table:table-cell office:value-type="float" office:value="0.0947870331825746" calcext:value-type="float">
            <text:p>0,0947870331825746</text:p>
          </table:table-cell>
          <table:table-cell office:value-type="float" office:value="-2.52340135488929" calcext:value-type="float">
            <text:p>-2,52340135488929</text:p>
          </table:table-cell>
        </table:table-row>
        <table:table-row table:style-name="ro1">
          <table:table-cell office:value-type="float" office:value="-0.2267381194534" calcext:value-type="float">
            <text:p>-0,2267381194534</text:p>
          </table:table-cell>
          <table:table-cell office:value-type="float" office:value="-3.61670425144245" calcext:value-type="float">
            <text:p>-3,61670425144245</text:p>
          </table:table-cell>
        </table:table-row>
        <table:table-row table:style-name="ro1">
          <table:table-cell office:value-type="float" office:value="-1.59569126435058" calcext:value-type="float">
            <text:p>-1,59569126435058</text:p>
          </table:table-cell>
          <table:table-cell office:value-type="float" office:value="-1.62090839589026" calcext:value-type="float">
            <text:p>-1,62090839589026</text:p>
          </table:table-cell>
        </table:table-row>
        <table:table-row table:style-name="ro1">
          <table:table-cell office:value-type="float" office:value="-1.17375985610319" calcext:value-type="float">
            <text:p>-1,17375985610319</text:p>
          </table:table-cell>
          <table:table-cell office:value-type="float" office:value="-1.90307577155071" calcext:value-type="float">
            <text:p>-1,90307577155071</text:p>
          </table:table-cell>
        </table:table-row>
        <table:table-row table:style-name="ro1">
          <table:table-cell office:value-type="float" office:value="-1.08634214337316" calcext:value-type="float">
            <text:p>-1,08634214337316</text:p>
          </table:table-cell>
          <table:table-cell office:value-type="float" office:value="-3.50624361105959" calcext:value-type="float">
            <text:p>-3,50624361105959</text:p>
          </table:table-cell>
        </table:table-row>
        <table:table-row table:style-name="ro1">
          <table:table-cell office:value-type="float" office:value="-1.03282096159255" calcext:value-type="float">
            <text:p>-1,03282096159255</text:p>
          </table:table-cell>
          <table:table-cell office:value-type="float" office:value="-3.27822313151596" calcext:value-type="float">
            <text:p>-3,27822313151596</text:p>
          </table:table-cell>
        </table:table-row>
        <table:table-row table:style-name="ro1">
          <table:table-cell office:value-type="float" office:value="0.307991198636813" calcext:value-type="float">
            <text:p>0,307991198636813</text:p>
          </table:table-cell>
          <table:table-cell office:value-type="float" office:value="-2.98890133944692" calcext:value-type="float">
            <text:p>-2,98890133944692</text:p>
          </table:table-cell>
        </table:table-row>
        <table:table-row table:style-name="ro1">
          <table:table-cell office:value-type="float" office:value="-0.953202827208522" calcext:value-type="float">
            <text:p>-0,953202827208522</text:p>
          </table:table-cell>
          <table:table-cell office:value-type="float" office:value="-0.797953193798775" calcext:value-type="float">
            <text:p>-0,797953193798775</text:p>
          </table:table-cell>
        </table:table-row>
        <table:table-row table:style-name="ro1">
          <table:table-cell office:value-type="float" office:value="0.588456964497063" calcext:value-type="float">
            <text:p>0,588456964497063</text:p>
          </table:table-cell>
          <table:table-cell office:value-type="float" office:value="-2.85689959895091" calcext:value-type="float">
            <text:p>-2,85689959895091</text:p>
          </table:table-cell>
        </table:table-row>
        <table:table-row table:style-name="ro1">
          <table:table-cell office:value-type="float" office:value="-0.207531188854166" calcext:value-type="float">
            <text:p>-0,207531188854166</text:p>
          </table:table-cell>
          <table:table-cell office:value-type="float" office:value="-3.74310397909996" calcext:value-type="float">
            <text:p>-3,74310397909996</text:p>
          </table:table-cell>
        </table:table-row>
        <table:table-row table:style-name="ro1">
          <table:table-cell office:value-type="float" office:value="-0.507235603217305" calcext:value-type="float">
            <text:p>-0,507235603217305</text:p>
          </table:table-cell>
          <table:table-cell office:value-type="float" office:value="-1.72189136019163" calcext:value-type="float">
            <text:p>-1,72189136019163</text:p>
          </table:table-cell>
        </table:table-row>
        <table:table-row table:style-name="ro1">
          <table:table-cell office:value-type="float" office:value="-1.37997747998915" calcext:value-type="float">
            <text:p>-1,37997747998915</text:p>
          </table:table-cell>
          <table:table-cell office:value-type="float" office:value="-1.21590299292563" calcext:value-type="float">
            <text:p>-1,21590299292563</text:p>
          </table:table-cell>
        </table:table-row>
        <table:table-row table:style-name="ro1">
          <table:table-cell office:value-type="float" office:value="-0.696835147479046" calcext:value-type="float">
            <text:p>-0,696835147479046</text:p>
          </table:table-cell>
          <table:table-cell office:value-type="float" office:value="-1.46650010080338" calcext:value-type="float">
            <text:p>-1,46650010080338</text:p>
          </table:table-cell>
        </table:table-row>
        <table:table-row table:style-name="ro1">
          <table:table-cell office:value-type="float" office:value="-0.805464297219206" calcext:value-type="float">
            <text:p>-0,805464297219206</text:p>
          </table:table-cell>
          <table:table-cell office:value-type="float" office:value="-1.07957828721657" calcext:value-type="float">
            <text:p>-1,07957828721657</text:p>
          </table:table-cell>
        </table:table-row>
        <table:table-row table:style-name="ro1">
          <table:table-cell office:value-type="float" office:value="-1.19226119684412" calcext:value-type="float">
            <text:p>-1,19226119684412</text:p>
          </table:table-cell>
          <table:table-cell office:value-type="float" office:value="-1.19389408635226" calcext:value-type="float">
            <text:p>-1,19389408635226</text:p>
          </table:table-cell>
        </table:table-row>
        <table:table-row table:style-name="ro1">
          <table:table-cell office:value-type="float" office:value="0.254103604797211" calcext:value-type="float">
            <text:p>0,254103604797211</text:p>
          </table:table-cell>
          <table:table-cell office:value-type="float" office:value="-1.91640251606666" calcext:value-type="float">
            <text:p>-1,91640251606666</text:p>
          </table:table-cell>
        </table:table-row>
        <table:table-row table:style-name="ro1">
          <table:table-cell office:value-type="float" office:value="0.447018048266742" calcext:value-type="float">
            <text:p>0,447018048266742</text:p>
          </table:table-cell>
          <table:table-cell office:value-type="float" office:value="-3.28441085248538" calcext:value-type="float">
            <text:p>-3,28441085248538</text:p>
          </table:table-cell>
        </table:table-row>
        <table:table-row table:style-name="ro1">
          <table:table-cell office:value-type="float" office:value="-0.721609803173792" calcext:value-type="float">
            <text:p>-0,721609803173792</text:p>
          </table:table-cell>
          <table:table-cell office:value-type="float" office:value="-2.2418112416776" calcext:value-type="float">
            <text:p>-2,2418112416776</text:p>
          </table:table-cell>
        </table:table-row>
        <table:table-row table:style-name="ro1">
          <table:table-cell office:value-type="float" office:value="-1.70444193111662" calcext:value-type="float">
            <text:p>-1,70444193111662</text:p>
          </table:table-cell>
          <table:table-cell office:value-type="float" office:value="-0.806058552711781" calcext:value-type="float">
            <text:p>-0,806058552711781</text:p>
          </table:table-cell>
        </table:table-row>
        <table:table-row table:style-name="ro1">
          <table:table-cell office:value-type="float" office:value="-0.775893974413938" calcext:value-type="float">
            <text:p>-0,775893974413938</text:p>
          </table:table-cell>
          <table:table-cell office:value-type="float" office:value="-3.67492103773719" calcext:value-type="float">
            <text:p>-3,67492103773719</text:p>
          </table:table-cell>
        </table:table-row>
        <table:table-row table:style-name="ro1">
          <table:table-cell office:value-type="float" office:value="0.164040728037997" calcext:value-type="float">
            <text:p>0,164040728037997</text:p>
          </table:table-cell>
          <table:table-cell office:value-type="float" office:value="-2.59409076865459" calcext:value-type="float">
            <text:p>-2,59409076865459</text:p>
          </table:table-cell>
        </table:table-row>
        <table:table-row table:style-name="ro1">
          <table:table-cell office:value-type="float" office:value="-0.0262386840626589" calcext:value-type="float">
            <text:p>-0,0262386840626589</text:p>
          </table:table-cell>
          <table:table-cell office:value-type="float" office:value="-1.86256183620115" calcext:value-type="float">
            <text:p>-1,86256183620115</text:p>
          </table:table-cell>
        </table:table-row>
        <table:table-row table:style-name="ro1">
          <table:table-cell office:value-type="float" office:value="-0.741848394305653" calcext:value-type="float">
            <text:p>-0,741848394305653</text:p>
          </table:table-cell>
          <table:table-cell office:value-type="float" office:value="-2.46906804173336" calcext:value-type="float">
            <text:p>-2,46906804173336</text:p>
          </table:table-cell>
        </table:table-row>
        <table:table-row table:style-name="ro1">
          <table:table-cell office:value-type="float" office:value="-0.716579796192891" calcext:value-type="float">
            <text:p>-0,716579796192891</text:p>
          </table:table-cell>
          <table:table-cell office:value-type="float" office:value="-1.96751022826193" calcext:value-type="float">
            <text:p>-1,96751022826193</text:p>
          </table:table-cell>
        </table:table-row>
        <table:table-row table:style-name="ro1">
          <table:table-cell office:value-type="float" office:value="0.00832704045391797" calcext:value-type="float">
            <text:p>0,00832704045391797</text:p>
          </table:table-cell>
          <table:table-cell office:value-type="float" office:value="-3.19027253433836" calcext:value-type="float">
            <text:p>-3,19027253433836</text:p>
          </table:table-cell>
        </table:table-row>
        <table:table-row table:style-name="ro1">
          <table:table-cell office:value-type="float" office:value="-0.168728896044773" calcext:value-type="float">
            <text:p>-0,168728896044773</text:p>
          </table:table-cell>
          <table:table-cell office:value-type="float" office:value="-2.62976805181284" calcext:value-type="float">
            <text:p>-2,62976805181284</text:p>
          </table:table-cell>
        </table:table-row>
        <table:table-row table:style-name="ro1">
          <table:table-cell office:value-type="float" office:value="-1.10987838605424" calcext:value-type="float">
            <text:p>-1,10987838605424</text:p>
          </table:table-cell>
          <table:table-cell office:value-type="float" office:value="-0.780371165036936" calcext:value-type="float">
            <text:p>-0,780371165036936</text:p>
          </table:table-cell>
        </table:table-row>
        <table:table-row table:style-name="ro1">
          <table:table-cell office:value-type="float" office:value="0.469575468921489" calcext:value-type="float">
            <text:p>0,469575468921489</text:p>
          </table:table-cell>
          <table:table-cell office:value-type="float" office:value="-2.14417097839655" calcext:value-type="float">
            <text:p>-2,14417097839655</text:p>
          </table:table-cell>
        </table:table-row>
        <table:table-row table:style-name="ro1">
          <table:table-cell office:value-type="float" office:value="-1.16363688203415" calcext:value-type="float">
            <text:p>-1,16363688203415</text:p>
          </table:table-cell>
          <table:table-cell office:value-type="float" office:value="-1.71727570509744" calcext:value-type="float">
            <text:p>-1,71727570509744</text:p>
          </table:table-cell>
        </table:table-row>
        <table:table-row table:style-name="ro1">
          <table:table-cell office:value-type="float" office:value="0.125762025644414" calcext:value-type="float">
            <text:p>0,125762025644414</text:p>
          </table:table-cell>
          <table:table-cell office:value-type="float" office:value="-1.68348761758472" calcext:value-type="float">
            <text:p>-1,68348761758472</text:p>
          </table:table-cell>
        </table:table-row>
        <table:table-row table:style-name="ro1">
          <table:table-cell office:value-type="float" office:value="-0.0761268039034593" calcext:value-type="float">
            <text:p>-0,0761268039034593</text:p>
          </table:table-cell>
          <table:table-cell office:value-type="float" office:value="-1.40931196958409" calcext:value-type="float">
            <text:p>-1,40931196958409</text:p>
          </table:table-cell>
        </table:table-row>
        <table:table-row table:style-name="ro1">
          <table:table-cell office:value-type="float" office:value="0.44093042720589" calcext:value-type="float">
            <text:p>0,44093042720589</text:p>
          </table:table-cell>
          <table:table-cell office:value-type="float" office:value="-3.40782243115566" calcext:value-type="float">
            <text:p>-3,40782243115566</text:p>
          </table:table-cell>
        </table:table-row>
        <table:table-row table:style-name="ro1">
          <table:table-cell office:value-type="float" office:value="-1.54730799355482" calcext:value-type="float">
            <text:p>-1,54730799355482</text:p>
          </table:table-cell>
          <table:table-cell office:value-type="float" office:value="-2.78938287057591" calcext:value-type="float">
            <text:p>-2,78938287057591</text:p>
          </table:table-cell>
        </table:table-row>
        <table:table-row table:style-name="ro1">
          <table:table-cell office:value-type="float" office:value="-1.01553278127682" calcext:value-type="float">
            <text:p>-1,01553278127682</text:p>
          </table:table-cell>
          <table:table-cell office:value-type="float" office:value="-2.2735214974882" calcext:value-type="float">
            <text:p>-2,2735214974882</text:p>
          </table:table-cell>
        </table:table-row>
        <table:table-row table:style-name="ro1">
          <table:table-cell office:value-type="float" office:value="-0.494274868795418" calcext:value-type="float">
            <text:p>-0,494274868795418</text:p>
          </table:table-cell>
          <table:table-cell office:value-type="float" office:value="-1.67063950446046" calcext:value-type="float">
            <text:p>-1,67063950446046</text:p>
          </table:table-cell>
        </table:table-row>
        <table:table-row table:style-name="ro1">
          <table:table-cell office:value-type="float" office:value="0.394497941537758" calcext:value-type="float">
            <text:p>0,394497941537758</text:p>
          </table:table-cell>
          <table:table-cell office:value-type="float" office:value="-1.69098957056339" calcext:value-type="float">
            <text:p>-1,69098957056339</text:p>
          </table:table-cell>
        </table:table-row>
        <table:table-row table:style-name="ro1">
          <table:table-cell office:value-type="float" office:value="-1.33545399560235" calcext:value-type="float">
            <text:p>-1,33545399560235</text:p>
          </table:table-cell>
          <table:table-cell office:value-type="float" office:value="-3.59168126641288" calcext:value-type="float">
            <text:p>-3,59168126641288</text:p>
          </table:table-cell>
        </table:table-row>
        <table:table-row table:style-name="ro1">
          <table:table-cell office:value-type="float" office:value="-0.151716961348232" calcext:value-type="float">
            <text:p>-0,151716961348232</text:p>
          </table:table-cell>
          <table:table-cell office:value-type="float" office:value="-2.19705212515671" calcext:value-type="float">
            <text:p>-2,19705212515671</text:p>
          </table:table-cell>
        </table:table-row>
        <table:table-row table:style-name="ro1">
          <table:table-cell office:value-type="float" office:value="-1.48601470716894" calcext:value-type="float">
            <text:p>-1,48601470716894</text:p>
          </table:table-cell>
          <table:table-cell office:value-type="float" office:value="-2.32343313590317" calcext:value-type="float">
            <text:p>-2,32343313590317</text:p>
          </table:table-cell>
        </table:table-row>
        <table:table-row table:style-name="ro1">
          <table:table-cell office:value-type="float" office:value="0.0865989399926614" calcext:value-type="float">
            <text:p>0,0865989399926614</text:p>
          </table:table-cell>
          <table:table-cell office:value-type="float" office:value="-1.56050450182853" calcext:value-type="float">
            <text:p>-1,56050450182853</text:p>
          </table:table-cell>
        </table:table-row>
        <table:table-row table:style-name="ro1">
          <table:table-cell office:value-type="float" office:value="-1.23964174879785" calcext:value-type="float">
            <text:p>-1,23964174879785</text:p>
          </table:table-cell>
          <table:table-cell office:value-type="float" office:value="-2.0347186868245" calcext:value-type="float">
            <text:p>-2,0347186868245</text:p>
          </table:table-cell>
        </table:table-row>
        <table:table-row table:style-name="ro1">
          <table:table-cell office:value-type="float" office:value="-0.749981518517843" calcext:value-type="float">
            <text:p>-0,749981518517843</text:p>
          </table:table-cell>
          <table:table-cell office:value-type="float" office:value="-0.87436314876475" calcext:value-type="float">
            <text:p>-0,87436314876475</text:p>
          </table:table-cell>
        </table:table-row>
        <table:table-row table:style-name="ro1">
          <table:table-cell office:value-type="float" office:value="0.380350622533255" calcext:value-type="float">
            <text:p>0,380350622533255</text:p>
          </table:table-cell>
          <table:table-cell office:value-type="float" office:value="-1.40900627548845" calcext:value-type="float">
            <text:p>-1,40900627548845</text:p>
          </table:table-cell>
        </table:table-row>
        <table:table-row table:style-name="ro1">
          <table:table-cell office:value-type="float" office:value="-1.34946214756409" calcext:value-type="float">
            <text:p>-1,34946214756409</text:p>
          </table:table-cell>
          <table:table-cell office:value-type="float" office:value="-0.874674682939704" calcext:value-type="float">
            <text:p>-0,874674682939704</text:p>
          </table:table-cell>
        </table:table-row>
        <table:table-row table:style-name="ro1">
          <table:table-cell office:value-type="float" office:value="-0.202715522300768" calcext:value-type="float">
            <text:p>-0,202715522300768</text:p>
          </table:table-cell>
          <table:table-cell office:value-type="float" office:value="-3.38436411524623" calcext:value-type="float">
            <text:p>-3,38436411524623</text:p>
          </table:table-cell>
        </table:table-row>
        <table:table-row table:style-name="ro1">
          <table:table-cell office:value-type="float" office:value="-0.909411225539554" calcext:value-type="float">
            <text:p>-0,909411225539554</text:p>
          </table:table-cell>
          <table:table-cell office:value-type="float" office:value="-3.04790023261851" calcext:value-type="float">
            <text:p>-3,04790023261851</text:p>
          </table:table-cell>
        </table:table-row>
        <table:table-row table:style-name="ro1">
          <table:table-cell office:value-type="float" office:value="-0.422438319400249" calcext:value-type="float">
            <text:p>-0,422438319400249</text:p>
          </table:table-cell>
          <table:table-cell office:value-type="float" office:value="-2.44291400749649" calcext:value-type="float">
            <text:p>-2,44291400749649</text:p>
          </table:table-cell>
        </table:table-row>
        <table:table-row table:style-name="ro1">
          <table:table-cell office:value-type="float" office:value="0.571329073738141" calcext:value-type="float">
            <text:p>0,571329073738141</text:p>
          </table:table-cell>
          <table:table-cell office:value-type="float" office:value="-1.19159093612364" calcext:value-type="float">
            <text:p>-1,19159093612364</text:p>
          </table:table-cell>
        </table:table-row>
        <table:table-row table:style-name="ro1">
          <table:table-cell office:value-type="float" office:value="-1.49918019639723" calcext:value-type="float">
            <text:p>-1,49918019639723</text:p>
          </table:table-cell>
          <table:table-cell office:value-type="float" office:value="-1.26814854582775" calcext:value-type="float">
            <text:p>-1,26814854582775</text:p>
          </table:table-cell>
        </table:table-row>
        <table:table-row table:style-name="ro1">
          <table:table-cell office:value-type="float" office:value="-0.281183838967537" calcext:value-type="float">
            <text:p>-0,281183838967537</text:p>
          </table:table-cell>
          <table:table-cell office:value-type="float" office:value="-2.38484370869695" calcext:value-type="float">
            <text:p>-2,38484370869695</text:p>
          </table:table-cell>
        </table:table-row>
        <table:table-row table:style-name="ro1">
          <table:table-cell office:value-type="float" office:value="0.477176137688357" calcext:value-type="float">
            <text:p>0,477176137688357</text:p>
          </table:table-cell>
          <table:table-cell office:value-type="float" office:value="-1.82107091262902" calcext:value-type="float">
            <text:p>-1,82107091262902</text:p>
          </table:table-cell>
        </table:table-row>
        <table:table-row table:style-name="ro1">
          <table:table-cell office:value-type="float" office:value="0.254662144292179" calcext:value-type="float">
            <text:p>0,254662144292179</text:p>
          </table:table-cell>
          <table:table-cell office:value-type="float" office:value="-1.59040564477017" calcext:value-type="float">
            <text:p>-1,59040564477017</text:p>
          </table:table-cell>
        </table:table-row>
        <table:table-row table:style-name="ro1">
          <table:table-cell office:value-type="float" office:value="-0.133244640917132" calcext:value-type="float">
            <text:p>-0,133244640917132</text:p>
          </table:table-cell>
          <table:table-cell office:value-type="float" office:value="-2.94439101194394" calcext:value-type="float">
            <text:p>-2,94439101194394</text:p>
          </table:table-cell>
        </table:table-row>
        <table:table-row table:style-name="ro1">
          <table:table-cell office:value-type="float" office:value="0.536137367048621" calcext:value-type="float">
            <text:p>0,536137367048621</text:p>
          </table:table-cell>
          <table:table-cell office:value-type="float" office:value="-3.56468138917317" calcext:value-type="float">
            <text:p>-3,56468138917317</text:p>
          </table:table-cell>
        </table:table-row>
        <table:table-row table:style-name="ro1">
          <table:table-cell office:value-type="float" office:value="-1.12133402469907" calcext:value-type="float">
            <text:p>-1,12133402469907</text:p>
          </table:table-cell>
          <table:table-cell office:value-type="float" office:value="-1.94408099052082" calcext:value-type="float">
            <text:p>-1,94408099052082</text:p>
          </table:table-cell>
        </table:table-row>
        <table:table-row table:style-name="ro1">
          <table:table-cell office:value-type="float" office:value="-0.367326900536282" calcext:value-type="float">
            <text:p>-0,367326900536282</text:p>
          </table:table-cell>
          <table:table-cell office:value-type="float" office:value="-1.5942193906286" calcext:value-type="float">
            <text:p>-1,5942193906286</text:p>
          </table:table-cell>
        </table:table-row>
        <table:table-row table:style-name="ro1">
          <table:table-cell office:value-type="float" office:value="0.653704822032138" calcext:value-type="float">
            <text:p>0,653704822032138</text:p>
          </table:table-cell>
          <table:table-cell office:value-type="float" office:value="-0.831435447762408" calcext:value-type="float">
            <text:p>-0,831435447762408</text:p>
          </table:table-cell>
        </table:table-row>
        <table:table-row table:style-name="ro1">
          <table:table-cell office:value-type="float" office:value="-0.507521821661084" calcext:value-type="float">
            <text:p>-0,507521821661084</text:p>
          </table:table-cell>
          <table:table-cell office:value-type="float" office:value="-3.39236234929225" calcext:value-type="float">
            <text:p>-3,39236234929225</text:p>
          </table:table-cell>
        </table:table-row>
        <table:table-row table:style-name="ro1">
          <table:table-cell office:value-type="float" office:value="-1.4556158493676" calcext:value-type="float">
            <text:p>-1,4556158493676</text:p>
          </table:table-cell>
          <table:table-cell office:value-type="float" office:value="-3.74462625647014" calcext:value-type="float">
            <text:p>-3,74462625647014</text:p>
          </table:table-cell>
        </table:table-row>
        <table:table-row table:style-name="ro1">
          <table:table-cell office:value-type="float" office:value="-0.454926464422327" calcext:value-type="float">
            <text:p>-0,454926464422327</text:p>
          </table:table-cell>
          <table:table-cell office:value-type="float" office:value="-2.20199239210512" calcext:value-type="float">
            <text:p>-2,20199239210512</text:p>
          </table:table-cell>
        </table:table-row>
        <table:table-row table:style-name="ro1">
          <table:table-cell office:value-type="float" office:value="-1.21197008754971" calcext:value-type="float">
            <text:p>-1,21197008754971</text:p>
          </table:table-cell>
          <table:table-cell office:value-type="float" office:value="-2.70100137460292" calcext:value-type="float">
            <text:p>-2,70100137460292</text:p>
          </table:table-cell>
        </table:table-row>
        <table:table-row table:style-name="ro1">
          <table:table-cell office:value-type="float" office:value="0.109183238549274" calcext:value-type="float">
            <text:p>0,109183238549274</text:p>
          </table:table-cell>
          <table:table-cell office:value-type="float" office:value="-2.67727805417874" calcext:value-type="float">
            <text:p>-2,67727805417874</text:p>
          </table:table-cell>
        </table:table-row>
        <table:table-row table:style-name="ro1">
          <table:table-cell office:value-type="float" office:value="-0.282234687398088" calcext:value-type="float">
            <text:p>-0,282234687398088</text:p>
          </table:table-cell>
          <table:table-cell office:value-type="float" office:value="-1.99688284649262" calcext:value-type="float">
            <text:p>-1,99688284649262</text:p>
          </table:table-cell>
        </table:table-row>
        <table:table-row table:style-name="ro1">
          <table:table-cell office:value-type="float" office:value="-1.28277763173187" calcext:value-type="float">
            <text:p>-1,28277763173187</text:p>
          </table:table-cell>
          <table:table-cell office:value-type="float" office:value="-1.97761260270701" calcext:value-type="float">
            <text:p>-1,97761260270701</text:p>
          </table:table-cell>
        </table:table-row>
        <table:table-row table:style-name="ro1">
          <table:table-cell office:value-type="float" office:value="-1.29876833247151" calcext:value-type="float">
            <text:p>-1,29876833247151</text:p>
          </table:table-cell>
          <table:table-cell office:value-type="float" office:value="-1.64203474431546" calcext:value-type="float">
            <text:p>-1,64203474431546</text:p>
          </table:table-cell>
        </table:table-row>
        <table:table-row table:style-name="ro1">
          <table:table-cell office:value-type="float" office:value="-0.389136680000223" calcext:value-type="float">
            <text:p>-0,389136680000223</text:p>
          </table:table-cell>
          <table:table-cell office:value-type="float" office:value="-1.50529538655735" calcext:value-type="float">
            <text:p>-1,50529538655735</text:p>
          </table:table-cell>
        </table:table-row>
        <table:table-row table:style-name="ro1">
          <table:table-cell office:value-type="float" office:value="0.69903394407445" calcext:value-type="float">
            <text:p>0,69903394407445</text:p>
          </table:table-cell>
          <table:table-cell office:value-type="float" office:value="-0.789650754616448" calcext:value-type="float">
            <text:p>-0,789650754616448</text:p>
          </table:table-cell>
        </table:table-row>
        <table:table-row table:style-name="ro1">
          <table:table-cell office:value-type="float" office:value="-1.60784792832233" calcext:value-type="float">
            <text:p>-1,60784792832233</text:p>
          </table:table-cell>
          <table:table-cell office:value-type="float" office:value="1.34459204367102" calcext:value-type="float">
            <text:p>1,34459204367102</text:p>
          </table:table-cell>
        </table:table-row>
        <table:table-row table:style-name="ro1">
          <table:table-cell office:value-type="float" office:value="-1.78992368885298" calcext:value-type="float">
            <text:p>-1,78992368885298</text:p>
          </table:table-cell>
          <table:table-cell office:value-type="float" office:value="1.6858482559311" calcext:value-type="float">
            <text:p>1,6858482559311</text:p>
          </table:table-cell>
        </table:table-row>
        <table:table-row table:style-name="ro1">
          <table:table-cell office:value-type="float" office:value="-1.61212974870206" calcext:value-type="float">
            <text:p>-1,61212974870206</text:p>
          </table:table-cell>
          <table:table-cell office:value-type="float" office:value="1.29892937033224" calcext:value-type="float">
            <text:p>1,29892937033224</text:p>
          </table:table-cell>
        </table:table-row>
        <table:table-row table:style-name="ro1">
          <table:table-cell office:value-type="float" office:value="-1.80488152117224" calcext:value-type="float">
            <text:p>-1,80488152117224</text:p>
          </table:table-cell>
          <table:table-cell office:value-type="float" office:value="0.973214213034329" calcext:value-type="float">
            <text:p>0,973214213034329</text:p>
          </table:table-cell>
        </table:table-row>
        <table:table-row table:style-name="ro1">
          <table:table-cell office:value-type="float" office:value="-1.42767869021643" calcext:value-type="float">
            <text:p>-1,42767869021643</text:p>
          </table:table-cell>
          <table:table-cell office:value-type="float" office:value="2.09980367756907" calcext:value-type="float">
            <text:p>2,09980367756907</text:p>
          </table:table-cell>
        </table:table-row>
        <table:table-row table:style-name="ro1">
          <table:table-cell office:value-type="float" office:value="-1.86238810294735" calcext:value-type="float">
            <text:p>-1,86238810294735</text:p>
          </table:table-cell>
          <table:table-cell office:value-type="float" office:value="1.62429277438147" calcext:value-type="float">
            <text:p>1,62429277438147</text:p>
          </table:table-cell>
        </table:table-row>
        <table:table-row table:style-name="ro1">
          <table:table-cell office:value-type="float" office:value="-1.49016061717638" calcext:value-type="float">
            <text:p>-1,49016061717638</text:p>
          </table:table-cell>
          <table:table-cell office:value-type="float" office:value="0.576554669287577" calcext:value-type="float">
            <text:p>0,576554669287577</text:p>
          </table:table-cell>
        </table:table-row>
        <table:table-row table:style-name="ro1">
          <table:table-cell office:value-type="float" office:value="-1.67907608905465" calcext:value-type="float">
            <text:p>-1,67907608905465</text:p>
          </table:table-cell>
          <table:table-cell office:value-type="float" office:value="0.565303835683024" calcext:value-type="float">
            <text:p>0,565303835683024</text:p>
          </table:table-cell>
        </table:table-row>
        <table:table-row table:style-name="ro1">
          <table:table-cell office:value-type="float" office:value="-1.69354879782586" calcext:value-type="float">
            <text:p>-1,69354879782586</text:p>
          </table:table-cell>
          <table:table-cell office:value-type="float" office:value="2.48109399058663" calcext:value-type="float">
            <text:p>2,48109399058663</text:p>
          </table:table-cell>
        </table:table-row>
        <table:table-row table:style-name="ro1">
          <table:table-cell office:value-type="float" office:value="-1.49889379306617" calcext:value-type="float">
            <text:p>-1,49889379306617</text:p>
          </table:table-cell>
          <table:table-cell office:value-type="float" office:value="1.96213401541369" calcext:value-type="float">
            <text:p>1,96213401541369</text:p>
          </table:table-cell>
        </table:table-row>
        <table:table-row table:style-name="ro1">
          <table:table-cell office:value-type="float" office:value="-1.35960563390883" calcext:value-type="float">
            <text:p>-1,35960563390883</text:p>
          </table:table-cell>
          <table:table-cell office:value-type="float" office:value="2.21713392732025" calcext:value-type="float">
            <text:p>2,21713392732025</text:p>
          </table:table-cell>
        </table:table-row>
        <table:table-row table:style-name="ro1">
          <table:table-cell office:value-type="float" office:value="-1.87652821900784" calcext:value-type="float">
            <text:p>-1,87652821900784</text:p>
          </table:table-cell>
          <table:table-cell office:value-type="float" office:value="1.81897433231169" calcext:value-type="float">
            <text:p>1,81897433231169</text:p>
          </table:table-cell>
        </table:table-row>
        <table:table-row table:style-name="ro1">
          <table:table-cell office:value-type="float" office:value="-1.82656452010945" calcext:value-type="float">
            <text:p>-1,82656452010945</text:p>
          </table:table-cell>
          <table:table-cell office:value-type="float" office:value="1.45217566943435" calcext:value-type="float">
            <text:p>1,45217566943435</text:p>
          </table:table-cell>
        </table:table-row>
        <table:table-row table:style-name="ro1">
          <table:table-cell office:value-type="float" office:value="-1.60685658564748" calcext:value-type="float">
            <text:p>-1,60685658564748</text:p>
          </table:table-cell>
          <table:table-cell office:value-type="float" office:value="2.3304365502512" calcext:value-type="float">
            <text:p>2,3304365502512</text:p>
          </table:table-cell>
        </table:table-row>
        <table:table-row table:style-name="ro1">
          <table:table-cell office:value-type="float" office:value="-1.78792170701468" calcext:value-type="float">
            <text:p>-1,78792170701468</text:p>
          </table:table-cell>
          <table:table-cell office:value-type="float" office:value="2.0034402742078" calcext:value-type="float">
            <text:p>2,0034402742078</text:p>
          </table:table-cell>
        </table:table-row>
        <table:table-row table:style-name="ro1">
          <table:table-cell office:value-type="float" office:value="-1.27269679824838" calcext:value-type="float">
            <text:p>-1,27269679824838</text:p>
          </table:table-cell>
          <table:table-cell office:value-type="float" office:value="1.61249466939552" calcext:value-type="float">
            <text:p>1,61249466939552</text:p>
          </table:table-cell>
        </table:table-row>
        <table:table-row table:style-name="ro1">
          <table:table-cell office:value-type="float" office:value="-1.38534230264311" calcext:value-type="float">
            <text:p>-1,38534230264311</text:p>
          </table:table-cell>
          <table:table-cell office:value-type="float" office:value="1.53279392977916" calcext:value-type="float">
            <text:p>1,53279392977916</text:p>
          </table:table-cell>
        </table:table-row>
        <table:table-row table:style-name="ro1">
          <table:table-cell office:value-type="float" office:value="-1.28881516360736" calcext:value-type="float">
            <text:p>-1,28881516360736</text:p>
          </table:table-cell>
          <table:table-cell office:value-type="float" office:value="2.42711491416471" calcext:value-type="float">
            <text:p>2,42711491416471</text:p>
          </table:table-cell>
        </table:table-row>
        <table:table-row table:style-name="ro1">
          <table:table-cell office:value-type="float" office:value="-1.61244451574234" calcext:value-type="float">
            <text:p>-1,61244451574234</text:p>
          </table:table-cell>
          <table:table-cell office:value-type="float" office:value="1.07426145082407" calcext:value-type="float">
            <text:p>1,07426145082407</text:p>
          </table:table-cell>
        </table:table-row>
        <table:table-row table:style-name="ro1">
          <table:table-cell office:value-type="float" office:value="-1.55192291858314" calcext:value-type="float">
            <text:p>-1,55192291858314</text:p>
          </table:table-cell>
          <table:table-cell office:value-type="float" office:value="1.90306340895782" calcext:value-type="float">
            <text:p>1,90306340895782</text:p>
          </table:table-cell>
        </table:table-row>
        <table:table-row table:style-name="ro1">
          <table:table-cell office:value-type="float" office:value="-1.88802463415978" calcext:value-type="float">
            <text:p>-1,88802463415978</text:p>
          </table:table-cell>
          <table:table-cell office:value-type="float" office:value="0.744017849247108" calcext:value-type="float">
            <text:p>0,744017849247108</text:p>
          </table:table-cell>
        </table:table-row>
        <table:table-row table:style-name="ro1">
          <table:table-cell office:value-type="float" office:value="-1.90893199049143" calcext:value-type="float">
            <text:p>-1,90893199049143</text:p>
          </table:table-cell>
          <table:table-cell office:value-type="float" office:value="0.988496586439723" calcext:value-type="float">
            <text:p>0,988496586439723</text:p>
          </table:table-cell>
        </table:table-row>
        <table:table-row table:style-name="ro1">
          <table:table-cell office:value-type="float" office:value="-1.2520936690553" calcext:value-type="float">
            <text:p>-1,2520936690553</text:p>
          </table:table-cell>
          <table:table-cell office:value-type="float" office:value="1.08060388080237" calcext:value-type="float">
            <text:p>1,08060388080237</text:p>
          </table:table-cell>
        </table:table-row>
        <table:table-row table:style-name="ro1">
          <table:table-cell office:value-type="float" office:value="-1.15181042875818" calcext:value-type="float">
            <text:p>-1,15181042875818</text:p>
          </table:table-cell>
          <table:table-cell office:value-type="float" office:value="2.11867327335124" calcext:value-type="float">
            <text:p>2,11867327335124</text:p>
          </table:table-cell>
        </table:table-row>
        <table:table-row table:style-name="ro1">
          <table:table-cell office:value-type="float" office:value="-1.44172232829678" calcext:value-type="float">
            <text:p>-1,44172232829678</text:p>
          </table:table-cell>
          <table:table-cell office:value-type="float" office:value="1.42082378088845" calcext:value-type="float">
            <text:p>1,42082378088845</text:p>
          </table:table-cell>
        </table:table-row>
        <table:table-row table:style-name="ro1">
          <table:table-cell office:value-type="float" office:value="-1.53372701039295" calcext:value-type="float">
            <text:p>-1,53372701039295</text:p>
          </table:table-cell>
          <table:table-cell office:value-type="float" office:value="0.906292202064365" calcext:value-type="float">
            <text:p>0,906292202064365</text:p>
          </table:table-cell>
        </table:table-row>
        <table:table-row table:style-name="ro1">
          <table:table-cell office:value-type="float" office:value="-1.44413908421196" calcext:value-type="float">
            <text:p>-1,44413908421196</text:p>
          </table:table-cell>
          <table:table-cell office:value-type="float" office:value="0.916897445704146" calcext:value-type="float">
            <text:p>0,916897445704146</text:p>
          </table:table-cell>
        </table:table-row>
        <table:table-row table:style-name="ro1">
          <table:table-cell office:value-type="float" office:value="-1.89081792810823" calcext:value-type="float">
            <text:p>-1,89081792810823</text:p>
          </table:table-cell>
          <table:table-cell office:value-type="float" office:value="1.34716461134917" calcext:value-type="float">
            <text:p>1,34716461134917</text:p>
          </table:table-cell>
        </table:table-row>
        <table:table-row table:style-name="ro1">
          <table:table-cell office:value-type="float" office:value="-1.4295022495159" calcext:value-type="float">
            <text:p>-1,4295022495159</text:p>
          </table:table-cell>
          <table:table-cell office:value-type="float" office:value="1.46559895145206" calcext:value-type="float">
            <text:p>1,46559895145206</text:p>
          </table:table-cell>
        </table:table-row>
        <table:table-row table:style-name="ro1">
          <table:table-cell office:value-type="float" office:value="-1.18678559333434" calcext:value-type="float">
            <text:p>-1,18678559333434</text:p>
          </table:table-cell>
          <table:table-cell office:value-type="float" office:value="2.40344527608935" calcext:value-type="float">
            <text:p>2,40344527608935</text:p>
          </table:table-cell>
        </table:table-row>
        <table:table-row table:style-name="ro1">
          <table:table-cell office:value-type="float" office:value="-1.92259865627071" calcext:value-type="float">
            <text:p>-1,92259865627071</text:p>
          </table:table-cell>
          <table:table-cell office:value-type="float" office:value="1.44976063619353" calcext:value-type="float">
            <text:p>1,44976063619353</text:p>
          </table:table-cell>
        </table:table-row>
        <table:table-row table:style-name="ro1">
          <table:table-cell office:value-type="float" office:value="-1.50519884495593" calcext:value-type="float">
            <text:p>-1,50519884495593</text:p>
          </table:table-cell>
          <table:table-cell office:value-type="float" office:value="1.6542718321121" calcext:value-type="float">
            <text:p>1,6542718321121</text:p>
          </table:table-cell>
        </table:table-row>
        <table:table-row table:style-name="ro1">
          <table:table-cell office:value-type="float" office:value="-1.44934808664213" calcext:value-type="float">
            <text:p>-1,44934808664213</text:p>
          </table:table-cell>
          <table:table-cell office:value-type="float" office:value="1.44462302000122" calcext:value-type="float">
            <text:p>1,44462302000122</text:p>
          </table:table-cell>
        </table:table-row>
        <table:table-row table:style-name="ro1">
          <table:table-cell office:value-type="float" office:value="-1.34955359714444" calcext:value-type="float">
            <text:p>-1,34955359714444</text:p>
          </table:table-cell>
          <table:table-cell office:value-type="float" office:value="0.664893071475576" calcext:value-type="float">
            <text:p>0,664893071475576</text:p>
          </table:table-cell>
        </table:table-row>
        <table:table-row table:style-name="ro1">
          <table:table-cell office:value-type="float" office:value="-1.09230434519635" calcext:value-type="float">
            <text:p>-1,09230434519635</text:p>
          </table:table-cell>
          <table:table-cell office:value-type="float" office:value="0.603075854565976" calcext:value-type="float">
            <text:p>0,603075854565976</text:p>
          </table:table-cell>
        </table:table-row>
        <table:table-row table:style-name="ro1">
          <table:table-cell office:value-type="float" office:value="-1.39388525677436" calcext:value-type="float">
            <text:p>-1,39388525677436</text:p>
          </table:table-cell>
          <table:table-cell office:value-type="float" office:value="1.04871509834546" calcext:value-type="float">
            <text:p>1,04871509834546</text:p>
          </table:table-cell>
        </table:table-row>
        <table:table-row table:style-name="ro1">
          <table:table-cell office:value-type="float" office:value="-1.44282991280555" calcext:value-type="float">
            <text:p>-1,44282991280555</text:p>
          </table:table-cell>
          <table:table-cell office:value-type="float" office:value="2.45090020995526" calcext:value-type="float">
            <text:p>2,45090020995526</text:p>
          </table:table-cell>
        </table:table-row>
        <table:table-row table:style-name="ro1">
          <table:table-cell office:value-type="float" office:value="-1.83143766686822" calcext:value-type="float">
            <text:p>-1,83143766686822</text:p>
          </table:table-cell>
          <table:table-cell office:value-type="float" office:value="1.94007995050506" calcext:value-type="float">
            <text:p>1,94007995050506</text:p>
          </table:table-cell>
        </table:table-row>
        <table:table-row table:style-name="ro1">
          <table:table-cell office:value-type="float" office:value="-1.88329358745029" calcext:value-type="float">
            <text:p>-1,88329358745029</text:p>
          </table:table-cell>
          <table:table-cell office:value-type="float" office:value="1.2261334301107" calcext:value-type="float">
            <text:p>1,2261334301107</text:p>
          </table:table-cell>
        </table:table-row>
        <table:table-row table:style-name="ro1">
          <table:table-cell office:value-type="float" office:value="-1.35089464483289" calcext:value-type="float">
            <text:p>-1,35089464483289</text:p>
          </table:table-cell>
          <table:table-cell office:value-type="float" office:value="2.45368049221421" calcext:value-type="float">
            <text:p>2,45368049221421</text:p>
          </table:table-cell>
        </table:table-row>
        <table:table-row table:style-name="ro1">
          <table:table-cell office:value-type="float" office:value="-1.43166060381984" calcext:value-type="float">
            <text:p>-1,43166060381984</text:p>
          </table:table-cell>
          <table:table-cell office:value-type="float" office:value="2.06763183471506" calcext:value-type="float">
            <text:p>2,06763183471506</text:p>
          </table:table-cell>
        </table:table-row>
        <table:table-row table:style-name="ro1">
          <table:table-cell office:value-type="float" office:value="-1.48725421525725" calcext:value-type="float">
            <text:p>-1,48725421525725</text:p>
          </table:table-cell>
          <table:table-cell office:value-type="float" office:value="1.27006673648797" calcext:value-type="float">
            <text:p>1,27006673648797</text:p>
          </table:table-cell>
        </table:table-row>
        <table:table-row table:style-name="ro1">
          <table:table-cell office:value-type="float" office:value="-1.41978836656604" calcext:value-type="float">
            <text:p>-1,41978836656604</text:p>
          </table:table-cell>
          <table:table-cell office:value-type="float" office:value="1.41351424320456" calcext:value-type="float">
            <text:p>1,41351424320456</text:p>
          </table:table-cell>
        </table:table-row>
        <table:table-row table:style-name="ro1">
          <table:table-cell office:value-type="float" office:value="-1.05952711010265" calcext:value-type="float">
            <text:p>-1,05952711010265</text:p>
          </table:table-cell>
          <table:table-cell office:value-type="float" office:value="0.902469429711302" calcext:value-type="float">
            <text:p>0,902469429711302</text:p>
          </table:table-cell>
        </table:table-row>
        <table:table-row table:style-name="ro1">
          <table:table-cell office:value-type="float" office:value="-1.98700964205525" calcext:value-type="float">
            <text:p>-1,98700964205525</text:p>
          </table:table-cell>
          <table:table-cell office:value-type="float" office:value="1.11244089859832" calcext:value-type="float">
            <text:p>1,11244089859832</text:p>
          </table:table-cell>
        </table:table-row>
        <table:table-row table:style-name="ro1">
          <table:table-cell office:value-type="float" office:value="-1.91007448790823" calcext:value-type="float">
            <text:p>-1,91007448790823</text:p>
          </table:table-cell>
          <table:table-cell office:value-type="float" office:value="2.05717254212857" calcext:value-type="float">
            <text:p>2,05717254212857</text:p>
          </table:table-cell>
        </table:table-row>
        <table:table-row table:style-name="ro1">
          <table:table-cell office:value-type="float" office:value="-1.02128790559058" calcext:value-type="float">
            <text:p>-1,02128790559058</text:p>
          </table:table-cell>
          <table:table-cell office:value-type="float" office:value="1.0855770275155" calcext:value-type="float">
            <text:p>1,0855770275155</text:p>
          </table:table-cell>
        </table:table-row>
        <table:table-row table:style-name="ro1">
          <table:table-cell office:value-type="float" office:value="-1.07565599327322" calcext:value-type="float">
            <text:p>-1,07565599327322</text:p>
          </table:table-cell>
          <table:table-cell office:value-type="float" office:value="1.84423998256865" calcext:value-type="float">
            <text:p>1,84423998256865</text:p>
          </table:table-cell>
        </table:table-row>
        <table:table-row table:style-name="ro1">
          <table:table-cell office:value-type="float" office:value="-1.19210525593086" calcext:value-type="float">
            <text:p>-1,19210525593086</text:p>
          </table:table-cell>
          <table:table-cell office:value-type="float" office:value="2.41320051127788" calcext:value-type="float">
            <text:p>2,41320051127788</text:p>
          </table:table-cell>
        </table:table-row>
        <table:table-row table:style-name="ro1">
          <table:table-cell office:value-type="float" office:value="-1.00705103707869" calcext:value-type="float">
            <text:p>-1,00705103707869</text:p>
          </table:table-cell>
          <table:table-cell office:value-type="float" office:value="1.13546017385007" calcext:value-type="float">
            <text:p>1,13546017385007</text:p>
          </table:table-cell>
        </table:table-row>
        <table:table-row table:style-name="ro1">
          <table:table-cell office:value-type="float" office:value="-1.56445520128299" calcext:value-type="float">
            <text:p>-1,56445520128299</text:p>
          </table:table-cell>
          <table:table-cell office:value-type="float" office:value="1.82952250672957" calcext:value-type="float">
            <text:p>1,82952250672957</text:p>
          </table:table-cell>
        </table:table-row>
        <table:table-row table:style-name="ro1">
          <table:table-cell office:value-type="float" office:value="-1.06810141335064" calcext:value-type="float">
            <text:p>-1,06810141335064</text:p>
          </table:table-cell>
          <table:table-cell office:value-type="float" office:value="1.15790824393402" calcext:value-type="float">
            <text:p>1,15790824393402</text:p>
          </table:table-cell>
        </table:table-row>
        <table:table-row table:style-name="ro1">
          <table:table-cell office:value-type="float" office:value="-1.51525701427029" calcext:value-type="float">
            <text:p>-1,51525701427029</text:p>
          </table:table-cell>
          <table:table-cell office:value-type="float" office:value="2.35283839538859" calcext:value-type="float">
            <text:p>2,35283839538859</text:p>
          </table:table-cell>
        </table:table-row>
        <table:table-row table:style-name="ro1">
          <table:table-cell office:value-type="float" office:value="-1.6294560959761" calcext:value-type="float">
            <text:p>-1,6294560959761</text:p>
          </table:table-cell>
          <table:table-cell office:value-type="float" office:value="1.16904516734494" calcext:value-type="float">
            <text:p>1,16904516734494</text:p>
          </table:table-cell>
        </table:table-row>
        <table:table-row table:style-name="ro1">
          <table:table-cell office:value-type="float" office:value="-1.83973231758134" calcext:value-type="float">
            <text:p>-1,83973231758134</text:p>
          </table:table-cell>
          <table:table-cell office:value-type="float" office:value="2.13796075465586" calcext:value-type="float">
            <text:p>2,13796075465586</text:p>
          </table:table-cell>
        </table:table-row>
        <table:table-row table:style-name="ro1">
          <table:table-cell office:value-type="float" office:value="-1.60634373349663" calcext:value-type="float">
            <text:p>-1,60634373349663</text:p>
          </table:table-cell>
          <table:table-cell office:value-type="float" office:value="1.16866566226886" calcext:value-type="float">
            <text:p>1,16866566226886</text:p>
          </table:table-cell>
        </table:table-row>
        <table:table-row table:style-name="ro1">
          <table:table-cell office:value-type="float" office:value="-1.83908496954935" calcext:value-type="float">
            <text:p>-1,83908496954935</text:p>
          </table:table-cell>
          <table:table-cell office:value-type="float" office:value="1.28153067853272" calcext:value-type="float">
            <text:p>1,28153067853272</text:p>
          </table:table-cell>
        </table:table-row>
        <table:table-row table:style-name="ro1">
          <table:table-cell office:value-type="float" office:value="-1.76211330948301" calcext:value-type="float">
            <text:p>-1,76211330948301</text:p>
          </table:table-cell>
          <table:table-cell office:value-type="float" office:value="1.49413151927192" calcext:value-type="float">
            <text:p>1,49413151927192</text:p>
          </table:table-cell>
        </table:table-row>
        <table:table-row table:style-name="ro1">
          <table:table-cell office:value-type="float" office:value="-1.52326689905756" calcext:value-type="float">
            <text:p>-1,52326689905756</text:p>
          </table:table-cell>
          <table:table-cell office:value-type="float" office:value="0.748145329936754" calcext:value-type="float">
            <text:p>0,748145329936754</text:p>
          </table:table-cell>
        </table:table-row>
        <table:table-row table:style-name="ro1">
          <table:table-cell office:value-type="float" office:value="-1.99613705109778" calcext:value-type="float">
            <text:p>-1,99613705109778</text:p>
          </table:table-cell>
          <table:table-cell office:value-type="float" office:value="2.1799910829684" calcext:value-type="float">
            <text:p>2,1799910829684</text:p>
          </table:table-cell>
        </table:table-row>
        <table:table-row table:style-name="ro1">
          <table:table-cell office:value-type="float" office:value="-1.68616721907337" calcext:value-type="float">
            <text:p>-1,68616721907337</text:p>
          </table:table-cell>
          <table:table-cell office:value-type="float" office:value="1.52214187904241" calcext:value-type="float">
            <text:p>1,52214187904241</text:p>
          </table:table-cell>
        </table:table-row>
        <table:table-row table:style-name="ro1">
          <table:table-cell office:value-type="float" office:value="-1.64933146265048" calcext:value-type="float">
            <text:p>-1,64933146265048</text:p>
          </table:table-cell>
          <table:table-cell office:value-type="float" office:value="1.39039002022906" calcext:value-type="float">
            <text:p>1,39039002022906</text:p>
          </table:table-cell>
        </table:table-row>
        <table:table-row table:style-name="ro1">
          <table:table-cell office:value-type="float" office:value="-1.51763652313424" calcext:value-type="float">
            <text:p>-1,51763652313424</text:p>
          </table:table-cell>
          <table:table-cell office:value-type="float" office:value="1.01544242805631" calcext:value-type="float">
            <text:p>1,01544242805631</text:p>
          </table:table-cell>
        </table:table-row>
        <table:table-row table:style-name="ro1">
          <table:table-cell office:value-type="float" office:value="-1.26382766100275" calcext:value-type="float">
            <text:p>-1,26382766100275</text:p>
          </table:table-cell>
          <table:table-cell office:value-type="float" office:value="1.50071147316762" calcext:value-type="float">
            <text:p>1,50071147316762</text:p>
          </table:table-cell>
        </table:table-row>
        <table:table-row table:style-name="ro1">
          <table:table-cell office:value-type="float" office:value="-1.39291876063068" calcext:value-type="float">
            <text:p>-1,39291876063068</text:p>
          </table:table-cell>
          <table:table-cell office:value-type="float" office:value="2.1978447739843" calcext:value-type="float">
            <text:p>2,1978447739843</text:p>
          </table:table-cell>
        </table:table-row>
        <table:table-row table:style-name="ro1">
          <table:table-cell office:value-type="float" office:value="-1.39779743208743" calcext:value-type="float">
            <text:p>-1,39779743208743</text:p>
          </table:table-cell>
          <table:table-cell office:value-type="float" office:value="0.628277321221735" calcext:value-type="float">
            <text:p>0,628277321221735</text:p>
          </table:table-cell>
        </table:table-row>
        <table:table-row table:style-name="ro1">
          <table:table-cell office:value-type="float" office:value="-1.89362269722114" calcext:value-type="float">
            <text:p>-1,89362269722114</text:p>
          </table:table-cell>
          <table:table-cell office:value-type="float" office:value="1.34662650227886" calcext:value-type="float">
            <text:p>1,34662650227886</text:p>
          </table:table-cell>
        </table:table-row>
        <table:table-row table:style-name="ro1">
          <table:table-cell office:value-type="float" office:value="-1.87908534731365" calcext:value-type="float">
            <text:p>-1,87908534731365</text:p>
          </table:table-cell>
          <table:table-cell office:value-type="float" office:value="1.33606685559" calcext:value-type="float">
            <text:p>1,33606685559</text:p>
          </table:table-cell>
        </table:table-row>
        <table:table-row table:style-name="ro1">
          <table:table-cell office:value-type="float" office:value="-1.50773492299446" calcext:value-type="float">
            <text:p>-1,50773492299446</text:p>
          </table:table-cell>
          <table:table-cell office:value-type="float" office:value="1.39843321372006" calcext:value-type="float">
            <text:p>1,39843321372006</text:p>
          </table:table-cell>
        </table:table-row>
        <table:table-row table:style-name="ro1">
          <table:table-cell office:value-type="float" office:value="-1.23181449036904" calcext:value-type="float">
            <text:p>-1,23181449036904</text:p>
          </table:table-cell>
          <table:table-cell office:value-type="float" office:value="2.02902710563504" calcext:value-type="float">
            <text:p>2,02902710563504</text:p>
          </table:table-cell>
        </table:table-row>
        <table:table-row table:style-name="ro1">
          <table:table-cell office:value-type="float" office:value="-1.52291501218493" calcext:value-type="float">
            <text:p>-1,52291501218493</text:p>
          </table:table-cell>
          <table:table-cell office:value-type="float" office:value="0.74485075450217" calcext:value-type="float">
            <text:p>0,74485075450217</text:p>
          </table:table-cell>
        </table:table-row>
        <table:table-row table:style-name="ro1">
          <table:table-cell office:value-type="float" office:value="-1.6093737996984" calcext:value-type="float">
            <text:p>-1,6093737996984</text:p>
          </table:table-cell>
          <table:table-cell office:value-type="float" office:value="2.40353388814522" calcext:value-type="float">
            <text:p>2,40353388814522</text:p>
          </table:table-cell>
        </table:table-row>
        <table:table-row table:style-name="ro1">
          <table:table-cell office:value-type="float" office:value="-1.68887669524598" calcext:value-type="float">
            <text:p>-1,68887669524598</text:p>
          </table:table-cell>
          <table:table-cell office:value-type="float" office:value="2.35778717624221" calcext:value-type="float">
            <text:p>2,35778717624221</text:p>
          </table:table-cell>
        </table:table-row>
        <table:table-row table:style-name="ro1">
          <table:table-cell office:value-type="float" office:value="-1.94421554666801" calcext:value-type="float">
            <text:p>-1,94421554666801</text:p>
          </table:table-cell>
          <table:table-cell office:value-type="float" office:value="1.86196396725964" calcext:value-type="float">
            <text:p>1,86196396725964</text:p>
          </table:table-cell>
        </table:table-row>
        <table:table-row table:style-name="ro1">
          <table:table-cell office:value-type="float" office:value="-1.13628805861793" calcext:value-type="float">
            <text:p>-1,13628805861793</text:p>
          </table:table-cell>
          <table:table-cell office:value-type="float" office:value="1.34149724616779" calcext:value-type="float">
            <text:p>1,34149724616779</text:p>
          </table:table-cell>
        </table:table-row>
        <table:table-row table:style-name="ro1">
          <table:table-cell office:value-type="float" office:value="-1.19129112957992" calcext:value-type="float">
            <text:p>-1,19129112957992</text:p>
          </table:table-cell>
          <table:table-cell office:value-type="float" office:value="1.61093313331277" calcext:value-type="float">
            <text:p>1,61093313331277</text:p>
          </table:table-cell>
        </table:table-row>
        <table:table-row table:style-name="ro1">
          <table:table-cell office:value-type="float" office:value="-1.21335298048194" calcext:value-type="float">
            <text:p>-1,21335298048194</text:p>
          </table:table-cell>
          <table:table-cell office:value-type="float" office:value="1.03497938220385" calcext:value-type="float">
            <text:p>1,03497938220385</text:p>
          </table:table-cell>
        </table:table-row>
        <table:table-row table:style-name="ro1">
          <table:table-cell office:value-type="float" office:value="-1.171314892657" calcext:value-type="float">
            <text:p>-1,171314892657</text:p>
          </table:table-cell>
          <table:table-cell office:value-type="float" office:value="1.24765436208884" calcext:value-type="float">
            <text:p>1,24765436208884</text:p>
          </table:table-cell>
        </table:table-row>
        <table:table-row table:style-name="ro1">
          <table:table-cell office:value-type="float" office:value="-1.39929207355223" calcext:value-type="float">
            <text:p>-1,39929207355223</text:p>
          </table:table-cell>
          <table:table-cell office:value-type="float" office:value="2.24267204822419" calcext:value-type="float">
            <text:p>2,24267204822419</text:p>
          </table:table-cell>
        </table:table-row>
        <table:table-row table:style-name="ro1">
          <table:table-cell office:value-type="float" office:value="-1.99006720918585" calcext:value-type="float">
            <text:p>-1,99006720918585</text:p>
          </table:table-cell>
          <table:table-cell office:value-type="float" office:value="1.05325559536432" calcext:value-type="float">
            <text:p>1,05325559536432</text:p>
          </table:table-cell>
        </table:table-row>
        <table:table-row table:style-name="ro1">
          <table:table-cell office:value-type="float" office:value="-1.14719233705891" calcext:value-type="float">
            <text:p>-1,14719233705891</text:p>
          </table:table-cell>
          <table:table-cell office:value-type="float" office:value="0.553836884705173" calcext:value-type="float">
            <text:p>0,553836884705173</text:p>
          </table:table-cell>
        </table:table-row>
        <table:table-row table:style-name="ro1">
          <table:table-cell office:value-type="float" office:value="-1.05541471373364" calcext:value-type="float">
            <text:p>-1,05541471373364</text:p>
          </table:table-cell>
          <table:table-cell office:value-type="float" office:value="2.09144441524631" calcext:value-type="float">
            <text:p>2,09144441524631</text:p>
          </table:table-cell>
        </table:table-row>
        <table:table-row table:style-name="ro1">
          <table:table-cell office:value-type="float" office:value="-1.446859191882" calcext:value-type="float">
            <text:p>-1,446859191882</text:p>
          </table:table-cell>
          <table:table-cell office:value-type="float" office:value="2.3484384514383" calcext:value-type="float">
            <text:p>2,3484384514383</text:p>
          </table:table-cell>
        </table:table-row>
        <table:table-row table:style-name="ro1">
          <table:table-cell office:value-type="float" office:value="-1.62063260100333" calcext:value-type="float">
            <text:p>-1,62063260100333</text:p>
          </table:table-cell>
          <table:table-cell office:value-type="float" office:value="1.71188667548611" calcext:value-type="float">
            <text:p>1,71188667548611</text:p>
          </table:table-cell>
        </table:table-row>
        <table:table-row table:style-name="ro1">
          <table:table-cell office:value-type="float" office:value="-1.7412762683998" calcext:value-type="float">
            <text:p>-1,7412762683998</text:p>
          </table:table-cell>
          <table:table-cell office:value-type="float" office:value="0.985772473614677" calcext:value-type="float">
            <text:p>0,985772473614677</text:p>
          </table:table-cell>
        </table:table-row>
        <table:table-row table:style-name="ro1">
          <table:table-cell office:value-type="float" office:value="-1.60578549325783" calcext:value-type="float">
            <text:p>-1,60578549325783</text:p>
          </table:table-cell>
          <table:table-cell office:value-type="float" office:value="1.05121627197572" calcext:value-type="float">
            <text:p>1,05121627197572</text:p>
          </table:table-cell>
        </table:table-row>
        <table:table-row table:style-name="ro1">
          <table:table-cell office:value-type="float" office:value="-1.92873429343746" calcext:value-type="float">
            <text:p>-1,92873429343746</text:p>
          </table:table-cell>
          <table:table-cell office:value-type="float" office:value="1.22130042087398" calcext:value-type="float">
            <text:p>1,22130042087398</text:p>
          </table:table-cell>
        </table:table-row>
        <table:table-row table:style-name="ro1">
          <table:table-cell office:value-type="float" office:value="-1.67696565618911" calcext:value-type="float">
            <text:p>-1,67696565618911</text:p>
          </table:table-cell>
          <table:table-cell office:value-type="float" office:value="1.34281027995474" calcext:value-type="float">
            <text:p>1,34281027995474</text:p>
          </table:table-cell>
        </table:table-row>
        <table:table-row table:style-name="ro1">
          <table:table-cell office:value-type="float" office:value="-1.99234653640428" calcext:value-type="float">
            <text:p>-1,99234653640428</text:p>
          </table:table-cell>
          <table:table-cell office:value-type="float" office:value="0.643095751112653" calcext:value-type="float">
            <text:p>0,643095751112653</text:p>
          </table:table-cell>
        </table:table-row>
        <table:table-row table:style-name="ro1">
          <table:table-cell office:value-type="float" office:value="-1.19199070860999" calcext:value-type="float">
            <text:p>-1,19199070860999</text:p>
          </table:table-cell>
          <table:table-cell office:value-type="float" office:value="1.72222502012132" calcext:value-type="float">
            <text:p>1,72222502012132</text:p>
          </table:table-cell>
        </table:table-row>
        <table:table-row table:style-name="ro1">
          <table:table-cell office:value-type="float" office:value="-1.56256907625112" calcext:value-type="float">
            <text:p>-1,56256907625112</text:p>
          </table:table-cell>
          <table:table-cell office:value-type="float" office:value="2.49788999844843" calcext:value-type="float">
            <text:p>2,49788999844843</text:p>
          </table:table-cell>
        </table:table-row>
        <table:table-row table:style-name="ro1">
          <table:table-cell office:value-type="float" office:value="-1.68286840510392" calcext:value-type="float">
            <text:p>-1,68286840510392</text:p>
          </table:table-cell>
          <table:table-cell office:value-type="float" office:value="1.2951444582267" calcext:value-type="float">
            <text:p>1,2951444582267</text:p>
          </table:table-cell>
        </table:table-row>
        <table:table-row table:style-name="ro1">
          <table:table-cell office:value-type="float" office:value="-1.25343962202404" calcext:value-type="float">
            <text:p>-1,25343962202404</text:p>
          </table:table-cell>
          <table:table-cell office:value-type="float" office:value="0.535088668590141" calcext:value-type="float">
            <text:p>0,535088668590141</text:p>
          </table:table-cell>
        </table:table-row>
        <table:table-row table:style-name="ro1">
          <table:table-cell office:value-type="float" office:value="-1.72191118482954" calcext:value-type="float">
            <text:p>-1,72191118482954</text:p>
          </table:table-cell>
          <table:table-cell office:value-type="float" office:value="1.98734795580132" calcext:value-type="float">
            <text:p>1,98734795580132</text:p>
          </table:table-cell>
        </table:table-row>
        <table:table-row table:style-name="ro1">
          <table:table-cell office:value-type="float" office:value="-1.23195114121633" calcext:value-type="float">
            <text:p>-1,23195114121633</text:p>
          </table:table-cell>
          <table:table-cell office:value-type="float" office:value="2.30712880136558" calcext:value-type="float">
            <text:p>2,30712880136558</text:p>
          </table:table-cell>
        </table:table-row>
        <table:table-row table:style-name="ro1">
          <table:table-cell office:value-type="float" office:value="-1.86187162663408" calcext:value-type="float">
            <text:p>-1,86187162663408</text:p>
          </table:table-cell>
          <table:table-cell office:value-type="float" office:value="2.47376032270329" calcext:value-type="float">
            <text:p>2,47376032270329</text:p>
          </table:table-cell>
        </table:table-row>
        <table:table-row table:style-name="ro1">
          <table:table-cell office:value-type="float" office:value="-1.80368768730523" calcext:value-type="float">
            <text:p>-1,80368768730523</text:p>
          </table:table-cell>
          <table:table-cell office:value-type="float" office:value="2.30907854194786" calcext:value-type="float">
            <text:p>2,30907854194786</text:p>
          </table:table-cell>
        </table:table-row>
        <table:table-row table:style-name="ro1">
          <table:table-cell office:value-type="float" office:value="-1.3424443632256" calcext:value-type="float">
            <text:p>-1,3424443632256</text:p>
          </table:table-cell>
          <table:table-cell office:value-type="float" office:value="0.533780958603912" calcext:value-type="float">
            <text:p>0,533780958603912</text:p>
          </table:table-cell>
        </table:table-row>
        <table:table-row table:style-name="ro1">
          <table:table-cell office:value-type="float" office:value="-1.59386884607406" calcext:value-type="float">
            <text:p>-1,59386884607406</text:p>
          </table:table-cell>
          <table:table-cell office:value-type="float" office:value="0.525251504367322" calcext:value-type="float">
            <text:p>0,525251504367322</text:p>
          </table:table-cell>
        </table:table-row>
        <table:table-row table:style-name="ro1">
          <table:table-cell office:value-type="float" office:value="-1.71193720575744" calcext:value-type="float">
            <text:p>-1,71193720575744</text:p>
          </table:table-cell>
          <table:table-cell office:value-type="float" office:value="0.878657704122306" calcext:value-type="float">
            <text:p>0,878657704122306</text:p>
          </table:table-cell>
        </table:table-row>
        <table:table-row table:style-name="ro1">
          <table:table-cell office:value-type="float" office:value="-1.42237299178732" calcext:value-type="float">
            <text:p>-1,42237299178732</text:p>
          </table:table-cell>
          <table:table-cell office:value-type="float" office:value="2.2054538509083" calcext:value-type="float">
            <text:p>2,2054538509083</text:p>
          </table:table-cell>
        </table:table-row>
        <table:table-row table:style-name="ro1">
          <table:table-cell office:value-type="float" office:value="-1.23638219066162" calcext:value-type="float">
            <text:p>-1,23638219066162</text:p>
          </table:table-cell>
          <table:table-cell office:value-type="float" office:value="1.09557871160474" calcext:value-type="float">
            <text:p>1,09557871160474</text:p>
          </table:table-cell>
        </table:table-row>
        <table:table-row table:style-name="ro1">
          <table:table-cell office:value-type="float" office:value="-1.61152111390409" calcext:value-type="float">
            <text:p>-1,61152111390409</text:p>
          </table:table-cell>
          <table:table-cell office:value-type="float" office:value="1.47339234567057" calcext:value-type="float">
            <text:p>1,47339234567057</text:p>
          </table:table-cell>
        </table:table-row>
        <table:table-row table:style-name="ro1">
          <table:table-cell office:value-type="float" office:value="-1.81102332967708" calcext:value-type="float">
            <text:p>-1,81102332967708</text:p>
          </table:table-cell>
          <table:table-cell office:value-type="float" office:value="0.864055675126744" calcext:value-type="float">
            <text:p>0,864055675126744</text:p>
          </table:table-cell>
        </table:table-row>
        <table:table-row table:style-name="ro1">
          <table:table-cell office:value-type="float" office:value="-1.32902263422869" calcext:value-type="float">
            <text:p>-1,32902263422869</text:p>
          </table:table-cell>
          <table:table-cell office:value-type="float" office:value="1.01491353200387" calcext:value-type="float">
            <text:p>1,01491353200387</text:p>
          </table:table-cell>
        </table:table-row>
        <table:table-row table:style-name="ro1">
          <table:table-cell office:value-type="float" office:value="-1.4608891597455" calcext:value-type="float">
            <text:p>-1,4608891597455</text:p>
          </table:table-cell>
          <table:table-cell office:value-type="float" office:value="1.74896564892674" calcext:value-type="float">
            <text:p>1,74896564892674</text:p>
          </table:table-cell>
        </table:table-row>
        <table:table-row table:style-name="ro1">
          <table:table-cell office:value-type="float" office:value="-1.33053967071143" calcext:value-type="float">
            <text:p>-1,33053967071143</text:p>
          </table:table-cell>
          <table:table-cell office:value-type="float" office:value="1.00068415298296" calcext:value-type="float">
            <text:p>1,00068415298296</text:p>
          </table:table-cell>
        </table:table-row>
        <table:table-row table:style-name="ro1">
          <table:table-cell office:value-type="float" office:value="-1.2538778621474" calcext:value-type="float">
            <text:p>-1,2538778621474</text:p>
          </table:table-cell>
          <table:table-cell office:value-type="float" office:value="0.614002229232506" calcext:value-type="float">
            <text:p>0,614002229232506</text:p>
          </table:table-cell>
        </table:table-row>
        <table:table-row table:style-name="ro1">
          <table:table-cell office:value-type="float" office:value="-1.04325098216092" calcext:value-type="float">
            <text:p>-1,04325098216092</text:p>
          </table:table-cell>
          <table:table-cell office:value-type="float" office:value="1.54243313103436" calcext:value-type="float">
            <text:p>1,54243313103436</text:p>
          </table:table-cell>
        </table:table-row>
        <table:table-row table:style-name="ro1">
          <table:table-cell office:value-type="float" office:value="-1.6853583596315" calcext:value-type="float">
            <text:p>-1,6853583596315</text:p>
          </table:table-cell>
          <table:table-cell office:value-type="float" office:value="2.22161358848319" calcext:value-type="float">
            <text:p>2,22161358848319</text:p>
          </table:table-cell>
        </table:table-row>
        <table:table-row table:style-name="ro1">
          <table:table-cell office:value-type="float" office:value="-1.77150380715134" calcext:value-type="float">
            <text:p>-1,77150380715134</text:p>
          </table:table-cell>
          <table:table-cell office:value-type="float" office:value="2.00330339724659" calcext:value-type="float">
            <text:p>2,00330339724659</text:p>
          </table:table-cell>
        </table:table-row>
        <table:table-row table:style-name="ro1">
          <table:table-cell office:value-type="float" office:value="-1.03133246978611" calcext:value-type="float">
            <text:p>-1,03133246978611</text:p>
          </table:table-cell>
          <table:table-cell office:value-type="float" office:value="1.05361085559984" calcext:value-type="float">
            <text:p>1,05361085559984</text:p>
          </table:table-cell>
        </table:table-row>
        <table:table-row table:style-name="ro1">
          <table:table-cell office:value-type="float" office:value="-1.86047250953222" calcext:value-type="float">
            <text:p>-1,86047250953222</text:p>
          </table:table-cell>
          <table:table-cell office:value-type="float" office:value="1.78975794297889" calcext:value-type="float">
            <text:p>1,78975794297889</text:p>
          </table:table-cell>
        </table:table-row>
        <table:table-row table:style-name="ro1">
          <table:table-cell office:value-type="float" office:value="-1.47377711443847" calcext:value-type="float">
            <text:p>-1,47377711443847</text:p>
          </table:table-cell>
          <table:table-cell office:value-type="float" office:value="1.86019529169196" calcext:value-type="float">
            <text:p>1,86019529169196</text:p>
          </table:table-cell>
        </table:table-row>
        <table:table-row table:style-name="ro1">
          <table:table-cell office:value-type="float" office:value="-1.22139522320701" calcext:value-type="float">
            <text:p>-1,22139522320701</text:p>
          </table:table-cell>
          <table:table-cell office:value-type="float" office:value="0.912811076536023" calcext:value-type="float">
            <text:p>0,912811076536023</text:p>
          </table:table-cell>
        </table:table-row>
        <table:table-row table:style-name="ro1">
          <table:table-cell office:value-type="float" office:value="-1.73076897046689" calcext:value-type="float">
            <text:p>-1,73076897046689</text:p>
          </table:table-cell>
          <table:table-cell office:value-type="float" office:value="0.853923682031408" calcext:value-type="float">
            <text:p>0,853923682031408</text:p>
          </table:table-cell>
        </table:table-row>
        <table:table-row table:style-name="ro1">
          <table:table-cell office:value-type="float" office:value="-1.77004644721365" calcext:value-type="float">
            <text:p>-1,77004644721365</text:p>
          </table:table-cell>
          <table:table-cell office:value-type="float" office:value="2.00683240841829" calcext:value-type="float">
            <text:p>2,00683240841829</text:p>
          </table:table-cell>
        </table:table-row>
        <table:table-row table:style-name="ro1">
          <table:table-cell office:value-type="float" office:value="-1.88326033319461" calcext:value-type="float">
            <text:p>-1,88326033319461</text:p>
          </table:table-cell>
          <table:table-cell office:value-type="float" office:value="2.04412330780541" calcext:value-type="float">
            <text:p>2,04412330780541</text:p>
          </table:table-cell>
        </table:table-row>
        <table:table-row table:style-name="ro1">
          <table:table-cell office:value-type="float" office:value="-1.52795505599014" calcext:value-type="float">
            <text:p>-1,52795505599014</text:p>
          </table:table-cell>
          <table:table-cell office:value-type="float" office:value="1.38769924583217" calcext:value-type="float">
            <text:p>1,38769924583217</text:p>
          </table:table-cell>
        </table:table-row>
        <table:table-row table:style-name="ro1">
          <table:table-cell office:value-type="float" office:value="-1.33902715956114" calcext:value-type="float">
            <text:p>-1,33902715956114</text:p>
          </table:table-cell>
          <table:table-cell office:value-type="float" office:value="1.78626318380511" calcext:value-type="float">
            <text:p>1,78626318380511</text:p>
          </table:table-cell>
        </table:table-row>
        <table:table-row table:style-name="ro1">
          <table:table-cell office:value-type="float" office:value="-1.95878321467886" calcext:value-type="float">
            <text:p>-1,95878321467886</text:p>
          </table:table-cell>
          <table:table-cell office:value-type="float" office:value="1.04448045643558" calcext:value-type="float">
            <text:p>1,04448045643558</text:p>
          </table:table-cell>
        </table:table-row>
        <table:table-row table:style-name="ro1">
          <table:table-cell office:value-type="float" office:value="-1.67861503991317" calcext:value-type="float">
            <text:p>-1,67861503991317</text:p>
          </table:table-cell>
          <table:table-cell office:value-type="float" office:value="1.61767409595657" calcext:value-type="float">
            <text:p>1,61767409595657</text:p>
          </table:table-cell>
        </table:table-row>
        <table:table-row table:style-name="ro1">
          <table:table-cell office:value-type="float" office:value="-1.84516202354201" calcext:value-type="float">
            <text:p>-1,84516202354201</text:p>
          </table:table-cell>
          <table:table-cell office:value-type="float" office:value="1.1584650198971" calcext:value-type="float">
            <text:p>1,1584650198971</text:p>
          </table:table-cell>
        </table:table-row>
        <table:table-row table:style-name="ro1">
          <table:table-cell office:value-type="float" office:value="-1.14839289794766" calcext:value-type="float">
            <text:p>-1,14839289794766</text:p>
          </table:table-cell>
          <table:table-cell office:value-type="float" office:value="1.72150819106464" calcext:value-type="float">
            <text:p>1,72150819106464</text:p>
          </table:table-cell>
        </table:table-row>
        <table:table-row table:style-name="ro1">
          <table:table-cell office:value-type="float" office:value="-1.56726155048141" calcext:value-type="float">
            <text:p>-1,56726155048141</text:p>
          </table:table-cell>
          <table:table-cell office:value-type="float" office:value="2.25704493826833" calcext:value-type="float">
            <text:p>2,25704493826833</text:p>
          </table:table-cell>
        </table:table-row>
        <table:table-row table:style-name="ro1">
          <table:table-cell office:value-type="float" office:value="-1.07048874878878" calcext:value-type="float">
            <text:p>-1,07048874878878</text:p>
          </table:table-cell>
          <table:table-cell office:value-type="float" office:value="2.01032849419684" calcext:value-type="float">
            <text:p>2,01032849419684</text:p>
          </table:table-cell>
        </table:table-row>
        <table:table-row table:style-name="ro1">
          <table:table-cell office:value-type="float" office:value="-1.07310127379805" calcext:value-type="float">
            <text:p>-1,07310127379805</text:p>
          </table:table-cell>
          <table:table-cell office:value-type="float" office:value="0.598224689051546" calcext:value-type="float">
            <text:p>0,598224689051546</text:p>
          </table:table-cell>
        </table:table-row>
        <table:table-row table:style-name="ro1">
          <table:table-cell office:value-type="float" office:value="-1.0652485879643" calcext:value-type="float">
            <text:p>-1,0652485879643</text:p>
          </table:table-cell>
          <table:table-cell office:value-type="float" office:value="0.674291076407876" calcext:value-type="float">
            <text:p>0,674291076407876</text:p>
          </table:table-cell>
        </table:table-row>
        <table:table-row table:style-name="ro1">
          <table:table-cell office:value-type="float" office:value="-1.9317288139946" calcext:value-type="float">
            <text:p>-1,9317288139946</text:p>
          </table:table-cell>
          <table:table-cell office:value-type="float" office:value="1.70296436284528" calcext:value-type="float">
            <text:p>1,70296436284528</text:p>
          </table:table-cell>
        </table:table-row>
        <table:table-row table:style-name="ro1">
          <table:table-cell office:value-type="float" office:value="-1.49589050769547" calcext:value-type="float">
            <text:p>-1,49589050769547</text:p>
          </table:table-cell>
          <table:table-cell office:value-type="float" office:value="0.80463713344512" calcext:value-type="float">
            <text:p>0,80463713344512</text:p>
          </table:table-cell>
        </table:table-row>
        <table:table-row table:style-name="ro1">
          <table:table-cell office:value-type="float" office:value="-1.07685976894243" calcext:value-type="float">
            <text:p>-1,07685976894243</text:p>
          </table:table-cell>
          <table:table-cell office:value-type="float" office:value="2.26509107831421" calcext:value-type="float">
            <text:p>2,26509107831421</text:p>
          </table:table-cell>
        </table:table-row>
        <table:table-row table:style-name="ro1">
          <table:table-cell office:value-type="float" office:value="-1.69703014962055" calcext:value-type="float">
            <text:p>-1,69703014962055</text:p>
          </table:table-cell>
          <table:table-cell office:value-type="float" office:value="1.65104961769051" calcext:value-type="float">
            <text:p>1,65104961769051</text:p>
          </table:table-cell>
        </table:table-row>
        <table:table-row table:style-name="ro1">
          <table:table-cell office:value-type="float" office:value="-1.10285153959747" calcext:value-type="float">
            <text:p>-1,10285153959747</text:p>
          </table:table-cell>
          <table:table-cell office:value-type="float" office:value="1.11479989171098" calcext:value-type="float">
            <text:p>1,11479989171098</text:p>
          </table:table-cell>
        </table:table-row>
        <table:table-row table:style-name="ro1">
          <table:table-cell office:value-type="float" office:value="-1.10961336777643" calcext:value-type="float">
            <text:p>-1,10961336777643</text:p>
          </table:table-cell>
          <table:table-cell office:value-type="float" office:value="0.739610000836681" calcext:value-type="float">
            <text:p>0,739610000836681</text:p>
          </table:table-cell>
        </table:table-row>
        <table:table-row table:style-name="ro1">
          <table:table-cell office:value-type="float" office:value="-1.10893922293055" calcext:value-type="float">
            <text:p>-1,10893922293055</text:p>
          </table:table-cell>
          <table:table-cell office:value-type="float" office:value="0.993292447048272" calcext:value-type="float">
            <text:p>0,993292447048272</text:p>
          </table:table-cell>
        </table:table-row>
        <table:table-row table:style-name="ro1">
          <table:table-cell office:value-type="float" office:value="-1.79969312969759" calcext:value-type="float">
            <text:p>-1,79969312969759</text:p>
          </table:table-cell>
          <table:table-cell office:value-type="float" office:value="1.89826400445437" calcext:value-type="float">
            <text:p>1,89826400445437</text:p>
          </table:table-cell>
        </table:table-row>
        <table:table-row table:style-name="ro1">
          <table:table-cell office:value-type="float" office:value="-1.43500906580341" calcext:value-type="float">
            <text:p>-1,43500906580341</text:p>
          </table:table-cell>
          <table:table-cell office:value-type="float" office:value="2.24311656487463" calcext:value-type="float">
            <text:p>2,24311656487463</text:p>
          </table:table-cell>
        </table:table-row>
        <table:table-row table:style-name="ro1">
          <table:table-cell office:value-type="float" office:value="-1.21557421845934" calcext:value-type="float">
            <text:p>-1,21557421845934</text:p>
          </table:table-cell>
          <table:table-cell office:value-type="float" office:value="1.33401489508649" calcext:value-type="float">
            <text:p>1,33401489508649</text:p>
          </table:table-cell>
        </table:table-row>
        <table:table-row table:style-name="ro1">
          <table:table-cell office:value-type="float" office:value="-1.2721277941592" calcext:value-type="float">
            <text:p>-1,2721277941592</text:p>
          </table:table-cell>
          <table:table-cell office:value-type="float" office:value="1.07543488705456" calcext:value-type="float">
            <text:p>1,07543488705456</text:p>
          </table:table-cell>
        </table:table-row>
        <table:table-row table:style-name="ro1">
          <table:table-cell office:value-type="float" office:value="-1.65687147327498" calcext:value-type="float">
            <text:p>-1,65687147327498</text:p>
          </table:table-cell>
          <table:table-cell office:value-type="float" office:value="0.68634240749828" calcext:value-type="float">
            <text:p>0,68634240749828</text:p>
          </table:table-cell>
        </table:table-row>
        <table:table-row table:style-name="ro1">
          <table:table-cell office:value-type="float" office:value="-1.00362617529693" calcext:value-type="float">
            <text:p>-1,00362617529693</text:p>
          </table:table-cell>
          <table:table-cell office:value-type="float" office:value="1.81466441872759" calcext:value-type="float">
            <text:p>1,81466441872759</text:p>
          </table:table-cell>
        </table:table-row>
        <table:table-row table:style-name="ro1">
          <table:table-cell office:value-type="float" office:value="-1.15363082726744" calcext:value-type="float">
            <text:p>-1,15363082726744</text:p>
          </table:table-cell>
          <table:table-cell office:value-type="float" office:value="0.986953493043346" calcext:value-type="float">
            <text:p>0,986953493043346</text:p>
          </table:table-cell>
        </table:table-row>
        <table:table-row table:style-name="ro1">
          <table:table-cell office:value-type="float" office:value="-1.44622098924536" calcext:value-type="float">
            <text:p>-1,44622098924536</text:p>
          </table:table-cell>
          <table:table-cell office:value-type="float" office:value="1.70267811587386" calcext:value-type="float">
            <text:p>1,70267811587386</text:p>
          </table:table-cell>
        </table:table-row>
        <table:table-row table:style-name="ro1">
          <table:table-cell office:value-type="float" office:value="-1.75935661384466" calcext:value-type="float">
            <text:p>-1,75935661384466</text:p>
          </table:table-cell>
          <table:table-cell office:value-type="float" office:value="1.94758148594751" calcext:value-type="float">
            <text:p>1,94758148594751</text:p>
          </table:table-cell>
        </table:table-row>
        <table:table-row table:style-name="ro1">
          <table:table-cell office:value-type="float" office:value="-1.88644012085146" calcext:value-type="float">
            <text:p>-1,88644012085146</text:p>
          </table:table-cell>
          <table:table-cell office:value-type="float" office:value="1.17972477438351" calcext:value-type="float">
            <text:p>1,17972477438351</text:p>
          </table:table-cell>
        </table:table-row>
        <table:table-row table:style-name="ro1">
          <table:table-cell office:value-type="float" office:value="-1.59718777000887" calcext:value-type="float">
            <text:p>-1,59718777000887</text:p>
          </table:table-cell>
          <table:table-cell office:value-type="float" office:value="1.49172576334577" calcext:value-type="float">
            <text:p>1,49172576334577</text:p>
          </table:table-cell>
        </table:table-row>
        <table:table-row table:style-name="ro1">
          <table:table-cell office:value-type="float" office:value="-1.57766071512503" calcext:value-type="float">
            <text:p>-1,57766071512503</text:p>
          </table:table-cell>
          <table:table-cell office:value-type="float" office:value="2.02946630454732" calcext:value-type="float">
            <text:p>2,02946630454732</text:p>
          </table:table-cell>
        </table:table-row>
        <table:table-row table:style-name="ro1">
          <table:table-cell office:value-type="float" office:value="-1.45326659500911" calcext:value-type="float">
            <text:p>-1,45326659500911</text:p>
          </table:table-cell>
          <table:table-cell office:value-type="float" office:value="1.6425863888163" calcext:value-type="float">
            <text:p>1,6425863888163</text:p>
          </table:table-cell>
        </table:table-row>
        <table:table-row table:style-name="ro1">
          <table:table-cell office:value-type="float" office:value="-1.70759828005414" calcext:value-type="float">
            <text:p>-1,70759828005414</text:p>
          </table:table-cell>
          <table:table-cell office:value-type="float" office:value="1.6054393074477" calcext:value-type="float">
            <text:p>1,6054393074477</text:p>
          </table:table-cell>
        </table:table-row>
        <table:table-row table:style-name="ro1">
          <table:table-cell office:value-type="float" office:value="-1.19432114925674" calcext:value-type="float">
            <text:p>-1,19432114925674</text:p>
          </table:table-cell>
          <table:table-cell office:value-type="float" office:value="0.555444101617129" calcext:value-type="float">
            <text:p>0,555444101617129</text:p>
          </table:table-cell>
        </table:table-row>
        <table:table-row table:style-name="ro1">
          <table:table-cell office:value-type="float" office:value="-1.81287149771084" calcext:value-type="float">
            <text:p>-1,81287149771084</text:p>
          </table:table-cell>
          <table:table-cell office:value-type="float" office:value="1.42661634926641" calcext:value-type="float">
            <text:p>1,42661634926641</text:p>
          </table:table-cell>
        </table:table-row>
        <table:table-row table:style-name="ro1">
          <table:table-cell office:value-type="float" office:value="-1.18291331720271" calcext:value-type="float">
            <text:p>-1,18291331720271</text:p>
          </table:table-cell>
          <table:table-cell office:value-type="float" office:value="1.45300655792429" calcext:value-type="float">
            <text:p>1,45300655792429</text:p>
          </table:table-cell>
        </table:table-row>
        <table:table-row table:style-name="ro1">
          <table:table-cell office:value-type="float" office:value="-1.20535313741351" calcext:value-type="float">
            <text:p>-1,20535313741351</text:p>
          </table:table-cell>
          <table:table-cell office:value-type="float" office:value="1.79304207570764" calcext:value-type="float">
            <text:p>1,79304207570764</text:p>
          </table:table-cell>
        </table:table-row>
        <table:table-row table:style-name="ro1">
          <table:table-cell office:value-type="float" office:value="-1.1673610821137" calcext:value-type="float">
            <text:p>-1,1673610821137</text:p>
          </table:table-cell>
          <table:table-cell office:value-type="float" office:value="1.64131170534638" calcext:value-type="float">
            <text:p>1,64131170534638</text:p>
          </table:table-cell>
        </table:table-row>
        <table:table-row table:style-name="ro1">
          <table:table-cell office:value-type="float" office:value="-1.89568969405942" calcext:value-type="float">
            <text:p>-1,89568969405942</text:p>
          </table:table-cell>
          <table:table-cell office:value-type="float" office:value="0.820885470421483" calcext:value-type="float">
            <text:p>0,820885470421483</text:p>
          </table:table-cell>
        </table:table-row>
        <table:table-row table:style-name="ro1">
          <table:table-cell office:value-type="float" office:value="-1.25323915935631" calcext:value-type="float">
            <text:p>-1,25323915935631</text:p>
          </table:table-cell>
          <table:table-cell office:value-type="float" office:value="2.06659743246818" calcext:value-type="float">
            <text:p>2,06659743246818</text:p>
          </table:table-cell>
        </table:table-row>
        <table:table-row table:style-name="ro1">
          <table:table-cell office:value-type="float" office:value="-1.05658774023639" calcext:value-type="float">
            <text:p>-1,05658774023639</text:p>
          </table:table-cell>
          <table:table-cell office:value-type="float" office:value="1.82127002617435" calcext:value-type="float">
            <text:p>1,82127002617435</text:p>
          </table:table-cell>
        </table:table-row>
        <table:table-row table:style-name="ro1">
          <table:table-cell office:value-type="float" office:value="-1.82076021224394" calcext:value-type="float">
            <text:p>-1,82076021224394</text:p>
          </table:table-cell>
          <table:table-cell office:value-type="float" office:value="1.97128279869593" calcext:value-type="float">
            <text:p>1,97128279869593</text:p>
          </table:table-cell>
        </table:table-row>
        <table:table-row table:style-name="ro1">
          <table:table-cell office:value-type="float" office:value="-1.95245708986063" calcext:value-type="float">
            <text:p>-1,95245708986063</text:p>
          </table:table-cell>
          <table:table-cell office:value-type="float" office:value="2.47558705262078" calcext:value-type="float">
            <text:p>2,47558705262078</text:p>
          </table:table-cell>
        </table:table-row>
        <table:table-row table:style-name="ro1">
          <table:table-cell office:value-type="float" office:value="-1.78345695882565" calcext:value-type="float">
            <text:p>-1,78345695882565</text:p>
          </table:table-cell>
          <table:table-cell office:value-type="float" office:value="2.22769804919633" calcext:value-type="float">
            <text:p>2,22769804919633</text:p>
          </table:table-cell>
        </table:table-row>
        <table:table-row table:style-name="ro1">
          <table:table-cell office:value-type="float" office:value="-1.58211511817278" calcext:value-type="float">
            <text:p>-1,58211511817278</text:p>
          </table:table-cell>
          <table:table-cell office:value-type="float" office:value="0.771394181396625" calcext:value-type="float">
            <text:p>0,771394181396625</text:p>
          </table:table-cell>
        </table:table-row>
        <table:table-row table:style-name="ro1">
          <table:table-cell office:value-type="float" office:value="-1.18827956277336" calcext:value-type="float">
            <text:p>-1,18827956277336</text:p>
          </table:table-cell>
          <table:table-cell office:value-type="float" office:value="2.32963410158819" calcext:value-type="float">
            <text:p>2,32963410158819</text:p>
          </table:table-cell>
        </table:table-row>
        <table:table-row table:style-name="ro1">
          <table:table-cell office:value-type="float" office:value="-1.8765625329298" calcext:value-type="float">
            <text:p>-1,8765625329298</text:p>
          </table:table-cell>
          <table:table-cell office:value-type="float" office:value="1.78035739174681" calcext:value-type="float">
            <text:p>1,78035739174681</text:p>
          </table:table-cell>
        </table:table-row>
        <table:table-row table:style-name="ro1">
          <table:table-cell office:value-type="float" office:value="-1.98714427841044" calcext:value-type="float">
            <text:p>-1,98714427841044</text:p>
          </table:table-cell>
          <table:table-cell office:value-type="float" office:value="1.48587971516315" calcext:value-type="float">
            <text:p>1,48587971516315</text:p>
          </table:table-cell>
        </table:table-row>
        <table:table-row table:style-name="ro1">
          <table:table-cell office:value-type="float" office:value="-1.1416403329588" calcext:value-type="float">
            <text:p>-1,1416403329588</text:p>
          </table:table-cell>
          <table:table-cell office:value-type="float" office:value="1.03321817018788" calcext:value-type="float">
            <text:p>1,03321817018788</text:p>
          </table:table-cell>
        </table:table-row>
        <table:table-row table:style-name="ro1">
          <table:table-cell office:value-type="float" office:value="-1.85080937020254" calcext:value-type="float">
            <text:p>-1,85080937020254</text:p>
          </table:table-cell>
          <table:table-cell office:value-type="float" office:value="0.882486519072246" calcext:value-type="float">
            <text:p>0,882486519072246</text:p>
          </table:table-cell>
        </table:table-row>
        <table:table-row table:style-name="ro1">
          <table:table-cell office:value-type="float" office:value="-1.75124128431732" calcext:value-type="float">
            <text:p>-1,75124128431732</text:p>
          </table:table-cell>
          <table:table-cell office:value-type="float" office:value="1.40484765101243" calcext:value-type="float">
            <text:p>1,40484765101243</text:p>
          </table:table-cell>
        </table:table-row>
        <table:table-row table:style-name="ro1">
          <table:table-cell office:value-type="float" office:value="-1.63806554607072" calcext:value-type="float">
            <text:p>-1,63806554607072</text:p>
          </table:table-cell>
          <table:table-cell office:value-type="float" office:value="0.914998700155329" calcext:value-type="float">
            <text:p>0,914998700155329</text:p>
          </table:table-cell>
        </table:table-row>
        <table:table-row table:style-name="ro1">
          <table:table-cell office:value-type="float" office:value="-1.94094755652337" calcext:value-type="float">
            <text:p>-1,94094755652337</text:p>
          </table:table-cell>
          <table:table-cell office:value-type="float" office:value="1.09136820118976" calcext:value-type="float">
            <text:p>1,09136820118976</text:p>
          </table:table-cell>
        </table:table-row>
        <table:table-row table:style-name="ro1">
          <table:table-cell office:value-type="float" office:value="-1.6889776772716" calcext:value-type="float">
            <text:p>-1,6889776772716</text:p>
          </table:table-cell>
          <table:table-cell office:value-type="float" office:value="1.11673616970393" calcext:value-type="float">
            <text:p>1,11673616970393</text:p>
          </table:table-cell>
        </table:table-row>
        <table:table-row table:style-name="ro1">
          <table:table-cell office:value-type="float" office:value="-1.97823079505795" calcext:value-type="float">
            <text:p>-1,97823079505795</text:p>
          </table:table-cell>
          <table:table-cell office:value-type="float" office:value="2.38403716134054" calcext:value-type="float">
            <text:p>2,38403716134054</text:p>
          </table:table-cell>
        </table:table-row>
        <table:table-row table:style-name="ro1">
          <table:table-cell office:value-type="float" office:value="-1.43049757629615" calcext:value-type="float">
            <text:p>-1,43049757629615</text:p>
          </table:table-cell>
          <table:table-cell office:value-type="float" office:value="1.63941098855658" calcext:value-type="float">
            <text:p>1,63941098855658</text:p>
          </table:table-cell>
        </table:table-row>
        <table:table-row table:style-name="ro1">
          <table:table-cell office:value-type="float" office:value="-1.73371069272391" calcext:value-type="float">
            <text:p>-1,73371069272391</text:p>
          </table:table-cell>
          <table:table-cell office:value-type="float" office:value="0.661795267547583" calcext:value-type="float">
            <text:p>0,661795267547583</text:p>
          </table:table-cell>
        </table:table-row>
        <table:table-row table:style-name="ro1">
          <table:table-cell office:value-type="float" office:value="-1.40548188588719" calcext:value-type="float">
            <text:p>-1,40548188588719</text:p>
          </table:table-cell>
          <table:table-cell office:value-type="float" office:value="2.31382315397424" calcext:value-type="float">
            <text:p>2,31382315397424</text:p>
          </table:table-cell>
        </table:table-row>
        <table:table-row table:style-name="ro1">
          <table:table-cell office:value-type="float" office:value="-1.49867473756735" calcext:value-type="float">
            <text:p>-1,49867473756735</text:p>
          </table:table-cell>
          <table:table-cell office:value-type="float" office:value="1.99475265506978" calcext:value-type="float">
            <text:p>1,99475265506978</text:p>
          </table:table-cell>
        </table:table-row>
        <table:table-row table:style-name="ro1">
          <table:table-cell office:value-type="float" office:value="-1.09682645753241" calcext:value-type="float">
            <text:p>-1,09682645753241</text:p>
          </table:table-cell>
          <table:table-cell office:value-type="float" office:value="1.94154164528506" calcext:value-type="float">
            <text:p>1,94154164528506</text:p>
          </table:table-cell>
        </table:table-row>
        <table:table-row table:style-name="ro1">
          <table:table-cell office:value-type="float" office:value="-1.68713633687822" calcext:value-type="float">
            <text:p>-1,68713633687822</text:p>
          </table:table-cell>
          <table:table-cell office:value-type="float" office:value="0.875772778957809" calcext:value-type="float">
            <text:p>0,875772778957809</text:p>
          </table:table-cell>
        </table:table-row>
        <table:table-row table:style-name="ro1">
          <table:table-cell office:value-type="float" office:value="-1.26216504436543" calcext:value-type="float">
            <text:p>-1,26216504436543</text:p>
          </table:table-cell>
          <table:table-cell office:value-type="float" office:value="2.3954013249862" calcext:value-type="float">
            <text:p>2,3954013249862</text:p>
          </table:table-cell>
        </table:table-row>
        <table:table-row table:style-name="ro1">
          <table:table-cell office:value-type="float" office:value="-1.77389829179373" calcext:value-type="float">
            <text:p>-1,77389829179373</text:p>
          </table:table-cell>
          <table:table-cell office:value-type="float" office:value="1.76780658753194" calcext:value-type="float">
            <text:p>1,76780658753194</text:p>
          </table:table-cell>
        </table:table-row>
        <table:table-row table:style-name="ro1">
          <table:table-cell office:value-type="float" office:value="-1.7110236529214" calcext:value-type="float">
            <text:p>-1,7110236529214</text:p>
          </table:table-cell>
          <table:table-cell office:value-type="float" office:value="0.635889053622215" calcext:value-type="float">
            <text:p>0,635889053622215</text:p>
          </table:table-cell>
        </table:table-row>
        <table:table-row table:style-name="ro1">
          <table:table-cell office:value-type="float" office:value="-1.51047068881183" calcext:value-type="float">
            <text:p>-1,51047068881183</text:p>
          </table:table-cell>
          <table:table-cell office:value-type="float" office:value="1.70018721973439" calcext:value-type="float">
            <text:p>1,70018721973439</text:p>
          </table:table-cell>
        </table:table-row>
        <table:table-row table:style-name="ro1">
          <table:table-cell office:value-type="float" office:value="-1.81829954859347" calcext:value-type="float">
            <text:p>-1,81829954859347</text:p>
          </table:table-cell>
          <table:table-cell office:value-type="float" office:value="0.553301761928333" calcext:value-type="float">
            <text:p>0,553301761928333</text:p>
          </table:table-cell>
        </table:table-row>
        <table:table-row table:style-name="ro1">
          <table:table-cell office:value-type="float" office:value="-1.33430218986154" calcext:value-type="float">
            <text:p>-1,33430218986154</text:p>
          </table:table-cell>
          <table:table-cell office:value-type="float" office:value="2.14191326297073" calcext:value-type="float">
            <text:p>2,14191326297073</text:p>
          </table:table-cell>
        </table:table-row>
        <table:table-row table:style-name="ro1">
          <table:table-cell office:value-type="float" office:value="-1.61871850063589" calcext:value-type="float">
            <text:p>-1,61871850063589</text:p>
          </table:table-cell>
          <table:table-cell office:value-type="float" office:value="0.590035877234718" calcext:value-type="float">
            <text:p>0,590035877234718</text:p>
          </table:table-cell>
        </table:table-row>
        <table:table-row table:style-name="ro1">
          <table:table-cell office:value-type="float" office:value="-1.83777261822899" calcext:value-type="float">
            <text:p>-1,83777261822899</text:p>
          </table:table-cell>
          <table:table-cell office:value-type="float" office:value="2.45800958023637" calcext:value-type="float">
            <text:p>2,45800958023637</text:p>
          </table:table-cell>
        </table:table-row>
        <table:table-row table:style-name="ro1">
          <table:table-cell office:value-type="float" office:value="-1.53543759331607" calcext:value-type="float">
            <text:p>-1,53543759331607</text:p>
          </table:table-cell>
          <table:table-cell office:value-type="float" office:value="1.04068036580982" calcext:value-type="float">
            <text:p>1,04068036580982</text:p>
          </table:table-cell>
        </table:table-row>
        <table:table-row table:style-name="ro1">
          <table:table-cell office:value-type="float" office:value="-1.55827817165871" calcext:value-type="float">
            <text:p>-1,55827817165871</text:p>
          </table:table-cell>
          <table:table-cell office:value-type="float" office:value="1.64483044371224" calcext:value-type="float">
            <text:p>1,64483044371224</text:p>
          </table:table-cell>
        </table:table-row>
        <table:table-row table:style-name="ro1">
          <table:table-cell office:value-type="float" office:value="-1.74732276395941" calcext:value-type="float">
            <text:p>-1,74732276395941</text:p>
          </table:table-cell>
          <table:table-cell office:value-type="float" office:value="0.803761872579528" calcext:value-type="float">
            <text:p>0,803761872579528</text:p>
          </table:table-cell>
        </table:table-row>
        <table:table-row table:style-name="ro1">
          <table:table-cell office:value-type="float" office:value="-1.99972363861355" calcext:value-type="float">
            <text:p>-1,99972363861355</text:p>
          </table:table-cell>
          <table:table-cell office:value-type="float" office:value="0.665554426644023" calcext:value-type="float">
            <text:p>0,665554426644023</text:p>
          </table:table-cell>
        </table:table-row>
        <table:table-row table:style-name="ro1">
          <table:table-cell office:value-type="float" office:value="-1.84368353113799" calcext:value-type="float">
            <text:p>-1,84368353113799</text:p>
          </table:table-cell>
          <table:table-cell office:value-type="float" office:value="2.03101077644759" calcext:value-type="float">
            <text:p>2,03101077644759</text:p>
          </table:table-cell>
        </table:table-row>
        <table:table-row table:style-name="ro1">
          <table:table-cell office:value-type="float" office:value="-1.80834660242614" calcext:value-type="float">
            <text:p>-1,80834660242614</text:p>
          </table:table-cell>
          <table:table-cell office:value-type="float" office:value="0.979400699091648" calcext:value-type="float">
            <text:p>0,979400699091648</text:p>
          </table:table-cell>
        </table:table-row>
        <table:table-row table:style-name="ro1">
          <table:table-cell office:value-type="float" office:value="-1.72625751781093" calcext:value-type="float">
            <text:p>-1,72625751781093</text:p>
          </table:table-cell>
          <table:table-cell office:value-type="float" office:value="0.522145276655988" calcext:value-type="float">
            <text:p>0,522145276655988</text:p>
          </table:table-cell>
        </table:table-row>
        <table:table-row table:style-name="ro1">
          <table:table-cell office:value-type="float" office:value="-1.61055526007468" calcext:value-type="float">
            <text:p>-1,61055526007468</text:p>
          </table:table-cell>
          <table:table-cell office:value-type="float" office:value="0.511326933938463" calcext:value-type="float">
            <text:p>0,511326933938463</text:p>
          </table:table-cell>
        </table:table-row>
        <table:table-row table:style-name="ro1">
          <table:table-cell office:value-type="float" office:value="-1.14694285658244" calcext:value-type="float">
            <text:p>-1,14694285658244</text:p>
          </table:table-cell>
          <table:table-cell office:value-type="float" office:value="1.70173568330067" calcext:value-type="float">
            <text:p>1,70173568330067</text:p>
          </table:table-cell>
        </table:table-row>
        <table:table-row table:style-name="ro1">
          <table:table-cell office:value-type="float" office:value="-1.48802613292395" calcext:value-type="float">
            <text:p>-1,48802613292395</text:p>
          </table:table-cell>
          <table:table-cell office:value-type="float" office:value="1.34728406921986" calcext:value-type="float">
            <text:p>1,34728406921986</text:p>
          </table:table-cell>
        </table:table-row>
        <table:table-row table:style-name="ro1">
          <table:table-cell office:value-type="float" office:value="-1.24210930511671" calcext:value-type="float">
            <text:p>-1,24210930511671</text:p>
          </table:table-cell>
          <table:table-cell office:value-type="float" office:value="2.08683198100723" calcext:value-type="float">
            <text:p>2,08683198100723</text:p>
          </table:table-cell>
        </table:table-row>
        <table:table-row table:style-name="ro1">
          <table:table-cell office:value-type="float" office:value="-1.22468362245297" calcext:value-type="float">
            <text:p>-1,22468362245297</text:p>
          </table:table-cell>
          <table:table-cell office:value-type="float" office:value="0.741288523562842" calcext:value-type="float">
            <text:p>0,741288523562842</text:p>
          </table:table-cell>
        </table:table-row>
        <table:table-row table:style-name="ro1">
          <table:table-cell office:value-type="float" office:value="-1.62616938327475" calcext:value-type="float">
            <text:p>-1,62616938327475</text:p>
          </table:table-cell>
          <table:table-cell office:value-type="float" office:value="1.69445613096398" calcext:value-type="float">
            <text:p>1,69445613096398</text:p>
          </table:table-cell>
        </table:table-row>
        <table:table-row table:style-name="ro1">
          <table:table-cell office:value-type="float" office:value="-1.82570100640871" calcext:value-type="float">
            <text:p>-1,82570100640871</text:p>
          </table:table-cell>
          <table:table-cell office:value-type="float" office:value="0.698857317108848" calcext:value-type="float">
            <text:p>0,698857317108848</text:p>
          </table:table-cell>
        </table:table-row>
        <table:table-row table:style-name="ro1">
          <table:table-cell office:value-type="float" office:value="-1.41084889750782" calcext:value-type="float">
            <text:p>-1,41084889750782</text:p>
          </table:table-cell>
          <table:table-cell office:value-type="float" office:value="2.18900850951393" calcext:value-type="float">
            <text:p>2,18900850951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9T23:51:16.132035800</meta:creation-date>
    <dc:date>2026-04-20T00:32:27.838587600</dc:date>
    <meta:editing-duration>PT30M58S</meta:editing-duration>
    <meta:editing-cycles>1</meta:editing-cycles>
    <meta:document-statistic meta:table-count="1" meta:cell-count="2000" meta:object-count="1"/>
    <meta:generator>LibreOffice/26.2.1.2$Windows_X86_64 LibreOffice_project/620$Build-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738cm" svg:height="16.814cm" xlink:href=".." xlink:type="simple" chart:class="chart:scatter" chart:style-name="ch1">
        <chart:legend chart:legend-position="end" svg:x="27.275cm" svg:y="8.108cm" style:legend-expansion="high" chart:style-name="ch2"/>
        <chart:plot-area chart:style-name="ch3" svg:x="0.594cm" svg:y="0.336cm" svg:width="26.087cm" svg:height="16.142cm">
          <chart:coordinate-region svg:x="0.747cm" svg:y="0.535cm" svg:width="25.837cm" svg:height="15.7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1000" chart:class="chart:scatter">
            <chart:domain table:cell-range-address="Лист1.A1:Лист1.A1000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8191418832719">
                <text:p>3.98191418832719</text:p>
                <draw:g>
                  <svg:desc>Лист1.A1:Лист1.A1000</svg:desc>
                </draw:g>
              </table:table-cell>
              <table:table-cell office:value-type="float" office:value="3.3535388254487">
                <text:p>3.3535388254487</text:p>
                <draw:g>
                  <svg:desc>Лист1.B1:Лист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7175631171391">
                <text:p>4.27175631171391</text:p>
              </table:table-cell>
              <table:table-cell office:value-type="float" office:value="3.30733114788836">
                <text:p>3.30733114788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4662492416632">
                <text:p>2.74662492416632</text:p>
              </table:table-cell>
              <table:table-cell office:value-type="float" office:value="3.44149400896255">
                <text:p>3.44149400896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929500514736">
                <text:p>3.4929500514736</text:p>
              </table:table-cell>
              <table:table-cell office:value-type="float" office:value="3.09902485865796">
                <text:p>3.09902485865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2123712144033">
                <text:p>4.02123712144033</text:p>
              </table:table-cell>
              <table:table-cell office:value-type="float" office:value="3.68756718967004">
                <text:p>3.68756718967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915665518915">
                <text:p>3.8915665518915</text:p>
              </table:table-cell>
              <table:table-cell office:value-type="float" office:value="4.45504356620653">
                <text:p>4.45504356620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3963599626565">
                <text:p>3.93963599626565</text:p>
              </table:table-cell>
              <table:table-cell office:value-type="float" office:value="3.28351809205487">
                <text:p>3.28351809205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3123682149859">
                <text:p>2.73123682149859</text:p>
              </table:table-cell>
              <table:table-cell office:value-type="float" office:value="3.66478076342851">
                <text:p>3.66478076342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0064655739982">
                <text:p>4.00064655739982</text:p>
              </table:table-cell>
              <table:table-cell office:value-type="float" office:value="3.16088278704671">
                <text:p>3.16088278704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1120264919689">
                <text:p>2.61120264919689</text:p>
              </table:table-cell>
              <table:table-cell office:value-type="float" office:value="3.0389626122069">
                <text:p>3.0389626122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4360289740471">
                <text:p>2.54360289740471</text:p>
              </table:table-cell>
              <table:table-cell office:value-type="float" office:value="4.16002945770947">
                <text:p>4.1600294577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3516615484884">
                <text:p>3.43516615484884</text:p>
              </table:table-cell>
              <table:table-cell office:value-type="float" office:value="4.18539085170277">
                <text:p>4.18539085170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8708645627636">
                <text:p>3.38708645627636</text:p>
              </table:table-cell>
              <table:table-cell office:value-type="float" office:value="2.51603664644761">
                <text:p>2.51603664644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3920163039023">
                <text:p>3.83920163039023</text:p>
              </table:table-cell>
              <table:table-cell office:value-type="float" office:value="4.3005389342499">
                <text:p>4.3005389342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9053821750342">
                <text:p>4.29053821750342</text:p>
              </table:table-cell>
              <table:table-cell office:value-type="float" office:value="2.51171324375989">
                <text:p>2.51171324375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5920215223755">
                <text:p>2.75920215223755</text:p>
              </table:table-cell>
              <table:table-cell office:value-type="float" office:value="2.93588390764979">
                <text:p>2.93588390764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396929744648">
                <text:p>3.1396929744648</text:p>
              </table:table-cell>
              <table:table-cell office:value-type="float" office:value="4.30986271052924">
                <text:p>4.30986271052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8336408063216">
                <text:p>4.28336408063216</text:p>
              </table:table-cell>
              <table:table-cell office:value-type="float" office:value="2.8758532841798">
                <text:p>2.8758532841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0691516367134">
                <text:p>3.80691516367134</text:p>
              </table:table-cell>
              <table:table-cell office:value-type="float" office:value="2.64353137698803">
                <text:p>2.64353137698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3289787640869">
                <text:p>2.63289787640869</text:p>
              </table:table-cell>
              <table:table-cell office:value-type="float" office:value="2.8465004692557">
                <text:p>2.8465004692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6115674311095">
                <text:p>3.46115674311095</text:p>
              </table:table-cell>
              <table:table-cell office:value-type="float" office:value="3.49712045371601">
                <text:p>3.49712045371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1039755845948">
                <text:p>4.31039755845948</text:p>
              </table:table-cell>
              <table:table-cell office:value-type="float" office:value="3.31288974562187">
                <text:p>3.312889745621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3657024394573">
                <text:p>4.23657024394573</text:p>
              </table:table-cell>
              <table:table-cell office:value-type="float" office:value="3.09294496360887">
                <text:p>3.09294496360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9457476102226">
                <text:p>2.69457476102226</text:p>
              </table:table-cell>
              <table:table-cell office:value-type="float" office:value="4.36407180823716">
                <text:p>4.36407180823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9397111329923">
                <text:p>2.59397111329923</text:p>
              </table:table-cell>
              <table:table-cell office:value-type="float" office:value="3.64967649546767">
                <text:p>3.64967649546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6631092703896">
                <text:p>4.26631092703896</text:p>
              </table:table-cell>
              <table:table-cell office:value-type="float" office:value="3.76077651084772">
                <text:p>3.76077651084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7749466100112">
                <text:p>3.27749466100112</text:p>
              </table:table-cell>
              <table:table-cell office:value-type="float" office:value="2.97391308953348">
                <text:p>2.97391308953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419614652745">
                <text:p>3.1419614652745</text:p>
              </table:table-cell>
              <table:table-cell office:value-type="float" office:value="4.15813746454545">
                <text:p>4.15813746454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7145598586478">
                <text:p>3.57145598586478</text:p>
              </table:table-cell>
              <table:table-cell office:value-type="float" office:value="3.85680745462447">
                <text:p>3.856807454624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8571789381963">
                <text:p>4.28571789381963</text:p>
              </table:table-cell>
              <table:table-cell office:value-type="float" office:value="2.99793367410614">
                <text:p>2.99793367410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1557724251484">
                <text:p>3.71557724251484</text:p>
              </table:table-cell>
              <table:table-cell office:value-type="float" office:value="4.094470437023">
                <text:p>4.0944704370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8687460164798">
                <text:p>3.88687460164798</text:p>
              </table:table-cell>
              <table:table-cell office:value-type="float" office:value="2.83440908469355">
                <text:p>2.83440908469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0675957563152">
                <text:p>2.80675957563152</text:p>
              </table:table-cell>
              <table:table-cell office:value-type="float" office:value="3.25701532744352">
                <text:p>3.25701532744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158952879703">
                <text:p>4.12158952879703</text:p>
              </table:table-cell>
              <table:table-cell office:value-type="float" office:value="3.87435796846651">
                <text:p>3.87435796846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0370391292486">
                <text:p>3.90370391292486</text:p>
              </table:table-cell>
              <table:table-cell office:value-type="float" office:value="3.63239503539275">
                <text:p>3.63239503539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8937921827957">
                <text:p>3.58937921827957</text:p>
              </table:table-cell>
              <table:table-cell office:value-type="float" office:value="4.06030983599801">
                <text:p>4.06030983599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1545062739703">
                <text:p>3.11545062739703</text:p>
              </table:table-cell>
              <table:table-cell office:value-type="float" office:value="4.34025976744833">
                <text:p>4.340259767448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175771986419">
                <text:p>3.8175771986419</text:p>
              </table:table-cell>
              <table:table-cell office:value-type="float" office:value="3.09207800209773">
                <text:p>3.092078002097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7091243989582">
                <text:p>3.37091243989582</text:p>
              </table:table-cell>
              <table:table-cell office:value-type="float" office:value="3.5124926524425">
                <text:p>3.5124926524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1399941951001">
                <text:p>2.91399941951001</text:p>
              </table:table-cell>
              <table:table-cell office:value-type="float" office:value="4.17724243948335">
                <text:p>4.17724243948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3823633413877">
                <text:p>3.33823633413877</text:p>
              </table:table-cell>
              <table:table-cell office:value-type="float" office:value="4.44908656486564">
                <text:p>4.44908656486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0734364061641">
                <text:p>3.80734364061641</text:p>
              </table:table-cell>
              <table:table-cell office:value-type="float" office:value="3.29634333685797">
                <text:p>3.29634333685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1634013789869">
                <text:p>4.31634013789869</text:p>
              </table:table-cell>
              <table:table-cell office:value-type="float" office:value="3.94890005021481">
                <text:p>3.948900050214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5647897411621">
                <text:p>2.85647897411621</text:p>
              </table:table-cell>
              <table:table-cell office:value-type="float" office:value="2.60321683636254">
                <text:p>2.60321683636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3100874823767">
                <text:p>4.03100874823767</text:p>
              </table:table-cell>
              <table:table-cell office:value-type="float" office:value="3.57134557736065">
                <text:p>3.57134557736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4362862272807">
                <text:p>3.24362862272807</text:p>
              </table:table-cell>
              <table:table-cell office:value-type="float" office:value="3.84073928099565">
                <text:p>3.84073928099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427244421459">
                <text:p>2.9427244421459</text:p>
              </table:table-cell>
              <table:table-cell office:value-type="float" office:value="3.18914798552037">
                <text:p>3.189147985520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442420621326">
                <text:p>3.5442420621326</text:p>
              </table:table-cell>
              <table:table-cell office:value-type="float" office:value="2.76543645771317">
                <text:p>2.76543645771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2728638991586">
                <text:p>4.42728638991586</text:p>
              </table:table-cell>
              <table:table-cell office:value-type="float" office:value="2.6997002243648">
                <text:p>2.69970022436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2259747141413">
                <text:p>2.92259747141413</text:p>
              </table:table-cell>
              <table:table-cell office:value-type="float" office:value="3.48180228341098">
                <text:p>3.48180228341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5850107184489">
                <text:p>2.75850107184489</text:p>
              </table:table-cell>
              <table:table-cell office:value-type="float" office:value="2.52469641735018">
                <text:p>2.52469641735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1222604097569">
                <text:p>4.11222604097569</text:p>
              </table:table-cell>
              <table:table-cell office:value-type="float" office:value="4.24557294150207">
                <text:p>4.245572941502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2642830151368">
                <text:p>2.92642830151368</text:p>
              </table:table-cell>
              <table:table-cell office:value-type="float" office:value="4.21194744175308">
                <text:p>4.21194744175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0527506191938">
                <text:p>3.40527506191938</text:p>
              </table:table-cell>
              <table:table-cell office:value-type="float" office:value="3.61165480849164">
                <text:p>3.61165480849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4125128509143">
                <text:p>4.4125128509143</text:p>
              </table:table-cell>
              <table:table-cell office:value-type="float" office:value="3.20126037382647">
                <text:p>3.20126037382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8232009760627">
                <text:p>3.18232009760627</text:p>
              </table:table-cell>
              <table:table-cell office:value-type="float" office:value="3.59777626299078">
                <text:p>3.597776262990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5575590567473">
                <text:p>2.65575590567473</text:p>
              </table:table-cell>
              <table:table-cell office:value-type="float" office:value="2.8166033102196">
                <text:p>2.81660331021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63986188886447">
                <text:p>3.63986188886447</text:p>
              </table:table-cell>
              <table:table-cell office:value-type="float" office:value="3.11945168856261">
                <text:p>3.11945168856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3522088001458">
                <text:p>3.63522088001458</text:p>
              </table:table-cell>
              <table:table-cell office:value-type="float" office:value="3.92955446212906">
                <text:p>3.92955446212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3964043312233">
                <text:p>4.23964043312233</text:p>
              </table:table-cell>
              <table:table-cell office:value-type="float" office:value="3.65406169249816">
                <text:p>3.65406169249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2061124192313">
                <text:p>2.82061124192313</text:p>
              </table:table-cell>
              <table:table-cell office:value-type="float" office:value="4.28913107781021">
                <text:p>4.28913107781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2202662615949">
                <text:p>3.72202662615949</text:p>
              </table:table-cell>
              <table:table-cell office:value-type="float" office:value="2.66480300871895">
                <text:p>2.66480300871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4304547615343">
                <text:p>2.94304547615343</text:p>
              </table:table-cell>
              <table:table-cell office:value-type="float" office:value="3.44618855594875">
                <text:p>3.44618855594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2255046762382">
                <text:p>3.82255046762382</text:p>
              </table:table-cell>
              <table:table-cell office:value-type="float" office:value="2.54658909767555">
                <text:p>2.546589097675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8481609909346">
                <text:p>4.08481609909346</text:p>
              </table:table-cell>
              <table:table-cell office:value-type="float" office:value="3.32175844898645">
                <text:p>3.321758448986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9327818768215">
                <text:p>3.19327818768215</text:p>
              </table:table-cell>
              <table:table-cell office:value-type="float" office:value="3.50483221423385">
                <text:p>3.50483221423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2908596127688">
                <text:p>3.52908596127688</text:p>
              </table:table-cell>
              <table:table-cell office:value-type="float" office:value="3.05083458692721">
                <text:p>3.050834586927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7580282224845">
                <text:p>2.87580282224845</text:p>
              </table:table-cell>
              <table:table-cell office:value-type="float" office:value="2.62846630039369">
                <text:p>2.62846630039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2041455184137">
                <text:p>2.82041455184137</text:p>
              </table:table-cell>
              <table:table-cell office:value-type="float" office:value="3.80264502309136">
                <text:p>3.80264502309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1332618653989">
                <text:p>3.61332618653989</text:p>
              </table:table-cell>
              <table:table-cell office:value-type="float" office:value="4.39941146089024">
                <text:p>4.399411460890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3572445502683">
                <text:p>3.73572445502683</text:p>
              </table:table-cell>
              <table:table-cell office:value-type="float" office:value="3.66199527432717">
                <text:p>3.661995274327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463283553159">
                <text:p>2.84463283553159</text:p>
              </table:table-cell>
              <table:table-cell office:value-type="float" office:value="4.02369996774838">
                <text:p>4.023699967748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3247822318297">
                <text:p>3.53247822318297</text:p>
              </table:table-cell>
              <table:table-cell office:value-type="float" office:value="2.8243738500764">
                <text:p>2.82437385007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0900972629077">
                <text:p>3.50900972629077</text:p>
              </table:table-cell>
              <table:table-cell office:value-type="float" office:value="4.07737135417787">
                <text:p>4.077371354177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4714958078162">
                <text:p>4.44714958078162</text:p>
              </table:table-cell>
              <table:table-cell office:value-type="float" office:value="2.64673120904841">
                <text:p>2.646731209048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12070537375021">
                <text:p>4.12070537375021</text:p>
              </table:table-cell>
              <table:table-cell office:value-type="float" office:value="3.11790954872465">
                <text:p>3.117909548724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59911584668909">
                <text:p>3.59911584668909</text:p>
              </table:table-cell>
              <table:table-cell office:value-type="float" office:value="3.54347697867017">
                <text:p>3.54347697867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1660706932745">
                <text:p>3.71660706932745</text:p>
              </table:table-cell>
              <table:table-cell office:value-type="float" office:value="3.10939907271471">
                <text:p>3.109399072714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182117481814">
                <text:p>4.0182117481814</text:p>
              </table:table-cell>
              <table:table-cell office:value-type="float" office:value="2.57732660357963">
                <text:p>2.57732660357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5098978873929">
                <text:p>2.55098978873929</text:p>
              </table:table-cell>
              <table:table-cell office:value-type="float" office:value="3.93849706407621">
                <text:p>3.938497064076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5822207020761">
                <text:p>3.05822207020761</text:p>
              </table:table-cell>
              <table:table-cell office:value-type="float" office:value="4.21269698528023">
                <text:p>4.212696985280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9359113181831">
                <text:p>3.29359113181831</text:p>
              </table:table-cell>
              <table:table-cell office:value-type="float" office:value="4.42677269600721">
                <text:p>4.426772696007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3378359054743">
                <text:p>3.43378359054743</text:p>
              </table:table-cell>
              <table:table-cell office:value-type="float" office:value="3.63518947793117">
                <text:p>3.635189477931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406687636962">
                <text:p>3.9406687636962</text:p>
              </table:table-cell>
              <table:table-cell office:value-type="float" office:value="3.19363064793682">
                <text:p>3.19363064793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881778975541">
                <text:p>4.3881778975541</text:p>
              </table:table-cell>
              <table:table-cell office:value-type="float" office:value="3.0228220130384">
                <text:p>3.0228220130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74559375095564">
                <text:p>3.74559375095564</text:p>
              </table:table-cell>
              <table:table-cell office:value-type="float" office:value="3.56885316472537">
                <text:p>3.568853164725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2841002568432">
                <text:p>4.02841002568432</text:p>
              </table:table-cell>
              <table:table-cell office:value-type="float" office:value="4.40922475676491">
                <text:p>4.409224756764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6513797184841">
                <text:p>4.16513797184841</text:p>
              </table:table-cell>
              <table:table-cell office:value-type="float" office:value="3.40698686620868">
                <text:p>3.40698686620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528840461593">
                <text:p>3.5528840461593</text:p>
              </table:table-cell>
              <table:table-cell office:value-type="float" office:value="2.61295292100246">
                <text:p>2.612952921002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588318721151">
                <text:p>4.45588318721151</text:p>
              </table:table-cell>
              <table:table-cell office:value-type="float" office:value="3.26302943656153">
                <text:p>3.26302943656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2890898909745">
                <text:p>3.12890898909745</text:p>
              </table:table-cell>
              <table:table-cell office:value-type="float" office:value="3.72600521542328">
                <text:p>3.72600521542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95036809498876">
                <text:p>2.95036809498876</text:p>
              </table:table-cell>
              <table:table-cell office:value-type="float" office:value="3.46770911120781">
                <text:p>3.46770911120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7076890071763">
                <text:p>4.27076890071763</text:p>
              </table:table-cell>
              <table:table-cell office:value-type="float" office:value="2.91624464650623">
                <text:p>2.916244646506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9192763836879">
                <text:p>3.79192763836879</text:p>
              </table:table-cell>
              <table:table-cell office:value-type="float" office:value="2.88528722944738">
                <text:p>2.88528722944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60440984285027">
                <text:p>3.60440984285027</text:p>
              </table:table-cell>
              <table:table-cell office:value-type="float" office:value="4.09665393970673">
                <text:p>4.096653939706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2353451552128">
                <text:p>2.52353451552128</text:p>
              </table:table-cell>
              <table:table-cell office:value-type="float" office:value="2.60137192369019">
                <text:p>2.60137192369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60468783801454">
                <text:p>3.60468783801454</text:p>
              </table:table-cell>
              <table:table-cell office:value-type="float" office:value="2.52995447388552">
                <text:p>2.529954473885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3191198955115">
                <text:p>3.53191198955115</text:p>
              </table:table-cell>
              <table:table-cell office:value-type="float" office:value="3.51417363250579">
                <text:p>3.514173632505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8561270390769">
                <text:p>3.48561270390769</text:p>
              </table:table-cell>
              <table:table-cell office:value-type="float" office:value="2.75584935169012">
                <text:p>2.75584935169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36560037595455">
                <text:p>4.36560037595455</text:p>
              </table:table-cell>
              <table:table-cell office:value-type="float" office:value="3.52879878786507">
                <text:p>3.528798787865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0442813942579">
                <text:p>5.0442813942579</text:p>
              </table:table-cell>
              <table:table-cell office:value-type="float" office:value="-0.515575579386443">
                <text:p>-0.5155755793864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6139665574866">
                <text:p>5.66139665574866</text:p>
              </table:table-cell>
              <table:table-cell office:value-type="float" office:value="-1.52024980462291">
                <text:p>-1.520249804622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458265357098">
                <text:p>5.1458265357098</text:p>
              </table:table-cell>
              <table:table-cell office:value-type="float" office:value="0.201193681190925">
                <text:p>0.2011936811909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78963460179325">
                <text:p>5.78963460179325</text:p>
              </table:table-cell>
              <table:table-cell office:value-type="float" office:value="0.405502368765515">
                <text:p>0.4055023687655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6429532868087">
                <text:p>4.6429532868087</text:p>
              </table:table-cell>
              <table:table-cell office:value-type="float" office:value="-1.5800888895364">
                <text:p>-1.58008888953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83069526729838">
                <text:p>5.83069526729838</text:p>
              </table:table-cell>
              <table:table-cell office:value-type="float" office:value="-1.59044879291708">
                <text:p>-1.590448792917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58396649700581">
                <text:p>4.58396649700581</text:p>
              </table:table-cell>
              <table:table-cell office:value-type="float" office:value="0.701110688292427">
                <text:p>0.701110688292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9475786248074">
                <text:p>4.09475786248074</text:p>
              </table:table-cell>
              <table:table-cell office:value-type="float" office:value="0.279872726252933">
                <text:p>0.2798727262529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28425152596363">
                <text:p>5.28425152596363</text:p>
              </table:table-cell>
              <table:table-cell office:value-type="float" office:value="-1.60124009774123">
                <text:p>-1.601240097741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79730045797341">
                <text:p>5.79730045797341</text:p>
              </table:table-cell>
              <table:table-cell office:value-type="float" office:value="-0.534983575478665">
                <text:p>-0.5349835754786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12285516349367">
                <text:p>6.12285516349367</text:p>
              </table:table-cell>
              <table:table-cell office:value-type="float" office:value="0.13920013779853">
                <text:p>0.139200137798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51653037957697">
                <text:p>4.51653037957697</text:p>
              </table:table-cell>
              <table:table-cell office:value-type="float" office:value="-1.16317884224994">
                <text:p>-1.163178842249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3875238965311">
                <text:p>5.73875238965311</text:p>
              </table:table-cell>
              <table:table-cell office:value-type="float" office:value="-0.752154037776705">
                <text:p>-0.7521540377767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66109273001133">
                <text:p>4.66109273001133</text:p>
              </table:table-cell>
              <table:table-cell office:value-type="float" office:value="-1.33445144496128">
                <text:p>-1.33445144496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25239697592415">
                <text:p>6.25239697592415</text:p>
              </table:table-cell>
              <table:table-cell office:value-type="float" office:value="-1.88618352628822">
                <text:p>-1.886183526288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86017094978152">
                <text:p>4.86017094978152</text:p>
              </table:table-cell>
              <table:table-cell office:value-type="float" office:value="-1.54520270151795">
                <text:p>-1.54520270151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09944656906464">
                <text:p>6.09944656906464</text:p>
              </table:table-cell>
              <table:table-cell office:value-type="float" office:value="0.760643303255836">
                <text:p>0.7606433032558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33733490000592">
                <text:p>5.33733490000592</text:p>
              </table:table-cell>
              <table:table-cell office:value-type="float" office:value="0.228514406133129">
                <text:p>0.2285144061331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7629040033399">
                <text:p>5.7629040033399</text:p>
              </table:table-cell>
              <table:table-cell office:value-type="float" office:value="-1.77323941787295">
                <text:p>-1.77323941787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10981082063337">
                <text:p>6.10981082063337</text:p>
              </table:table-cell>
              <table:table-cell office:value-type="float" office:value="-1.37366508214019">
                <text:p>-1.373665082140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51631091151785">
                <text:p>6.51631091151785</text:p>
              </table:table-cell>
              <table:table-cell office:value-type="float" office:value="-0.816090117015028">
                <text:p>-0.8160901170150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33609554842963">
                <text:p>6.33609554842963</text:p>
              </table:table-cell>
              <table:table-cell office:value-type="float" office:value="-0.17084823934711">
                <text:p>-0.170848239347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1730318953263">
                <text:p>5.51730318953263</text:p>
              </table:table-cell>
              <table:table-cell office:value-type="float" office:value="-0.520330350817221">
                <text:p>-0.5203303508172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74933470854109">
                <text:p>5.74933470854109</text:p>
              </table:table-cell>
              <table:table-cell office:value-type="float" office:value="-1.81789477720346">
                <text:p>-1.817894777203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52052603651054">
                <text:p>4.52052603651054</text:p>
              </table:table-cell>
              <table:table-cell office:value-type="float" office:value="0.313574229546235">
                <text:p>0.3135742295462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46793350814191">
                <text:p>4.46793350814191</text:p>
              </table:table-cell>
              <table:table-cell office:value-type="float" office:value="0.385192141197621">
                <text:p>0.3851921411976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3165735185065">
                <text:p>5.13165735185065</text:p>
              </table:table-cell>
              <table:table-cell office:value-type="float" office:value="-1.548922788789">
                <text:p>-1.5489227887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7171044112098">
                <text:p>6.97171044112098</text:p>
              </table:table-cell>
              <table:table-cell office:value-type="float" office:value="-0.672216647178654">
                <text:p>-0.6722166471786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98391503844536">
                <text:p>6.98391503844536</text:p>
              </table:table-cell>
              <table:table-cell office:value-type="float" office:value="-1.239652663321">
                <text:p>-1.2396526633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89336170257046">
                <text:p>5.89336170257046</text:p>
              </table:table-cell>
              <table:table-cell office:value-type="float" office:value="-1.3661761781252">
                <text:p>-1.36617617812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80698955888018">
                <text:p>6.80698955888018</text:p>
              </table:table-cell>
              <table:table-cell office:value-type="float" office:value="-1.63335993504051">
                <text:p>-1.633359935040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15993957540233">
                <text:p>5.15993957540233</text:p>
              </table:table-cell>
              <table:table-cell office:value-type="float" office:value="-0.288130766575444">
                <text:p>-0.2881307665754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5916078131562">
                <text:p>6.65916078131562</text:p>
              </table:table-cell>
              <table:table-cell office:value-type="float" office:value="0.932426966942461">
                <text:p>0.9324269669424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62376494648519">
                <text:p>5.62376494648519</text:p>
              </table:table-cell>
              <table:table-cell office:value-type="float" office:value="0.584751424060549">
                <text:p>0.5847514240605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10778384596289">
                <text:p>4.10778384596289</text:p>
              </table:table-cell>
              <table:table-cell office:value-type="float" office:value="-0.391141956740995">
                <text:p>-0.3911419567409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0096092541446">
                <text:p>6.0096092541446</text:p>
              </table:table-cell>
              <table:table-cell office:value-type="float" office:value="-1.37668153740586">
                <text:p>-1.376681537405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98303309107588">
                <text:p>5.98303309107588</text:p>
              </table:table-cell>
              <table:table-cell office:value-type="float" office:value="0.256950856664252">
                <text:p>0.2569508566642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8219683463724">
                <text:p>4.58219683463724</text:p>
              </table:table-cell>
              <table:table-cell office:value-type="float" office:value="0.0602323819815886">
                <text:p>0.06023238198158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3633222628783">
                <text:p>5.3633222628783</text:p>
              </table:table-cell>
              <table:table-cell office:value-type="float" office:value="-0.403212469334482">
                <text:p>-0.4032124693344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70026506305241">
                <text:p>5.70026506305241</text:p>
              </table:table-cell>
              <table:table-cell office:value-type="float" office:value="0.502607535198993">
                <text:p>0.5026075351989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32174516358126">
                <text:p>4.32174516358126</text:p>
              </table:table-cell>
              <table:table-cell office:value-type="float" office:value="-0.92676757864645">
                <text:p>-0.926767578646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60123073672313">
                <text:p>4.60123073672313</text:p>
              </table:table-cell>
              <table:table-cell office:value-type="float" office:value="0.186730089517221">
                <text:p>0.186730089517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48076610631727">
                <text:p>5.48076610631727</text:p>
              </table:table-cell>
              <table:table-cell office:value-type="float" office:value="0.384521960080735">
                <text:p>0.3845219600807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10649817208651">
                <text:p>5.10649817208651</text:p>
              </table:table-cell>
              <table:table-cell office:value-type="float" office:value="-0.214893062660886">
                <text:p>-0.2148930626608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3699025733366">
                <text:p>6.43699025733366</text:p>
              </table:table-cell>
              <table:table-cell office:value-type="float" office:value="0.108563808421333">
                <text:p>0.108563808421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97458746171637">
                <text:p>5.97458746171637</text:p>
              </table:table-cell>
              <table:table-cell office:value-type="float" office:value="-1.27165358005937">
                <text:p>-1.27165358005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00256634673542">
                <text:p>6.00256634673542</text:p>
              </table:table-cell>
              <table:table-cell office:value-type="float" office:value="-1.55299584717838">
                <text:p>-1.55299584717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19694514365927">
                <text:p>5.19694514365927</text:p>
              </table:table-cell>
              <table:table-cell office:value-type="float" office:value="-0.704951074472586">
                <text:p>-0.7049510744725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11754315014449">
                <text:p>4.11754315014449</text:p>
              </table:table-cell>
              <table:table-cell office:value-type="float" office:value="0.374961442246108">
                <text:p>0.374961442246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55124753441292">
                <text:p>4.55124753441292</text:p>
              </table:table-cell>
              <table:table-cell office:value-type="float" office:value="-1.31650087835944">
                <text:p>-1.31650087835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76790808979903">
                <text:p>6.76790808979903</text:p>
              </table:table-cell>
              <table:table-cell office:value-type="float" office:value="-0.428394089638935">
                <text:p>-0.4283940896389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14955913143293">
                <text:p>4.14955913143293</text:p>
              </table:table-cell>
              <table:table-cell office:value-type="float" office:value="0.963326695810449">
                <text:p>0.963326695810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55807078732417">
                <text:p>6.55807078732417</text:p>
              </table:table-cell>
              <table:table-cell office:value-type="float" office:value="0.264597224972809">
                <text:p>0.2645972249728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58646020080087">
                <text:p>5.58646020080087</text:p>
              </table:table-cell>
              <table:table-cell office:value-type="float" office:value="-1.21445726969957">
                <text:p>-1.214457269699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76068583477714">
                <text:p>4.76068583477714</text:p>
              </table:table-cell>
              <table:table-cell office:value-type="float" office:value="-1.25822792833231">
                <text:p>-1.258227928332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52899568222194">
                <text:p>5.52899568222194</text:p>
              </table:table-cell>
              <table:table-cell office:value-type="float" office:value="-0.252842008200823">
                <text:p>-0.2528420082008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89392751349424">
                <text:p>4.89392751349424</text:p>
              </table:table-cell>
              <table:table-cell office:value-type="float" office:value="-0.302871632241541">
                <text:p>-0.3028716322415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71853612206825">
                <text:p>6.71853612206825</text:p>
              </table:table-cell>
              <table:table-cell office:value-type="float" office:value="-1.97698380561496">
                <text:p>-1.976983805614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770092033976">
                <text:p>6.770092033976</text:p>
              </table:table-cell>
              <table:table-cell office:value-type="float" office:value="0.180873021255525">
                <text:p>0.1808730212555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59538187614985">
                <text:p>4.59538187614985</text:p>
              </table:table-cell>
              <table:table-cell office:value-type="float" office:value="-1.16220889033587">
                <text:p>-1.162208890335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5293763059972">
                <text:p>6.85293763059972</text:p>
              </table:table-cell>
              <table:table-cell office:value-type="float" office:value="-1.12615014626994">
                <text:p>-1.126150146269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71091073218231">
                <text:p>5.71091073218231</text:p>
              </table:table-cell>
              <table:table-cell office:value-type="float" office:value="-1.68461296094443">
                <text:p>-1.684612960944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28701878246726">
                <text:p>6.28701878246726</text:p>
              </table:table-cell>
              <table:table-cell office:value-type="float" office:value="0.304748735625621">
                <text:p>0.3047487356256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98219977146911">
                <text:p>4.98219977146911</text:p>
              </table:table-cell>
              <table:table-cell office:value-type="float" office:value="-0.0466124001204118">
                <text:p>-0.04661240012041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8959827686577">
                <text:p>6.58959827686577</text:p>
              </table:table-cell>
              <table:table-cell office:value-type="float" office:value="-1.85888825547337">
                <text:p>-1.858888255473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76457129020776">
                <text:p>4.76457129020776</text:p>
              </table:table-cell>
              <table:table-cell office:value-type="float" office:value="-1.11969007353284">
                <text:p>-1.119690073532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78391093112209">
                <text:p>5.78391093112209</text:p>
              </table:table-cell>
              <table:table-cell office:value-type="float" office:value="-0.800217028542483">
                <text:p>-0.8002170285424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20659510004547">
                <text:p>4.20659510004547</text:p>
              </table:table-cell>
              <table:table-cell office:value-type="float" office:value="-1.32890759517679">
                <text:p>-1.328907595176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48125821541196">
                <text:p>6.48125821541196</text:p>
              </table:table-cell>
              <table:table-cell office:value-type="float" office:value="-0.176334554290342">
                <text:p>-0.1763345542903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10433536048358">
                <text:p>6.10433536048358</text:p>
              </table:table-cell>
              <table:table-cell office:value-type="float" office:value="-0.811887664234541">
                <text:p>-0.811887664234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73111600905594">
                <text:p>4.73111600905594</text:p>
              </table:table-cell>
              <table:table-cell office:value-type="float" office:value="0.734470779515575">
                <text:p>0.7344707795155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67051046462485">
                <text:p>4.67051046462485</text:p>
              </table:table-cell>
              <table:table-cell office:value-type="float" office:value="-0.145980589298758">
                <text:p>-0.1459805892987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9994529205585">
                <text:p>4.9994529205585</text:p>
              </table:table-cell>
              <table:table-cell office:value-type="float" office:value="-0.126174850714097">
                <text:p>-0.1261748507140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99863526075273">
                <text:p>5.99863526075273</text:p>
              </table:table-cell>
              <table:table-cell office:value-type="float" office:value="-0.245171104998117">
                <text:p>-0.2451711049981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70563767742733">
                <text:p>5.70563767742733</text:p>
              </table:table-cell>
              <table:table-cell office:value-type="float" office:value="-1.88814722943423">
                <text:p>-1.888147229434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3159623856319">
                <text:p>4.23159623856319</text:p>
              </table:table-cell>
              <table:table-cell office:value-type="float" office:value="-0.184996924602179">
                <text:p>-0.1849969246021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34392102099207">
                <text:p>5.34392102099207</text:p>
              </table:table-cell>
              <table:table-cell office:value-type="float" office:value="-0.314979585014141">
                <text:p>-0.3149795850141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19095785736141">
                <text:p>4.19095785736141</text:p>
              </table:table-cell>
              <table:table-cell office:value-type="float" office:value="-1.29527580563766">
                <text:p>-1.29527580563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85279544283641">
                <text:p>5.85279544283641</text:p>
              </table:table-cell>
              <table:table-cell office:value-type="float" office:value="0.285437275254655">
                <text:p>0.2854372752546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07605409844196">
                <text:p>6.07605409844196</text:p>
              </table:table-cell>
              <table:table-cell office:value-type="float" office:value="0.0492147028759633">
                <text:p>0.04921470287596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606784205821">
                <text:p>5.606784205821</text:p>
              </table:table-cell>
              <table:table-cell office:value-type="float" office:value="-1.25522446480574">
                <text:p>-1.255224464805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9076398974051">
                <text:p>4.59076398974051</text:p>
              </table:table-cell>
              <table:table-cell office:value-type="float" office:value="-1.22367098523435">
                <text:p>-1.223670985234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4474346032535">
                <text:p>4.54474346032535</text:p>
              </table:table-cell>
              <table:table-cell office:value-type="float" office:value="0.359842088175431">
                <text:p>0.3598420881754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26063906393525">
                <text:p>6.26063906393525</text:p>
              </table:table-cell>
              <table:table-cell office:value-type="float" office:value="-1.47982476264915">
                <text:p>-1.479824762649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14191919967251">
                <text:p>5.14191919967251</text:p>
              </table:table-cell>
              <table:table-cell office:value-type="float" office:value="0.166763534864324">
                <text:p>0.1667635348643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2607540556455">
                <text:p>6.22607540556455</text:p>
              </table:table-cell>
              <table:table-cell office:value-type="float" office:value="0.911184378618902">
                <text:p>0.9111843786189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56575939055355">
                <text:p>5.56575939055355</text:p>
              </table:table-cell>
              <table:table-cell office:value-type="float" office:value="-0.851653558153136">
                <text:p>-0.8516535581531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51744631314329">
                <text:p>6.51744631314329</text:p>
              </table:table-cell>
              <table:table-cell office:value-type="float" office:value="0.85335977142505">
                <text:p>0.85335977142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38801625278557">
                <text:p>4.38801625278557</text:p>
              </table:table-cell>
              <table:table-cell office:value-type="float" office:value="-1.79501436993899">
                <text:p>-1.79501436993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3086879140058">
                <text:p>5.3086879140058</text:p>
              </table:table-cell>
              <table:table-cell office:value-type="float" office:value="-1.85272715002834">
                <text:p>-1.852727150028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1925648528671">
                <text:p>5.1925648528671</text:p>
              </table:table-cell>
              <table:table-cell office:value-type="float" office:value="0.531448919134563">
                <text:p>0.5314489191345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34568559978189">
                <text:p>5.34568559978189</text:p>
              </table:table-cell>
              <table:table-cell office:value-type="float" office:value="0.190013866593027">
                <text:p>0.1900138665930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69943098512296">
                <text:p>6.69943098512296</text:p>
              </table:table-cell>
              <table:table-cell office:value-type="float" office:value="-1.04837210779643">
                <text:p>-1.048372107796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58656497133896">
                <text:p>6.58656497133896</text:p>
              </table:table-cell>
              <table:table-cell office:value-type="float" office:value="-0.042383196691671">
                <text:p>-0.0423831966916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95746723739002">
                <text:p>5.95746723739002</text:p>
              </table:table-cell>
              <table:table-cell office:value-type="float" office:value="-0.0153111540214292">
                <text:p>-0.01531115402142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8274443562919">
                <text:p>6.8274443562919</text:p>
              </table:table-cell>
              <table:table-cell office:value-type="float" office:value="-1.26710909096121">
                <text:p>-1.267109090961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68456378929522">
                <text:p>6.68456378929522</text:p>
              </table:table-cell>
              <table:table-cell office:value-type="float" office:value="-0.445817466922795">
                <text:p>-0.4458174669227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6609645973314">
                <text:p>4.76609645973314</text:p>
              </table:table-cell>
              <table:table-cell office:value-type="float" office:value="-0.546720753050564">
                <text:p>-0.5467207530505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80745656344042">
                <text:p>4.80745656344042</text:p>
              </table:table-cell>
              <table:table-cell office:value-type="float" office:value="0.316387242284046">
                <text:p>0.3163872422840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82749772187156">
                <text:p>4.82749772187156</text:p>
              </table:table-cell>
              <table:table-cell office:value-type="float" office:value="-0.525945164046946">
                <text:p>-0.5259451640469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6966920868488">
                <text:p>4.96966920868488</text:p>
              </table:table-cell>
              <table:table-cell office:value-type="float" office:value="-1.56195663379186">
                <text:p>-1.561956633791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29674001228231">
                <text:p>4.29674001228231</text:p>
              </table:table-cell>
              <table:table-cell office:value-type="float" office:value="-1.72723560430962">
                <text:p>-1.727235604309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97164579891871">
                <text:p>5.97164579891871</text:p>
              </table:table-cell>
              <table:table-cell office:value-type="float" office:value="0.0305140892546518">
                <text:p>0.03051408925465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04194143495007">
                <text:p>5.04194143495007</text:p>
              </table:table-cell>
              <table:table-cell office:value-type="float" office:value="0.949499496082441">
                <text:p>0.9494994960824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57215299750494">
                <text:p>6.57215299750494</text:p>
              </table:table-cell>
              <table:table-cell office:value-type="float" office:value="-1.92425399887902">
                <text:p>-1.924253998879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21386763581872">
                <text:p>6.21386763581872</text:p>
              </table:table-cell>
              <table:table-cell office:value-type="float" office:value="-0.894639697742978">
                <text:p>-0.8946396977429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67694664906056">
                <text:p>4.67694664906056</text:p>
              </table:table-cell>
              <table:table-cell office:value-type="float" office:value="-0.775586265415283">
                <text:p>-0.7755862654152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2107618552763">
                <text:p>4.2107618552763</text:p>
              </table:table-cell>
              <table:table-cell office:value-type="float" office:value="-0.791503014092905">
                <text:p>-0.7915030140929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95374723012962">
                <text:p>4.95374723012962</text:p>
              </table:table-cell>
              <table:table-cell office:value-type="float" office:value="0.0299605779377146">
                <text:p>0.02996057793771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17853517441514">
                <text:p>5.17853517441514</text:p>
              </table:table-cell>
              <table:table-cell office:value-type="float" office:value="-0.821456908667835">
                <text:p>-0.8214569086678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3662432006759">
                <text:p>5.3662432006759</text:p>
              </table:table-cell>
              <table:table-cell office:value-type="float" office:value="0.611766697376483">
                <text:p>0.6117666973764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47983712599043">
                <text:p>4.47983712599043</text:p>
              </table:table-cell>
              <table:table-cell office:value-type="float" office:value="-0.856314853663969">
                <text:p>-0.8563148536639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87650976365708">
                <text:p>4.87650976365708</text:p>
              </table:table-cell>
              <table:table-cell office:value-type="float" office:value="-1.54410969805072">
                <text:p>-1.544109698050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36409060700978">
                <text:p>4.36409060700978</text:p>
              </table:table-cell>
              <table:table-cell office:value-type="float" office:value="0.194307377825871">
                <text:p>0.1943073778258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93622379332975">
                <text:p>4.93622379332975</text:p>
              </table:table-cell>
              <table:table-cell office:value-type="float" office:value="-1.70376796194313">
                <text:p>-1.703767961943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86090262957259">
                <text:p>4.86090262957259</text:p>
              </table:table-cell>
              <table:table-cell office:value-type="float" office:value="-0.957119818713582">
                <text:p>-0.9571198187135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761003439147">
                <text:p>4.761003439147</text:p>
              </table:table-cell>
              <table:table-cell office:value-type="float" office:value="0.0707506513069616">
                <text:p>0.07075065130696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81175469001644">
                <text:p>5.81175469001644</text:p>
              </table:table-cell>
              <table:table-cell office:value-type="float" office:value="-0.544654474114355">
                <text:p>-0.5446544741143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5440207074637">
                <text:p>6.5440207074637</text:p>
              </table:table-cell>
              <table:table-cell office:value-type="float" office:value="-0.534975496434856">
                <text:p>-0.5349754964348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82560216508657">
                <text:p>5.82560216508657</text:p>
              </table:table-cell>
              <table:table-cell office:value-type="float" office:value="-1.947961648297">
                <text:p>-1.9479616482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78967527345891">
                <text:p>4.78967527345891</text:p>
              </table:table-cell>
              <table:table-cell office:value-type="float" office:value="-1.06684705101367">
                <text:p>-1.066847051013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31136253071254">
                <text:p>6.31136253071254</text:p>
              </table:table-cell>
              <table:table-cell office:value-type="float" office:value="0.597696101066574">
                <text:p>0.5976961010665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74505736282717">
                <text:p>6.74505736282717</text:p>
              </table:table-cell>
              <table:table-cell office:value-type="float" office:value="-1.60459669882931">
                <text:p>-1.604596698829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20697693325069">
                <text:p>5.20697693325069</text:p>
              </table:table-cell>
              <table:table-cell office:value-type="float" office:value="-0.267696416456791">
                <text:p>-0.2676964164567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28729538177157">
                <text:p>6.28729538177157</text:p>
              </table:table-cell>
              <table:table-cell office:value-type="float" office:value="-0.699273066679241">
                <text:p>-0.6992730666792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25714215637405">
                <text:p>6.25714215637405</text:p>
              </table:table-cell>
              <table:table-cell office:value-type="float" office:value="-1.55971015533634">
                <text:p>-1.559710155336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74450142964075">
                <text:p>5.74450142964075</text:p>
              </table:table-cell>
              <table:table-cell office:value-type="float" office:value="-0.374443558922315">
                <text:p>-0.3744435589223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73233108993656">
                <text:p>6.73233108993656</text:p>
              </table:table-cell>
              <table:table-cell office:value-type="float" office:value="0.0520259398492913">
                <text:p>0.05202593984929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65145005952138">
                <text:p>6.65145005952138</text:p>
              </table:table-cell>
              <table:table-cell office:value-type="float" office:value="0.467902375867912">
                <text:p>0.4679023758679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37683011998194">
                <text:p>6.37683011998194</text:p>
              </table:table-cell>
              <table:table-cell office:value-type="float" office:value="0.870146571424491">
                <text:p>0.8701465714244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353161561748">
                <text:p>4.353161561748</text:p>
              </table:table-cell>
              <table:table-cell office:value-type="float" office:value="0.403023974390873">
                <text:p>0.4030239743908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9910869111032">
                <text:p>5.9910869111032</text:p>
              </table:table-cell>
              <table:table-cell office:value-type="float" office:value="-1.21348681654967">
                <text:p>-1.213486816549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09733787408227">
                <text:p>6.09733787408227</text:p>
              </table:table-cell>
              <table:table-cell office:value-type="float" office:value="0.439503486546468">
                <text:p>0.4395034865464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34425250139535">
                <text:p>6.34425250139535</text:p>
              </table:table-cell>
              <table:table-cell office:value-type="float" office:value="-0.66176319938063">
                <text:p>-0.661763199380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73643932269581">
                <text:p>6.73643932269581</text:p>
              </table:table-cell>
              <table:table-cell office:value-type="float" office:value="0.892057237990892">
                <text:p>0.8920572379908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64161243329258">
                <text:p>4.64161243329258</text:p>
              </table:table-cell>
              <table:table-cell office:value-type="float" office:value="0.949180351891555">
                <text:p>0.9491803518915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70904876288146">
                <text:p>5.70904876288146</text:p>
              </table:table-cell>
              <table:table-cell office:value-type="float" office:value="-1.95988834298229">
                <text:p>-1.959888342982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02440234234846">
                <text:p>5.02440234234846</text:p>
              </table:table-cell>
              <table:table-cell office:value-type="float" office:value="-1.47291927835414">
                <text:p>-1.472919278354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35612227094231">
                <text:p>4.35612227094231</text:p>
              </table:table-cell>
              <table:table-cell office:value-type="float" office:value="-0.157223275957442">
                <text:p>-0.1572232759574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49898828617316">
                <text:p>6.49898828617316</text:p>
              </table:table-cell>
              <table:table-cell office:value-type="float" office:value="-0.665754673900943">
                <text:p>-0.6657546739009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53048973151362">
                <text:p>5.53048973151362</text:p>
              </table:table-cell>
              <table:table-cell office:value-type="float" office:value="-0.856864086944359">
                <text:p>-0.8568640869443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62626964419999">
                <text:p>6.62626964419999</text:p>
              </table:table-cell>
              <table:table-cell office:value-type="float" office:value="0.333195278016827">
                <text:p>0.3331952780168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9585228752329">
                <text:p>6.9585228752329</text:p>
              </table:table-cell>
              <table:table-cell office:value-type="float" office:value="-0.351411648693346">
                <text:p>-0.3514116486933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1299197157778">
                <text:p>5.1299197157778</text:p>
              </table:table-cell>
              <table:table-cell office:value-type="float" office:value="-1.33271879105538">
                <text:p>-1.332718791055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33371067344153">
                <text:p>6.33371067344153</text:p>
              </table:table-cell>
              <table:table-cell office:value-type="float" office:value="0.979252534220284">
                <text:p>0.9792525342202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40687388179636">
                <text:p>6.40687388179636</text:p>
              </table:table-cell>
              <table:table-cell office:value-type="float" office:value="-1.07786409268386">
                <text:p>-1.077864092683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33518929971403">
                <text:p>4.33518929971403</text:p>
              </table:table-cell>
              <table:table-cell office:value-type="float" office:value="0.555203823838297">
                <text:p>0.5552038238382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56143896980859">
                <text:p>5.56143896980859</text:p>
              </table:table-cell>
              <table:table-cell office:value-type="float" office:value="0.623157962689017">
                <text:p>0.6231579626890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97958527728177">
                <text:p>6.97958527728177</text:p>
              </table:table-cell>
              <table:table-cell office:value-type="float" office:value="-0.178492882214508">
                <text:p>-0.1784928822145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99491263411959">
                <text:p>6.99491263411959</text:p>
              </table:table-cell>
              <table:table-cell office:value-type="float" office:value="-1.49892359490683">
                <text:p>-1.498923594906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53738090660586">
                <text:p>5.53738090660586</text:p>
              </table:table-cell>
              <table:table-cell office:value-type="float" office:value="0.869549748548074">
                <text:p>0.8695497485480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65130500761843">
                <text:p>6.65130500761843</text:p>
              </table:table-cell>
              <table:table-cell office:value-type="float" office:value="-0.524578718980697">
                <text:p>-0.5245787189806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72354773569435">
                <text:p>4.72354773569435</text:p>
              </table:table-cell>
              <table:table-cell office:value-type="float" office:value="-0.835702142942807">
                <text:p>-0.8357021429428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10457782285809">
                <text:p>6.10457782285809</text:p>
              </table:table-cell>
              <table:table-cell office:value-type="float" office:value="-0.783314012494865">
                <text:p>-0.7833140124948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82769528313585">
                <text:p>4.82769528313585</text:p>
              </table:table-cell>
              <table:table-cell office:value-type="float" office:value="-0.549621096356857">
                <text:p>-0.5496210963568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48821683415276">
                <text:p>4.48821683415276</text:p>
              </table:table-cell>
              <table:table-cell office:value-type="float" office:value="-0.286902974085263">
                <text:p>-0.2869029740852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98310872870404">
                <text:p>5.98310872870404</text:p>
              </table:table-cell>
              <table:table-cell office:value-type="float" office:value="-1.81515128537423">
                <text:p>-1.815151285374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64227647710868">
                <text:p>6.64227647710868</text:p>
              </table:table-cell>
              <table:table-cell office:value-type="float" office:value="0.979111210622839">
                <text:p>0.9791112106228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8326333913831">
                <text:p>6.98326333913831</text:p>
              </table:table-cell>
              <table:table-cell office:value-type="float" office:value="-1.17254656339587">
                <text:p>-1.172546563395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87523004528648">
                <text:p>6.87523004528648</text:p>
              </table:table-cell>
              <table:table-cell office:value-type="float" office:value="0.242573182545634">
                <text:p>0.2425731825456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41729583033904">
                <text:p>6.41729583033904</text:p>
              </table:table-cell>
              <table:table-cell office:value-type="float" office:value="-1.02028644341447">
                <text:p>-1.020286443414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4862201129913">
                <text:p>5.4862201129913</text:p>
              </table:table-cell>
              <table:table-cell office:value-type="float" office:value="-0.000961256091035256">
                <text:p>-0.0009612560910352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12521833607761">
                <text:p>5.12521833607761</text:p>
              </table:table-cell>
              <table:table-cell office:value-type="float" office:value="-0.103737698037835">
                <text:p>-0.1037376980378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34349854416327">
                <text:p>5.34349854416327</text:p>
              </table:table-cell>
              <table:table-cell office:value-type="float" office:value="-1.16358445160447">
                <text:p>-1.163584451604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88756296043534">
                <text:p>6.88756296043534</text:p>
              </table:table-cell>
              <table:table-cell office:value-type="float" office:value="-0.654284536558972">
                <text:p>-0.6542845365589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90559958031971">
                <text:p>4.90559958031971</text:p>
              </table:table-cell>
              <table:table-cell office:value-type="float" office:value="-1.83263652012441">
                <text:p>-1.832636520124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15265522780156">
                <text:p>5.15265522780156</text:p>
              </table:table-cell>
              <table:table-cell office:value-type="float" office:value="-1.01852150193521">
                <text:p>-1.018521501935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92205078832042">
                <text:p>4.92205078832042</text:p>
              </table:table-cell>
              <table:table-cell office:value-type="float" office:value="0.0984494202573343">
                <text:p>0.09844942025733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23510267923377">
                <text:p>6.23510267923377</text:p>
              </table:table-cell>
              <table:table-cell office:value-type="float" office:value="0.63021213611448">
                <text:p>0.630212136114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57346480453708">
                <text:p>4.57346480453708</text:p>
              </table:table-cell>
              <table:table-cell office:value-type="float" office:value="0.25740594832478">
                <text:p>0.257405948324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92613181539108">
                <text:p>6.92613181539108</text:p>
              </table:table-cell>
              <table:table-cell office:value-type="float" office:value="-0.466031078708215">
                <text:p>-0.4660310787082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59597313385929">
                <text:p>6.59597313385929</text:p>
              </table:table-cell>
              <table:table-cell office:value-type="float" office:value="-0.89447965979068">
                <text:p>-0.894479659790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00906690901402">
                <text:p>6.00906690901402</text:p>
              </table:table-cell>
              <table:table-cell office:value-type="float" office:value="-1.54814915602393">
                <text:p>-1.548149156023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16738758461596">
                <text:p>6.16738758461596</text:p>
              </table:table-cell>
              <table:table-cell office:value-type="float" office:value="-1.81158044258435">
                <text:p>-1.811580442584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0993070503782">
                <text:p>4.70993070503782</text:p>
              </table:table-cell>
              <table:table-cell office:value-type="float" office:value="0.536081910493917">
                <text:p>0.5360819104939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79544877232492">
                <text:p>5.79544877232492</text:p>
              </table:table-cell>
              <table:table-cell office:value-type="float" office:value="0.423471726635718">
                <text:p>0.4234717266357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94395700714659">
                <text:p>5.94395700714659</text:p>
              </table:table-cell>
              <table:table-cell office:value-type="float" office:value="-1.27925266990239">
                <text:p>-1.279252669902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4615293006859">
                <text:p>4.34615293006859</text:p>
              </table:table-cell>
              <table:table-cell office:value-type="float" office:value="-1.93178511106217">
                <text:p>-1.931785111062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94980813164279">
                <text:p>6.94980813164279</text:p>
              </table:table-cell>
              <table:table-cell office:value-type="float" office:value="-1.06494830135402">
                <text:p>-1.064948301354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43672977197122">
                <text:p>6.43672977197122</text:p>
              </table:table-cell>
              <table:table-cell office:value-type="float" office:value="-0.95252686935744">
                <text:p>-0.952526869357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44098764736787">
                <text:p>6.44098764736787</text:p>
              </table:table-cell>
              <table:table-cell office:value-type="float" office:value="-0.878736396104266">
                <text:p>-0.8787363961042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71081349195656">
                <text:p>6.71081349195656</text:p>
              </table:table-cell>
              <table:table-cell office:value-type="float" office:value="-1.61923881090415">
                <text:p>-1.619238810904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96495592825825">
                <text:p>5.96495592825825</text:p>
              </table:table-cell>
              <table:table-cell office:value-type="float" office:value="0.304834067373132">
                <text:p>0.3048340673731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69343231239654">
                <text:p>6.69343231239654</text:p>
              </table:table-cell>
              <table:table-cell office:value-type="float" office:value="0.804862495807131">
                <text:p>0.8048624958071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54083149786851">
                <text:p>6.54083149786851</text:p>
              </table:table-cell>
              <table:table-cell office:value-type="float" office:value="-0.0438173610068477">
                <text:p>-0.04381736100684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70421730442186">
                <text:p>5.70421730442186</text:p>
              </table:table-cell>
              <table:table-cell office:value-type="float" office:value="-0.119553458366239">
                <text:p>-0.1195534583662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28394898078312">
                <text:p>5.28394898078312</text:p>
              </table:table-cell>
              <table:table-cell office:value-type="float" office:value="-1.58625569841566">
                <text:p>-1.586255698415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90792215934641">
                <text:p>6.90792215934641</text:p>
              </table:table-cell>
              <table:table-cell office:value-type="float" office:value="-1.6230728748176">
                <text:p>-1.62307287481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46428070687396">
                <text:p>4.46428070687396</text:p>
              </table:table-cell>
              <table:table-cell office:value-type="float" office:value="-1.3101106528941">
                <text:p>-1.31011065289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37668149267665">
                <text:p>4.37668149267665</text:p>
              </table:table-cell>
              <table:table-cell office:value-type="float" office:value="0.806451515978573">
                <text:p>0.8064515159785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09072128306524">
                <text:p>6.09072128306524</text:p>
              </table:table-cell>
              <table:table-cell office:value-type="float" office:value="-0.68523551602199">
                <text:p>-0.685235516021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14583841335377">
                <text:p>5.14583841335377</text:p>
              </table:table-cell>
              <table:table-cell office:value-type="float" office:value="0.764974116615424">
                <text:p>0.7649741166154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20878832248298">
                <text:p>6.20878832248298</text:p>
              </table:table-cell>
              <table:table-cell office:value-type="float" office:value="-0.765597929676817">
                <text:p>-0.7655979296768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06190496004459">
                <text:p>4.06190496004459</text:p>
              </table:table-cell>
              <table:table-cell office:value-type="float" office:value="-0.0182093343768885">
                <text:p>-0.01820933437688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40266964342077">
                <text:p>6.40266964342077</text:p>
              </table:table-cell>
              <table:table-cell office:value-type="float" office:value="0.49909520695918">
                <text:p>0.499095206959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83462818441509">
                <text:p>5.83462818441509</text:p>
              </table:table-cell>
              <table:table-cell office:value-type="float" office:value="-0.894235103090934">
                <text:p>-0.8942351030909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91615778401466">
                <text:p>4.91615778401466</text:p>
              </table:table-cell>
              <table:table-cell office:value-type="float" office:value="0.967256685635896">
                <text:p>0.9672566856358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65372211860826">
                <text:p>6.65372211860826</text:p>
              </table:table-cell>
              <table:table-cell office:value-type="float" office:value="-0.0606999980596445">
                <text:p>-0.06069999805964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88526696943179">
                <text:p>4.88526696943179</text:p>
              </table:table-cell>
              <table:table-cell office:value-type="float" office:value="0.770431218492237">
                <text:p>0.7704312184922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209955893909">
                <text:p>6.209955893909</text:p>
              </table:table-cell>
              <table:table-cell office:value-type="float" office:value="-1.26082207927298">
                <text:p>-1.26082207927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38925781754632">
                <text:p>5.38925781754632</text:p>
              </table:table-cell>
              <table:table-cell office:value-type="float" office:value="0.591345040640083">
                <text:p>0.5913450406400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33233544942575">
                <text:p>5.33233544942575</text:p>
              </table:table-cell>
              <table:table-cell office:value-type="float" office:value="-1.81241993683533">
                <text:p>-1.812419936835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29395118159809">
                <text:p>4.29395118159809</text:p>
              </table:table-cell>
              <table:table-cell office:value-type="float" office:value="-1.89804469582037">
                <text:p>-1.898044695820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64408014083754">
                <text:p>5.64408014083754</text:p>
              </table:table-cell>
              <table:table-cell office:value-type="float" office:value="0.94534152261235">
                <text:p>0.945341522612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5793206224761">
                <text:p>5.5793206224761</text:p>
              </table:table-cell>
              <table:table-cell office:value-type="float" office:value="0.972312094768017">
                <text:p>0.9723120947680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4340331651721">
                <text:p>6.4340331651721</text:p>
              </table:table-cell>
              <table:table-cell office:value-type="float" office:value="0.0689072788663601">
                <text:p>0.06890727886636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57461941626015">
                <text:p>5.57461941626015</text:p>
              </table:table-cell>
              <table:table-cell office:value-type="float" office:value="-1.41914785851271">
                <text:p>-1.419147858512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85553231500261">
                <text:p>4.85553231500261</text:p>
              </table:table-cell>
              <table:table-cell office:value-type="float" office:value="-1.01276655759636">
                <text:p>-1.012766557596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4154901607248">
                <text:p>6.4154901607248</text:p>
              </table:table-cell>
              <table:table-cell office:value-type="float" office:value="-1.63867013526553">
                <text:p>-1.638670135265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0978620291714">
                <text:p>4.0978620291714</text:p>
              </table:table-cell>
              <table:table-cell office:value-type="float" office:value="-1.16775595442401">
                <text:p>-1.167755954424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8260891685357">
                <text:p>6.28260891685357</text:p>
              </table:table-cell>
              <table:table-cell office:value-type="float" office:value="0.816147666749246">
                <text:p>0.8161476667492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25142133999439">
                <text:p>4.25142133999439</text:p>
              </table:table-cell>
              <table:table-cell office:value-type="float" office:value="0.229941467025649">
                <text:p>0.2299414670256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18999576831924">
                <text:p>6.18999576831924</text:p>
              </table:table-cell>
              <table:table-cell office:value-type="float" office:value="0.867037320874892">
                <text:p>0.8670373208748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50220597538945">
                <text:p>4.50220597538945</text:p>
              </table:table-cell>
              <table:table-cell office:value-type="float" office:value="-0.418343319839684">
                <text:p>-0.4183433198396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5643011578053">
                <text:p>5.5643011578053</text:p>
              </table:table-cell>
              <table:table-cell office:value-type="float" office:value="-1.24617405415767">
                <text:p>-1.246174054157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09712261064069">
                <text:p>5.09712261064069</text:p>
              </table:table-cell>
              <table:table-cell office:value-type="float" office:value="-1.81178824039985">
                <text:p>-1.811788240399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85163117156418">
                <text:p>4.85163117156418</text:p>
              </table:table-cell>
              <table:table-cell office:value-type="float" office:value="-1.48733105184846">
                <text:p>-1.487331051848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32583983406689">
                <text:p>4.32583983406689</text:p>
              </table:table-cell>
              <table:table-cell office:value-type="float" office:value="0.14548993284112">
                <text:p>0.145489932841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04252131222621">
                <text:p>5.04252131222621</text:p>
              </table:table-cell>
              <table:table-cell office:value-type="float" office:value="-1.85141992550678">
                <text:p>-1.851419925506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34645489335276">
                <text:p>5.34645489335276</text:p>
              </table:table-cell>
              <table:table-cell office:value-type="float" office:value="0.892795714251422">
                <text:p>0.8927957142514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33705467402472">
                <text:p>6.33705467402472</text:p>
              </table:table-cell>
              <table:table-cell office:value-type="float" office:value="0.852812977849954">
                <text:p>0.8528129778499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72741547412543">
                <text:p>6.72741547412543</text:p>
              </table:table-cell>
              <table:table-cell office:value-type="float" office:value="-0.076514895391409">
                <text:p>-0.0765148953914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97860853189982">
                <text:p>5.97860853189982</text:p>
              </table:table-cell>
              <table:table-cell office:value-type="float" office:value="0.954243880685941">
                <text:p>0.9542438806859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51426828927892">
                <text:p>5.51426828927892</text:p>
              </table:table-cell>
              <table:table-cell office:value-type="float" office:value="0.859956712557123">
                <text:p>0.8599567125571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79465792857971">
                <text:p>4.79465792857971</text:p>
              </table:table-cell>
              <table:table-cell office:value-type="float" office:value="-0.627451897695486">
                <text:p>-0.6274518976954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31171356031061">
                <text:p>4.31171356031061</text:p>
              </table:table-cell>
              <table:table-cell office:value-type="float" office:value="-0.381892322099055">
                <text:p>-0.3818923220990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69425213083137">
                <text:p>6.69425213083137</text:p>
              </table:table-cell>
              <table:table-cell office:value-type="float" office:value="0.735526690015688">
                <text:p>0.7355266900156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42147634736461">
                <text:p>5.42147634736461</text:p>
              </table:table-cell>
              <table:table-cell office:value-type="float" office:value="-0.886203113713255">
                <text:p>-0.8862031137132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64053633410125">
                <text:p>5.64053633410125</text:p>
              </table:table-cell>
              <table:table-cell office:value-type="float" office:value="0.774773483585342">
                <text:p>0.7747734835853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3327498980015">
                <text:p>6.93327498980015</text:p>
              </table:table-cell>
              <table:table-cell office:value-type="float" office:value="0.18971315265405">
                <text:p>0.189713152654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77360409516008">
                <text:p>5.77360409516008</text:p>
              </table:table-cell>
              <table:table-cell office:value-type="float" office:value="-1.86268535045008">
                <text:p>-1.862685350450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04952091343315">
                <text:p>4.04952091343315</text:p>
              </table:table-cell>
              <table:table-cell office:value-type="float" office:value="0.255790429942192">
                <text:p>0.2557904299421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98029656107699">
                <text:p>5.98029656107699</text:p>
              </table:table-cell>
              <table:table-cell office:value-type="float" office:value="-1.29012243954884">
                <text:p>-1.290122439548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73034815185312">
                <text:p>4.73034815185312</text:p>
              </table:table-cell>
              <table:table-cell office:value-type="float" office:value="0.631427073775448">
                <text:p>0.6314270737754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56787720201011">
                <text:p>4.56787720201011</text:p>
              </table:table-cell>
              <table:table-cell office:value-type="float" office:value="-1.18041314061669">
                <text:p>-1.180413140616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10376157607164">
                <text:p>5.10376157607164</text:p>
              </table:table-cell>
              <table:table-cell office:value-type="float" office:value="-1.7622328342079">
                <text:p>-1.76223283420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39394978256968">
                <text:p>6.39394978256968</text:p>
              </table:table-cell>
              <table:table-cell office:value-type="float" office:value="0.842469257953967">
                <text:p>0.8424692579539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44383800868816">
                <text:p>6.44383800868816</text:p>
              </table:table-cell>
              <table:table-cell office:value-type="float" office:value="-0.251457162287519">
                <text:p>-0.2514571622875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12764015788905">
                <text:p>4.12764015788905</text:p>
              </table:table-cell>
              <table:table-cell office:value-type="float" office:value="-0.412421885255207">
                <text:p>-0.4124218852552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15514166151956">
                <text:p>5.15514166151956</text:p>
              </table:table-cell>
              <table:table-cell office:value-type="float" office:value="-0.600302763348678">
                <text:p>-0.6003027633486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09457623851899">
                <text:p>6.09457623851899</text:p>
              </table:table-cell>
              <table:table-cell office:value-type="float" office:value="-1.59211920533057">
                <text:p>-1.592119205330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12335567242039">
                <text:p>6.12335567242039</text:p>
              </table:table-cell>
              <table:table-cell office:value-type="float" office:value="-0.971121348227485">
                <text:p>-0.9711213482274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0164269269117">
                <text:p>5.0164269269117</text:p>
              </table:table-cell>
              <table:table-cell office:value-type="float" office:value="0.912620364705144">
                <text:p>0.9126203647051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15142207216643">
                <text:p>4.15142207216643</text:p>
              </table:table-cell>
              <table:table-cell office:value-type="float" office:value="-0.63759942228848">
                <text:p>-0.637599422288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5094376854422">
                <text:p>4.5094376854422</text:p>
              </table:table-cell>
              <table:table-cell office:value-type="float" office:value="-1.17876052775373">
                <text:p>-1.178760527753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45592965240436">
                <text:p>5.45592965240436</text:p>
              </table:table-cell>
              <table:table-cell office:value-type="float" office:value="0.859453833670055">
                <text:p>0.8594538336700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17133796793955">
                <text:p>4.17133796793955</text:p>
              </table:table-cell>
              <table:table-cell office:value-type="float" office:value="-0.968924008059004">
                <text:p>-0.9689240080590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92780612223085">
                <text:p>4.92780612223085</text:p>
              </table:table-cell>
              <table:table-cell office:value-type="float" office:value="-0.570263574752205">
                <text:p>-0.5702635747522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66388896693521">
                <text:p>4.66388896693521</text:p>
              </table:table-cell>
              <table:table-cell office:value-type="float" office:value="0.18429226367993">
                <text:p>0.184292263679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84312640178622">
                <text:p>4.84312640178622</text:p>
              </table:table-cell>
              <table:table-cell office:value-type="float" office:value="0.774036366050597">
                <text:p>0.7740363660505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27135494725032">
                <text:p>4.27135494725032</text:p>
              </table:table-cell>
              <table:table-cell office:value-type="float" office:value="-1.35276680207347">
                <text:p>-1.352766802073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81430838263614">
                <text:p>6.81430838263614</text:p>
              </table:table-cell>
              <table:table-cell office:value-type="float" office:value="0.611583928075502">
                <text:p>0.6115839280755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66222896602483">
                <text:p>5.66222896602483</text:p>
              </table:table-cell>
              <table:table-cell office:value-type="float" office:value="-1.18942181217144">
                <text:p>-1.189421812171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14040665910945">
                <text:p>4.14040665910945</text:p>
              </table:table-cell>
              <table:table-cell office:value-type="float" office:value="0.473074377531593">
                <text:p>0.4730743775315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7154288163941">
                <text:p>6.7154288163941</text:p>
              </table:table-cell>
              <table:table-cell office:value-type="float" office:value="-1.87002461236731">
                <text:p>-1.870024612367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61472251189107">
                <text:p>4.61472251189107</text:p>
              </table:table-cell>
              <table:table-cell office:value-type="float" office:value="-1.97790970420836">
                <text:p>-1.977909704208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23888914138483">
                <text:p>6.23888914138483</text:p>
              </table:table-cell>
              <table:table-cell office:value-type="float" office:value="0.68089399062298">
                <text:p>0.680893990622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77805046409642">
                <text:p>5.77805046409642</text:p>
              </table:table-cell>
              <table:table-cell office:value-type="float" office:value="0.680512043842365">
                <text:p>0.6805120438423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32029068550893">
                <text:p>5.32029068550893</text:p>
              </table:table-cell>
              <table:table-cell office:value-type="float" office:value="0.883685692459479">
                <text:p>0.8836856924594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85115053074731">
                <text:p>4.85115053074731</text:p>
              </table:table-cell>
              <table:table-cell office:value-type="float" office:value="-0.998261510788619">
                <text:p>-0.9982615107886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48842423318009">
                <text:p>6.48842423318009</text:p>
              </table:table-cell>
              <table:table-cell office:value-type="float" office:value="0.445273204758089">
                <text:p>0.4452732047580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08111554886663">
                <text:p>6.08111554886663</text:p>
              </table:table-cell>
              <table:table-cell office:value-type="float" office:value="-0.442509023943453">
                <text:p>-0.4425090239434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62922136454767">
                <text:p>6.62922136454767</text:p>
              </table:table-cell>
              <table:table-cell office:value-type="float" office:value="-0.935189684771387">
                <text:p>-0.9351896847713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09143960206339">
                <text:p>6.09143960206339</text:p>
              </table:table-cell>
              <table:table-cell office:value-type="float" office:value="0.213012829230793">
                <text:p>0.2130128292307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9216787975952">
                <text:p>4.9216787975952</text:p>
              </table:table-cell>
              <table:table-cell office:value-type="float" office:value="0.0285334674958579">
                <text:p>0.02853346749585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72664919826762">
                <text:p>4.72664919826762</text:p>
              </table:table-cell>
              <table:table-cell office:value-type="float" office:value="-1.30238200343831">
                <text:p>-1.302382003438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79190845074089">
                <text:p>4.79190845074089</text:p>
              </table:table-cell>
              <table:table-cell office:value-type="float" office:value="-0.658816031861389">
                <text:p>-0.6588160318613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4153797929192">
                <text:p>4.4153797929192</text:p>
              </table:table-cell>
              <table:table-cell office:value-type="float" office:value="0.858471409175576">
                <text:p>0.8584714091755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88136607629654">
                <text:p>6.88136607629654</text:p>
              </table:table-cell>
              <table:table-cell office:value-type="float" office:value="0.10439792206616">
                <text:p>0.104397922066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73624437657274">
                <text:p>4.73624437657274</text:p>
              </table:table-cell>
              <table:table-cell office:value-type="float" office:value="-1.21121895068973">
                <text:p>-1.211218950689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53018854823327">
                <text:p>6.53018854823327</text:p>
              </table:table-cell>
              <table:table-cell office:value-type="float" office:value="-1.51915860180459">
                <text:p>-1.519158601804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69050797614527">
                <text:p>5.69050797614527</text:p>
              </table:table-cell>
              <table:table-cell office:value-type="float" office:value="-0.452319679047852">
                <text:p>-0.4523196790478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20255709973186">
                <text:p>6.20255709973186</text:p>
              </table:table-cell>
              <table:table-cell office:value-type="float" office:value="-0.372100351525555">
                <text:p>-0.3721003515255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41667219554287">
                <text:p>6.41667219554287</text:p>
              </table:table-cell>
              <table:table-cell office:value-type="float" office:value="-0.636027487733145">
                <text:p>-0.6360274877331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10771675751207">
                <text:p>4.10771675751207</text:p>
              </table:table-cell>
              <table:table-cell office:value-type="float" office:value="-0.00912703668269677">
                <text:p>-0.009127036682696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73047699900961">
                <text:p>5.73047699900961</text:p>
              </table:table-cell>
              <table:table-cell office:value-type="float" office:value="-0.25655036406357">
                <text:p>-0.256550364063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54020787845475">
                <text:p>4.54020787845475</text:p>
              </table:table-cell>
              <table:table-cell office:value-type="float" office:value="0.232218438458147">
                <text:p>0.2322184384581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98692924265493">
                <text:p>5.98692924265493</text:p>
              </table:table-cell>
              <table:table-cell office:value-type="float" office:value="-1.64731641785749">
                <text:p>-1.647316417857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58389837839605">
                <text:p>4.58389837839605</text:p>
              </table:table-cell>
              <table:table-cell office:value-type="float" office:value="-0.298608679536978">
                <text:p>-0.2986086795369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64513466089805">
                <text:p>6.64513466089805</text:p>
              </table:table-cell>
              <table:table-cell office:value-type="float" office:value="0.847970317325216">
                <text:p>0.8479703173252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74156734230755">
                <text:p>5.74156734230755</text:p>
              </table:table-cell>
              <table:table-cell office:value-type="float" office:value="-1.85592927369877">
                <text:p>-1.855929273698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7830795973307">
                <text:p>6.37830795973307</text:p>
              </table:table-cell>
              <table:table-cell office:value-type="float" office:value="-0.131565656191364">
                <text:p>-0.1315656561913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82945256869958">
                <text:p>6.82945256869958</text:p>
              </table:table-cell>
              <table:table-cell office:value-type="float" office:value="0.607446579807202">
                <text:p>0.6074465798072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54637772557752">
                <text:p>4.54637772557752</text:p>
              </table:table-cell>
              <table:table-cell office:value-type="float" office:value="-1.59107005546538">
                <text:p>-1.591070055465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35764158177186">
                <text:p>5.35764158177186</text:p>
              </table:table-cell>
              <table:table-cell office:value-type="float" office:value="-1.90181887300909">
                <text:p>-1.901818873009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28260317974687">
                <text:p>5.28260317974687</text:p>
              </table:table-cell>
              <table:table-cell office:value-type="float" office:value="0.30067068822787">
                <text:p>0.300670688227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62951832787291">
                <text:p>6.62951832787291</text:p>
              </table:table-cell>
              <table:table-cell office:value-type="float" office:value="0.5437500254802">
                <text:p>0.54375002548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68720578963304">
                <text:p>4.68720578963304</text:p>
              </table:table-cell>
              <table:table-cell office:value-type="float" office:value="-0.275288918593488">
                <text:p>-0.2752889185934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06555420585907">
                <text:p>4.06555420585907</text:p>
              </table:table-cell>
              <table:table-cell office:value-type="float" office:value="-1.03745293703269">
                <text:p>-1.037452937032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15418976481563">
                <text:p>4.15418976481563</text:p>
              </table:table-cell>
              <table:table-cell office:value-type="float" office:value="-1.40960480099199">
                <text:p>-1.409604800991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05791919591587">
                <text:p>5.05791919591587</text:p>
              </table:table-cell>
              <table:table-cell office:value-type="float" office:value="0.832624158956985">
                <text:p>0.8326241589569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83501894597068">
                <text:p>4.83501894597068</text:p>
              </table:table-cell>
              <table:table-cell office:value-type="float" office:value="-1.85389190321583">
                <text:p>-1.853891903215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94308078945012">
                <text:p>6.94308078945012</text:p>
              </table:table-cell>
              <table:table-cell office:value-type="float" office:value="0.648744356651293">
                <text:p>0.6487443566512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67688042427401">
                <text:p>6.67688042427401</text:p>
              </table:table-cell>
              <table:table-cell office:value-type="float" office:value="-1.27138685645579">
                <text:p>-1.271386856455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55974347811604">
                <text:p>6.55974347811604</text:p>
              </table:table-cell>
              <table:table-cell office:value-type="float" office:value="0.522562741073503">
                <text:p>0.5225627410735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70079817192293">
                <text:p>6.70079817192293</text:p>
              </table:table-cell>
              <table:table-cell office:value-type="float" office:value="-0.928736606995201">
                <text:p>-0.9287366069952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58484012644887">
                <text:p>6.58484012644887</text:p>
              </table:table-cell>
              <table:table-cell office:value-type="float" office:value="0.271870403586616">
                <text:p>0.2718704035866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85240644054032">
                <text:p>4.85240644054032</text:p>
              </table:table-cell>
              <table:table-cell office:value-type="float" office:value="-1.10555204872426">
                <text:p>-1.105552048724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53180914415864">
                <text:p>6.53180914415864</text:p>
              </table:table-cell>
              <table:table-cell office:value-type="float" office:value="0.524586296658693">
                <text:p>0.5245862966586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99994914323854">
                <text:p>6.99994914323854</text:p>
              </table:table-cell>
              <table:table-cell office:value-type="float" office:value="-1.31369140940003">
                <text:p>-1.313691409400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62563399736548">
                <text:p>5.62563399736548</text:p>
              </table:table-cell>
              <table:table-cell office:value-type="float" office:value="-1.08309048428626">
                <text:p>-1.083090484286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80709968522867">
                <text:p>6.80709968522867</text:p>
              </table:table-cell>
              <table:table-cell office:value-type="float" office:value="-1.00855001865505">
                <text:p>-1.008550018655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68151968567992">
                <text:p>5.68151968567992</text:p>
              </table:table-cell>
              <table:table-cell office:value-type="float" office:value="0.617857162044218">
                <text:p>0.6178571620442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85454738027312">
                <text:p>4.85454738027312</text:p>
              </table:table-cell>
              <table:table-cell office:value-type="float" office:value="-1.96194341668085">
                <text:p>-1.961943416680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22945373323254">
                <text:p>6.22945373323254</text:p>
              </table:table-cell>
              <table:table-cell office:value-type="float" office:value="0.821089468037672">
                <text:p>0.8210894680376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07548032870843">
                <text:p>6.07548032870843</text:p>
              </table:table-cell>
              <table:table-cell office:value-type="float" office:value="-1.1216947168773">
                <text:p>-1.12169471687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18411649372423">
                <text:p>5.18411649372423</text:p>
              </table:table-cell>
              <table:table-cell office:value-type="float" office:value="-1.41949488453487">
                <text:p>-1.419494884534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56620033332789">
                <text:p>6.56620033332789</text:p>
              </table:table-cell>
              <table:table-cell office:value-type="float" office:value="-0.0802270035584116">
                <text:p>-0.08022700355841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33923778572758">
                <text:p>5.33923778572758</text:p>
              </table:table-cell>
              <table:table-cell office:value-type="float" office:value="-0.707420943776207">
                <text:p>-0.707420943776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86591857524371">
                <text:p>6.86591857524371</text:p>
              </table:table-cell>
              <table:table-cell office:value-type="float" office:value="0.37585342611691">
                <text:p>0.375853426116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61790696618794">
                <text:p>4.61790696618794</text:p>
              </table:table-cell>
              <table:table-cell office:value-type="float" office:value="-1.41222102613456">
                <text:p>-1.412221026134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08420979846409">
                <text:p>6.08420979846409</text:p>
              </table:table-cell>
              <table:table-cell office:value-type="float" office:value="-0.919685168411423">
                <text:p>-0.9196851684114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4863888853654">
                <text:p>5.4863888853654</text:p>
              </table:table-cell>
              <table:table-cell office:value-type="float" office:value="-1.94715238200093">
                <text:p>-1.947152382000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96784385274628">
                <text:p>4.96784385274628</text:p>
              </table:table-cell>
              <table:table-cell office:value-type="float" office:value="0.597753725128248">
                <text:p>0.5977537251282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55298182678501">
                <text:p>5.55298182678501</text:p>
              </table:table-cell>
              <table:table-cell office:value-type="float" office:value="-1.3139120914496">
                <text:p>-1.31391209144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43965154003705">
                <text:p>5.43965154003705</text:p>
              </table:table-cell>
              <table:table-cell office:value-type="float" office:value="0.854862456167357">
                <text:p>0.8548624561673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9525254120976">
                <text:p>5.9525254120976</text:p>
              </table:table-cell>
              <table:table-cell office:value-type="float" office:value="0.997113892609426">
                <text:p>0.9971138926094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48676954871709">
                <text:p>6.48676954871709</text:p>
              </table:table-cell>
              <table:table-cell office:value-type="float" office:value="-1.81632883747956">
                <text:p>-1.816328837479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43237517086652">
                <text:p>4.43237517086652</text:p>
              </table:table-cell>
              <table:table-cell office:value-type="float" office:value="-1.3870448054011">
                <text:p>-1.38704480540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71951084543948">
                <text:p>6.71951084543948</text:p>
              </table:table-cell>
              <table:table-cell office:value-type="float" office:value="-0.073068144386891">
                <text:p>-0.0730681443868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5878537222362">
                <text:p>6.55878537222362</text:p>
              </table:table-cell>
              <table:table-cell office:value-type="float" office:value="0.969247944285978">
                <text:p>0.9692479442859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50935680472498">
                <text:p>6.50935680472498</text:p>
              </table:table-cell>
              <table:table-cell office:value-type="float" office:value="-1.200924679932">
                <text:p>-1.2009246799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00334511648246">
                <text:p>5.00334511648246</text:p>
              </table:table-cell>
              <table:table-cell office:value-type="float" office:value="-0.30088385891137">
                <text:p>-0.300883858911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82054351985276">
                <text:p>4.82054351985276</text:p>
              </table:table-cell>
              <table:table-cell office:value-type="float" office:value="0.107163988659585">
                <text:p>0.1071639886595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04611552352638">
                <text:p>5.04611552352638</text:p>
              </table:table-cell>
              <table:table-cell office:value-type="float" office:value="0.82422992489754">
                <text:p>0.824229924897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21461768446743">
                <text:p>5.21461768446743</text:p>
              </table:table-cell>
              <table:table-cell office:value-type="float" office:value="-1.55618251957892">
                <text:p>-1.556182519578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6226876464871">
                <text:p>6.66226876464871</text:p>
              </table:table-cell>
              <table:table-cell office:value-type="float" office:value="-0.383166736386702">
                <text:p>-0.3831667363867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09366557899726">
                <text:p>5.09366557899726</text:p>
              </table:table-cell>
              <table:table-cell office:value-type="float" office:value="-1.64141894667303">
                <text:p>-1.641418946673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18117199293946">
                <text:p>5.18117199293946</text:p>
              </table:table-cell>
              <table:table-cell office:value-type="float" office:value="0.135068032636101">
                <text:p>0.1350680326361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13972957453821">
                <text:p>4.13972957453821</text:p>
              </table:table-cell>
              <table:table-cell office:value-type="float" office:value="-0.859211488177337">
                <text:p>-0.8592114881773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40766497823874">
                <text:p>6.40766497823874</text:p>
              </table:table-cell>
              <table:table-cell office:value-type="float" office:value="-1.21861313889756">
                <text:p>-1.218613138897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96597303203718">
                <text:p>4.96597303203718</text:p>
              </table:table-cell>
              <table:table-cell office:value-type="float" office:value="0.56291136844656">
                <text:p>0.562911368446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35676731586059">
                <text:p>6.35676731586059</text:p>
              </table:table-cell>
              <table:table-cell office:value-type="float" office:value="-1.79863416268947">
                <text:p>-1.798634162689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80030653408012">
                <text:p>5.80030653408012</text:p>
              </table:table-cell>
              <table:table-cell office:value-type="float" office:value="-1.17757511142653">
                <text:p>-1.177575111426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72409986005263">
                <text:p>6.72409986005263</text:p>
              </table:table-cell>
              <table:table-cell office:value-type="float" office:value="-0.660914051819089">
                <text:p>-0.6609140518190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7622244907471">
                <text:p>6.7622244907471</text:p>
              </table:table-cell>
              <table:table-cell office:value-type="float" office:value="-1.84124054773814">
                <text:p>-1.841240547738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10052089776205">
                <text:p>4.10052089776205</text:p>
              </table:table-cell>
              <table:table-cell office:value-type="float" office:value="-0.312936647320361">
                <text:p>-0.3129366473203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45949319230316">
                <text:p>6.45949319230316</text:p>
              </table:table-cell>
              <table:table-cell office:value-type="float" office:value="-1.97859450629262">
                <text:p>-1.978594506292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73761232860994">
                <text:p>6.73761232860994</text:p>
              </table:table-cell>
              <table:table-cell office:value-type="float" office:value="-1.85162145528014">
                <text:p>-1.851621455280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08602848440223">
                <text:p>4.08602848440223</text:p>
              </table:table-cell>
              <table:table-cell office:value-type="float" office:value="-0.411033647130863">
                <text:p>-0.4110336471308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34819800713032">
                <text:p>6.34819800713032</text:p>
              </table:table-cell>
              <table:table-cell office:value-type="float" office:value="-0.160618744377027">
                <text:p>-0.1606187443770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49923597905442">
                <text:p>6.49923597905442</text:p>
              </table:table-cell>
              <table:table-cell office:value-type="float" office:value="-0.536127935689852">
                <text:p>-0.5361279356898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07163669474996">
                <text:p>4.07163669474996</text:p>
              </table:table-cell>
              <table:table-cell office:value-type="float" office:value="-1.87551657320603">
                <text:p>-1.875516573206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14995518573637">
                <text:p>5.14995518573637</text:p>
              </table:table-cell>
              <table:table-cell office:value-type="float" office:value="0.893603809281867">
                <text:p>0.8936038092818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99864159920152">
                <text:p>5.99864159920152</text:p>
              </table:table-cell>
              <table:table-cell office:value-type="float" office:value="-0.23950633433528">
                <text:p>-0.239506334335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47097448960238">
                <text:p>5.47097448960238</text:p>
              </table:table-cell>
              <table:table-cell office:value-type="float" office:value="0.833320485448146">
                <text:p>0.8333204854481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14052336124132">
                <text:p>6.14052336124132</text:p>
              </table:table-cell>
              <table:table-cell office:value-type="float" office:value="-1.94736739015749">
                <text:p>-1.947367390157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4211943452588">
                <text:p>4.44211943452588</text:p>
              </table:table-cell>
              <table:table-cell office:value-type="float" office:value="-1.38260323143231">
                <text:p>-1.382603231432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84111902896842">
                <text:p>6.84111902896842</text:p>
              </table:table-cell>
              <table:table-cell office:value-type="float" office:value="-1.79989459899811">
                <text:p>-1.799894598998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15398164630728">
                <text:p>4.15398164630728</text:p>
              </table:table-cell>
              <table:table-cell office:value-type="float" office:value="-0.799674815936435">
                <text:p>-0.7996748159364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40375052850861">
                <text:p>6.40375052850861</text:p>
              </table:table-cell>
              <table:table-cell office:value-type="float" office:value="-1.1334198760487">
                <text:p>-1.13341987604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52599376282774">
                <text:p>5.52599376282774</text:p>
              </table:table-cell>
              <table:table-cell office:value-type="float" office:value="0.0555212737026647">
                <text:p>0.05552127370266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1586822427815">
                <text:p>5.1586822427815</text:p>
              </table:table-cell>
              <table:table-cell office:value-type="float" office:value="0.727128141265791">
                <text:p>0.7271281412657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83539400683887">
                <text:p>5.83539400683887</text:p>
              </table:table-cell>
              <table:table-cell office:value-type="float" office:value="-1.45229121217554">
                <text:p>-1.452291212175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39661301690831">
                <text:p>5.39661301690831</text:p>
              </table:table-cell>
              <table:table-cell office:value-type="float" office:value="-0.792043449005654">
                <text:p>-0.7920434490056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41327735529212">
                <text:p>4.41327735529212</text:p>
              </table:table-cell>
              <table:table-cell office:value-type="float" office:value="-1.54455736090796">
                <text:p>-1.544557360907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89046785861643">
                <text:p>4.89046785861643</text:p>
              </table:table-cell>
              <table:table-cell office:value-type="float" office:value="0.138755792570803">
                <text:p>0.1387557925708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89885095254088">
                <text:p>6.89885095254088</text:p>
              </table:table-cell>
              <table:table-cell office:value-type="float" office:value="-1.72799939550097">
                <text:p>-1.727999395500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65042115431703">
                <text:p>6.65042115431703</text:p>
              </table:table-cell>
              <table:table-cell office:value-type="float" office:value="-1.90153681728409">
                <text:p>-1.901536817284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05844427137125">
                <text:p>4.05844427137125</text:p>
              </table:table-cell>
              <table:table-cell office:value-type="float" office:value="-1.32675245214374">
                <text:p>-1.326752452143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5961453618244">
                <text:p>6.5961453618244</text:p>
              </table:table-cell>
              <table:table-cell office:value-type="float" office:value="0.68957964747905">
                <text:p>0.689579647479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2230688633095">
                <text:p>4.2230688633095</text:p>
              </table:table-cell>
              <table:table-cell office:value-type="float" office:value="-0.911883908059599">
                <text:p>-0.9118839080595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49858094425236">
                <text:p>6.49858094425236</text:p>
              </table:table-cell>
              <table:table-cell office:value-type="float" office:value="-0.0392672630896376">
                <text:p>-0.03926726308963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46920433428771">
                <text:p>4.46920433428771</text:p>
              </table:table-cell>
              <table:table-cell office:value-type="float" office:value="-0.792824250848666">
                <text:p>-0.7928242508486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1485836158363">
                <text:p>6.1485836158363</text:p>
              </table:table-cell>
              <table:table-cell office:value-type="float" office:value="-1.86695905853105">
                <text:p>-1.866959058531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28158107027449">
                <text:p>5.28158107027449</text:p>
              </table:table-cell>
              <table:table-cell office:value-type="float" office:value="0.593763535416006">
                <text:p>0.5937635354160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26134796207821">
                <text:p>6.26134796207821</text:p>
              </table:table-cell>
              <table:table-cell office:value-type="float" office:value="0.874586759830456">
                <text:p>0.8745867598304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71004792486701">
                <text:p>6.71004792486701</text:p>
              </table:table-cell>
              <table:table-cell office:value-type="float" office:value="-1.19905831673882">
                <text:p>-1.199058316738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13727134699581">
                <text:p>6.13727134699581</text:p>
              </table:table-cell>
              <table:table-cell office:value-type="float" office:value="-1.78256912723331">
                <text:p>-1.782569127233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51389166360307">
                <text:p>6.51389166360307</text:p>
              </table:table-cell>
              <table:table-cell office:value-type="float" office:value="0.333800123932107">
                <text:p>0.3338001239321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97118280257526">
                <text:p>4.97118280257526</text:p>
              </table:table-cell>
              <table:table-cell office:value-type="float" office:value="-0.91484109023212">
                <text:p>-0.914841090232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.69914051560987">
                <text:p>6.69914051560987</text:p>
              </table:table-cell>
              <table:table-cell office:value-type="float" office:value="-1.41301514743211">
                <text:p>-1.413015147432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9091309313932">
                <text:p>4.79091309313932</text:p>
              </table:table-cell>
              <table:table-cell office:value-type="float" office:value="-0.0219436547166669">
                <text:p>-0.02194365471666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26462926480306">
                <text:p>4.26462926480306</text:p>
              </table:table-cell>
              <table:table-cell office:value-type="float" office:value="-1.32414836767834">
                <text:p>-1.324148367678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92277913723524">
                <text:p>4.92277913723524</text:p>
              </table:table-cell>
              <table:table-cell office:value-type="float" office:value="-0.793306808620591">
                <text:p>-0.7933068086205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27737045760307">
                <text:p>5.27737045760307</text:p>
              </table:table-cell>
              <table:table-cell office:value-type="float" office:value="-0.410688905706136">
                <text:p>-0.4106889057061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30429168926362">
                <text:p>4.30429168926362</text:p>
              </table:table-cell>
              <table:table-cell office:value-type="float" office:value="-0.354445733146493">
                <text:p>-0.3544457331464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40257856420624">
                <text:p>5.40257856420624</text:p>
              </table:table-cell>
              <table:table-cell office:value-type="float" office:value="0.574193637868877">
                <text:p>0.5741936378688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08018583630093">
                <text:p>4.08018583630093</text:p>
              </table:table-cell>
              <table:table-cell office:value-type="float" office:value="-1.01631353737979">
                <text:p>-1.016313537379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80015269809285">
                <text:p>6.80015269809285</text:p>
              </table:table-cell>
              <table:table-cell office:value-type="float" office:value="-0.1860172608526">
                <text:p>-0.18601726085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31246372231506">
                <text:p>6.31246372231506</text:p>
              </table:table-cell>
              <table:table-cell office:value-type="float" office:value="-1.64706761070213">
                <text:p>-1.647067610702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43336635276233">
                <text:p>4.43336635276233</text:p>
              </table:table-cell>
              <table:table-cell office:value-type="float" office:value="-1.29827905342937">
                <text:p>-1.298279053429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61698033410841">
                <text:p>4.61698033410841</text:p>
              </table:table-cell>
              <table:table-cell office:value-type="float" office:value="-1.65527008139776">
                <text:p>-1.655270081397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49970998837787">
                <text:p>6.49970998837787</text:p>
              </table:table-cell>
              <table:table-cell office:value-type="float" office:value="-1.58367863350499">
                <text:p>-1.583678633504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65183887204324">
                <text:p>4.65183887204324</text:p>
              </table:table-cell>
              <table:table-cell office:value-type="float" office:value="-0.236990226861468">
                <text:p>-0.2369902268614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76214640979817">
                <text:p>5.76214640979817</text:p>
              </table:table-cell>
              <table:table-cell office:value-type="float" office:value="0.228787847739382">
                <text:p>0.2287878477393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29154881267563">
                <text:p>4.29154881267563</text:p>
              </table:table-cell>
              <table:table-cell office:value-type="float" office:value="-1.18343457639557">
                <text:p>-1.183434576395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6828232183374">
                <text:p>5.6828232183374</text:p>
              </table:table-cell>
              <table:table-cell office:value-type="float" office:value="-0.463897612990392">
                <text:p>-0.4638976129903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00165984387954">
                <text:p>6.00165984387954</text:p>
              </table:table-cell>
              <table:table-cell office:value-type="float" office:value="0.0341861691707415">
                <text:p>0.03418616917074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25582999198412">
                <text:p>4.25582999198412</text:p>
              </table:table-cell>
              <table:table-cell office:value-type="float" office:value="0.477591667843043">
                <text:p>0.4775916678430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86002458252654">
                <text:p>5.86002458252654</text:p>
              </table:table-cell>
              <table:table-cell office:value-type="float" office:value="-0.104438073071786">
                <text:p>-0.1044380730717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8601092958388">
                <text:p>4.8601092958388</text:p>
              </table:table-cell>
              <table:table-cell office:value-type="float" office:value="-0.231042822004598">
                <text:p>-0.2310428220045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30287067732082">
                <text:p>5.30287067732082</text:p>
              </table:table-cell>
              <table:table-cell office:value-type="float" office:value="0.863999611403447">
                <text:p>0.8639996114034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29896283896715">
                <text:p>6.29896283896715</text:p>
              </table:table-cell>
              <table:table-cell office:value-type="float" office:value="-0.662462133648067">
                <text:p>-0.6624621336480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24544458145228">
                <text:p>5.24544458145228</text:p>
              </table:table-cell>
              <table:table-cell office:value-type="float" office:value="-0.872053417881258">
                <text:p>-0.8720534178812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48018967421969">
                <text:p>5.48018967421969</text:p>
              </table:table-cell>
              <table:table-cell office:value-type="float" office:value="-0.900036295506459">
                <text:p>-0.9000362955064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98219124051292">
                <text:p>6.98219124051292</text:p>
              </table:table-cell>
              <table:table-cell office:value-type="float" office:value="-1.78780996771352">
                <text:p>-1.787809967713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66617769855577">
                <text:p>5.66617769855577</text:p>
              </table:table-cell>
              <table:table-cell office:value-type="float" office:value="-1.4367103538991">
                <text:p>-1.43671035389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40057065659795">
                <text:p>4.40057065659795</text:p>
              </table:table-cell>
              <table:table-cell office:value-type="float" office:value="-0.493739666560197">
                <text:p>-0.4937396665601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33355588162917">
                <text:p>5.33355588162917</text:p>
              </table:table-cell>
              <table:table-cell office:value-type="float" office:value="-1.80248338737064">
                <text:p>-1.802483387370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63545014449692">
                <text:p>-1.63545014449692</text:p>
              </table:table-cell>
              <table:table-cell office:value-type="float" office:value="-3.26872707914702">
                <text:p>-3.268727079147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128459011677838">
                <text:p>-0.128459011677838</text:p>
              </table:table-cell>
              <table:table-cell office:value-type="float" office:value="-3.01481153857167">
                <text:p>-3.014811538571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74732976048747">
                <text:p>-1.74732976048747</text:p>
              </table:table-cell>
              <table:table-cell office:value-type="float" office:value="-1.58957080888558">
                <text:p>-1.589570808885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30606541675577">
                <text:p>0.530606541675577</text:p>
              </table:table-cell>
              <table:table-cell office:value-type="float" office:value="-1.49117441734926">
                <text:p>-1.491174417349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513262828525118">
                <text:p>-0.513262828525118</text:p>
              </table:table-cell>
              <table:table-cell office:value-type="float" office:value="-2.37584544633009">
                <text:p>-2.375845446330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.07872911967657">
                <text:p>-1.07872911967657</text:p>
              </table:table-cell>
              <table:table-cell office:value-type="float" office:value="-1.85868097218463">
                <text:p>-1.858680972184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773760534710011">
                <text:p>-0.773760534710011</text:p>
              </table:table-cell>
              <table:table-cell office:value-type="float" office:value="-0.793586787291324">
                <text:p>-0.7935867872913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56157933392247">
                <text:p>0.656157933392247</text:p>
              </table:table-cell>
              <table:table-cell office:value-type="float" office:value="-3.70454078355761">
                <text:p>-3.704540783557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57423428393838">
                <text:p>0.357423428393838</text:p>
              </table:table-cell>
              <table:table-cell office:value-type="float" office:value="-3.56811643905637">
                <text:p>-3.568116439056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11729490640775">
                <text:p>0.411729490640775</text:p>
              </table:table-cell>
              <table:table-cell office:value-type="float" office:value="-3.01481703308237">
                <text:p>-3.014817033082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664251727412627">
                <text:p>-0.664251727412627</text:p>
              </table:table-cell>
              <table:table-cell office:value-type="float" office:value="-3.55590909436657">
                <text:p>-3.555909094366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69645884728133">
                <text:p>-1.69645884728133</text:p>
              </table:table-cell>
              <table:table-cell office:value-type="float" office:value="-1.72111991581446">
                <text:p>-1.721119915814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67438946698772">
                <text:p>-1.67438946698772</text:p>
              </table:table-cell>
              <table:table-cell office:value-type="float" office:value="-0.983588069236307">
                <text:p>-0.9835880692363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391522055396">
                <text:p>0.2391522055396</text:p>
              </table:table-cell>
              <table:table-cell office:value-type="float" office:value="-0.79193988428269">
                <text:p>-0.791939884282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11179504789398">
                <text:p>-1.11179504789398</text:p>
              </table:table-cell>
              <table:table-cell office:value-type="float" office:value="-3.08461357074818">
                <text:p>-3.084613570748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24450713682196">
                <text:p>0.624450713682196</text:p>
              </table:table-cell>
              <table:table-cell office:value-type="float" office:value="-0.868038723347411">
                <text:p>-0.8680387233474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835449903895015">
                <text:p>-0.835449903895015</text:p>
              </table:table-cell>
              <table:table-cell office:value-type="float" office:value="-1.36998974783244">
                <text:p>-1.369989747832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451427008990555">
                <text:p>-0.451427008990555</text:p>
              </table:table-cell>
              <table:table-cell office:value-type="float" office:value="-2.14270207855465">
                <text:p>-2.142702078554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683680167509113">
                <text:p>-0.683680167509113</text:p>
              </table:table-cell>
              <table:table-cell office:value-type="float" office:value="-3.15275607155362">
                <text:p>-3.152756071553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19554038005084">
                <text:p>-1.19554038005084</text:p>
              </table:table-cell>
              <table:table-cell office:value-type="float" office:value="-0.842346365715938">
                <text:p>-0.8423463657159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677725751838066">
                <text:p>-0.677725751838066</text:p>
              </table:table-cell>
              <table:table-cell office:value-type="float" office:value="-2.24631285381719">
                <text:p>-2.246312853817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.17195758053154">
                <text:p>-1.17195758053154</text:p>
              </table:table-cell>
              <table:table-cell office:value-type="float" office:value="-3.17188659217711">
                <text:p>-3.171886592177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30306870844472">
                <text:p>0.230306870844472</text:p>
              </table:table-cell>
              <table:table-cell office:value-type="float" office:value="-1.0377977383218">
                <text:p>-1.03779773832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72350898804295">
                <text:p>0.572350898804295</text:p>
              </table:table-cell>
              <table:table-cell office:value-type="float" office:value="-0.755802493512917">
                <text:p>-0.7558024935129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57791994469199">
                <text:p>-1.57791994469199</text:p>
              </table:table-cell>
              <table:table-cell office:value-type="float" office:value="-3.35056200433103">
                <text:p>-3.350562004331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63837606723644">
                <text:p>0.363837606723644</text:p>
              </table:table-cell>
              <table:table-cell office:value-type="float" office:value="-1.18360270636899">
                <text:p>-1.183602706368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989924175974721">
                <text:p>-0.989924175974721</text:p>
              </table:table-cell>
              <table:table-cell office:value-type="float" office:value="-3.32116710277379">
                <text:p>-3.321167102773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567034424713569">
                <text:p>-0.567034424713569</text:p>
              </table:table-cell>
              <table:table-cell office:value-type="float" office:value="-1.21972362517837">
                <text:p>-1.219723625178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46656822720663">
                <text:p>0.246656822720663</text:p>
              </table:table-cell>
              <table:table-cell office:value-type="float" office:value="-0.881729195355594">
                <text:p>-0.8817291953555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77134846118877">
                <text:p>0.277134846118877</text:p>
              </table:table-cell>
              <table:table-cell office:value-type="float" office:value="-0.989813103210245">
                <text:p>-0.9898131032102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52669498232748">
                <text:p>0.252669498232748</text:p>
              </table:table-cell>
              <table:table-cell office:value-type="float" office:value="-1.5756149009827">
                <text:p>-1.57561490098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.47654503776863">
                <text:p>-1.47654503776863</text:p>
              </table:table-cell>
              <table:table-cell office:value-type="float" office:value="-2.67246942455845">
                <text:p>-2.672469424558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52530560400045">
                <text:p>-1.52530560400045</text:p>
              </table:table-cell>
              <table:table-cell office:value-type="float" office:value="-3.2012373869648">
                <text:p>-3.20123738696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34886174183397">
                <text:p>0.734886174183397</text:p>
              </table:table-cell>
              <table:table-cell office:value-type="float" office:value="-2.42729166049681">
                <text:p>-2.427291660496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04758885488549">
                <text:p>0.604758885488549</text:p>
              </table:table-cell>
              <table:table-cell office:value-type="float" office:value="-0.783015149307644">
                <text:p>-0.7830151493076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.38067529532582">
                <text:p>-1.38067529532582</text:p>
              </table:table-cell>
              <table:table-cell office:value-type="float" office:value="-2.05826687134173">
                <text:p>-2.058266871341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.10364454029394">
                <text:p>-1.10364454029394</text:p>
              </table:table-cell>
              <table:table-cell office:value-type="float" office:value="-2.65445215131109">
                <text:p>-2.654452151311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70812494253696">
                <text:p>0.570812494253696</text:p>
              </table:table-cell>
              <table:table-cell office:value-type="float" office:value="-2.17880390618226">
                <text:p>-2.178803906182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34243972056402">
                <text:p>-0.34243972056402</text:p>
              </table:table-cell>
              <table:table-cell office:value-type="float" office:value="-1.92272397056949">
                <text:p>-1.922723970569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.05781281042098">
                <text:p>-1.05781281042098</text:p>
              </table:table-cell>
              <table:table-cell office:value-type="float" office:value="-2.9404107998777">
                <text:p>-2.94041079987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158020018256985">
                <text:p>-0.158020018256985</text:p>
              </table:table-cell>
              <table:table-cell office:value-type="float" office:value="-2.58974038950153">
                <text:p>-2.589740389501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.09341072940577">
                <text:p>-1.09341072940577</text:p>
              </table:table-cell>
              <table:table-cell office:value-type="float" office:value="-1.84826507028843">
                <text:p>-1.848265070288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97896538630323">
                <text:p>0.697896538630323</text:p>
              </table:table-cell>
              <table:table-cell office:value-type="float" office:value="-2.17070626363378">
                <text:p>-2.170706263633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10233700721026">
                <text:p>-1.10233700721026</text:p>
              </table:table-cell>
              <table:table-cell office:value-type="float" office:value="-3.57213024645134">
                <text:p>-3.572130246451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.14739163746953">
                <text:p>-1.14739163746953</text:p>
              </table:table-cell>
              <table:table-cell office:value-type="float" office:value="-2.43387726003987">
                <text:p>-2.433877260039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38193619115411">
                <text:p>-1.38193619115411</text:p>
              </table:table-cell>
              <table:table-cell office:value-type="float" office:value="-0.760213927992291">
                <text:p>-0.7602139279922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16038167223717">
                <text:p>0.416038167223717</text:p>
              </table:table-cell>
              <table:table-cell office:value-type="float" office:value="-3.33925321237765">
                <text:p>-3.339253212377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584361248792977">
                <text:p>-0.584361248792977</text:p>
              </table:table-cell>
              <table:table-cell office:value-type="float" office:value="-3.48325543585683">
                <text:p>-3.483255435856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.14252427419458">
                <text:p>-1.14252427419458</text:p>
              </table:table-cell>
              <table:table-cell office:value-type="float" office:value="-0.798535968683836">
                <text:p>-0.7985359686838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122200251603141">
                <text:p>-0.122200251603141</text:p>
              </table:table-cell>
              <table:table-cell office:value-type="float" office:value="-0.98942353437587">
                <text:p>-0.989423534375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600077402885015">
                <text:p>-0.600077402885015</text:p>
              </table:table-cell>
              <table:table-cell office:value-type="float" office:value="-2.21903291681464">
                <text:p>-2.219032916814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330133669941548">
                <text:p>-0.330133669941548</text:p>
              </table:table-cell>
              <table:table-cell office:value-type="float" office:value="-1.81759600461744">
                <text:p>-1.817596004617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925978595917461">
                <text:p>-0.925978595917461</text:p>
              </table:table-cell>
              <table:table-cell office:value-type="float" office:value="-3.5982765905509">
                <text:p>-3.59827659055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971914179029308">
                <text:p>-0.971914179029308</text:p>
              </table:table-cell>
              <table:table-cell office:value-type="float" office:value="-0.894419370828879">
                <text:p>-0.8944193708288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48108956273496">
                <text:p>0.548108956273496</text:p>
              </table:table-cell>
              <table:table-cell office:value-type="float" office:value="-3.54793950726979">
                <text:p>-3.547939507269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08783721080054">
                <text:p>0.608783721080054</text:p>
              </table:table-cell>
              <table:table-cell office:value-type="float" office:value="-3.38782719700934">
                <text:p>-3.387827197009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15538913069504">
                <text:p>-1.15538913069504</text:p>
              </table:table-cell>
              <table:table-cell office:value-type="float" office:value="-1.05261746323896">
                <text:p>-1.052617463238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998149574073157">
                <text:p>-0.998149574073157</text:p>
              </table:table-cell>
              <table:table-cell office:value-type="float" office:value="-3.23710853707068">
                <text:p>-3.237108537070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14884195387829">
                <text:p>-1.14884195387829</text:p>
              </table:table-cell>
              <table:table-cell office:value-type="float" office:value="-1.77190927553276">
                <text:p>-1.771909275532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261230415839103">
                <text:p>-0.261230415839103</text:p>
              </table:table-cell>
              <table:table-cell office:value-type="float" office:value="-1.6703382289391">
                <text:p>-1.67033822893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85834390718765">
                <text:p>0.185834390718765</text:p>
              </table:table-cell>
              <table:table-cell office:value-type="float" office:value="-2.45428847845251">
                <text:p>-2.454288478452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696114651033916">
                <text:p>-0.696114651033916</text:p>
              </table:table-cell>
              <table:table-cell office:value-type="float" office:value="-1.46658197371959">
                <text:p>-1.466581973719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06767339546487">
                <text:p>0.206767339546487</text:p>
              </table:table-cell>
              <table:table-cell office:value-type="float" office:value="-1.69063419041073">
                <text:p>-1.690634190410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.35203975425371">
                <text:p>-1.35203975425371</text:p>
              </table:table-cell>
              <table:table-cell office:value-type="float" office:value="-0.751043639638644">
                <text:p>-0.7510436396386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.32466205142885">
                <text:p>-1.32466205142885</text:p>
              </table:table-cell>
              <table:table-cell office:value-type="float" office:value="-1.37150145533706">
                <text:p>-1.371501455337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.65011844713265">
                <text:p>-1.65011844713265</text:p>
              </table:table-cell>
              <table:table-cell office:value-type="float" office:value="-2.27926042489373">
                <text:p>-2.279260424893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.27320550630239">
                <text:p>-1.27320550630239</text:p>
              </table:table-cell>
              <table:table-cell office:value-type="float" office:value="-2.29029655746656">
                <text:p>-2.290296557466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86217183451069">
                <text:p>0.586217183451069</text:p>
              </table:table-cell>
              <table:table-cell office:value-type="float" office:value="-1.77815399992976">
                <text:p>-1.778153999929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73199832419577">
                <text:p>0.573199832419577</text:p>
              </table:table-cell>
              <table:table-cell office:value-type="float" office:value="-1.8772315207191">
                <text:p>-1.87723152071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916320262475945">
                <text:p>0.0916320262475945</text:p>
              </table:table-cell>
              <table:table-cell office:value-type="float" office:value="-3.65926849639988">
                <text:p>-3.659268496399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308980979665491">
                <text:p>-0.308980979665491</text:p>
              </table:table-cell>
              <table:table-cell office:value-type="float" office:value="-3.5859431754638">
                <text:p>-3.58594317546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10664042768957">
                <text:p>-1.10664042768957</text:p>
              </table:table-cell>
              <table:table-cell office:value-type="float" office:value="-2.04575924765601">
                <text:p>-2.045759247656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56884673934063">
                <text:p>0.256884673934063</text:p>
              </table:table-cell>
              <table:table-cell office:value-type="float" office:value="-3.03101138482505">
                <text:p>-3.031011384825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393234443422108">
                <text:p>-0.393234443422108</text:p>
              </table:table-cell>
              <table:table-cell office:value-type="float" office:value="-3.39318574882209">
                <text:p>-3.393185748822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86783286375065">
                <text:p>0.186783286375065</text:p>
              </table:table-cell>
              <table:table-cell office:value-type="float" office:value="-3.15600082543258">
                <text:p>-3.156000825432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43238039280266">
                <text:p>-0.43238039280266</text:p>
              </table:table-cell>
              <table:table-cell office:value-type="float" office:value="-3.69246487250874">
                <text:p>-3.692464872508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.4042239100467">
                <text:p>-1.4042239100467</text:p>
              </table:table-cell>
              <table:table-cell office:value-type="float" office:value="-1.52319402869231">
                <text:p>-1.523194028692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.00840576826839">
                <text:p>-1.00840576826839</text:p>
              </table:table-cell>
              <table:table-cell office:value-type="float" office:value="-1.16085142406416">
                <text:p>-1.160851424064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111756400081193">
                <text:p>-0.111756400081193</text:p>
              </table:table-cell>
              <table:table-cell office:value-type="float" office:value="-1.81600413344901">
                <text:p>-1.816004133449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877051324059129">
                <text:p>-0.877051324059129</text:p>
              </table:table-cell>
              <table:table-cell office:value-type="float" office:value="-1.30161406304137">
                <text:p>-1.301614063041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632290618747987">
                <text:p>-0.632290618747987</text:p>
              </table:table-cell>
              <table:table-cell office:value-type="float" office:value="-1.52024295215004">
                <text:p>-1.520242952150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73935186712102">
                <text:p>-1.73935186712102</text:p>
              </table:table-cell>
              <table:table-cell office:value-type="float" office:value="-1.29817426707567">
                <text:p>-1.298174267075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39002544304249">
                <text:p>0.439002544304249</text:p>
              </table:table-cell>
              <table:table-cell office:value-type="float" office:value="-2.39314185395679">
                <text:p>-2.393141853956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763133810145204">
                <text:p>-0.763133810145204</text:p>
              </table:table-cell>
              <table:table-cell office:value-type="float" office:value="-2.42525679076217">
                <text:p>-2.425256790762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68436573329716">
                <text:p>0.68436573329716</text:p>
              </table:table-cell>
              <table:table-cell office:value-type="float" office:value="-0.886180419696084">
                <text:p>-0.8861804196960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150246123640411">
                <text:p>-0.150246123640411</text:p>
              </table:table-cell>
              <table:table-cell office:value-type="float" office:value="-2.26651418421636">
                <text:p>-2.266514184216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890116799277171">
                <text:p>-0.890116799277171</text:p>
              </table:table-cell>
              <table:table-cell office:value-type="float" office:value="-2.66678540709313">
                <text:p>-2.666785407093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696486109173324">
                <text:p>0.696486109173324</text:p>
              </table:table-cell>
              <table:table-cell office:value-type="float" office:value="-0.979574497966034">
                <text:p>-0.9795744979660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592642152221803">
                <text:p>-0.592642152221803</text:p>
              </table:table-cell>
              <table:table-cell office:value-type="float" office:value="-2.3705905259753">
                <text:p>-2.37059052597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922129824213758">
                <text:p>0.0922129824213758</text:p>
              </table:table-cell>
              <table:table-cell office:value-type="float" office:value="-3.36199369273196">
                <text:p>-3.361993692731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325448767250275">
                <text:p>-0.325448767250275</text:p>
              </table:table-cell>
              <table:table-cell office:value-type="float" office:value="-2.0243505160147">
                <text:p>-2.02435051601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.69277293770688">
                <text:p>-1.69277293770688</text:p>
              </table:table-cell>
              <table:table-cell office:value-type="float" office:value="-1.11044992019717">
                <text:p>-1.110449920197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460192952584955">
                <text:p>-0.460192952584955</text:p>
              </table:table-cell>
              <table:table-cell office:value-type="float" office:value="-2.77475337292215">
                <text:p>-2.774753372922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38684693481225">
                <text:p>-1.38684693481225</text:p>
              </table:table-cell>
              <table:table-cell office:value-type="float" office:value="-3.69690261271698">
                <text:p>-3.696902612716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.42593958856204">
                <text:p>-1.42593958856204</text:p>
              </table:table-cell>
              <table:table-cell office:value-type="float" office:value="-2.02849760081399">
                <text:p>-2.028497600813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.54225023297345">
                <text:p>-1.54225023297345</text:p>
              </table:table-cell>
              <table:table-cell office:value-type="float" office:value="-3.68402806090715">
                <text:p>-3.684028060907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461638290985662">
                <text:p>-0.0461638290985662</text:p>
              </table:table-cell>
              <table:table-cell office:value-type="float" office:value="-1.87173175387712">
                <text:p>-1.871731753877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43812905662131">
                <text:p>-1.43812905662131</text:p>
              </table:table-cell>
              <table:table-cell office:value-type="float" office:value="-0.770678708420267">
                <text:p>-0.7706787084202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13966853755701">
                <text:p>0.413966853755701</text:p>
              </table:table-cell>
              <table:table-cell office:value-type="float" office:value="-3.16238025466306">
                <text:p>-3.162380254663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88185476983846">
                <text:p>0.188185476983846</text:p>
              </table:table-cell>
              <table:table-cell office:value-type="float" office:value="-3.3382885924971">
                <text:p>-3.33828859249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84763373071326">
                <text:p>0.484763373071326</text:p>
              </table:table-cell>
              <table:table-cell office:value-type="float" office:value="-2.8234946156741">
                <text:p>-2.823494615674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07956961209534">
                <text:p>-1.07956961209534</text:p>
              </table:table-cell>
              <table:table-cell office:value-type="float" office:value="-1.50448600199579">
                <text:p>-1.504486001995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361557283267272">
                <text:p>-0.361557283267272</text:p>
              </table:table-cell>
              <table:table-cell office:value-type="float" office:value="-1.05312907373477">
                <text:p>-1.053129073734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24597959777912">
                <text:p>-1.24597959777912</text:p>
              </table:table-cell>
              <table:table-cell office:value-type="float" office:value="-2.16374694925537">
                <text:p>-2.163746949255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62996889056877">
                <text:p>-0.62996889056877</text:p>
              </table:table-cell>
              <table:table-cell office:value-type="float" office:value="-1.97355869241698">
                <text:p>-1.973558692416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4965820994142">
                <text:p>-1.4965820994142</text:p>
              </table:table-cell>
              <table:table-cell office:value-type="float" office:value="-1.55106103463051">
                <text:p>-1.551061034630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07453675452309">
                <text:p>-0.207453675452309</text:p>
              </table:table-cell>
              <table:table-cell office:value-type="float" office:value="-0.782670764981752">
                <text:p>-0.7826707649817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.18142717349133">
                <text:p>-1.18142717349133</text:p>
              </table:table-cell>
              <table:table-cell office:value-type="float" office:value="-3.15000620841212">
                <text:p>-3.150006208412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249707656463609">
                <text:p>-0.249707656463609</text:p>
              </table:table-cell>
              <table:table-cell office:value-type="float" office:value="-1.19848881152944">
                <text:p>-1.198488811529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.14661037669539">
                <text:p>-1.14661037669539</text:p>
              </table:table-cell>
              <table:table-cell office:value-type="float" office:value="-2.91894363950688">
                <text:p>-2.918943639506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172847699661038">
                <text:p>-0.172847699661038</text:p>
              </table:table-cell>
              <table:table-cell office:value-type="float" office:value="-3.64197830785077">
                <text:p>-3.641978307850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4706506738169">
                <text:p>-0.4706506738169</text:p>
              </table:table-cell>
              <table:table-cell office:value-type="float" office:value="-2.12369786153424">
                <text:p>-2.123697861534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.27842621158659">
                <text:p>-1.27842621158659</text:p>
              </table:table-cell>
              <table:table-cell office:value-type="float" office:value="-1.47251774056847">
                <text:p>-1.472517740568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10675293129429">
                <text:p>0.410675293129429</text:p>
              </table:table-cell>
              <table:table-cell office:value-type="float" office:value="-2.88024658489181">
                <text:p>-2.880246584891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417585251418496">
                <text:p>-0.417585251418496</text:p>
              </table:table-cell>
              <table:table-cell office:value-type="float" office:value="-3.61685656908596">
                <text:p>-3.616856569085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926309907642569">
                <text:p>-0.926309907642569</text:p>
              </table:table-cell>
              <table:table-cell office:value-type="float" office:value="-1.93855252294348">
                <text:p>-1.938552522943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889151051333117">
                <text:p>-0.889151051333117</text:p>
              </table:table-cell>
              <table:table-cell office:value-type="float" office:value="-2.05693225038167">
                <text:p>-2.056932250381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.65308512242455">
                <text:p>-1.65308512242455</text:p>
              </table:table-cell>
              <table:table-cell office:value-type="float" office:value="-3.10291659152415">
                <text:p>-3.102916591524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6728537889733">
                <text:p>0.616728537889733</text:p>
              </table:table-cell>
              <table:table-cell office:value-type="float" office:value="-3.0861222366253">
                <text:p>-3.08612223662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169077258033821">
                <text:p>-0.169077258033821</text:p>
              </table:table-cell>
              <table:table-cell office:value-type="float" office:value="-3.16727629252843">
                <text:p>-3.167276292528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908214465967323">
                <text:p>-0.908214465967323</text:p>
              </table:table-cell>
              <table:table-cell office:value-type="float" office:value="-3.17279743841825">
                <text:p>-3.172797438418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.16414188579666">
                <text:p>-1.16414188579666</text:p>
              </table:table-cell>
              <table:table-cell office:value-type="float" office:value="-1.28559082517876">
                <text:p>-1.285590825178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861913892999923">
                <text:p>-0.861913892999923</text:p>
              </table:table-cell>
              <table:table-cell office:value-type="float" office:value="-1.04117694919084">
                <text:p>-1.041176949190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.05846238338394">
                <text:p>-1.05846238338394</text:p>
              </table:table-cell>
              <table:table-cell office:value-type="float" office:value="-0.945358102644141">
                <text:p>-0.9453581026441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79768488080294">
                <text:p>0.479768488080294</text:p>
              </table:table-cell>
              <table:table-cell office:value-type="float" office:value="-1.21358644117107">
                <text:p>-1.213586441171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.28830574287289">
                <text:p>-1.28830574287289</text:p>
              </table:table-cell>
              <table:table-cell office:value-type="float" office:value="-2.73357300503826">
                <text:p>-2.733573005038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.51495244913119">
                <text:p>-1.51495244913119</text:p>
              </table:table-cell>
              <table:table-cell office:value-type="float" office:value="-3.00487157466387">
                <text:p>-3.004871574663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897967053509045">
                <text:p>-0.897967053509045</text:p>
              </table:table-cell>
              <table:table-cell office:value-type="float" office:value="-0.994134612612341">
                <text:p>-0.9941346126123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91054925787421">
                <text:p>0.391054925787421</text:p>
              </table:table-cell>
              <table:table-cell office:value-type="float" office:value="-3.30883495120803">
                <text:p>-3.308834951208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112416153078035">
                <text:p>-0.112416153078035</text:p>
              </table:table-cell>
              <table:table-cell office:value-type="float" office:value="-3.53778228467278">
                <text:p>-3.537782284672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13044719880746">
                <text:p>0.413044719880746</text:p>
              </table:table-cell>
              <table:table-cell office:value-type="float" office:value="-1.10583202486638">
                <text:p>-1.105832024866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.66947015332741">
                <text:p>-1.66947015332741</text:p>
              </table:table-cell>
              <table:table-cell office:value-type="float" office:value="-1.34770239060625">
                <text:p>-1.347702390606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6507241943333">
                <text:p>0.26507241943333</text:p>
              </table:table-cell>
              <table:table-cell office:value-type="float" office:value="-1.15895668114869">
                <text:p>-1.1589566811486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749004238826982">
                <text:p>0.749004238826982</text:p>
              </table:table-cell>
              <table:table-cell office:value-type="float" office:value="-2.74792866973632">
                <text:p>-2.747928669736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876064753433838">
                <text:p>-0.876064753433838</text:p>
              </table:table-cell>
              <table:table-cell office:value-type="float" office:value="-1.7594933109145">
                <text:p>-1.75949331091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248744027591388">
                <text:p>-0.248744027591388</text:p>
              </table:table-cell>
              <table:table-cell office:value-type="float" office:value="-1.00708009980969">
                <text:p>-1.0070800998096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.04009624891324">
                <text:p>-1.04009624891324</text:p>
              </table:table-cell>
              <table:table-cell office:value-type="float" office:value="-3.45391083824492">
                <text:p>-3.4539108382449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.20686293753908">
                <text:p>-1.20686293753908</text:p>
              </table:table-cell>
              <table:table-cell office:value-type="float" office:value="-3.48288077195875">
                <text:p>-3.482880771958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71379121883772">
                <text:p>0.271379121883772</text:p>
              </table:table-cell>
              <table:table-cell office:value-type="float" office:value="-1.09167126617576">
                <text:p>-1.091671266175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991003106187142">
                <text:p>-0.991003106187142</text:p>
              </table:table-cell>
              <table:table-cell office:value-type="float" office:value="-3.66162941252778">
                <text:p>-3.661629412527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753312960669357">
                <text:p>-0.753312960669357</text:p>
              </table:table-cell>
              <table:table-cell office:value-type="float" office:value="-2.37446774848319">
                <text:p>-2.374467748483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.5562705474346">
                <text:p>-1.5562705474346</text:p>
              </table:table-cell>
              <table:table-cell office:value-type="float" office:value="-2.20157516974479">
                <text:p>-2.201575169744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278530255612572">
                <text:p>-0.278530255612572</text:p>
              </table:table-cell>
              <table:table-cell office:value-type="float" office:value="-2.58627154618905">
                <text:p>-2.586271546189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25146033708081">
                <text:p>0.325146033708081</text:p>
              </table:table-cell>
              <table:table-cell office:value-type="float" office:value="-2.88554144378733">
                <text:p>-2.885541443787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552077245939709">
                <text:p>0.552077245939709</text:p>
              </table:table-cell>
              <table:table-cell office:value-type="float" office:value="-3.4079541155698">
                <text:p>-3.40795411556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29295701254603">
                <text:p>0.429295701254603</text:p>
              </table:table-cell>
              <table:table-cell office:value-type="float" office:value="-1.52185792919449">
                <text:p>-1.521857929194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520435304001683">
                <text:p>0.520435304001683</text:p>
              </table:table-cell>
              <table:table-cell office:value-type="float" office:value="-3.64216323318928">
                <text:p>-3.6421632331892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.2473082351689">
                <text:p>-1.2473082351689</text:p>
              </table:table-cell>
              <table:table-cell office:value-type="float" office:value="-2.36369493129746">
                <text:p>-2.363694931297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05682457042817">
                <text:p>0.305682457042817</text:p>
              </table:table-cell>
              <table:table-cell office:value-type="float" office:value="-1.28176073800603">
                <text:p>-1.281760738006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.65544394855089">
                <text:p>-1.65544394855089</text:p>
              </table:table-cell>
              <table:table-cell office:value-type="float" office:value="-1.55301217979821">
                <text:p>-1.553012179798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914606728125702">
                <text:p>-0.914606728125702</text:p>
              </table:table-cell>
              <table:table-cell office:value-type="float" office:value="-2.87600239118886">
                <text:p>-2.876002391188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467006353621238">
                <text:p>-0.467006353621238</text:p>
              </table:table-cell>
              <table:table-cell office:value-type="float" office:value="-3.09030079981675">
                <text:p>-3.090300799816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81340628758342">
                <text:p>0.281340628758342</text:p>
              </table:table-cell>
              <table:table-cell office:value-type="float" office:value="-2.32027586538441">
                <text:p>-2.320275865384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.02590485505356">
                <text:p>-1.02590485505356</text:p>
              </table:table-cell>
              <table:table-cell office:value-type="float" office:value="-2.7224848650402">
                <text:p>-2.72248486504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616563771570924">
                <text:p>-0.616563771570924</text:p>
              </table:table-cell>
              <table:table-cell office:value-type="float" office:value="-3.7002184966823">
                <text:p>-3.70021849668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162177103761919">
                <text:p>-0.162177103761919</text:p>
              </table:table-cell>
              <table:table-cell office:value-type="float" office:value="-2.53523525244541">
                <text:p>-2.5352352524454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406206430816681">
                <text:p>-0.406206430816681</text:p>
              </table:table-cell>
              <table:table-cell office:value-type="float" office:value="-3.72344467024107">
                <text:p>-3.723444670241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862836844665802">
                <text:p>-0.862836844665802</text:p>
              </table:table-cell>
              <table:table-cell office:value-type="float" office:value="-0.92850259088016">
                <text:p>-0.928502590880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326115665831894">
                <text:p>-0.326115665831894</text:p>
              </table:table-cell>
              <table:table-cell office:value-type="float" office:value="-1.60887952307216">
                <text:p>-1.608879523072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.23208954716632">
                <text:p>-1.23208954716632</text:p>
              </table:table-cell>
              <table:table-cell office:value-type="float" office:value="-2.84776252174898">
                <text:p>-2.8477625217489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188455499756293">
                <text:p>-0.188455499756293</text:p>
              </table:table-cell>
              <table:table-cell office:value-type="float" office:value="-3.23247111810047">
                <text:p>-3.232471118100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423396862448306">
                <text:p>-0.423396862448306</text:p>
              </table:table-cell>
              <table:table-cell office:value-type="float" office:value="-3.43977886583237">
                <text:p>-3.439778865832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944771908900458">
                <text:p>-0.944771908900458</text:p>
              </table:table-cell>
              <table:table-cell office:value-type="float" office:value="-2.99334805996382">
                <text:p>-2.993348059963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92703836501588">
                <text:p>-0.092703836501588</text:p>
              </table:table-cell>
              <table:table-cell office:value-type="float" office:value="-1.23425404509861">
                <text:p>-1.2342540450986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770595456477232">
                <text:p>-0.770595456477232</text:p>
              </table:table-cell>
              <table:table-cell office:value-type="float" office:value="-3.49198992201329">
                <text:p>-3.491989922013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569887340357459">
                <text:p>-0.569887340357459</text:p>
              </table:table-cell>
              <table:table-cell office:value-type="float" office:value="-2.82210322306194">
                <text:p>-2.822103223061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346283918194042">
                <text:p>-0.346283918194042</text:p>
              </table:table-cell>
              <table:table-cell office:value-type="float" office:value="-3.34079548070484">
                <text:p>-3.340795480704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533299257526718">
                <text:p>-0.533299257526718</text:p>
              </table:table-cell>
              <table:table-cell office:value-type="float" office:value="-3.4228827157647">
                <text:p>-3.42288271576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.47433680648896">
                <text:p>-1.47433680648896</text:p>
              </table:table-cell>
              <table:table-cell office:value-type="float" office:value="-1.34097037085019">
                <text:p>-1.340970370850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997084558771657">
                <text:p>-0.997084558771657</text:p>
              </table:table-cell>
              <table:table-cell office:value-type="float" office:value="-1.8999830773201">
                <text:p>-1.89998307732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3612429579057">
                <text:p>0.33612429579057</text:p>
              </table:table-cell>
              <table:table-cell office:value-type="float" office:value="-3.47101916367281">
                <text:p>-3.4710191636728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.67600992634155">
                <text:p>-1.67600992634155</text:p>
              </table:table-cell>
              <table:table-cell office:value-type="float" office:value="-2.98426464113071">
                <text:p>-2.984264641130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383662921954998">
                <text:p>-0.383662921954998</text:p>
              </table:table-cell>
              <table:table-cell office:value-type="float" office:value="-1.6319481165347">
                <text:p>-1.63194811653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770352277521807">
                <text:p>-0.770352277521807</text:p>
              </table:table-cell>
              <table:table-cell office:value-type="float" office:value="-2.72308346314348">
                <text:p>-2.723083463143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.72385755752085">
                <text:p>-1.72385755752085</text:p>
              </table:table-cell>
              <table:table-cell office:value-type="float" office:value="-2.16597583734324">
                <text:p>-2.165975837343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700491208369831">
                <text:p>-0.700491208369831</text:p>
              </table:table-cell>
              <table:table-cell office:value-type="float" office:value="-2.90751954535091">
                <text:p>-2.907519545350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.6700879580734">
                <text:p>-1.6700879580734</text:p>
              </table:table-cell>
              <table:table-cell office:value-type="float" office:value="-2.27385356756364">
                <text:p>-2.273853567563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36642867034392">
                <text:p>0.336642867034392</text:p>
              </table:table-cell>
              <table:table-cell office:value-type="float" office:value="-3.02281592367765">
                <text:p>-3.0228159236776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.44722551607309">
                <text:p>-1.44722551607309</text:p>
              </table:table-cell>
              <table:table-cell office:value-type="float" office:value="-3.39256232753206">
                <text:p>-3.392562327532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92422062168094">
                <text:p>0.192422062168094</text:p>
              </table:table-cell>
              <table:table-cell office:value-type="float" office:value="-0.987426696179258">
                <text:p>-0.9874266961792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79943487543788">
                <text:p>0.279943487543788</text:p>
              </table:table-cell>
              <table:table-cell office:value-type="float" office:value="-1.43560698557216">
                <text:p>-1.435606985572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284212652780842">
                <text:p>0.0284212652780842</text:p>
              </table:table-cell>
              <table:table-cell office:value-type="float" office:value="-2.05419388543189">
                <text:p>-2.054193885431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11393963287877">
                <text:p>0.211393963287877</text:p>
              </table:table-cell>
              <table:table-cell office:value-type="float" office:value="-1.05318956602208">
                <text:p>-1.053189566022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161234904004089">
                <text:p>-0.161234904004089</text:p>
              </table:table-cell>
              <table:table-cell office:value-type="float" office:value="-2.93165595913812">
                <text:p>-2.931655959138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342728110127576">
                <text:p>0.342728110127576</text:p>
              </table:table-cell>
              <table:table-cell office:value-type="float" office:value="-3.26417015640793">
                <text:p>-3.264170156407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864387318769188">
                <text:p>-0.864387318769188</text:p>
              </table:table-cell>
              <table:table-cell office:value-type="float" office:value="-1.32120526861269">
                <text:p>-1.3212052686126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214243530453603">
                <text:p>-0.214243530453603</text:p>
              </table:table-cell>
              <table:table-cell office:value-type="float" office:value="-2.5046402299276">
                <text:p>-2.50464022992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848273344532276">
                <text:p>-0.848273344532276</text:p>
              </table:table-cell>
              <table:table-cell office:value-type="float" office:value="-0.84120800093766">
                <text:p>-0.841208000937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545366305499892">
                <text:p>-0.545366305499892</text:p>
              </table:table-cell>
              <table:table-cell office:value-type="float" office:value="-3.74599567585197">
                <text:p>-3.745995675851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504012117571279">
                <text:p>-0.504012117571279</text:p>
              </table:table-cell>
              <table:table-cell office:value-type="float" office:value="-1.25136788365175">
                <text:p>-1.251367883651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.08861249866136">
                <text:p>-1.08861249866136</text:p>
              </table:table-cell>
              <table:table-cell office:value-type="float" office:value="-1.93735005472505">
                <text:p>-1.937350054725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.08751090506861">
                <text:p>-1.08751090506861</text:p>
              </table:table-cell>
              <table:table-cell office:value-type="float" office:value="-0.810469396722915">
                <text:p>-0.8104693967229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.18875667537363">
                <text:p>-1.18875667537363</text:p>
              </table:table-cell>
              <table:table-cell office:value-type="float" office:value="-2.476858591124">
                <text:p>-2.4768585911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702665247460261">
                <text:p>-0.702665247460261</text:p>
              </table:table-cell>
              <table:table-cell office:value-type="float" office:value="-2.16595527726634">
                <text:p>-2.165955277266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40984487044627">
                <text:p>0.240984487044627</text:p>
              </table:table-cell>
              <table:table-cell office:value-type="float" office:value="-2.51570696915431">
                <text:p>-2.515706969154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04516570373312">
                <text:p>0.304516570373312</text:p>
              </table:table-cell>
              <table:table-cell office:value-type="float" office:value="-3.57658351346385">
                <text:p>-3.576583513463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.08556648459435">
                <text:p>-1.08556648459435</text:p>
              </table:table-cell>
              <table:table-cell office:value-type="float" office:value="-1.41136496423995">
                <text:p>-1.411364964239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.42391581246431">
                <text:p>-1.42391581246431</text:p>
              </table:table-cell>
              <table:table-cell office:value-type="float" office:value="-1.57916930638585">
                <text:p>-1.579169306385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12551145093997">
                <text:p>0.612551145093997</text:p>
              </table:table-cell>
              <table:table-cell office:value-type="float" office:value="-2.94983451225333">
                <text:p>-2.949834512253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17341376659308">
                <text:p>0.617341376659308</text:p>
              </table:table-cell>
              <table:table-cell office:value-type="float" office:value="-2.16845405844119">
                <text:p>-2.168454058441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713500155401113">
                <text:p>-0.713500155401113</text:p>
              </table:table-cell>
              <table:table-cell office:value-type="float" office:value="-0.927372188473225">
                <text:p>-0.9273721884732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00359294365133">
                <text:p>0.600359294365133</text:p>
              </table:table-cell>
              <table:table-cell office:value-type="float" office:value="-1.94572670850601">
                <text:p>-1.945726708506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392921801363997">
                <text:p>-0.392921801363997</text:p>
              </table:table-cell>
              <table:table-cell office:value-type="float" office:value="-2.66013500225768">
                <text:p>-2.660135002257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.54496510827858">
                <text:p>-1.54496510827858</text:p>
              </table:table-cell>
              <table:table-cell office:value-type="float" office:value="-3.7421262680423">
                <text:p>-3.74212626804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.25351086623872">
                <text:p>-1.25351086623872</text:p>
              </table:table-cell>
              <table:table-cell office:value-type="float" office:value="-0.80003281956501">
                <text:p>-0.800032819565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.09775325126526">
                <text:p>-1.09775325126526</text:p>
              </table:table-cell>
              <table:table-cell office:value-type="float" office:value="-2.15834163002387">
                <text:p>-2.1583416300238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158740599732303">
                <text:p>-0.158740599732303</text:p>
              </table:table-cell>
              <table:table-cell office:value-type="float" office:value="-1.19228944126689">
                <text:p>-1.192289441266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15602046296925">
                <text:p>0.715602046296925</text:p>
              </table:table-cell>
              <table:table-cell office:value-type="float" office:value="-1.03989979263207">
                <text:p>-1.039899792632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321587395064697">
                <text:p>-0.321587395064697</text:p>
              </table:table-cell>
              <table:table-cell office:value-type="float" office:value="-3.16828056939853">
                <text:p>-3.168280569398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18964475232539">
                <text:p>0.218964475232539</text:p>
              </table:table-cell>
              <table:table-cell office:value-type="float" office:value="-2.10984049164619">
                <text:p>-2.109840491646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647261691036891">
                <text:p>0.0647261691036891</text:p>
              </table:table-cell>
              <table:table-cell office:value-type="float" office:value="-2.13054482047713">
                <text:p>-2.130544820477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20813018413376">
                <text:p>0.720813018413376</text:p>
              </table:table-cell>
              <table:table-cell office:value-type="float" office:value="-2.44339248602252">
                <text:p>-2.443392486022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.68485563130034">
                <text:p>-1.68485563130034</text:p>
              </table:table-cell>
              <table:table-cell office:value-type="float" office:value="-2.57515056596447">
                <text:p>-2.575150565964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459527518246268">
                <text:p>-0.459527518246268</text:p>
              </table:table-cell>
              <table:table-cell office:value-type="float" office:value="-2.35131234600725">
                <text:p>-2.351312346007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.47249302283895">
                <text:p>-1.47249302283895</text:p>
              </table:table-cell>
              <table:table-cell office:value-type="float" office:value="-0.889137653981958">
                <text:p>-0.88913765398195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31659907701911">
                <text:p>0.631659907701911</text:p>
              </table:table-cell>
              <table:table-cell office:value-type="float" office:value="-3.15229670959118">
                <text:p>-3.152296709591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869575291582764">
                <text:p>-0.869575291582764</text:p>
              </table:table-cell>
              <table:table-cell office:value-type="float" office:value="-1.82957430691278">
                <text:p>-1.829574306912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.19205607524423">
                <text:p>-1.19205607524423</text:p>
              </table:table-cell>
              <table:table-cell office:value-type="float" office:value="-3.17860009982872">
                <text:p>-3.1786000998287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32636152495913">
                <text:p>0.532636152495913</text:p>
              </table:table-cell>
              <table:table-cell office:value-type="float" office:value="-2.90506827990773">
                <text:p>-2.9050682799077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.66953048675635">
                <text:p>-1.66953048675635</text:p>
              </table:table-cell>
              <table:table-cell office:value-type="float" office:value="-1.02387100084161">
                <text:p>-1.0238710008416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427215897095132">
                <text:p>-0.427215897095132</text:p>
              </table:table-cell>
              <table:table-cell office:value-type="float" office:value="-1.65275119132">
                <text:p>-1.652751191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.53913978990936">
                <text:p>-1.53913978990936</text:p>
              </table:table-cell>
              <table:table-cell office:value-type="float" office:value="-2.09930129001004">
                <text:p>-2.0993012900100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776139587343477">
                <text:p>-0.776139587343477</text:p>
              </table:table-cell>
              <table:table-cell office:value-type="float" office:value="-3.10477498649539">
                <text:p>-3.104774986495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982643569890562">
                <text:p>-0.982643569890562</text:p>
              </table:table-cell>
              <table:table-cell office:value-type="float" office:value="-2.58402681699393">
                <text:p>-2.584026816993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516884790012027">
                <text:p>0.0516884790012027</text:p>
              </table:table-cell>
              <table:table-cell office:value-type="float" office:value="-2.14462491122059">
                <text:p>-2.144624911220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548667251430688">
                <text:p>0.548667251430688</text:p>
              </table:table-cell>
              <table:table-cell office:value-type="float" office:value="-2.52416562264113">
                <text:p>-2.524165622641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56075972676128">
                <text:p>0.056075972676128</text:p>
              </table:table-cell>
              <table:table-cell office:value-type="float" office:value="-3.52280682486278">
                <text:p>-3.5228068248627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718293170673299">
                <text:p>-0.718293170673299</text:p>
              </table:table-cell>
              <table:table-cell office:value-type="float" office:value="-2.22539477144453">
                <text:p>-2.225394771444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.15266884580405">
                <text:p>-1.15266884580405</text:p>
              </table:table-cell>
              <table:table-cell office:value-type="float" office:value="-3.70460112318212">
                <text:p>-3.704601123182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10087106714838">
                <text:p>-0.10087106714838</text:p>
              </table:table-cell>
              <table:table-cell office:value-type="float" office:value="-2.88930169184876">
                <text:p>-2.8893016918487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50381793669621">
                <text:p>0.50381793669621</text:p>
              </table:table-cell>
              <table:table-cell office:value-type="float" office:value="-2.35538102766721">
                <text:p>-2.355381027667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.47815411914525">
                <text:p>-1.47815411914525</text:p>
              </table:table-cell>
              <table:table-cell office:value-type="float" office:value="-2.26608721582747">
                <text:p>-2.266087215827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423818391175413">
                <text:p>0.423818391175413</text:p>
              </table:table-cell>
              <table:table-cell office:value-type="float" office:value="-3.41030558961884">
                <text:p>-3.410305589618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947870331825746">
                <text:p>0.0947870331825746</text:p>
              </table:table-cell>
              <table:table-cell office:value-type="float" office:value="-2.52340135488929">
                <text:p>-2.523401354889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2267381194534">
                <text:p>-0.2267381194534</text:p>
              </table:table-cell>
              <table:table-cell office:value-type="float" office:value="-3.61670425144245">
                <text:p>-3.6167042514424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1.59569126435058">
                <text:p>-1.59569126435058</text:p>
              </table:table-cell>
              <table:table-cell office:value-type="float" office:value="-1.62090839589026">
                <text:p>-1.620908395890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.17375985610319">
                <text:p>-1.17375985610319</text:p>
              </table:table-cell>
              <table:table-cell office:value-type="float" office:value="-1.90307577155071">
                <text:p>-1.903075771550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.08634214337316">
                <text:p>-1.08634214337316</text:p>
              </table:table-cell>
              <table:table-cell office:value-type="float" office:value="-3.50624361105959">
                <text:p>-3.5062436110595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.03282096159255">
                <text:p>-1.03282096159255</text:p>
              </table:table-cell>
              <table:table-cell office:value-type="float" office:value="-3.27822313151596">
                <text:p>-3.278223131515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07991198636813">
                <text:p>0.307991198636813</text:p>
              </table:table-cell>
              <table:table-cell office:value-type="float" office:value="-2.98890133944692">
                <text:p>-2.988901339446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953202827208522">
                <text:p>-0.953202827208522</text:p>
              </table:table-cell>
              <table:table-cell office:value-type="float" office:value="-0.797953193798775">
                <text:p>-0.7979531937987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588456964497063">
                <text:p>0.588456964497063</text:p>
              </table:table-cell>
              <table:table-cell office:value-type="float" office:value="-2.85689959895091">
                <text:p>-2.856899598950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207531188854166">
                <text:p>-0.207531188854166</text:p>
              </table:table-cell>
              <table:table-cell office:value-type="float" office:value="-3.74310397909996">
                <text:p>-3.743103979099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507235603217305">
                <text:p>-0.507235603217305</text:p>
              </table:table-cell>
              <table:table-cell office:value-type="float" office:value="-1.72189136019163">
                <text:p>-1.721891360191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.37997747998915">
                <text:p>-1.37997747998915</text:p>
              </table:table-cell>
              <table:table-cell office:value-type="float" office:value="-1.21590299292563">
                <text:p>-1.215902992925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696835147479046">
                <text:p>-0.696835147479046</text:p>
              </table:table-cell>
              <table:table-cell office:value-type="float" office:value="-1.46650010080338">
                <text:p>-1.466500100803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805464297219206">
                <text:p>-0.805464297219206</text:p>
              </table:table-cell>
              <table:table-cell office:value-type="float" office:value="-1.07957828721657">
                <text:p>-1.079578287216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.19226119684412">
                <text:p>-1.19226119684412</text:p>
              </table:table-cell>
              <table:table-cell office:value-type="float" office:value="-1.19389408635226">
                <text:p>-1.193894086352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54103604797211">
                <text:p>0.254103604797211</text:p>
              </table:table-cell>
              <table:table-cell office:value-type="float" office:value="-1.91640251606666">
                <text:p>-1.9164025160666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47018048266742">
                <text:p>0.447018048266742</text:p>
              </table:table-cell>
              <table:table-cell office:value-type="float" office:value="-3.28441085248538">
                <text:p>-3.284410852485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721609803173792">
                <text:p>-0.721609803173792</text:p>
              </table:table-cell>
              <table:table-cell office:value-type="float" office:value="-2.2418112416776">
                <text:p>-2.24181124167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.70444193111662">
                <text:p>-1.70444193111662</text:p>
              </table:table-cell>
              <table:table-cell office:value-type="float" office:value="-0.806058552711781">
                <text:p>-0.80605855271178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775893974413938">
                <text:p>-0.775893974413938</text:p>
              </table:table-cell>
              <table:table-cell office:value-type="float" office:value="-3.67492103773719">
                <text:p>-3.674921037737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64040728037997">
                <text:p>0.164040728037997</text:p>
              </table:table-cell>
              <table:table-cell office:value-type="float" office:value="-2.59409076865459">
                <text:p>-2.5940907686545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262386840626589">
                <text:p>-0.0262386840626589</text:p>
              </table:table-cell>
              <table:table-cell office:value-type="float" office:value="-1.86256183620115">
                <text:p>-1.862561836201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741848394305653">
                <text:p>-0.741848394305653</text:p>
              </table:table-cell>
              <table:table-cell office:value-type="float" office:value="-2.46906804173336">
                <text:p>-2.469068041733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716579796192891">
                <text:p>-0.716579796192891</text:p>
              </table:table-cell>
              <table:table-cell office:value-type="float" office:value="-1.96751022826193">
                <text:p>-1.9675102282619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832704045391797">
                <text:p>0.00832704045391797</text:p>
              </table:table-cell>
              <table:table-cell office:value-type="float" office:value="-3.19027253433836">
                <text:p>-3.190272534338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168728896044773">
                <text:p>-0.168728896044773</text:p>
              </table:table-cell>
              <table:table-cell office:value-type="float" office:value="-2.62976805181284">
                <text:p>-2.6297680518128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10987838605424">
                <text:p>-1.10987838605424</text:p>
              </table:table-cell>
              <table:table-cell office:value-type="float" office:value="-0.780371165036936">
                <text:p>-0.7803711650369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69575468921489">
                <text:p>0.469575468921489</text:p>
              </table:table-cell>
              <table:table-cell office:value-type="float" office:value="-2.14417097839655">
                <text:p>-2.144170978396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.16363688203415">
                <text:p>-1.16363688203415</text:p>
              </table:table-cell>
              <table:table-cell office:value-type="float" office:value="-1.71727570509744">
                <text:p>-1.717275705097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25762025644414">
                <text:p>0.125762025644414</text:p>
              </table:table-cell>
              <table:table-cell office:value-type="float" office:value="-1.68348761758472">
                <text:p>-1.6834876175847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761268039034593">
                <text:p>-0.0761268039034593</text:p>
              </table:table-cell>
              <table:table-cell office:value-type="float" office:value="-1.40931196958409">
                <text:p>-1.409311969584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4093042720589">
                <text:p>0.44093042720589</text:p>
              </table:table-cell>
              <table:table-cell office:value-type="float" office:value="-3.40782243115566">
                <text:p>-3.407822431155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.54730799355482">
                <text:p>-1.54730799355482</text:p>
              </table:table-cell>
              <table:table-cell office:value-type="float" office:value="-2.78938287057591">
                <text:p>-2.789382870575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.01553278127682">
                <text:p>-1.01553278127682</text:p>
              </table:table-cell>
              <table:table-cell office:value-type="float" office:value="-2.2735214974882">
                <text:p>-2.27352149748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494274868795418">
                <text:p>-0.494274868795418</text:p>
              </table:table-cell>
              <table:table-cell office:value-type="float" office:value="-1.67063950446046">
                <text:p>-1.670639504460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94497941537758">
                <text:p>0.394497941537758</text:p>
              </table:table-cell>
              <table:table-cell office:value-type="float" office:value="-1.69098957056339">
                <text:p>-1.6909895705633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.33545399560235">
                <text:p>-1.33545399560235</text:p>
              </table:table-cell>
              <table:table-cell office:value-type="float" office:value="-3.59168126641288">
                <text:p>-3.591681266412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151716961348232">
                <text:p>-0.151716961348232</text:p>
              </table:table-cell>
              <table:table-cell office:value-type="float" office:value="-2.19705212515671">
                <text:p>-2.197052125156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1.48601470716894">
                <text:p>-1.48601470716894</text:p>
              </table:table-cell>
              <table:table-cell office:value-type="float" office:value="-2.32343313590317">
                <text:p>-2.323433135903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865989399926614">
                <text:p>0.0865989399926614</text:p>
              </table:table-cell>
              <table:table-cell office:value-type="float" office:value="-1.56050450182853">
                <text:p>-1.5605045018285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.23964174879785">
                <text:p>-1.23964174879785</text:p>
              </table:table-cell>
              <table:table-cell office:value-type="float" office:value="-2.0347186868245">
                <text:p>-2.03471868682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749981518517843">
                <text:p>-0.749981518517843</text:p>
              </table:table-cell>
              <table:table-cell office:value-type="float" office:value="-0.87436314876475">
                <text:p>-0.874363148764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80350622533255">
                <text:p>0.380350622533255</text:p>
              </table:table-cell>
              <table:table-cell office:value-type="float" office:value="-1.40900627548845">
                <text:p>-1.4090062754884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.34946214756409">
                <text:p>-1.34946214756409</text:p>
              </table:table-cell>
              <table:table-cell office:value-type="float" office:value="-0.874674682939704">
                <text:p>-0.87467468293970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202715522300768">
                <text:p>-0.202715522300768</text:p>
              </table:table-cell>
              <table:table-cell office:value-type="float" office:value="-3.38436411524623">
                <text:p>-3.384364115246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909411225539554">
                <text:p>-0.909411225539554</text:p>
              </table:table-cell>
              <table:table-cell office:value-type="float" office:value="-3.04790023261851">
                <text:p>-3.0479002326185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422438319400249">
                <text:p>-0.422438319400249</text:p>
              </table:table-cell>
              <table:table-cell office:value-type="float" office:value="-2.44291400749649">
                <text:p>-2.442914007496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71329073738141">
                <text:p>0.571329073738141</text:p>
              </table:table-cell>
              <table:table-cell office:value-type="float" office:value="-1.19159093612364">
                <text:p>-1.191590936123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.49918019639723">
                <text:p>-1.49918019639723</text:p>
              </table:table-cell>
              <table:table-cell office:value-type="float" office:value="-1.26814854582775">
                <text:p>-1.268148545827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281183838967537">
                <text:p>-0.281183838967537</text:p>
              </table:table-cell>
              <table:table-cell office:value-type="float" office:value="-2.38484370869695">
                <text:p>-2.384843708696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477176137688357">
                <text:p>0.477176137688357</text:p>
              </table:table-cell>
              <table:table-cell office:value-type="float" office:value="-1.82107091262902">
                <text:p>-1.821070912629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54662144292179">
                <text:p>0.254662144292179</text:p>
              </table:table-cell>
              <table:table-cell office:value-type="float" office:value="-1.59040564477017">
                <text:p>-1.590405644770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133244640917132">
                <text:p>-0.133244640917132</text:p>
              </table:table-cell>
              <table:table-cell office:value-type="float" office:value="-2.94439101194394">
                <text:p>-2.944391011943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536137367048621">
                <text:p>0.536137367048621</text:p>
              </table:table-cell>
              <table:table-cell office:value-type="float" office:value="-3.56468138917317">
                <text:p>-3.564681389173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.12133402469907">
                <text:p>-1.12133402469907</text:p>
              </table:table-cell>
              <table:table-cell office:value-type="float" office:value="-1.94408099052082">
                <text:p>-1.944080990520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367326900536282">
                <text:p>-0.367326900536282</text:p>
              </table:table-cell>
              <table:table-cell office:value-type="float" office:value="-1.5942193906286">
                <text:p>-1.594219390628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653704822032138">
                <text:p>0.653704822032138</text:p>
              </table:table-cell>
              <table:table-cell office:value-type="float" office:value="-0.831435447762408">
                <text:p>-0.8314354477624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507521821661084">
                <text:p>-0.507521821661084</text:p>
              </table:table-cell>
              <table:table-cell office:value-type="float" office:value="-3.39236234929225">
                <text:p>-3.392362349292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.4556158493676">
                <text:p>-1.4556158493676</text:p>
              </table:table-cell>
              <table:table-cell office:value-type="float" office:value="-3.74462625647014">
                <text:p>-3.744626256470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454926464422327">
                <text:p>-0.454926464422327</text:p>
              </table:table-cell>
              <table:table-cell office:value-type="float" office:value="-2.20199239210512">
                <text:p>-2.201992392105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.21197008754971">
                <text:p>-1.21197008754971</text:p>
              </table:table-cell>
              <table:table-cell office:value-type="float" office:value="-2.70100137460292">
                <text:p>-2.7010013746029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09183238549274">
                <text:p>0.109183238549274</text:p>
              </table:table-cell>
              <table:table-cell office:value-type="float" office:value="-2.67727805417874">
                <text:p>-2.677278054178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282234687398088">
                <text:p>-0.282234687398088</text:p>
              </table:table-cell>
              <table:table-cell office:value-type="float" office:value="-1.99688284649262">
                <text:p>-1.9968828464926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.28277763173187">
                <text:p>-1.28277763173187</text:p>
              </table:table-cell>
              <table:table-cell office:value-type="float" office:value="-1.97761260270701">
                <text:p>-1.977612602707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.29876833247151">
                <text:p>-1.29876833247151</text:p>
              </table:table-cell>
              <table:table-cell office:value-type="float" office:value="-1.64203474431546">
                <text:p>-1.6420347443154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389136680000223">
                <text:p>-0.389136680000223</text:p>
              </table:table-cell>
              <table:table-cell office:value-type="float" office:value="-1.50529538655735">
                <text:p>-1.505295386557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69903394407445">
                <text:p>0.69903394407445</text:p>
              </table:table-cell>
              <table:table-cell office:value-type="float" office:value="-0.789650754616448">
                <text:p>-0.78965075461644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.60784792832233">
                <text:p>-1.60784792832233</text:p>
              </table:table-cell>
              <table:table-cell office:value-type="float" office:value="1.34459204367102">
                <text:p>1.3445920436710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.78992368885298">
                <text:p>-1.78992368885298</text:p>
              </table:table-cell>
              <table:table-cell office:value-type="float" office:value="1.6858482559311">
                <text:p>1.68584825593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.61212974870206">
                <text:p>-1.61212974870206</text:p>
              </table:table-cell>
              <table:table-cell office:value-type="float" office:value="1.29892937033224">
                <text:p>1.298929370332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.80488152117224">
                <text:p>-1.80488152117224</text:p>
              </table:table-cell>
              <table:table-cell office:value-type="float" office:value="0.973214213034329">
                <text:p>0.9732142130343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.42767869021643">
                <text:p>-1.42767869021643</text:p>
              </table:table-cell>
              <table:table-cell office:value-type="float" office:value="2.09980367756907">
                <text:p>2.0998036775690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.86238810294735">
                <text:p>-1.86238810294735</text:p>
              </table:table-cell>
              <table:table-cell office:value-type="float" office:value="1.62429277438147">
                <text:p>1.624292774381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.49016061717638">
                <text:p>-1.49016061717638</text:p>
              </table:table-cell>
              <table:table-cell office:value-type="float" office:value="0.576554669287577">
                <text:p>0.57655466928757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67907608905465">
                <text:p>-1.67907608905465</text:p>
              </table:table-cell>
              <table:table-cell office:value-type="float" office:value="0.565303835683024">
                <text:p>0.5653038356830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69354879782586">
                <text:p>-1.69354879782586</text:p>
              </table:table-cell>
              <table:table-cell office:value-type="float" office:value="2.48109399058663">
                <text:p>2.4810939905866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49889379306617">
                <text:p>-1.49889379306617</text:p>
              </table:table-cell>
              <table:table-cell office:value-type="float" office:value="1.96213401541369">
                <text:p>1.9621340154136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35960563390883">
                <text:p>-1.35960563390883</text:p>
              </table:table-cell>
              <table:table-cell office:value-type="float" office:value="2.21713392732025">
                <text:p>2.217133927320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.87652821900784">
                <text:p>-1.87652821900784</text:p>
              </table:table-cell>
              <table:table-cell office:value-type="float" office:value="1.81897433231169">
                <text:p>1.8189743323116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.82656452010945">
                <text:p>-1.82656452010945</text:p>
              </table:table-cell>
              <table:table-cell office:value-type="float" office:value="1.45217566943435">
                <text:p>1.4521756694343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.60685658564748">
                <text:p>-1.60685658564748</text:p>
              </table:table-cell>
              <table:table-cell office:value-type="float" office:value="2.3304365502512">
                <text:p>2.33043655025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78792170701468">
                <text:p>-1.78792170701468</text:p>
              </table:table-cell>
              <table:table-cell office:value-type="float" office:value="2.0034402742078">
                <text:p>2.00344027420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.27269679824838">
                <text:p>-1.27269679824838</text:p>
              </table:table-cell>
              <table:table-cell office:value-type="float" office:value="1.61249466939552">
                <text:p>1.612494669395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.38534230264311">
                <text:p>-1.38534230264311</text:p>
              </table:table-cell>
              <table:table-cell office:value-type="float" office:value="1.53279392977916">
                <text:p>1.532793929779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.28881516360736">
                <text:p>-1.28881516360736</text:p>
              </table:table-cell>
              <table:table-cell office:value-type="float" office:value="2.42711491416471">
                <text:p>2.427114914164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.61244451574234">
                <text:p>-1.61244451574234</text:p>
              </table:table-cell>
              <table:table-cell office:value-type="float" office:value="1.07426145082407">
                <text:p>1.074261450824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.55192291858314">
                <text:p>-1.55192291858314</text:p>
              </table:table-cell>
              <table:table-cell office:value-type="float" office:value="1.90306340895782">
                <text:p>1.9030634089578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.88802463415978">
                <text:p>-1.88802463415978</text:p>
              </table:table-cell>
              <table:table-cell office:value-type="float" office:value="0.744017849247108">
                <text:p>0.7440178492471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.90893199049143">
                <text:p>-1.90893199049143</text:p>
              </table:table-cell>
              <table:table-cell office:value-type="float" office:value="0.988496586439723">
                <text:p>0.9884965864397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.2520936690553">
                <text:p>-1.2520936690553</text:p>
              </table:table-cell>
              <table:table-cell office:value-type="float" office:value="1.08060388080237">
                <text:p>1.080603880802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.15181042875818">
                <text:p>-1.15181042875818</text:p>
              </table:table-cell>
              <table:table-cell office:value-type="float" office:value="2.11867327335124">
                <text:p>2.118673273351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.44172232829678">
                <text:p>-1.44172232829678</text:p>
              </table:table-cell>
              <table:table-cell office:value-type="float" office:value="1.42082378088845">
                <text:p>1.4208237808884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.53372701039295">
                <text:p>-1.53372701039295</text:p>
              </table:table-cell>
              <table:table-cell office:value-type="float" office:value="0.906292202064365">
                <text:p>0.9062922020643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.44413908421196">
                <text:p>-1.44413908421196</text:p>
              </table:table-cell>
              <table:table-cell office:value-type="float" office:value="0.916897445704146">
                <text:p>0.91689744570414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.89081792810823">
                <text:p>-1.89081792810823</text:p>
              </table:table-cell>
              <table:table-cell office:value-type="float" office:value="1.34716461134917">
                <text:p>1.3471646113491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.4295022495159">
                <text:p>-1.4295022495159</text:p>
              </table:table-cell>
              <table:table-cell office:value-type="float" office:value="1.46559895145206">
                <text:p>1.465598951452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.18678559333434">
                <text:p>-1.18678559333434</text:p>
              </table:table-cell>
              <table:table-cell office:value-type="float" office:value="2.40344527608935">
                <text:p>2.4034452760893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.92259865627071">
                <text:p>-1.92259865627071</text:p>
              </table:table-cell>
              <table:table-cell office:value-type="float" office:value="1.44976063619353">
                <text:p>1.4497606361935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.50519884495593">
                <text:p>-1.50519884495593</text:p>
              </table:table-cell>
              <table:table-cell office:value-type="float" office:value="1.6542718321121">
                <text:p>1.65427183211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.44934808664213">
                <text:p>-1.44934808664213</text:p>
              </table:table-cell>
              <table:table-cell office:value-type="float" office:value="1.44462302000122">
                <text:p>1.444623020001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.34955359714444">
                <text:p>-1.34955359714444</text:p>
              </table:table-cell>
              <table:table-cell office:value-type="float" office:value="0.664893071475576">
                <text:p>0.66489307147557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.09230434519635">
                <text:p>-1.09230434519635</text:p>
              </table:table-cell>
              <table:table-cell office:value-type="float" office:value="0.603075854565976">
                <text:p>0.60307585456597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.39388525677436">
                <text:p>-1.39388525677436</text:p>
              </table:table-cell>
              <table:table-cell office:value-type="float" office:value="1.04871509834546">
                <text:p>1.048715098345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.44282991280555">
                <text:p>-1.44282991280555</text:p>
              </table:table-cell>
              <table:table-cell office:value-type="float" office:value="2.45090020995526">
                <text:p>2.450900209955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.83143766686822">
                <text:p>-1.83143766686822</text:p>
              </table:table-cell>
              <table:table-cell office:value-type="float" office:value="1.94007995050506">
                <text:p>1.940079950505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.88329358745029">
                <text:p>-1.88329358745029</text:p>
              </table:table-cell>
              <table:table-cell office:value-type="float" office:value="1.2261334301107">
                <text:p>1.226133430110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.35089464483289">
                <text:p>-1.35089464483289</text:p>
              </table:table-cell>
              <table:table-cell office:value-type="float" office:value="2.45368049221421">
                <text:p>2.453680492214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.43166060381984">
                <text:p>-1.43166060381984</text:p>
              </table:table-cell>
              <table:table-cell office:value-type="float" office:value="2.06763183471506">
                <text:p>2.067631834715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.48725421525725">
                <text:p>-1.48725421525725</text:p>
              </table:table-cell>
              <table:table-cell office:value-type="float" office:value="1.27006673648797">
                <text:p>1.2700667364879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.41978836656604">
                <text:p>-1.41978836656604</text:p>
              </table:table-cell>
              <table:table-cell office:value-type="float" office:value="1.41351424320456">
                <text:p>1.413514243204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.05952711010265">
                <text:p>-1.05952711010265</text:p>
              </table:table-cell>
              <table:table-cell office:value-type="float" office:value="0.902469429711302">
                <text:p>0.9024694297113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.98700964205525">
                <text:p>-1.98700964205525</text:p>
              </table:table-cell>
              <table:table-cell office:value-type="float" office:value="1.11244089859832">
                <text:p>1.112440898598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.91007448790823">
                <text:p>-1.91007448790823</text:p>
              </table:table-cell>
              <table:table-cell office:value-type="float" office:value="2.05717254212857">
                <text:p>2.057172542128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.02128790559058">
                <text:p>-1.02128790559058</text:p>
              </table:table-cell>
              <table:table-cell office:value-type="float" office:value="1.0855770275155">
                <text:p>1.08557702751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.07565599327322">
                <text:p>-1.07565599327322</text:p>
              </table:table-cell>
              <table:table-cell office:value-type="float" office:value="1.84423998256865">
                <text:p>1.844239982568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.19210525593086">
                <text:p>-1.19210525593086</text:p>
              </table:table-cell>
              <table:table-cell office:value-type="float" office:value="2.41320051127788">
                <text:p>2.413200511277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.00705103707869">
                <text:p>-1.00705103707869</text:p>
              </table:table-cell>
              <table:table-cell office:value-type="float" office:value="1.13546017385007">
                <text:p>1.135460173850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.56445520128299">
                <text:p>-1.56445520128299</text:p>
              </table:table-cell>
              <table:table-cell office:value-type="float" office:value="1.82952250672957">
                <text:p>1.829522506729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.06810141335064">
                <text:p>-1.06810141335064</text:p>
              </table:table-cell>
              <table:table-cell office:value-type="float" office:value="1.15790824393402">
                <text:p>1.157908243934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.51525701427029">
                <text:p>-1.51525701427029</text:p>
              </table:table-cell>
              <table:table-cell office:value-type="float" office:value="2.35283839538859">
                <text:p>2.3528383953885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.6294560959761">
                <text:p>-1.6294560959761</text:p>
              </table:table-cell>
              <table:table-cell office:value-type="float" office:value="1.16904516734494">
                <text:p>1.1690451673449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.83973231758134">
                <text:p>-1.83973231758134</text:p>
              </table:table-cell>
              <table:table-cell office:value-type="float" office:value="2.13796075465586">
                <text:p>2.1379607546558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.60634373349663">
                <text:p>-1.60634373349663</text:p>
              </table:table-cell>
              <table:table-cell office:value-type="float" office:value="1.16866566226886">
                <text:p>1.168665662268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.83908496954935">
                <text:p>-1.83908496954935</text:p>
              </table:table-cell>
              <table:table-cell office:value-type="float" office:value="1.28153067853272">
                <text:p>1.281530678532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.76211330948301">
                <text:p>-1.76211330948301</text:p>
              </table:table-cell>
              <table:table-cell office:value-type="float" office:value="1.49413151927192">
                <text:p>1.494131519271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52326689905756">
                <text:p>-1.52326689905756</text:p>
              </table:table-cell>
              <table:table-cell office:value-type="float" office:value="0.748145329936754">
                <text:p>0.7481453299367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.99613705109778">
                <text:p>-1.99613705109778</text:p>
              </table:table-cell>
              <table:table-cell office:value-type="float" office:value="2.1799910829684">
                <text:p>2.179991082968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68616721907337">
                <text:p>-1.68616721907337</text:p>
              </table:table-cell>
              <table:table-cell office:value-type="float" office:value="1.52214187904241">
                <text:p>1.5221418790424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64933146265048">
                <text:p>-1.64933146265048</text:p>
              </table:table-cell>
              <table:table-cell office:value-type="float" office:value="1.39039002022906">
                <text:p>1.390390020229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51763652313424">
                <text:p>-1.51763652313424</text:p>
              </table:table-cell>
              <table:table-cell office:value-type="float" office:value="1.01544242805631">
                <text:p>1.015442428056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.26382766100275">
                <text:p>-1.26382766100275</text:p>
              </table:table-cell>
              <table:table-cell office:value-type="float" office:value="1.50071147316762">
                <text:p>1.5007114731676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.39291876063068">
                <text:p>-1.39291876063068</text:p>
              </table:table-cell>
              <table:table-cell office:value-type="float" office:value="2.1978447739843">
                <text:p>2.197844773984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39779743208743">
                <text:p>-1.39779743208743</text:p>
              </table:table-cell>
              <table:table-cell office:value-type="float" office:value="0.628277321221735">
                <text:p>0.6282773212217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.89362269722114">
                <text:p>-1.89362269722114</text:p>
              </table:table-cell>
              <table:table-cell office:value-type="float" office:value="1.34662650227886">
                <text:p>1.346626502278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.87908534731365">
                <text:p>-1.87908534731365</text:p>
              </table:table-cell>
              <table:table-cell office:value-type="float" office:value="1.33606685559">
                <text:p>1.336066855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.50773492299446">
                <text:p>-1.50773492299446</text:p>
              </table:table-cell>
              <table:table-cell office:value-type="float" office:value="1.39843321372006">
                <text:p>1.398433213720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.23181449036904">
                <text:p>-1.23181449036904</text:p>
              </table:table-cell>
              <table:table-cell office:value-type="float" office:value="2.02902710563504">
                <text:p>2.029027105635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.52291501218493">
                <text:p>-1.52291501218493</text:p>
              </table:table-cell>
              <table:table-cell office:value-type="float" office:value="0.74485075450217">
                <text:p>0.744850754502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.6093737996984">
                <text:p>-1.6093737996984</text:p>
              </table:table-cell>
              <table:table-cell office:value-type="float" office:value="2.40353388814522">
                <text:p>2.403533888145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.68887669524598">
                <text:p>-1.68887669524598</text:p>
              </table:table-cell>
              <table:table-cell office:value-type="float" office:value="2.35778717624221">
                <text:p>2.357787176242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.94421554666801">
                <text:p>-1.94421554666801</text:p>
              </table:table-cell>
              <table:table-cell office:value-type="float" office:value="1.86196396725964">
                <text:p>1.861963967259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.13628805861793">
                <text:p>-1.13628805861793</text:p>
              </table:table-cell>
              <table:table-cell office:value-type="float" office:value="1.34149724616779">
                <text:p>1.3414972461677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.19129112957992">
                <text:p>-1.19129112957992</text:p>
              </table:table-cell>
              <table:table-cell office:value-type="float" office:value="1.61093313331277">
                <text:p>1.610933133312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.21335298048194">
                <text:p>-1.21335298048194</text:p>
              </table:table-cell>
              <table:table-cell office:value-type="float" office:value="1.03497938220385">
                <text:p>1.034979382203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.171314892657">
                <text:p>-1.171314892657</text:p>
              </table:table-cell>
              <table:table-cell office:value-type="float" office:value="1.24765436208884">
                <text:p>1.2476543620888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.39929207355223">
                <text:p>-1.39929207355223</text:p>
              </table:table-cell>
              <table:table-cell office:value-type="float" office:value="2.24267204822419">
                <text:p>2.242672048224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.99006720918585">
                <text:p>-1.99006720918585</text:p>
              </table:table-cell>
              <table:table-cell office:value-type="float" office:value="1.05325559536432">
                <text:p>1.053255595364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.14719233705891">
                <text:p>-1.14719233705891</text:p>
              </table:table-cell>
              <table:table-cell office:value-type="float" office:value="0.553836884705173">
                <text:p>0.55383688470517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.05541471373364">
                <text:p>-1.05541471373364</text:p>
              </table:table-cell>
              <table:table-cell office:value-type="float" office:value="2.09144441524631">
                <text:p>2.0914444152463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.446859191882">
                <text:p>-1.446859191882</text:p>
              </table:table-cell>
              <table:table-cell office:value-type="float" office:value="2.3484384514383">
                <text:p>2.34843845143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.62063260100333">
                <text:p>-1.62063260100333</text:p>
              </table:table-cell>
              <table:table-cell office:value-type="float" office:value="1.71188667548611">
                <text:p>1.711886675486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.7412762683998">
                <text:p>-1.7412762683998</text:p>
              </table:table-cell>
              <table:table-cell office:value-type="float" office:value="0.985772473614677">
                <text:p>0.9857724736146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.60578549325783">
                <text:p>-1.60578549325783</text:p>
              </table:table-cell>
              <table:table-cell office:value-type="float" office:value="1.05121627197572">
                <text:p>1.051216271975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.92873429343746">
                <text:p>-1.92873429343746</text:p>
              </table:table-cell>
              <table:table-cell office:value-type="float" office:value="1.22130042087398">
                <text:p>1.2213004208739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.67696565618911">
                <text:p>-1.67696565618911</text:p>
              </table:table-cell>
              <table:table-cell office:value-type="float" office:value="1.34281027995474">
                <text:p>1.342810279954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.99234653640428">
                <text:p>-1.99234653640428</text:p>
              </table:table-cell>
              <table:table-cell office:value-type="float" office:value="0.643095751112653">
                <text:p>0.6430957511126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.19199070860999">
                <text:p>-1.19199070860999</text:p>
              </table:table-cell>
              <table:table-cell office:value-type="float" office:value="1.72222502012132">
                <text:p>1.722225020121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.56256907625112">
                <text:p>-1.56256907625112</text:p>
              </table:table-cell>
              <table:table-cell office:value-type="float" office:value="2.49788999844843">
                <text:p>2.4978899984484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.68286840510392">
                <text:p>-1.68286840510392</text:p>
              </table:table-cell>
              <table:table-cell office:value-type="float" office:value="1.2951444582267">
                <text:p>1.29514445822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.25343962202404">
                <text:p>-1.25343962202404</text:p>
              </table:table-cell>
              <table:table-cell office:value-type="float" office:value="0.535088668590141">
                <text:p>0.53508866859014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.72191118482954">
                <text:p>-1.72191118482954</text:p>
              </table:table-cell>
              <table:table-cell office:value-type="float" office:value="1.98734795580132">
                <text:p>1.9873479558013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.23195114121633">
                <text:p>-1.23195114121633</text:p>
              </table:table-cell>
              <table:table-cell office:value-type="float" office:value="2.30712880136558">
                <text:p>2.3071288013655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.86187162663408">
                <text:p>-1.86187162663408</text:p>
              </table:table-cell>
              <table:table-cell office:value-type="float" office:value="2.47376032270329">
                <text:p>2.4737603227032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.80368768730523">
                <text:p>-1.80368768730523</text:p>
              </table:table-cell>
              <table:table-cell office:value-type="float" office:value="2.30907854194786">
                <text:p>2.309078541947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.3424443632256">
                <text:p>-1.3424443632256</text:p>
              </table:table-cell>
              <table:table-cell office:value-type="float" office:value="0.533780958603912">
                <text:p>0.5337809586039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.59386884607406">
                <text:p>-1.59386884607406</text:p>
              </table:table-cell>
              <table:table-cell office:value-type="float" office:value="0.525251504367322">
                <text:p>0.52525150436732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.71193720575744">
                <text:p>-1.71193720575744</text:p>
              </table:table-cell>
              <table:table-cell office:value-type="float" office:value="0.878657704122306">
                <text:p>0.87865770412230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.42237299178732">
                <text:p>-1.42237299178732</text:p>
              </table:table-cell>
              <table:table-cell office:value-type="float" office:value="2.2054538509083">
                <text:p>2.205453850908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.23638219066162">
                <text:p>-1.23638219066162</text:p>
              </table:table-cell>
              <table:table-cell office:value-type="float" office:value="1.09557871160474">
                <text:p>1.0955787116047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.61152111390409">
                <text:p>-1.61152111390409</text:p>
              </table:table-cell>
              <table:table-cell office:value-type="float" office:value="1.47339234567057">
                <text:p>1.4733923456705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.81102332967708">
                <text:p>-1.81102332967708</text:p>
              </table:table-cell>
              <table:table-cell office:value-type="float" office:value="0.864055675126744">
                <text:p>0.8640556751267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.32902263422869">
                <text:p>-1.32902263422869</text:p>
              </table:table-cell>
              <table:table-cell office:value-type="float" office:value="1.01491353200387">
                <text:p>1.014913532003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.4608891597455">
                <text:p>-1.4608891597455</text:p>
              </table:table-cell>
              <table:table-cell office:value-type="float" office:value="1.74896564892674">
                <text:p>1.748965648926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.33053967071143">
                <text:p>-1.33053967071143</text:p>
              </table:table-cell>
              <table:table-cell office:value-type="float" office:value="1.00068415298296">
                <text:p>1.0006841529829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.2538778621474">
                <text:p>-1.2538778621474</text:p>
              </table:table-cell>
              <table:table-cell office:value-type="float" office:value="0.614002229232506">
                <text:p>0.6140022292325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.04325098216092">
                <text:p>-1.04325098216092</text:p>
              </table:table-cell>
              <table:table-cell office:value-type="float" office:value="1.54243313103436">
                <text:p>1.542433131034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.6853583596315">
                <text:p>-1.6853583596315</text:p>
              </table:table-cell>
              <table:table-cell office:value-type="float" office:value="2.22161358848319">
                <text:p>2.221613588483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.77150380715134">
                <text:p>-1.77150380715134</text:p>
              </table:table-cell>
              <table:table-cell office:value-type="float" office:value="2.00330339724659">
                <text:p>2.0033033972465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.03133246978611">
                <text:p>-1.03133246978611</text:p>
              </table:table-cell>
              <table:table-cell office:value-type="float" office:value="1.05361085559984">
                <text:p>1.0536108555998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.86047250953222">
                <text:p>-1.86047250953222</text:p>
              </table:table-cell>
              <table:table-cell office:value-type="float" office:value="1.78975794297889">
                <text:p>1.789757942978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.47377711443847">
                <text:p>-1.47377711443847</text:p>
              </table:table-cell>
              <table:table-cell office:value-type="float" office:value="1.86019529169196">
                <text:p>1.8601952916919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.22139522320701">
                <text:p>-1.22139522320701</text:p>
              </table:table-cell>
              <table:table-cell office:value-type="float" office:value="0.912811076536023">
                <text:p>0.9128110765360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.73076897046689">
                <text:p>-1.73076897046689</text:p>
              </table:table-cell>
              <table:table-cell office:value-type="float" office:value="0.853923682031408">
                <text:p>0.8539236820314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.77004644721365">
                <text:p>-1.77004644721365</text:p>
              </table:table-cell>
              <table:table-cell office:value-type="float" office:value="2.00683240841829">
                <text:p>2.006832408418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.88326033319461">
                <text:p>-1.88326033319461</text:p>
              </table:table-cell>
              <table:table-cell office:value-type="float" office:value="2.04412330780541">
                <text:p>2.044123307805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.52795505599014">
                <text:p>-1.52795505599014</text:p>
              </table:table-cell>
              <table:table-cell office:value-type="float" office:value="1.38769924583217">
                <text:p>1.387699245832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.33902715956114">
                <text:p>-1.33902715956114</text:p>
              </table:table-cell>
              <table:table-cell office:value-type="float" office:value="1.78626318380511">
                <text:p>1.786263183805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.95878321467886">
                <text:p>-1.95878321467886</text:p>
              </table:table-cell>
              <table:table-cell office:value-type="float" office:value="1.04448045643558">
                <text:p>1.044480456435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.67861503991317">
                <text:p>-1.67861503991317</text:p>
              </table:table-cell>
              <table:table-cell office:value-type="float" office:value="1.61767409595657">
                <text:p>1.617674095956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.84516202354201">
                <text:p>-1.84516202354201</text:p>
              </table:table-cell>
              <table:table-cell office:value-type="float" office:value="1.1584650198971">
                <text:p>1.158465019897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.14839289794766">
                <text:p>-1.14839289794766</text:p>
              </table:table-cell>
              <table:table-cell office:value-type="float" office:value="1.72150819106464">
                <text:p>1.721508191064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.56726155048141">
                <text:p>-1.56726155048141</text:p>
              </table:table-cell>
              <table:table-cell office:value-type="float" office:value="2.25704493826833">
                <text:p>2.2570449382683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.07048874878878">
                <text:p>-1.07048874878878</text:p>
              </table:table-cell>
              <table:table-cell office:value-type="float" office:value="2.01032849419684">
                <text:p>2.010328494196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1.07310127379805">
                <text:p>-1.07310127379805</text:p>
              </table:table-cell>
              <table:table-cell office:value-type="float" office:value="0.598224689051546">
                <text:p>0.59822468905154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1.0652485879643">
                <text:p>-1.0652485879643</text:p>
              </table:table-cell>
              <table:table-cell office:value-type="float" office:value="0.674291076407876">
                <text:p>0.6742910764078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1.9317288139946">
                <text:p>-1.9317288139946</text:p>
              </table:table-cell>
              <table:table-cell office:value-type="float" office:value="1.70296436284528">
                <text:p>1.7029643628452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1.49589050769547">
                <text:p>-1.49589050769547</text:p>
              </table:table-cell>
              <table:table-cell office:value-type="float" office:value="0.80463713344512">
                <text:p>0.804637133445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.07685976894243">
                <text:p>-1.07685976894243</text:p>
              </table:table-cell>
              <table:table-cell office:value-type="float" office:value="2.26509107831421">
                <text:p>2.265091078314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1.69703014962055">
                <text:p>-1.69703014962055</text:p>
              </table:table-cell>
              <table:table-cell office:value-type="float" office:value="1.65104961769051">
                <text:p>1.651049617690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.10285153959747">
                <text:p>-1.10285153959747</text:p>
              </table:table-cell>
              <table:table-cell office:value-type="float" office:value="1.11479989171098">
                <text:p>1.1147998917109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.10961336777643">
                <text:p>-1.10961336777643</text:p>
              </table:table-cell>
              <table:table-cell office:value-type="float" office:value="0.739610000836681">
                <text:p>0.73961000083668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.10893922293055">
                <text:p>-1.10893922293055</text:p>
              </table:table-cell>
              <table:table-cell office:value-type="float" office:value="0.993292447048272">
                <text:p>0.9932924470482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.79969312969759">
                <text:p>-1.79969312969759</text:p>
              </table:table-cell>
              <table:table-cell office:value-type="float" office:value="1.89826400445437">
                <text:p>1.8982640044543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.43500906580341">
                <text:p>-1.43500906580341</text:p>
              </table:table-cell>
              <table:table-cell office:value-type="float" office:value="2.24311656487463">
                <text:p>2.2431165648746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.21557421845934">
                <text:p>-1.21557421845934</text:p>
              </table:table-cell>
              <table:table-cell office:value-type="float" office:value="1.33401489508649">
                <text:p>1.334014895086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.2721277941592">
                <text:p>-1.2721277941592</text:p>
              </table:table-cell>
              <table:table-cell office:value-type="float" office:value="1.07543488705456">
                <text:p>1.0754348870545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.65687147327498">
                <text:p>-1.65687147327498</text:p>
              </table:table-cell>
              <table:table-cell office:value-type="float" office:value="0.68634240749828">
                <text:p>0.6863424074982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.00362617529693">
                <text:p>-1.00362617529693</text:p>
              </table:table-cell>
              <table:table-cell office:value-type="float" office:value="1.81466441872759">
                <text:p>1.814664418727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.15363082726744">
                <text:p>-1.15363082726744</text:p>
              </table:table-cell>
              <table:table-cell office:value-type="float" office:value="0.986953493043346">
                <text:p>0.98695349304334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.44622098924536">
                <text:p>-1.44622098924536</text:p>
              </table:table-cell>
              <table:table-cell office:value-type="float" office:value="1.70267811587386">
                <text:p>1.702678115873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.75935661384466">
                <text:p>-1.75935661384466</text:p>
              </table:table-cell>
              <table:table-cell office:value-type="float" office:value="1.94758148594751">
                <text:p>1.947581485947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.88644012085146">
                <text:p>-1.88644012085146</text:p>
              </table:table-cell>
              <table:table-cell office:value-type="float" office:value="1.17972477438351">
                <text:p>1.179724774383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1.59718777000887">
                <text:p>-1.59718777000887</text:p>
              </table:table-cell>
              <table:table-cell office:value-type="float" office:value="1.49172576334577">
                <text:p>1.4917257633457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.57766071512503">
                <text:p>-1.57766071512503</text:p>
              </table:table-cell>
              <table:table-cell office:value-type="float" office:value="2.02946630454732">
                <text:p>2.029466304547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.45326659500911">
                <text:p>-1.45326659500911</text:p>
              </table:table-cell>
              <table:table-cell office:value-type="float" office:value="1.6425863888163">
                <text:p>1.64258638881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.70759828005414">
                <text:p>-1.70759828005414</text:p>
              </table:table-cell>
              <table:table-cell office:value-type="float" office:value="1.6054393074477">
                <text:p>1.605439307447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.19432114925674">
                <text:p>-1.19432114925674</text:p>
              </table:table-cell>
              <table:table-cell office:value-type="float" office:value="0.555444101617129">
                <text:p>0.55544410161712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.81287149771084">
                <text:p>-1.81287149771084</text:p>
              </table:table-cell>
              <table:table-cell office:value-type="float" office:value="1.42661634926641">
                <text:p>1.426616349266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.18291331720271">
                <text:p>-1.18291331720271</text:p>
              </table:table-cell>
              <table:table-cell office:value-type="float" office:value="1.45300655792429">
                <text:p>1.4530065579242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.20535313741351">
                <text:p>-1.20535313741351</text:p>
              </table:table-cell>
              <table:table-cell office:value-type="float" office:value="1.79304207570764">
                <text:p>1.793042075707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.1673610821137">
                <text:p>-1.1673610821137</text:p>
              </table:table-cell>
              <table:table-cell office:value-type="float" office:value="1.64131170534638">
                <text:p>1.6413117053463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.89568969405942">
                <text:p>-1.89568969405942</text:p>
              </table:table-cell>
              <table:table-cell office:value-type="float" office:value="0.820885470421483">
                <text:p>0.82088547042148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.25323915935631">
                <text:p>-1.25323915935631</text:p>
              </table:table-cell>
              <table:table-cell office:value-type="float" office:value="2.06659743246818">
                <text:p>2.066597432468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.05658774023639">
                <text:p>-1.05658774023639</text:p>
              </table:table-cell>
              <table:table-cell office:value-type="float" office:value="1.82127002617435">
                <text:p>1.821270026174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.82076021224394">
                <text:p>-1.82076021224394</text:p>
              </table:table-cell>
              <table:table-cell office:value-type="float" office:value="1.97128279869593">
                <text:p>1.971282798695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.95245708986063">
                <text:p>-1.95245708986063</text:p>
              </table:table-cell>
              <table:table-cell office:value-type="float" office:value="2.47558705262078">
                <text:p>2.4755870526207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.78345695882565">
                <text:p>-1.78345695882565</text:p>
              </table:table-cell>
              <table:table-cell office:value-type="float" office:value="2.22769804919633">
                <text:p>2.227698049196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.58211511817278">
                <text:p>-1.58211511817278</text:p>
              </table:table-cell>
              <table:table-cell office:value-type="float" office:value="0.771394181396625">
                <text:p>0.7713941813966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.18827956277336">
                <text:p>-1.18827956277336</text:p>
              </table:table-cell>
              <table:table-cell office:value-type="float" office:value="2.32963410158819">
                <text:p>2.329634101588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.8765625329298">
                <text:p>-1.8765625329298</text:p>
              </table:table-cell>
              <table:table-cell office:value-type="float" office:value="1.78035739174681">
                <text:p>1.7803573917468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.98714427841044">
                <text:p>-1.98714427841044</text:p>
              </table:table-cell>
              <table:table-cell office:value-type="float" office:value="1.48587971516315">
                <text:p>1.485879715163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.1416403329588">
                <text:p>-1.1416403329588</text:p>
              </table:table-cell>
              <table:table-cell office:value-type="float" office:value="1.03321817018788">
                <text:p>1.0332181701878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.85080937020254">
                <text:p>-1.85080937020254</text:p>
              </table:table-cell>
              <table:table-cell office:value-type="float" office:value="0.882486519072246">
                <text:p>0.8824865190722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.75124128431732">
                <text:p>-1.75124128431732</text:p>
              </table:table-cell>
              <table:table-cell office:value-type="float" office:value="1.40484765101243">
                <text:p>1.4048476510124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.63806554607072">
                <text:p>-1.63806554607072</text:p>
              </table:table-cell>
              <table:table-cell office:value-type="float" office:value="0.914998700155329">
                <text:p>0.91499870015532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.94094755652337">
                <text:p>-1.94094755652337</text:p>
              </table:table-cell>
              <table:table-cell office:value-type="float" office:value="1.09136820118976">
                <text:p>1.091368201189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.6889776772716">
                <text:p>-1.6889776772716</text:p>
              </table:table-cell>
              <table:table-cell office:value-type="float" office:value="1.11673616970393">
                <text:p>1.116736169703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.97823079505795">
                <text:p>-1.97823079505795</text:p>
              </table:table-cell>
              <table:table-cell office:value-type="float" office:value="2.38403716134054">
                <text:p>2.384037161340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.43049757629615">
                <text:p>-1.43049757629615</text:p>
              </table:table-cell>
              <table:table-cell office:value-type="float" office:value="1.63941098855658">
                <text:p>1.6394109885565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1.73371069272391">
                <text:p>-1.73371069272391</text:p>
              </table:table-cell>
              <table:table-cell office:value-type="float" office:value="0.661795267547583">
                <text:p>0.66179526754758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.40548188588719">
                <text:p>-1.40548188588719</text:p>
              </table:table-cell>
              <table:table-cell office:value-type="float" office:value="2.31382315397424">
                <text:p>2.3138231539742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.49867473756735">
                <text:p>-1.49867473756735</text:p>
              </table:table-cell>
              <table:table-cell office:value-type="float" office:value="1.99475265506978">
                <text:p>1.994752655069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.09682645753241">
                <text:p>-1.09682645753241</text:p>
              </table:table-cell>
              <table:table-cell office:value-type="float" office:value="1.94154164528506">
                <text:p>1.941541645285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.68713633687822">
                <text:p>-1.68713633687822</text:p>
              </table:table-cell>
              <table:table-cell office:value-type="float" office:value="0.875772778957809">
                <text:p>0.87577277895780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.26216504436543">
                <text:p>-1.26216504436543</text:p>
              </table:table-cell>
              <table:table-cell office:value-type="float" office:value="2.3954013249862">
                <text:p>2.395401324986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.77389829179373">
                <text:p>-1.77389829179373</text:p>
              </table:table-cell>
              <table:table-cell office:value-type="float" office:value="1.76780658753194">
                <text:p>1.767806587531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.7110236529214">
                <text:p>-1.7110236529214</text:p>
              </table:table-cell>
              <table:table-cell office:value-type="float" office:value="0.635889053622215">
                <text:p>0.6358890536222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.51047068881183">
                <text:p>-1.51047068881183</text:p>
              </table:table-cell>
              <table:table-cell office:value-type="float" office:value="1.70018721973439">
                <text:p>1.7001872197343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.81829954859347">
                <text:p>-1.81829954859347</text:p>
              </table:table-cell>
              <table:table-cell office:value-type="float" office:value="0.553301761928333">
                <text:p>0.5533017619283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.33430218986154">
                <text:p>-1.33430218986154</text:p>
              </table:table-cell>
              <table:table-cell office:value-type="float" office:value="2.14191326297073">
                <text:p>2.141913262970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.61871850063589">
                <text:p>-1.61871850063589</text:p>
              </table:table-cell>
              <table:table-cell office:value-type="float" office:value="0.590035877234718">
                <text:p>0.59003587723471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.83777261822899">
                <text:p>-1.83777261822899</text:p>
              </table:table-cell>
              <table:table-cell office:value-type="float" office:value="2.45800958023637">
                <text:p>2.458009580236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.53543759331607">
                <text:p>-1.53543759331607</text:p>
              </table:table-cell>
              <table:table-cell office:value-type="float" office:value="1.04068036580982">
                <text:p>1.040680365809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.55827817165871">
                <text:p>-1.55827817165871</text:p>
              </table:table-cell>
              <table:table-cell office:value-type="float" office:value="1.64483044371224">
                <text:p>1.644830443712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.74732276395941">
                <text:p>-1.74732276395941</text:p>
              </table:table-cell>
              <table:table-cell office:value-type="float" office:value="0.803761872579528">
                <text:p>0.80376187257952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.99972363861355">
                <text:p>-1.99972363861355</text:p>
              </table:table-cell>
              <table:table-cell office:value-type="float" office:value="0.665554426644023">
                <text:p>0.6655544266440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.84368353113799">
                <text:p>-1.84368353113799</text:p>
              </table:table-cell>
              <table:table-cell office:value-type="float" office:value="2.03101077644759">
                <text:p>2.031010776447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.80834660242614">
                <text:p>-1.80834660242614</text:p>
              </table:table-cell>
              <table:table-cell office:value-type="float" office:value="0.979400699091648">
                <text:p>0.97940069909164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.72625751781093">
                <text:p>-1.72625751781093</text:p>
              </table:table-cell>
              <table:table-cell office:value-type="float" office:value="0.522145276655988">
                <text:p>0.5221452766559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.61055526007468">
                <text:p>-1.61055526007468</text:p>
              </table:table-cell>
              <table:table-cell office:value-type="float" office:value="0.511326933938463">
                <text:p>0.5113269339384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.14694285658244">
                <text:p>-1.14694285658244</text:p>
              </table:table-cell>
              <table:table-cell office:value-type="float" office:value="1.70173568330067">
                <text:p>1.701735683300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.48802613292395">
                <text:p>-1.48802613292395</text:p>
              </table:table-cell>
              <table:table-cell office:value-type="float" office:value="1.34728406921986">
                <text:p>1.3472840692198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.24210930511671">
                <text:p>-1.24210930511671</text:p>
              </table:table-cell>
              <table:table-cell office:value-type="float" office:value="2.08683198100723">
                <text:p>2.086831981007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.22468362245297">
                <text:p>-1.22468362245297</text:p>
              </table:table-cell>
              <table:table-cell office:value-type="float" office:value="0.741288523562842">
                <text:p>0.74128852356284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.62616938327475">
                <text:p>-1.62616938327475</text:p>
              </table:table-cell>
              <table:table-cell office:value-type="float" office:value="1.69445613096398">
                <text:p>1.6944561309639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.82570100640871">
                <text:p>-1.82570100640871</text:p>
              </table:table-cell>
              <table:table-cell office:value-type="float" office:value="0.698857317108848">
                <text:p>0.6988573171088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.41084889750782">
                <text:p>-1.41084889750782</text:p>
              </table:table-cell>
              <table:table-cell office:value-type="float" office:value="2.18900850951393">
                <text:p>2.18900850951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1.2$Windows_X86_64 LibreOffice_project/620$Build-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